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39.3mm"/>
    </style:style>
    <style:style style:name="co8" style:family="table-column">
      <style:table-column-properties fo:break-before="auto" style:column-width="43.11mm"/>
    </style:style>
    <style:style style:name="co10" style:family="table-column">
      <style:table-column-properties fo:break-before="auto" style:column-width="8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enateCandidatesBallotNumber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TicketNumber</text:p>
          </table:table-cell>
          <table:table-cell office:value-type="string" calcext:value-type="string">
            <text:p>TicketAsNumber</text:p>
          </table:table-cell>
          <table:table-cell office:value-type="string" calcext:value-type="string">
            <text:p>BallotNumber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s</text:p>
          </table:table-cell>
          <table:table-cell office:value-type="string" calcext:value-type="string">
            <text:p>Party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([.C2]=0);VLOOKUP([.B2];[$Lookup.$A$2:.$B$53]; 2; FALSE());&quot;&quot;)" office:value-type="float" office:value="1" calcext:value-type="float">
            <text:p>1</text:p>
          </table:table-cell>
          <table:table-cell table:formula="of:=IF(NOT([.D2]=&quot;&quot;); [.D2]; COUNTIFS([.C$2:.C2]; &quot;&gt;0&quot;; [.A$2:.A2]; [.A2])+COM.MICROSOFT.MAXIFS([.$D$2:.$D$837]; [.$A$2:.$A$837]; [.A2]))" office:value-type="float" office:value="1" calcext:value-type="float">
            <text:p>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IF(([.C3]=0);VLOOKUP([.B3];[$Lookup.$A$2:.$B$53]; 2; FALSE());&quot;&quot;)">
            <text:p/>
          </table:table-cell>
          <table:table-cell table:formula="of:=IF(NOT([.D3]=&quot;&quot;); [.D3]; COUNTIFS([.C$2:.C3]; &quot;&gt;0&quot;; [.A$2:.A3]; [.A3])+COM.MICROSOFT.MAXIFS([.$D$2:.$D$837]; [.$A$2:.$A$837]; [.A3]))" office:value-type="float" office:value="11" calcext:value-type="float">
            <text:p>11</text:p>
          </table:table-cell>
          <table:table-cell office:value-type="string" calcext:value-type="string">
            <text:p>DONNELLY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IF(([.C4]=0);VLOOKUP([.B4];[$Lookup.$A$2:.$B$53]; 2; FALSE());&quot;&quot;)">
            <text:p/>
          </table:table-cell>
          <table:table-cell table:formula="of:=IF(NOT([.D4]=&quot;&quot;); [.D4]; COUNTIFS([.C$2:.C4]; &quot;&gt;0&quot;; [.A$2:.A4]; [.A4])+COM.MICROSOFT.MAXIFS([.$D$2:.$D$837]; [.$A$2:.$A$837]; [.A4]))" office:value-type="float" office:value="12" calcext:value-type="float">
            <text:p>12</text:p>
          </table:table-cell>
          <table:table-cell office:value-type="string" calcext:value-type="string">
            <text:p>HENNINGS</text:p>
          </table:table-cell>
          <table:table-cell office:value-type="string" calcext:value-type="string">
            <text:p>Cawley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([.C5]=0);VLOOKUP([.B5];[$Lookup.$A$2:.$B$53]; 2; FALSE());&quot;&quot;)" office:value-type="float" office:value="2" calcext:value-type="float">
            <text:p>2</text:p>
          </table:table-cell>
          <table:table-cell table:formula="of:=IF(NOT([.D5]=&quot;&quot;); [.D5]; COUNTIFS([.C$2:.C5]; &quot;&gt;0&quot;; [.A$2:.A5]; [.A5])+COM.MICROSOFT.MAXIFS([.$D$2:.$D$837]; [.$A$2:.$A$837]; [.A5]))" office:value-type="float" office:value="2" calcext:value-type="float">
            <text:p>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ecular Party of Australia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IF(([.C6]=0);VLOOKUP([.B6];[$Lookup.$A$2:.$B$53]; 2; FALSE());&quot;&quot;)">
            <text:p/>
          </table:table-cell>
          <table:table-cell table:formula="of:=IF(NOT([.D6]=&quot;&quot;); [.D6]; COUNTIFS([.C$2:.C6]; &quot;&gt;0&quot;; [.A$2:.A6]; [.A6])+COM.MICROSOFT.MAXIFS([.$D$2:.$D$837]; [.$A$2:.$A$837]; [.A6]))" office:value-type="float" office:value="13" calcext:value-type="float">
            <text:p>13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ecular Party of Australia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IF(([.C7]=0);VLOOKUP([.B7];[$Lookup.$A$2:.$B$53]; 2; FALSE());&quot;&quot;)">
            <text:p/>
          </table:table-cell>
          <table:table-cell table:formula="of:=IF(NOT([.D7]=&quot;&quot;); [.D7]; COUNTIFS([.C$2:.C7]; &quot;&gt;0&quot;; [.A$2:.A7]; [.A7])+COM.MICROSOFT.MAXIFS([.$D$2:.$D$837]; [.$A$2:.$A$837]; [.A7]))" office:value-type="float" office:value="14" calcext:value-type="float">
            <text:p>14</text:p>
          </table:table-cell>
          <table:table-cell office:value-type="string" calcext:value-type="string">
            <text:p>MIHALJEVIC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Secular Party of Australia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IF(([.C8]=0);VLOOKUP([.B8];[$Lookup.$A$2:.$B$53]; 2; FALSE());&quot;&quot;)" office:value-type="float" office:value="3" calcext:value-type="float">
            <text:p>3</text:p>
          </table:table-cell>
          <table:table-cell table:formula="of:=IF(NOT([.D8]=&quot;&quot;); [.D8]; COUNTIFS([.C$2:.C8]; &quot;&gt;0&quot;; [.A$2:.A8]; [.A8])+COM.MICROSOFT.MAXIFS([.$D$2:.$D$837]; [.$A$2:.$A$837]; [.A8]))" office:value-type="float" office:value="3" calcext:value-type="float">
            <text:p>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([.C9]=0);VLOOKUP([.B9];[$Lookup.$A$2:.$B$53]; 2; FALSE());&quot;&quot;)">
            <text:p/>
          </table:table-cell>
          <table:table-cell table:formula="of:=IF(NOT([.D9]=&quot;&quot;); [.D9]; COUNTIFS([.C$2:.C9]; &quot;&gt;0&quot;; [.A$2:.A9]; [.A9])+COM.MICROSOFT.MAXIFS([.$D$2:.$D$837]; [.$A$2:.$A$837]; [.A9]))" office:value-type="float" office:value="15" calcext:value-type="float">
            <text:p>15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Katy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([.C10]=0);VLOOKUP([.B10];[$Lookup.$A$2:.$B$53]; 2; FALSE());&quot;&quot;)">
            <text:p/>
          </table:table-cell>
          <table:table-cell table:formula="of:=IF(NOT([.D10]=&quot;&quot;); [.D10]; COUNTIFS([.C$2:.C10]; &quot;&gt;0&quot;; [.A$2:.A10]; [.A10])+COM.MICROSOFT.MAXIFS([.$D$2:.$D$837]; [.$A$2:.$A$837]; [.A10]))" office:value-type="float" office:value="16" calcext:value-type="float">
            <text:p>16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IF(([.C11]=0);VLOOKUP([.B11];[$Lookup.$A$2:.$B$53]; 2; FALSE());&quot;&quot;)" office:value-type="float" office:value="4" calcext:value-type="float">
            <text:p>4</text:p>
          </table:table-cell>
          <table:table-cell table:formula="of:=IF(NOT([.D11]=&quot;&quot;); [.D11]; COUNTIFS([.C$2:.C11]; &quot;&gt;0&quot;; [.A$2:.A11]; [.A11])+COM.MICROSOFT.MAXIFS([.$D$2:.$D$837]; [.$A$2:.$A$837]; [.A11]))" office:value-type="float" office:value="4" calcext:value-type="float">
            <text:p>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IF(([.C12]=0);VLOOKUP([.B12];[$Lookup.$A$2:.$B$53]; 2; FALSE());&quot;&quot;)">
            <text:p/>
          </table:table-cell>
          <table:table-cell table:formula="of:=IF(NOT([.D12]=&quot;&quot;); [.D12]; COUNTIFS([.C$2:.C12]; &quot;&gt;0&quot;; [.A$2:.A12]; [.A12])+COM.MICROSOFT.MAXIFS([.$D$2:.$D$837]; [.$A$2:.$A$837]; [.A12]))" office:value-type="float" office:value="17" calcext:value-type="float">
            <text:p>17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Sandie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IF(([.C13]=0);VLOOKUP([.B13];[$Lookup.$A$2:.$B$53]; 2; FALSE());&quot;&quot;)">
            <text:p/>
          </table:table-cell>
          <table:table-cell table:formula="of:=IF(NOT([.D13]=&quot;&quot;); [.D13]; COUNTIFS([.C$2:.C13]; &quot;&gt;0&quot;; [.A$2:.A13]; [.A13])+COM.MICROSOFT.MAXIFS([.$D$2:.$D$837]; [.$A$2:.$A$837]; [.A13]))" office:value-type="float" office:value="18" calcext:value-type="float">
            <text:p>18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Jess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IF(([.C14]=0);VLOOKUP([.B14];[$Lookup.$A$2:.$B$53]; 2; FALSE());&quot;&quot;)" office:value-type="float" office:value="5" calcext:value-type="float">
            <text:p>5</text:p>
          </table:table-cell>
          <table:table-cell table:formula="of:=IF(NOT([.D14]=&quot;&quot;); [.D14]; COUNTIFS([.C$2:.C14]; &quot;&gt;0&quot;; [.A$2:.A14]; [.A14])+COM.MICROSOFT.MAXIFS([.$D$2:.$D$837]; [.$A$2:.$A$837]; [.A14]))" office:value-type="float" office:value="5" calcext:value-type="float">
            <text:p>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ustainable Australia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IF(([.C15]=0);VLOOKUP([.B15];[$Lookup.$A$2:.$B$53]; 2; FALSE());&quot;&quot;)">
            <text:p/>
          </table:table-cell>
          <table:table-cell table:formula="of:=IF(NOT([.D15]=&quot;&quot;); [.D15]; COUNTIFS([.C$2:.C15]; &quot;&gt;0&quot;; [.A$2:.A15]; [.A15])+COM.MICROSOFT.MAXIFS([.$D$2:.$D$837]; [.$A$2:.$A$837]; [.A15]))" office:value-type="float" office:value="19" calcext:value-type="float">
            <text:p>19</text:p>
          </table:table-cell>
          <table:table-cell office:value-type="string" calcext:value-type="string">
            <text:p>HAYD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ustainable Australia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IF(([.C16]=0);VLOOKUP([.B16];[$Lookup.$A$2:.$B$53]; 2; FALSE());&quot;&quot;)">
            <text:p/>
          </table:table-cell>
          <table:table-cell table:formula="of:=IF(NOT([.D16]=&quot;&quot;); [.D16]; COUNTIFS([.C$2:.C16]; &quot;&gt;0&quot;; [.A$2:.A16]; [.A16])+COM.MICROSOFT.MAXIFS([.$D$2:.$D$837]; [.$A$2:.$A$837]; [.A16]))" office:value-type="float" office:value="20" calcext:value-type="float">
            <text:p>20</text:p>
          </table:table-cell>
          <table:table-cell office:value-type="string" calcext:value-type="string">
            <text:p>TY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ustainable Australia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IF(([.C17]=0);VLOOKUP([.B17];[$Lookup.$A$2:.$B$53]; 2; FALSE());&quot;&quot;)" office:value-type="float" office:value="6" calcext:value-type="float">
            <text:p>6</text:p>
          </table:table-cell>
          <table:table-cell table:formula="of:=IF(NOT([.D17]=&quot;&quot;); [.D17]; COUNTIFS([.C$2:.C17]; &quot;&gt;0&quot;; [.A$2:.A17]; [.A17])+COM.MICROSOFT.MAXIFS([.$D$2:.$D$837]; [.$A$2:.$A$837]; [.A17]))" office:value-type="float" office:value="6" calcext:value-type="float">
            <text:p>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IF(([.C18]=0);VLOOKUP([.B18];[$Lookup.$A$2:.$B$53]; 2; FALSE());&quot;&quot;)">
            <text:p/>
          </table:table-cell>
          <table:table-cell table:formula="of:=IF(NOT([.D18]=&quot;&quot;); [.D18]; COUNTIFS([.C$2:.C18]; &quot;&gt;0&quot;; [.A$2:.A18]; [.A18])+COM.MICROSOFT.MAXIFS([.$D$2:.$D$837]; [.$A$2:.$A$837]; [.A18]))" office:value-type="float" office:value="21" calcext:value-type="float">
            <text:p>21</text:p>
          </table:table-cell>
          <table:table-cell office:value-type="string" calcext:value-type="string">
            <text:p>SESELJA</text:p>
          </table:table-cell>
          <table:table-cell office:value-type="string" calcext:value-type="string">
            <text:p>Zed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IF(([.C19]=0);VLOOKUP([.B19];[$Lookup.$A$2:.$B$53]; 2; FALSE());&quot;&quot;)">
            <text:p/>
          </table:table-cell>
          <table:table-cell table:formula="of:=IF(NOT([.D19]=&quot;&quot;); [.D19]; COUNTIFS([.C$2:.C19]; &quot;&gt;0&quot;; [.A$2:.A19]; [.A19])+COM.MICROSOFT.MAXIFS([.$D$2:.$D$837]; [.$A$2:.$A$837]; [.A19]))" office:value-type="float" office:value="22" calcext:value-type="float">
            <text:p>22</text:p>
          </table:table-cell>
          <table:table-cell office:value-type="string" calcext:value-type="string">
            <text:p>HIATT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IF(([.C20]=0);VLOOKUP([.B20];[$Lookup.$A$2:.$B$53]; 2; FALSE());&quot;&quot;)" office:value-type="float" office:value="7" calcext:value-type="float">
            <text:p>7</text:p>
          </table:table-cell>
          <table:table-cell table:formula="of:=IF(NOT([.D20]=&quot;&quot;); [.D20]; COUNTIFS([.C$2:.C20]; &quot;&gt;0&quot;; [.A$2:.A20]; [.A20])+COM.MICROSOFT.MAXIFS([.$D$2:.$D$837]; [.$A$2:.$A$837]; [.A20]))" office:value-type="float" office:value="7" calcext:value-type="float">
            <text:p>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IF(([.C21]=0);VLOOKUP([.B21];[$Lookup.$A$2:.$B$53]; 2; FALSE());&quot;&quot;)">
            <text:p/>
          </table:table-cell>
          <table:table-cell table:formula="of:=IF(NOT([.D21]=&quot;&quot;); [.D21]; COUNTIFS([.C$2:.C21]; &quot;&gt;0&quot;; [.A$2:.A21]; [.A21])+COM.MICROSOFT.MAXIFS([.$D$2:.$D$837]; [.$A$2:.$A$837]; [.A21]))" office:value-type="float" office:value="23" calcext:value-type="float">
            <text:p>23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IF(([.C22]=0);VLOOKUP([.B22];[$Lookup.$A$2:.$B$53]; 2; FALSE());&quot;&quot;)">
            <text:p/>
          </table:table-cell>
          <table:table-cell table:formula="of:=IF(NOT([.D22]=&quot;&quot;); [.D22]; COUNTIFS([.C$2:.C22]; &quot;&gt;0&quot;; [.A$2:.A22]; [.A22])+COM.MICROSOFT.MAXIFS([.$D$2:.$D$837]; [.$A$2:.$A$837]; [.A22]))" office:value-type="float" office:value="24" calcext:value-type="float">
            <text:p>24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table:formula="of:=IF(([.C23]=0);VLOOKUP([.B23];[$Lookup.$A$2:.$B$53]; 2; FALSE());&quot;&quot;)" office:value-type="float" office:value="8" calcext:value-type="float">
            <text:p>8</text:p>
          </table:table-cell>
          <table:table-cell table:formula="of:=IF(NOT([.D23]=&quot;&quot;); [.D23]; COUNTIFS([.C$2:.C23]; &quot;&gt;0&quot;; [.A$2:.A23]; [.A23])+COM.MICROSOFT.MAXIFS([.$D$2:.$D$837]; [.$A$2:.$A$837]; [.A23]))" office:value-type="float" office:value="8" calcext:value-type="float">
            <text:p>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IF(([.C24]=0);VLOOKUP([.B24];[$Lookup.$A$2:.$B$53]; 2; FALSE());&quot;&quot;)">
            <text:p/>
          </table:table-cell>
          <table:table-cell table:formula="of:=IF(NOT([.D24]=&quot;&quot;); [.D24]; COUNTIFS([.C$2:.C24]; &quot;&gt;0&quot;; [.A$2:.A24]; [.A24])+COM.MICROSOFT.MAXIFS([.$D$2:.$D$837]; [.$A$2:.$A$837]; [.A24]))" office:value-type="float" office:value="25" calcext:value-type="float">
            <text:p>25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IF(([.C25]=0);VLOOKUP([.B25];[$Lookup.$A$2:.$B$53]; 2; FALSE());&quot;&quot;)">
            <text:p/>
          </table:table-cell>
          <table:table-cell table:formula="of:=IF(NOT([.D25]=&quot;&quot;); [.D25]; COUNTIFS([.C$2:.C25]; &quot;&gt;0&quot;; [.A$2:.A25]; [.A25])+COM.MICROSOFT.MAXIFS([.$D$2:.$D$837]; [.$A$2:.$A$837]; [.A25]))" office:value-type="float" office:value="26" calcext:value-type="float">
            <text:p>26</text:p>
          </table:table-cell>
          <table:table-cell office:value-type="string" calcext:value-type="string">
            <text:p>WAREHAM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formula="of:=IF(([.C26]=0);VLOOKUP([.B26];[$Lookup.$A$2:.$B$53]; 2; FALSE());&quot;&quot;)" office:value-type="float" office:value="9" calcext:value-type="float">
            <text:p>9</text:p>
          </table:table-cell>
          <table:table-cell table:formula="of:=IF(NOT([.D26]=&quot;&quot;); [.D26]; COUNTIFS([.C$2:.C26]; &quot;&gt;0&quot;; [.A$2:.A26]; [.A26])+COM.MICROSOFT.MAXIFS([.$D$2:.$D$837]; [.$A$2:.$A$837]; [.A26]))" office:value-type="float" office:value="9" calcext:value-type="float">
            <text:p>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formula="of:=IF(([.C27]=0);VLOOKUP([.B27];[$Lookup.$A$2:.$B$53]; 2; FALSE());&quot;&quot;)">
            <text:p/>
          </table:table-cell>
          <table:table-cell table:formula="of:=IF(NOT([.D27]=&quot;&quot;); [.D27]; COUNTIFS([.C$2:.C27]; &quot;&gt;0&quot;; [.A$2:.A27]; [.A27])+COM.MICROSOFT.MAXIFS([.$D$2:.$D$837]; [.$A$2:.$A$837]; [.A27]))" office:value-type="float" office:value="27" calcext:value-type="float">
            <text:p>27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David William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formula="of:=IF(([.C28]=0);VLOOKUP([.B28];[$Lookup.$A$2:.$B$53]; 2; FALSE());&quot;&quot;)">
            <text:p/>
          </table:table-cell>
          <table:table-cell table:formula="of:=IF(NOT([.D28]=&quot;&quot;); [.D28]; COUNTIFS([.C$2:.C28]; &quot;&gt;0&quot;; [.A$2:.A28]; [.A28])+COM.MICROSOFT.MAXIFS([.$D$2:.$D$837]; [.$A$2:.$A$837]; [.A28]))" office:value-type="float" office:value="28" calcext:value-type="float">
            <text:p>28</text:p>
          </table:table-cell>
          <table:table-cell office:value-type="string" calcext:value-type="string">
            <text:p>TADRO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formula="of:=IF(([.C29]=0);VLOOKUP([.B29];[$Lookup.$A$2:.$B$53]; 2; FALSE());&quot;&quot;)" office:value-type="float" office:value="10" calcext:value-type="float">
            <text:p>10</text:p>
          </table:table-cell>
          <table:table-cell table:formula="of:=IF(NOT([.D29]=&quot;&quot;); [.D29]; COUNTIFS([.C$2:.C29]; &quot;&gt;0&quot;; [.A$2:.A29]; [.A29])+COM.MICROSOFT.MAXIFS([.$D$2:.$D$837]; [.$A$2:.$A$837]; [.A29]))" office:value-type="float" office:value="10" calcext:value-type="float">
            <text:p>1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Sex Party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formula="of:=IF(([.C30]=0);VLOOKUP([.B30];[$Lookup.$A$2:.$B$53]; 2; FALSE());&quot;&quot;)">
            <text:p/>
          </table:table-cell>
          <table:table-cell table:formula="of:=IF(NOT([.D30]=&quot;&quot;); [.D30]; COUNTIFS([.C$2:.C30]; &quot;&gt;0&quot;; [.A$2:.A30]; [.A30])+COM.MICROSOFT.MAXIFS([.$D$2:.$D$837]; [.$A$2:.$A$837]; [.A30]))" office:value-type="float" office:value="29" calcext:value-type="float">
            <text:p>29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Australian Sex Party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formula="of:=IF(([.C31]=0);VLOOKUP([.B31];[$Lookup.$A$2:.$B$53]; 2; FALSE());&quot;&quot;)">
            <text:p/>
          </table:table-cell>
          <table:table-cell table:formula="of:=IF(NOT([.D31]=&quot;&quot;); [.D31]; COUNTIFS([.C$2:.C31]; &quot;&gt;0&quot;; [.A$2:.A31]; [.A31])+COM.MICROSOFT.MAXIFS([.$D$2:.$D$837]; [.$A$2:.$A$837]; [.A31]))" office:value-type="float" office:value="30" calcext:value-type="float">
            <text:p>30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Robbie</text:p>
          </table:table-cell>
          <table:table-cell office:value-type="string" calcext:value-type="string">
            <text:p>Australian Sex Party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UG</text:p>
          </table:table-cell>
          <table:table-cell office:value-type="float" office:value="1" calcext:value-type="float">
            <text:p>1</text:p>
          </table:table-cell>
          <table:table-cell table:formula="of:=IF(([.C32]=0);VLOOKUP([.B32];[$Lookup.$A$2:.$B$53]; 2; FALSE());&quot;&quot;)">
            <text:p/>
          </table:table-cell>
          <table:table-cell table:formula="of:=IF(NOT([.D32]=&quot;&quot;); [.D32]; COUNTIFS([.C$2:.C32]; &quot;&gt;0&quot;; [.A$2:.A32]; [.A32])+COM.MICROSOFT.MAXIFS([.$D$2:.$D$837]; [.$A$2:.$A$837]; [.A32]))" office:value-type="float" office:value="31" calcext:value-type="float">
            <text:p>31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Michael Gerard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UG</text:p>
          </table:table-cell>
          <table:table-cell office:value-type="float" office:value="2" calcext:value-type="float">
            <text:p>2</text:p>
          </table:table-cell>
          <table:table-cell table:formula="of:=IF(([.C33]=0);VLOOKUP([.B33];[$Lookup.$A$2:.$B$53]; 2; FALSE());&quot;&quot;)">
            <text:p/>
          </table:table-cell>
          <table:table-cell table:formula="of:=IF(NOT([.D33]=&quot;&quot;); [.D33]; COUNTIFS([.C$2:.C33]; &quot;&gt;0&quot;; [.A$2:.A33]; [.A33])+COM.MICROSOFT.MAXIFS([.$D$2:.$D$837]; [.$A$2:.$A$837]; [.A33]))" office:value-type="float" office:value="32" calcext:value-type="float">
            <text:p>32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([.C34]=0);VLOOKUP([.B34];[$Lookup.$A$2:.$B$53]; 2; FALSE());&quot;&quot;)" office:value-type="float" office:value="1" calcext:value-type="float">
            <text:p>1</text:p>
          </table:table-cell>
          <table:table-cell table:formula="of:=IF(NOT([.D34]=&quot;&quot;); [.D34]; COUNTIFS([.C$2:.C34]; &quot;&gt;0&quot;; [.A$2:.A34]; [.A34])+COM.MICROSOFT.MAXIFS([.$D$2:.$D$837]; [.$A$2:.$A$837]; [.A34]))" office:value-type="float" office:value="1" calcext:value-type="float">
            <text:p>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Health Australia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IF(([.C35]=0);VLOOKUP([.B35];[$Lookup.$A$2:.$B$53]; 2; FALSE());&quot;&quot;)">
            <text:p/>
          </table:table-cell>
          <table:table-cell table:formula="of:=IF(NOT([.D35]=&quot;&quot;); [.D35]; COUNTIFS([.C$2:.C35]; &quot;&gt;0&quot;; [.A$2:.A35]; [.A35])+COM.MICROSOFT.MAXIFS([.$D$2:.$D$837]; [.$A$2:.$A$837]; [.A35]))" office:value-type="float" office:value="42" calcext:value-type="float">
            <text:p>42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Andrew James</text:p>
          </table:table-cell>
          <table:table-cell office:value-type="string" calcext:value-type="string">
            <text:p>Health Australia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IF(([.C36]=0);VLOOKUP([.B36];[$Lookup.$A$2:.$B$53]; 2; FALSE());&quot;&quot;)">
            <text:p/>
          </table:table-cell>
          <table:table-cell table:formula="of:=IF(NOT([.D36]=&quot;&quot;); [.D36]; COUNTIFS([.C$2:.C36]; &quot;&gt;0&quot;; [.A$2:.A36]; [.A36])+COM.MICROSOFT.MAXIFS([.$D$2:.$D$837]; [.$A$2:.$A$837]; [.A36]))" office:value-type="float" office:value="43" calcext:value-type="float">
            <text:p>43</text:p>
          </table:table-cell>
          <table:table-cell office:value-type="string" calcext:value-type="string">
            <text:p>PAFF</text:p>
          </table:table-cell>
          <table:table-cell office:value-type="string" calcext:value-type="string">
            <text:p>Leanne</text:p>
          </table:table-cell>
          <table:table-cell office:value-type="string" calcext:value-type="string">
            <text:p>Health Australia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([.C37]=0);VLOOKUP([.B37];[$Lookup.$A$2:.$B$53]; 2; FALSE());&quot;&quot;)" office:value-type="float" office:value="2" calcext:value-type="float">
            <text:p>2</text:p>
          </table:table-cell>
          <table:table-cell table:formula="of:=IF(NOT([.D37]=&quot;&quot;); [.D37]; COUNTIFS([.C$2:.C37]; &quot;&gt;0&quot;; [.A$2:.A37]; [.A37])+COM.MICROSOFT.MAXIFS([.$D$2:.$D$837]; [.$A$2:.$A$837]; [.A37]))" office:value-type="float" office:value="2" calcext:value-type="float">
            <text:p>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eniors United Party of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IF(([.C38]=0);VLOOKUP([.B38];[$Lookup.$A$2:.$B$53]; 2; FALSE());&quot;&quot;)">
            <text:p/>
          </table:table-cell>
          <table:table-cell table:formula="of:=IF(NOT([.D38]=&quot;&quot;); [.D38]; COUNTIFS([.C$2:.C38]; &quot;&gt;0&quot;; [.A$2:.A38]; [.A38])+COM.MICROSOFT.MAXIFS([.$D$2:.$D$837]; [.$A$2:.$A$837]; [.A38]))" office:value-type="float" office:value="44" calcext:value-type="float">
            <text:p>44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Seniors United Party of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IF(([.C39]=0);VLOOKUP([.B39];[$Lookup.$A$2:.$B$53]; 2; FALSE());&quot;&quot;)">
            <text:p/>
          </table:table-cell>
          <table:table-cell table:formula="of:=IF(NOT([.D39]=&quot;&quot;); [.D39]; COUNTIFS([.C$2:.C39]; &quot;&gt;0&quot;; [.A$2:.A39]; [.A39])+COM.MICROSOFT.MAXIFS([.$D$2:.$D$837]; [.$A$2:.$A$837]; [.A39]))" office:value-type="float" office:value="45" calcext:value-type="float">
            <text:p>45</text:p>
          </table:table-cell>
          <table:table-cell office:value-type="string" calcext:value-type="string">
            <text:p>KOLIADIS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Seniors United Party of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IF(([.C40]=0);VLOOKUP([.B40];[$Lookup.$A$2:.$B$53]; 2; FALSE());&quot;&quot;)">
            <text:p/>
          </table:table-cell>
          <table:table-cell table:formula="of:=IF(NOT([.D40]=&quot;&quot;); [.D40]; COUNTIFS([.C$2:.C40]; &quot;&gt;0&quot;; [.A$2:.A40]; [.A40])+COM.MICROSOFT.MAXIFS([.$D$2:.$D$837]; [.$A$2:.$A$837]; [.A40]))" office:value-type="float" office:value="46" calcext:value-type="float">
            <text:p>46</text:p>
          </table:table-cell>
          <table:table-cell office:value-type="string" calcext:value-type="string">
            <text:p>OSBORN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eniors United Party of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IF(([.C41]=0);VLOOKUP([.B41];[$Lookup.$A$2:.$B$53]; 2; FALSE());&quot;&quot;)" office:value-type="float" office:value="3" calcext:value-type="float">
            <text:p>3</text:p>
          </table:table-cell>
          <table:table-cell table:formula="of:=IF(NOT([.D41]=&quot;&quot;); [.D41]; COUNTIFS([.C$2:.C41]; &quot;&gt;0&quot;; [.A$2:.A41]; [.A41])+COM.MICROSOFT.MAXIFS([.$D$2:.$D$837]; [.$A$2:.$A$837]; [.A41]))" office:value-type="float" office:value="3" calcext:value-type="float">
            <text:p>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Family Firs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([.C42]=0);VLOOKUP([.B42];[$Lookup.$A$2:.$B$53]; 2; FALSE());&quot;&quot;)">
            <text:p/>
          </table:table-cell>
          <table:table-cell table:formula="of:=IF(NOT([.D42]=&quot;&quot;); [.D42]; COUNTIFS([.C$2:.C42]; &quot;&gt;0&quot;; [.A$2:.A42]; [.A42])+COM.MICROSOFT.MAXIFS([.$D$2:.$D$837]; [.$A$2:.$A$837]; [.A42]))" office:value-type="float" office:value="47" calcext:value-type="float">
            <text:p>47</text:p>
          </table:table-cell>
          <table:table-cell office:value-type="string" calcext:value-type="string">
            <text:p>JOBE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Family Firs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([.C43]=0);VLOOKUP([.B43];[$Lookup.$A$2:.$B$53]; 2; FALSE());&quot;&quot;)">
            <text:p/>
          </table:table-cell>
          <table:table-cell table:formula="of:=IF(NOT([.D43]=&quot;&quot;); [.D43]; COUNTIFS([.C$2:.C43]; &quot;&gt;0&quot;; [.A$2:.A43]; [.A43])+COM.MICROSOFT.MAXIFS([.$D$2:.$D$837]; [.$A$2:.$A$837]; [.A43]))" office:value-type="float" office:value="48" calcext:value-type="float">
            <text:p>48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Family Firs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([.C44]=0);VLOOKUP([.B44];[$Lookup.$A$2:.$B$53]; 2; FALSE());&quot;&quot;)">
            <text:p/>
          </table:table-cell>
          <table:table-cell table:formula="of:=IF(NOT([.D44]=&quot;&quot;); [.D44]; COUNTIFS([.C$2:.C44]; &quot;&gt;0&quot;; [.A$2:.A44]; [.A44])+COM.MICROSOFT.MAXIFS([.$D$2:.$D$837]; [.$A$2:.$A$837]; [.A44]))" office:value-type="float" office:value="49" calcext:value-type="float">
            <text:p>49</text:p>
          </table:table-cell>
          <table:table-cell office:value-type="string" calcext:value-type="string">
            <text:p>McCAFFREY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amily Firs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IF(([.C45]=0);VLOOKUP([.B45];[$Lookup.$A$2:.$B$53]; 2; FALSE());&quot;&quot;)" office:value-type="float" office:value="4" calcext:value-type="float">
            <text:p>4</text:p>
          </table:table-cell>
          <table:table-cell table:formula="of:=IF(NOT([.D45]=&quot;&quot;); [.D45]; COUNTIFS([.C$2:.C45]; &quot;&gt;0&quot;; [.A$2:.A45]; [.A45])+COM.MICROSOFT.MAXIFS([.$D$2:.$D$837]; [.$A$2:.$A$837]; [.A45]))" office:value-type="float" office:value="4" calcext:value-type="float">
            <text:p>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IF(([.C46]=0);VLOOKUP([.B46];[$Lookup.$A$2:.$B$53]; 2; FALSE());&quot;&quot;)">
            <text:p/>
          </table:table-cell>
          <table:table-cell table:formula="of:=IF(NOT([.D46]=&quot;&quot;); [.D46]; COUNTIFS([.C$2:.C46]; &quot;&gt;0&quot;; [.A$2:.A46]; [.A46])+COM.MICROSOFT.MAXIFS([.$D$2:.$D$837]; [.$A$2:.$A$837]; [.A46]))" office:value-type="float" office:value="50" calcext:value-type="float">
            <text:p>50</text:p>
          </table:table-cell>
          <table:table-cell office:value-type="string" calcext:value-type="string">
            <text:p>LEYONHJEL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IF(([.C47]=0);VLOOKUP([.B47];[$Lookup.$A$2:.$B$53]; 2; FALSE());&quot;&quot;)">
            <text:p/>
          </table:table-cell>
          <table:table-cell table:formula="of:=IF(NOT([.D47]=&quot;&quot;); [.D47]; COUNTIFS([.C$2:.C47]; &quot;&gt;0&quot;; [.A$2:.A47]; [.A47])+COM.MICROSOFT.MAXIFS([.$D$2:.$D$837]; [.$A$2:.$A$837]; [.A47]))" office:value-type="float" office:value="51" calcext:value-type="float">
            <text:p>51</text:p>
          </table:table-cell>
          <table:table-cell office:value-type="string" calcext:value-type="string">
            <text:p>KENNARD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IF(([.C48]=0);VLOOKUP([.B48];[$Lookup.$A$2:.$B$53]; 2; FALSE());&quot;&quot;)" office:value-type="float" office:value="5" calcext:value-type="float">
            <text:p>5</text:p>
          </table:table-cell>
          <table:table-cell table:formula="of:=IF(NOT([.D48]=&quot;&quot;); [.D48]; COUNTIFS([.C$2:.C48]; &quot;&gt;0&quot;; [.A$2:.A48]; [.A48])+COM.MICROSOFT.MAXIFS([.$D$2:.$D$837]; [.$A$2:.$A$837]; [.A48]))" office:value-type="float" office:value="5" calcext:value-type="float">
            <text:p>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IF(([.C49]=0);VLOOKUP([.B49];[$Lookup.$A$2:.$B$53]; 2; FALSE());&quot;&quot;)">
            <text:p/>
          </table:table-cell>
          <table:table-cell table:formula="of:=IF(NOT([.D49]=&quot;&quot;); [.D49]; COUNTIFS([.C$2:.C49]; &quot;&gt;0&quot;; [.A$2:.A49]; [.A49])+COM.MICROSOFT.MAXIFS([.$D$2:.$D$837]; [.$A$2:.$A$837]; [.A49]))" office:value-type="float" office:value="52" calcext:value-type="float">
            <text:p>52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IF(([.C50]=0);VLOOKUP([.B50];[$Lookup.$A$2:.$B$53]; 2; FALSE());&quot;&quot;)">
            <text:p/>
          </table:table-cell>
          <table:table-cell table:formula="of:=IF(NOT([.D50]=&quot;&quot;); [.D50]; COUNTIFS([.C$2:.C50]; &quot;&gt;0&quot;; [.A$2:.A50]; [.A50])+COM.MICROSOFT.MAXIFS([.$D$2:.$D$837]; [.$A$2:.$A$837]; [.A50]))" office:value-type="float" office:value="53" calcext:value-type="float">
            <text:p>53</text:p>
          </table:table-cell>
          <table:table-cell office:value-type="string" calcext:value-type="string">
            <text:p>SPATARO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IF(([.C51]=0);VLOOKUP([.B51];[$Lookup.$A$2:.$B$53]; 2; FALSE());&quot;&quot;)" office:value-type="float" office:value="6" calcext:value-type="float">
            <text:p>6</text:p>
          </table:table-cell>
          <table:table-cell table:formula="of:=IF(NOT([.D51]=&quot;&quot;); [.D51]; COUNTIFS([.C$2:.C51]; &quot;&gt;0&quot;; [.A$2:.A51]; [.A51])+COM.MICROSOFT.MAXIFS([.$D$2:.$D$837]; [.$A$2:.$A$837]; [.A51]))" office:value-type="float" office:value="6" calcext:value-type="float">
            <text:p>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IF(([.C52]=0);VLOOKUP([.B52];[$Lookup.$A$2:.$B$53]; 2; FALSE());&quot;&quot;)">
            <text:p/>
          </table:table-cell>
          <table:table-cell table:formula="of:=IF(NOT([.D52]=&quot;&quot;); [.D52]; COUNTIFS([.C$2:.C52]; &quot;&gt;0&quot;; [.A$2:.A52]; [.A52])+COM.MICROSOFT.MAXIFS([.$D$2:.$D$837]; [.$A$2:.$A$837]; [.A52]))" office:value-type="float" office:value="54" calcext:value-type="float">
            <text:p>54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Marise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IF(([.C53]=0);VLOOKUP([.B53];[$Lookup.$A$2:.$B$53]; 2; FALSE());&quot;&quot;)">
            <text:p/>
          </table:table-cell>
          <table:table-cell table:formula="of:=IF(NOT([.D53]=&quot;&quot;); [.D53]; COUNTIFS([.C$2:.C53]; &quot;&gt;0&quot;; [.A$2:.A53]; [.A53])+COM.MICROSOFT.MAXIFS([.$D$2:.$D$837]; [.$A$2:.$A$837]; [.A53]))" office:value-type="float" office:value="55" calcext:value-type="float">
            <text:p>55</text:p>
          </table:table-cell>
          <table:table-cell office:value-type="string" calcext:value-type="string">
            <text:p>SINODINOS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IF(([.C54]=0);VLOOKUP([.B54];[$Lookup.$A$2:.$B$53]; 2; FALSE());&quot;&quot;)">
            <text:p/>
          </table:table-cell>
          <table:table-cell table:formula="of:=IF(NOT([.D54]=&quot;&quot;); [.D54]; COUNTIFS([.C$2:.C54]; &quot;&gt;0&quot;; [.A$2:.A54]; [.A54])+COM.MICROSOFT.MAXIFS([.$D$2:.$D$837]; [.$A$2:.$A$837]; [.A54]))" office:value-type="float" office:value="56" calcext:value-type="float">
            <text:p>56</text:p>
          </table:table-cell>
          <table:table-cell office:value-type="string" calcext:value-type="string">
            <text:p>NASH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The National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IF(([.C55]=0);VLOOKUP([.B55];[$Lookup.$A$2:.$B$53]; 2; FALSE());&quot;&quot;)">
            <text:p/>
          </table:table-cell>
          <table:table-cell table:formula="of:=IF(NOT([.D55]=&quot;&quot;); [.D55]; COUNTIFS([.C$2:.C55]; &quot;&gt;0&quot;; [.A$2:.A55]; [.A55])+COM.MICROSOFT.MAXIFS([.$D$2:.$D$837]; [.$A$2:.$A$837]; [.A55]))" office:value-type="float" office:value="57" calcext:value-type="float">
            <text:p>57</text:p>
          </table:table-cell>
          <table:table-cell office:value-type="string" calcext:value-type="string">
            <text:p>FIERRAVANTI-WELLS</text:p>
          </table:table-cell>
          <table:table-cell office:value-type="string" calcext:value-type="string">
            <text:p>Concetta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IF(([.C56]=0);VLOOKUP([.B56];[$Lookup.$A$2:.$B$53]; 2; FALSE());&quot;&quot;)">
            <text:p/>
          </table:table-cell>
          <table:table-cell table:formula="of:=IF(NOT([.D56]=&quot;&quot;); [.D56]; COUNTIFS([.C$2:.C56]; &quot;&gt;0&quot;; [.A$2:.A56]; [.A56])+COM.MICROSOFT.MAXIFS([.$D$2:.$D$837]; [.$A$2:.$A$837]; [.A56]))" office:value-type="float" office:value="58" calcext:value-type="float">
            <text:p>58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he National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IF(([.C57]=0);VLOOKUP([.B57];[$Lookup.$A$2:.$B$53]; 2; FALSE());&quot;&quot;)">
            <text:p/>
          </table:table-cell>
          <table:table-cell table:formula="of:=IF(NOT([.D57]=&quot;&quot;); [.D57]; COUNTIFS([.C$2:.C57]; &quot;&gt;0&quot;; [.A$2:.A57]; [.A57])+COM.MICROSOFT.MAXIFS([.$D$2:.$D$837]; [.$A$2:.$A$837]; [.A57]))" office:value-type="float" office:value="59" calcext:value-type="float">
            <text:p>59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Hollie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IF(([.C58]=0);VLOOKUP([.B58];[$Lookup.$A$2:.$B$53]; 2; FALSE());&quot;&quot;)">
            <text:p/>
          </table:table-cell>
          <table:table-cell table:formula="of:=IF(NOT([.D58]=&quot;&quot;); [.D58]; COUNTIFS([.C$2:.C58]; &quot;&gt;0&quot;; [.A$2:.A58]; [.A58])+COM.MICROSOFT.MAXIFS([.$D$2:.$D$837]; [.$A$2:.$A$837]; [.A58]))" office:value-type="float" office:value="60" calcext:value-type="float">
            <text:p>60</text:p>
          </table:table-cell>
          <table:table-cell office:value-type="string" calcext:value-type="string">
            <text:p>MOLAN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IF(([.C59]=0);VLOOKUP([.B59];[$Lookup.$A$2:.$B$53]; 2; FALSE());&quot;&quot;)">
            <text:p/>
          </table:table-cell>
          <table:table-cell table:formula="of:=IF(NOT([.D59]=&quot;&quot;); [.D59]; COUNTIFS([.C$2:.C59]; &quot;&gt;0&quot;; [.A$2:.A59]; [.A59])+COM.MICROSOFT.MAXIFS([.$D$2:.$D$837]; [.$A$2:.$A$837]; [.A59]))" office:value-type="float" office:value="61" calcext:value-type="float">
            <text:p>61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The National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formula="of:=IF(([.C60]=0);VLOOKUP([.B60];[$Lookup.$A$2:.$B$53]; 2; FALSE());&quot;&quot;)">
            <text:p/>
          </table:table-cell>
          <table:table-cell table:formula="of:=IF(NOT([.D60]=&quot;&quot;); [.D60]; COUNTIFS([.C$2:.C60]; &quot;&gt;0&quot;; [.A$2:.A60]; [.A60])+COM.MICROSOFT.MAXIFS([.$D$2:.$D$837]; [.$A$2:.$A$837]; [.A60]))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formula="of:=IF(([.C61]=0);VLOOKUP([.B61];[$Lookup.$A$2:.$B$53]; 2; FALSE());&quot;&quot;)">
            <text:p/>
          </table:table-cell>
          <table:table-cell table:formula="of:=IF(NOT([.D61]=&quot;&quot;); [.D61]; COUNTIFS([.C$2:.C61]; &quot;&gt;0&quot;; [.A$2:.A61]; [.A61])+COM.MICROSOFT.MAXIFS([.$D$2:.$D$837]; [.$A$2:.$A$837]; [.A61]))" office:value-type="float" office:value="63" calcext:value-type="float">
            <text:p>63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formula="of:=IF(([.C62]=0);VLOOKUP([.B62];[$Lookup.$A$2:.$B$53]; 2; FALSE());&quot;&quot;)">
            <text:p/>
          </table:table-cell>
          <table:table-cell table:formula="of:=IF(NOT([.D62]=&quot;&quot;); [.D62]; COUNTIFS([.C$2:.C62]; &quot;&gt;0&quot;; [.A$2:.A62]; [.A62])+COM.MICROSOFT.MAXIFS([.$D$2:.$D$837]; [.$A$2:.$A$837]; [.A62]))" office:value-type="float" office:value="64" calcext:value-type="float">
            <text:p>64</text:p>
          </table:table-cell>
          <table:table-cell office:value-type="string" calcext:value-type="string">
            <text:p>LEVINY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The National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formula="of:=IF(([.C63]=0);VLOOKUP([.B63];[$Lookup.$A$2:.$B$53]; 2; FALSE());&quot;&quot;)">
            <text:p/>
          </table:table-cell>
          <table:table-cell table:formula="of:=IF(NOT([.D63]=&quot;&quot;); [.D63]; COUNTIFS([.C$2:.C63]; &quot;&gt;0&quot;; [.A$2:.A63]; [.A63])+COM.MICROSOFT.MAXIFS([.$D$2:.$D$837]; [.$A$2:.$A$837]; [.A63]))" office:value-type="float" office:value="65" calcext:value-type="float">
            <text:p>65</text:p>
          </table:table-cell>
          <table:table-cell office:value-type="string" calcext:value-type="string">
            <text:p>McGAHEY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IF(([.C64]=0);VLOOKUP([.B64];[$Lookup.$A$2:.$B$53]; 2; FALSE());&quot;&quot;)" office:value-type="float" office:value="7" calcext:value-type="float">
            <text:p>7</text:p>
          </table:table-cell>
          <table:table-cell table:formula="of:=IF(NOT([.D64]=&quot;&quot;); [.D64]; COUNTIFS([.C$2:.C64]; &quot;&gt;0&quot;; [.A$2:.A64]; [.A64])+COM.MICROSOFT.MAXIFS([.$D$2:.$D$837]; [.$A$2:.$A$837]; [.A64]))" office:value-type="float" office:value="7" calcext:value-type="float">
            <text:p>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/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IF(([.C65]=0);VLOOKUP([.B65];[$Lookup.$A$2:.$B$53]; 2; FALSE());&quot;&quot;)">
            <text:p/>
          </table:table-cell>
          <table:table-cell table:formula="of:=IF(NOT([.D65]=&quot;&quot;); [.D65]; COUNTIFS([.C$2:.C65]; &quot;&gt;0&quot;; [.A$2:.A65]; [.A65])+COM.MICROSOFT.MAXIFS([.$D$2:.$D$837]; [.$A$2:.$A$837]; [.A65]))" office:value-type="float" office:value="66" calcext:value-type="float">
            <text:p>66</text:p>
          </table:table-cell>
          <table:table-cell office:value-type="string" calcext:value-type="string">
            <text:p>VAN LIESHOUT</text:p>
          </table:table-cell>
          <table:table-cell office:value-type="string" calcext:value-type="string">
            <text:p>Teresa</text:p>
          </table:table-cell>
          <table:table-cell/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IF(([.C66]=0);VLOOKUP([.B66];[$Lookup.$A$2:.$B$53]; 2; FALSE());&quot;&quot;)">
            <text:p/>
          </table:table-cell>
          <table:table-cell table:formula="of:=IF(NOT([.D66]=&quot;&quot;); [.D66]; COUNTIFS([.C$2:.C66]; &quot;&gt;0&quot;; [.A$2:.A66]; [.A66])+COM.MICROSOFT.MAXIFS([.$D$2:.$D$837]; [.$A$2:.$A$837]; [.A66]))" office:value-type="float" office:value="67" calcext:value-type="float">
            <text:p>67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Colin</text:p>
          </table:table-cell>
          <table:table-cell/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table:formula="of:=IF(([.C67]=0);VLOOKUP([.B67];[$Lookup.$A$2:.$B$53]; 2; FALSE());&quot;&quot;)" office:value-type="float" office:value="8" calcext:value-type="float">
            <text:p>8</text:p>
          </table:table-cell>
          <table:table-cell table:formula="of:=IF(NOT([.D67]=&quot;&quot;); [.D67]; COUNTIFS([.C$2:.C67]; &quot;&gt;0&quot;; [.A$2:.A67]; [.A67])+COM.MICROSOFT.MAXIFS([.$D$2:.$D$837]; [.$A$2:.$A$837]; [.A67]))" office:value-type="float" office:value="8" calcext:value-type="float">
            <text:p>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Democratic Labour Party (DLP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IF(([.C68]=0);VLOOKUP([.B68];[$Lookup.$A$2:.$B$53]; 2; FALSE());&quot;&quot;)">
            <text:p/>
          </table:table-cell>
          <table:table-cell table:formula="of:=IF(NOT([.D68]=&quot;&quot;); [.D68]; COUNTIFS([.C$2:.C68]; &quot;&gt;0&quot;; [.A$2:.A68]; [.A68])+COM.MICROSOFT.MAXIFS([.$D$2:.$D$837]; [.$A$2:.$A$837]; [.A68]))" office:value-type="float" office:value="68" calcext:value-type="float">
            <text:p>68</text:p>
          </table:table-cell>
          <table:table-cell office:value-type="string" calcext:value-type="string">
            <text:p>McCORMACK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Democratic Labour Party (DLP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IF(([.C69]=0);VLOOKUP([.B69];[$Lookup.$A$2:.$B$53]; 2; FALSE());&quot;&quot;)">
            <text:p/>
          </table:table-cell>
          <table:table-cell table:formula="of:=IF(NOT([.D69]=&quot;&quot;); [.D69]; COUNTIFS([.C$2:.C69]; &quot;&gt;0&quot;; [.A$2:.A69]; [.A69])+COM.MICROSOFT.MAXIFS([.$D$2:.$D$837]; [.$A$2:.$A$837]; [.A69]))" office:value-type="float" office:value="69" calcext:value-type="float">
            <text:p>69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Democratic Labour Party (DLP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formula="of:=IF(([.C70]=0);VLOOKUP([.B70];[$Lookup.$A$2:.$B$53]; 2; FALSE());&quot;&quot;)" office:value-type="float" office:value="9" calcext:value-type="float">
            <text:p>9</text:p>
          </table:table-cell>
          <table:table-cell table:formula="of:=IF(NOT([.D70]=&quot;&quot;); [.D70]; COUNTIFS([.C$2:.C70]; &quot;&gt;0&quot;; [.A$2:.A70]; [.A70])+COM.MICROSOFT.MAXIFS([.$D$2:.$D$837]; [.$A$2:.$A$837]; [.A70]))" office:value-type="float" office:value="9" calcext:value-type="float">
            <text:p>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cience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formula="of:=IF(([.C71]=0);VLOOKUP([.B71];[$Lookup.$A$2:.$B$53]; 2; FALSE());&quot;&quot;)">
            <text:p/>
          </table:table-cell>
          <table:table-cell table:formula="of:=IF(NOT([.D71]=&quot;&quot;); [.D71]; COUNTIFS([.C$2:.C71]; &quot;&gt;0&quot;; [.A$2:.A71]; [.A71])+COM.MICROSOFT.MAXIFS([.$D$2:.$D$837]; [.$A$2:.$A$837]; [.A71]))" office:value-type="float" office:value="70" calcext:value-type="float">
            <text:p>70</text:p>
          </table:table-cell>
          <table:table-cell office:value-type="string" calcext:value-type="string">
            <text:p>JANSS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cience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formula="of:=IF(([.C72]=0);VLOOKUP([.B72];[$Lookup.$A$2:.$B$53]; 2; FALSE());&quot;&quot;)">
            <text:p/>
          </table:table-cell>
          <table:table-cell table:formula="of:=IF(NOT([.D72]=&quot;&quot;); [.D72]; COUNTIFS([.C$2:.C72]; &quot;&gt;0&quot;; [.A$2:.A72]; [.A72])+COM.MICROSOFT.MAXIFS([.$D$2:.$D$837]; [.$A$2:.$A$837]; [.A72]))" office:value-type="float" office:value="71" calcext:value-type="float">
            <text:p>71</text:p>
          </table:table-cell>
          <table:table-cell office:value-type="string" calcext:value-type="string">
            <text:p>SLAVICH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Science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formula="of:=IF(([.C73]=0);VLOOKUP([.B73];[$Lookup.$A$2:.$B$53]; 2; FALSE());&quot;&quot;)">
            <text:p/>
          </table:table-cell>
          <table:table-cell table:formula="of:=IF(NOT([.D73]=&quot;&quot;); [.D73]; COUNTIFS([.C$2:.C73]; &quot;&gt;0&quot;; [.A$2:.A73]; [.A73])+COM.MICROSOFT.MAXIFS([.$D$2:.$D$837]; [.$A$2:.$A$837]; [.A73]))" office:value-type="float" office:value="72" calcext:value-type="float">
            <text:p>72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Ingrid</text:p>
          </table:table-cell>
          <table:table-cell office:value-type="string" calcext:value-type="string">
            <text:p>Australian Cyclists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formula="of:=IF(([.C74]=0);VLOOKUP([.B74];[$Lookup.$A$2:.$B$53]; 2; FALSE());&quot;&quot;)">
            <text:p/>
          </table:table-cell>
          <table:table-cell table:formula="of:=IF(NOT([.D74]=&quot;&quot;); [.D74]; COUNTIFS([.C$2:.C74]; &quot;&gt;0&quot;; [.A$2:.A74]; [.A74])+COM.MICROSOFT.MAXIFS([.$D$2:.$D$837]; [.$A$2:.$A$837]; [.A74]))" office:value-type="float" office:value="73" calcext:value-type="float">
            <text:p>73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Jai</text:p>
          </table:table-cell>
          <table:table-cell office:value-type="string" calcext:value-type="string">
            <text:p>Australian Cyclists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formula="of:=IF(([.C75]=0);VLOOKUP([.B75];[$Lookup.$A$2:.$B$53]; 2; FALSE());&quot;&quot;)" office:value-type="float" office:value="10" calcext:value-type="float">
            <text:p>10</text:p>
          </table:table-cell>
          <table:table-cell table:formula="of:=IF(NOT([.D75]=&quot;&quot;); [.D75]; COUNTIFS([.C$2:.C75]; &quot;&gt;0&quot;; [.A$2:.A75]; [.A75])+COM.MICROSOFT.MAXIFS([.$D$2:.$D$837]; [.$A$2:.$A$837]; [.A75]))" office:value-type="float" office:value="10" calcext:value-type="float">
            <text:p>1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formula="of:=IF(([.C76]=0);VLOOKUP([.B76];[$Lookup.$A$2:.$B$53]; 2; FALSE());&quot;&quot;)">
            <text:p/>
          </table:table-cell>
          <table:table-cell table:formula="of:=IF(NOT([.D76]=&quot;&quot;); [.D76]; COUNTIFS([.C$2:.C76]; &quot;&gt;0&quot;; [.A$2:.A76]; [.A76])+COM.MICROSOFT.MAXIFS([.$D$2:.$D$837]; [.$A$2:.$A$837]; [.A76]))" office:value-type="float" office:value="74" calcext:value-type="float">
            <text:p>74</text:p>
          </table:table-cell>
          <table:table-cell office:value-type="string" calcext:value-type="string">
            <text:p>HOUSEMAN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formula="of:=IF(([.C77]=0);VLOOKUP([.B77];[$Lookup.$A$2:.$B$53]; 2; FALSE());&quot;&quot;)">
            <text:p/>
          </table:table-cell>
          <table:table-cell table:formula="of:=IF(NOT([.D77]=&quot;&quot;); [.D77]; COUNTIFS([.C$2:.C77]; &quot;&gt;0&quot;; [.A$2:.A77]; [.A77])+COM.MICROSOFT.MAXIFS([.$D$2:.$D$837]; [.$A$2:.$A$837]; [.A77]))" office:value-type="float" office:value="75" calcext:value-type="float">
            <text:p>75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table:formula="of:=IF(([.C78]=0);VLOOKUP([.B78];[$Lookup.$A$2:.$B$53]; 2; FALSE());&quot;&quot;)" office:value-type="float" office:value="11" calcext:value-type="float">
            <text:p>11</text:p>
          </table:table-cell>
          <table:table-cell table:formula="of:=IF(NOT([.D78]=&quot;&quot;); [.D78]; COUNTIFS([.C$2:.C78]; &quot;&gt;0&quot;; [.A$2:.A78]; [.A78])+COM.MICROSOFT.MAXIFS([.$D$2:.$D$837]; [.$A$2:.$A$837]; [.A78]))" office:value-type="float" office:value="11" calcext:value-type="float">
            <text:p>1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oluntary Euthanasia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formula="of:=IF(([.C79]=0);VLOOKUP([.B79];[$Lookup.$A$2:.$B$53]; 2; FALSE());&quot;&quot;)">
            <text:p/>
          </table:table-cell>
          <table:table-cell table:formula="of:=IF(NOT([.D79]=&quot;&quot;); [.D79]; COUNTIFS([.C$2:.C79]; &quot;&gt;0&quot;; [.A$2:.A79]; [.A79])+COM.MICROSOFT.MAXIFS([.$D$2:.$D$837]; [.$A$2:.$A$837]; [.A79]))" office:value-type="float" office:value="76" calcext:value-type="float">
            <text:p>76</text:p>
          </table:table-cell>
          <table:table-cell office:value-type="string" calcext:value-type="string">
            <text:p>HIGSON</text:p>
          </table:table-cell>
          <table:table-cell office:value-type="string" calcext:value-type="string">
            <text:p>Shayne</text:p>
          </table:table-cell>
          <table:table-cell office:value-type="string" calcext:value-type="string">
            <text:p>Voluntary Euthanasia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formula="of:=IF(([.C80]=0);VLOOKUP([.B80];[$Lookup.$A$2:.$B$53]; 2; FALSE());&quot;&quot;)">
            <text:p/>
          </table:table-cell>
          <table:table-cell table:formula="of:=IF(NOT([.D80]=&quot;&quot;); [.D80]; COUNTIFS([.C$2:.C80]; &quot;&gt;0&quot;; [.A$2:.A80]; [.A80])+COM.MICROSOFT.MAXIFS([.$D$2:.$D$837]; [.$A$2:.$A$837]; [.A80]))" office:value-type="float" office:value="77" calcext:value-type="float">
            <text:p>77</text:p>
          </table:table-cell>
          <table:table-cell office:value-type="string" calcext:value-type="string">
            <text:p>FARRELL</text:p>
          </table:table-cell>
          <table:table-cell office:value-type="string" calcext:value-type="string">
            <text:p>Janise</text:p>
          </table:table-cell>
          <table:table-cell office:value-type="string" calcext:value-type="string">
            <text:p>Voluntary Euthanasia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formula="of:=IF(([.C81]=0);VLOOKUP([.B81];[$Lookup.$A$2:.$B$53]; 2; FALSE());&quot;&quot;)" office:value-type="float" office:value="12" calcext:value-type="float">
            <text:p>12</text:p>
          </table:table-cell>
          <table:table-cell table:formula="of:=IF(NOT([.D81]=&quot;&quot;); [.D81]; COUNTIFS([.C$2:.C81]; &quot;&gt;0&quot;; [.A$2:.A81]; [.A81])+COM.MICROSOFT.MAXIFS([.$D$2:.$D$837]; [.$A$2:.$A$837]; [.A81]))" office:value-type="float" office:value="12" calcext:value-type="float">
            <text:p>1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ocialist Alliance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formula="of:=IF(([.C82]=0);VLOOKUP([.B82];[$Lookup.$A$2:.$B$53]; 2; FALSE());&quot;&quot;)">
            <text:p/>
          </table:table-cell>
          <table:table-cell table:formula="of:=IF(NOT([.D82]=&quot;&quot;); [.D82]; COUNTIFS([.C$2:.C82]; &quot;&gt;0&quot;; [.A$2:.A82]; [.A82])+COM.MICROSOFT.MAXIFS([.$D$2:.$D$837]; [.$A$2:.$A$837]; [.A82]))" office:value-type="float" office:value="78" calcext:value-type="float">
            <text:p>78</text:p>
          </table:table-cell>
          <table:table-cell office:value-type="string" calcext:value-type="string">
            <text:p>CANNING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Socialist Alliance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formula="of:=IF(([.C83]=0);VLOOKUP([.B83];[$Lookup.$A$2:.$B$53]; 2; FALSE());&quot;&quot;)">
            <text:p/>
          </table:table-cell>
          <table:table-cell table:formula="of:=IF(NOT([.D83]=&quot;&quot;); [.D83]; COUNTIFS([.C$2:.C83]; &quot;&gt;0&quot;; [.A$2:.A83]; [.A83])+COM.MICROSOFT.MAXIFS([.$D$2:.$D$837]; [.$A$2:.$A$837]; [.A83]))" office:value-type="float" office:value="79" calcext:value-type="float">
            <text:p>79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ocialist Alliance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formula="of:=IF(([.C84]=0);VLOOKUP([.B84];[$Lookup.$A$2:.$B$53]; 2; FALSE());&quot;&quot;)">
            <text:p/>
          </table:table-cell>
          <table:table-cell table:formula="of:=IF(NOT([.D84]=&quot;&quot;); [.D84]; COUNTIFS([.C$2:.C84]; &quot;&gt;0&quot;; [.A$2:.A84]; [.A84])+COM.MICROSOFT.MAXIFS([.$D$2:.$D$837]; [.$A$2:.$A$837]; [.A84]))" office:value-type="float" office:value="80" calcext:value-type="float">
            <text:p>80</text:p>
          </table:table-cell>
          <table:table-cell office:value-type="string" calcext:value-type="string">
            <text:p>LEROY-DYER</text:p>
          </table:table-cell>
          <table:table-cell office:value-type="string" calcext:value-type="string">
            <text:p>Sharlene</text:p>
          </table:table-cell>
          <table:table-cell office:value-type="string" calcext:value-type="string">
            <text:p>Socialist Alliance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formula="of:=IF(([.C85]=0);VLOOKUP([.B85];[$Lookup.$A$2:.$B$53]; 2; FALSE());&quot;&quot;)">
            <text:p/>
          </table:table-cell>
          <table:table-cell table:formula="of:=IF(NOT([.D85]=&quot;&quot;); [.D85]; COUNTIFS([.C$2:.C85]; &quot;&gt;0&quot;; [.A$2:.A85]; [.A85])+COM.MICROSOFT.MAXIFS([.$D$2:.$D$837]; [.$A$2:.$A$837]; [.A85]))" office:value-type="float" office:value="81" calcext:value-type="float">
            <text:p>81</text:p>
          </table:table-cell>
          <table:table-cell office:value-type="string" calcext:value-type="string">
            <text:p>BYRNES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Socialist Alliance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formula="of:=IF(([.C86]=0);VLOOKUP([.B86];[$Lookup.$A$2:.$B$53]; 2; FALSE());&quot;&quot;)" office:value-type="float" office:value="13" calcext:value-type="float">
            <text:p>13</text:p>
          </table:table-cell>
          <table:table-cell table:formula="of:=IF(NOT([.D86]=&quot;&quot;); [.D86]; COUNTIFS([.C$2:.C86]; &quot;&gt;0&quot;; [.A$2:.A86]; [.A86])+COM.MICROSOFT.MAXIFS([.$D$2:.$D$837]; [.$A$2:.$A$837]; [.A86]))" office:value-type="float" office:value="13" calcext:value-type="float">
            <text:p>1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formula="of:=IF(([.C87]=0);VLOOKUP([.B87];[$Lookup.$A$2:.$B$53]; 2; FALSE());&quot;&quot;)">
            <text:p/>
          </table:table-cell>
          <table:table-cell table:formula="of:=IF(NOT([.D87]=&quot;&quot;); [.D87]; COUNTIFS([.C$2:.C87]; &quot;&gt;0&quot;; [.A$2:.A87]; [.A87])+COM.MICROSOFT.MAXIFS([.$D$2:.$D$837]; [.$A$2:.$A$837]; [.A87]))" office:value-type="float" office:value="82" calcext:value-type="float">
            <text:p>82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Brian Malcolm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IF(([.C88]=0);VLOOKUP([.B88];[$Lookup.$A$2:.$B$53]; 2; FALSE());&quot;&quot;)">
            <text:p/>
          </table:table-cell>
          <table:table-cell table:formula="of:=IF(NOT([.D88]=&quot;&quot;); [.D88]; COUNTIFS([.C$2:.C88]; &quot;&gt;0&quot;; [.A$2:.A88]; [.A88])+COM.MICROSOFT.MAXIFS([.$D$2:.$D$837]; [.$A$2:.$A$837]; [.A88]))" office:value-type="float" office:value="83" calcext:value-type="float">
            <text:p>83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Maree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IF(([.C89]=0);VLOOKUP([.B89];[$Lookup.$A$2:.$B$53]; 2; FALSE());&quot;&quot;)" office:value-type="float" office:value="14" calcext:value-type="float">
            <text:p>14</text:p>
          </table:table-cell>
          <table:table-cell table:formula="of:=IF(NOT([.D89]=&quot;&quot;); [.D89]; COUNTIFS([.C$2:.C89]; &quot;&gt;0&quot;; [.A$2:.A89]; [.A89])+COM.MICROSOFT.MAXIFS([.$D$2:.$D$837]; [.$A$2:.$A$837]; [.A89]))" office:value-type="float" office:value="14" calcext:value-type="float">
            <text:p>1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IF(([.C90]=0);VLOOKUP([.B90];[$Lookup.$A$2:.$B$53]; 2; FALSE());&quot;&quot;)">
            <text:p/>
          </table:table-cell>
          <table:table-cell table:formula="of:=IF(NOT([.D90]=&quot;&quot;); [.D90]; COUNTIFS([.C$2:.C90]; &quot;&gt;0&quot;; [.A$2:.A90]; [.A90])+COM.MICROSOFT.MAXIFS([.$D$2:.$D$837]; [.$A$2:.$A$837]; [.A90]))" office:value-type="float" office:value="84" calcext:value-type="float">
            <text:p>84</text:p>
          </table:table-cell>
          <table:table-cell office:value-type="string" calcext:value-type="string">
            <text:p>DASTYARI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formula="of:=IF(([.C91]=0);VLOOKUP([.B91];[$Lookup.$A$2:.$B$53]; 2; FALSE());&quot;&quot;)">
            <text:p/>
          </table:table-cell>
          <table:table-cell table:formula="of:=IF(NOT([.D91]=&quot;&quot;); [.D91]; COUNTIFS([.C$2:.C91]; &quot;&gt;0&quot;; [.A$2:.A91]; [.A91])+COM.MICROSOFT.MAXIFS([.$D$2:.$D$837]; [.$A$2:.$A$837]; [.A91]))" office:value-type="float" office:value="85" calcext:value-type="float">
            <text:p>85</text:p>
          </table:table-cell>
          <table:table-cell office:value-type="string" calcext:value-type="string">
            <text:p>McALLISTER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formula="of:=IF(([.C92]=0);VLOOKUP([.B92];[$Lookup.$A$2:.$B$53]; 2; FALSE());&quot;&quot;)">
            <text:p/>
          </table:table-cell>
          <table:table-cell table:formula="of:=IF(NOT([.D92]=&quot;&quot;); [.D92]; COUNTIFS([.C$2:.C92]; &quot;&gt;0&quot;; [.A$2:.A92]; [.A92])+COM.MICROSOFT.MAXIFS([.$D$2:.$D$837]; [.$A$2:.$A$837]; [.A92]))" office:value-type="float" office:value="86" calcext:value-type="float">
            <text:p>86</text:p>
          </table:table-cell>
          <table:table-cell office:value-type="string" calcext:value-type="string">
            <text:p>O'NEILL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formula="of:=IF(([.C93]=0);VLOOKUP([.B93];[$Lookup.$A$2:.$B$53]; 2; FALSE());&quot;&quot;)">
            <text:p/>
          </table:table-cell>
          <table:table-cell table:formula="of:=IF(NOT([.D93]=&quot;&quot;); [.D93]; COUNTIFS([.C$2:.C93]; &quot;&gt;0&quot;; [.A$2:.A93]; [.A93])+COM.MICROSOFT.MAXIFS([.$D$2:.$D$837]; [.$A$2:.$A$837]; [.A93]))" office:value-type="float" office:value="87" calcext:value-type="float">
            <text:p>87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formula="of:=IF(([.C94]=0);VLOOKUP([.B94];[$Lookup.$A$2:.$B$53]; 2; FALSE());&quot;&quot;)">
            <text:p/>
          </table:table-cell>
          <table:table-cell table:formula="of:=IF(NOT([.D94]=&quot;&quot;); [.D94]; COUNTIFS([.C$2:.C94]; &quot;&gt;0&quot;; [.A$2:.A94]; [.A94])+COM.MICROSOFT.MAXIFS([.$D$2:.$D$837]; [.$A$2:.$A$837]; [.A94]))" office:value-type="float" office:value="88" calcext:value-type="float">
            <text:p>88</text:p>
          </table:table-cell>
          <table:table-cell office:value-type="string" calcext:value-type="string">
            <text:p>MORIARTY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formula="of:=IF(([.C95]=0);VLOOKUP([.B95];[$Lookup.$A$2:.$B$53]; 2; FALSE());&quot;&quot;)">
            <text:p/>
          </table:table-cell>
          <table:table-cell table:formula="of:=IF(NOT([.D95]=&quot;&quot;); [.D95]; COUNTIFS([.C$2:.C95]; &quot;&gt;0&quot;; [.A$2:.A95]; [.A95])+COM.MICROSOFT.MAXIFS([.$D$2:.$D$837]; [.$A$2:.$A$837]; [.A95]))" office:value-type="float" office:value="89" calcext:value-type="float">
            <text:p>89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Vivien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formula="of:=IF(([.C96]=0);VLOOKUP([.B96];[$Lookup.$A$2:.$B$53]; 2; FALSE());&quot;&quot;)">
            <text:p/>
          </table:table-cell>
          <table:table-cell table:formula="of:=IF(NOT([.D96]=&quot;&quot;); [.D96]; COUNTIFS([.C$2:.C96]; &quot;&gt;0&quot;; [.A$2:.A96]; [.A96])+COM.MICROSOFT.MAXIFS([.$D$2:.$D$837]; [.$A$2:.$A$837]; [.A96]))" office:value-type="float" office:value="90" calcext:value-type="float">
            <text:p>90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Shuo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formula="of:=IF(([.C97]=0);VLOOKUP([.B97];[$Lookup.$A$2:.$B$53]; 2; FALSE());&quot;&quot;)">
            <text:p/>
          </table:table-cell>
          <table:table-cell table:formula="of:=IF(NOT([.D97]=&quot;&quot;); [.D97]; COUNTIFS([.C$2:.C97]; &quot;&gt;0&quot;; [.A$2:.A97]; [.A97])+COM.MICROSOFT.MAXIFS([.$D$2:.$D$837]; [.$A$2:.$A$837]; [.A97]))" office:value-type="float" office:value="91" calcext:value-type="float">
            <text:p>91</text:p>
          </table:table-cell>
          <table:table-cell office:value-type="string" calcext:value-type="string">
            <text:p>BANDARA</text:p>
          </table:table-cell>
          <table:table-cell office:value-type="string" calcext:value-type="string">
            <text:p>Jagath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table:formula="of:=IF(([.C98]=0);VLOOKUP([.B98];[$Lookup.$A$2:.$B$53]; 2; FALSE());&quot;&quot;)">
            <text:p/>
          </table:table-cell>
          <table:table-cell table:formula="of:=IF(NOT([.D98]=&quot;&quot;); [.D98]; COUNTIFS([.C$2:.C98]; &quot;&gt;0&quot;; [.A$2:.A98]; [.A98])+COM.MICROSOFT.MAXIFS([.$D$2:.$D$837]; [.$A$2:.$A$837]; [.A98]))" office:value-type="float" office:value="92" calcext:value-type="float">
            <text:p>92</text:p>
          </table:table-cell>
          <table:table-cell office:value-type="string" calcext:value-type="string">
            <text:p>RIZVI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IF(([.C99]=0);VLOOKUP([.B99];[$Lookup.$A$2:.$B$53]; 2; FALSE());&quot;&quot;)">
            <text:p/>
          </table:table-cell>
          <table:table-cell table:formula="of:=IF(NOT([.D99]=&quot;&quot;); [.D99]; COUNTIFS([.C$2:.C99]; &quot;&gt;0&quot;; [.A$2:.A99]; [.A99])+COM.MICROSOFT.MAXIFS([.$D$2:.$D$837]; [.$A$2:.$A$837]; [.A99]))" office:value-type="float" office:value="93" calcext:value-type="float">
            <text:p>93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table:formula="of:=IF(([.C100]=0);VLOOKUP([.B100];[$Lookup.$A$2:.$B$53]; 2; FALSE());&quot;&quot;)">
            <text:p/>
          </table:table-cell>
          <table:table-cell table:formula="of:=IF(NOT([.D100]=&quot;&quot;); [.D100]; COUNTIFS([.C$2:.C100]; &quot;&gt;0&quot;; [.A$2:.A100]; [.A100])+COM.MICROSOFT.MAXIFS([.$D$2:.$D$837]; [.$A$2:.$A$837]; [.A100]))" office:value-type="float" office:value="94" calcext:value-type="float">
            <text:p>94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Paul Yi-Wen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table:formula="of:=IF(([.C101]=0);VLOOKUP([.B101];[$Lookup.$A$2:.$B$53]; 2; FALSE());&quot;&quot;)">
            <text:p/>
          </table:table-cell>
          <table:table-cell table:formula="of:=IF(NOT([.D101]=&quot;&quot;); [.D101]; COUNTIFS([.C$2:.C101]; &quot;&gt;0&quot;; [.A$2:.A101]; [.A101])+COM.MICROSOFT.MAXIFS([.$D$2:.$D$837]; [.$A$2:.$A$837]; [.A101]))" office:value-type="float" office:value="95" calcext:value-type="float">
            <text:p>95</text:p>
          </table:table-cell>
          <table:table-cell office:value-type="string" calcext:value-type="string">
            <text:p>COSTELLO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formula="of:=IF(([.C102]=0);VLOOKUP([.B102];[$Lookup.$A$2:.$B$53]; 2; FALSE());&quot;&quot;)" office:value-type="float" office:value="15" calcext:value-type="float">
            <text:p>15</text:p>
          </table:table-cell>
          <table:table-cell table:formula="of:=IF(NOT([.D102]=&quot;&quot;); [.D102]; COUNTIFS([.C$2:.C102]; &quot;&gt;0&quot;; [.A$2:.A102]; [.A102])+COM.MICROSOFT.MAXIFS([.$D$2:.$D$837]; [.$A$2:.$A$837]; [.A102]))" office:value-type="float" office:value="15" calcext:value-type="float">
            <text:p>1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Online Direct Democracy - (Empowering the People!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formula="of:=IF(([.C103]=0);VLOOKUP([.B103];[$Lookup.$A$2:.$B$53]; 2; FALSE());&quot;&quot;)">
            <text:p/>
          </table:table-cell>
          <table:table-cell table:formula="of:=IF(NOT([.D103]=&quot;&quot;); [.D103]; COUNTIFS([.C$2:.C103]; &quot;&gt;0&quot;; [.A$2:.A103]; [.A103])+COM.MICROSOFT.MAXIFS([.$D$2:.$D$837]; [.$A$2:.$A$837]; [.A103]))" office:value-type="float" office:value="96" calcext:value-type="float">
            <text:p>96</text:p>
          </table:table-cell>
          <table:table-cell office:value-type="string" calcext:value-type="string">
            <text:p>DER SARKISSIAN</text:p>
          </table:table-cell>
          <table:table-cell office:value-type="string" calcext:value-type="string">
            <text:p>Berge Anthony</text:p>
          </table:table-cell>
          <table:table-cell office:value-type="string" calcext:value-type="string">
            <text:p>Online Direct Democracy - (Empowering the People!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formula="of:=IF(([.C104]=0);VLOOKUP([.B104];[$Lookup.$A$2:.$B$53]; 2; FALSE());&quot;&quot;)">
            <text:p/>
          </table:table-cell>
          <table:table-cell table:formula="of:=IF(NOT([.D104]=&quot;&quot;); [.D104]; COUNTIFS([.C$2:.C104]; &quot;&gt;0&quot;; [.A$2:.A104]; [.A104])+COM.MICROSOFT.MAXIFS([.$D$2:.$D$837]; [.$A$2:.$A$837]; [.A104]))" office:value-type="float" office:value="97" calcext:value-type="float">
            <text:p>97</text:p>
          </table:table-cell>
          <table:table-cell office:value-type="string" calcext:value-type="string">
            <text:p>EMMETT</text:p>
          </table:table-cell>
          <table:table-cell office:value-type="string" calcext:value-type="string">
            <text:p>Arthur John</text:p>
          </table:table-cell>
          <table:table-cell office:value-type="string" calcext:value-type="string">
            <text:p>Online Direct Democracy - (Empowering the People!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formula="of:=IF(([.C105]=0);VLOOKUP([.B105];[$Lookup.$A$2:.$B$53]; 2; FALSE());&quot;&quot;)" office:value-type="float" office:value="16" calcext:value-type="float">
            <text:p>16</text:p>
          </table:table-cell>
          <table:table-cell table:formula="of:=IF(NOT([.D105]=&quot;&quot;); [.D105]; COUNTIFS([.C$2:.C105]; &quot;&gt;0&quot;; [.A$2:.A105]; [.A105])+COM.MICROSOFT.MAXIFS([.$D$2:.$D$837]; [.$A$2:.$A$837]; [.A105]))" office:value-type="float" office:value="16" calcext:value-type="float">
            <text:p>1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formula="of:=IF(([.C106]=0);VLOOKUP([.B106];[$Lookup.$A$2:.$B$53]; 2; FALSE());&quot;&quot;)">
            <text:p/>
          </table:table-cell>
          <table:table-cell table:formula="of:=IF(NOT([.D106]=&quot;&quot;); [.D106]; COUNTIFS([.C$2:.C106]; &quot;&gt;0&quot;; [.A$2:.A106]; [.A106])+COM.MICROSOFT.MAXIFS([.$D$2:.$D$837]; [.$A$2:.$A$837]; [.A106]))" office:value-type="float" office:value="98" calcext:value-type="float">
            <text:p>98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formula="of:=IF(([.C107]=0);VLOOKUP([.B107];[$Lookup.$A$2:.$B$53]; 2; FALSE());&quot;&quot;)">
            <text:p/>
          </table:table-cell>
          <table:table-cell table:formula="of:=IF(NOT([.D107]=&quot;&quot;); [.D107]; COUNTIFS([.C$2:.C107]; &quot;&gt;0&quot;; [.A$2:.A107]; [.A107])+COM.MICROSOFT.MAXIFS([.$D$2:.$D$837]; [.$A$2:.$A$837]; [.A107]))" office:value-type="float" office:value="99" calcext:value-type="float">
            <text:p>99</text:p>
          </table:table-cell>
          <table:table-cell office:value-type="string" calcext:value-type="string">
            <text:p>WASHBOURN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formula="of:=IF(([.C108]=0);VLOOKUP([.B108];[$Lookup.$A$2:.$B$53]; 2; FALSE());&quot;&quot;)" office:value-type="float" office:value="17" calcext:value-type="float">
            <text:p>17</text:p>
          </table:table-cell>
          <table:table-cell table:formula="of:=IF(NOT([.D108]=&quot;&quot;); [.D108]; COUNTIFS([.C$2:.C108]; &quot;&gt;0&quot;; [.A$2:.A108]; [.A108])+COM.MICROSOFT.MAXIFS([.$D$2:.$D$837]; [.$A$2:.$A$837]; [.A108]))" office:value-type="float" office:value="17" calcext:value-type="float">
            <text:p>1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Jacqui Lambie Network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formula="of:=IF(([.C109]=0);VLOOKUP([.B109];[$Lookup.$A$2:.$B$53]; 2; FALSE());&quot;&quot;)">
            <text:p/>
          </table:table-cell>
          <table:table-cell table:formula="of:=IF(NOT([.D109]=&quot;&quot;); [.D109]; COUNTIFS([.C$2:.C109]; &quot;&gt;0&quot;; [.A$2:.A109]; [.A109])+COM.MICROSOFT.MAXIFS([.$D$2:.$D$837]; [.$A$2:.$A$837]; [.A109]))" office:value-type="float" office:value="100" calcext:value-type="float">
            <text:p>10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Jacqui Lambie Network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table:formula="of:=IF(([.C110]=0);VLOOKUP([.B110];[$Lookup.$A$2:.$B$53]; 2; FALSE());&quot;&quot;)">
            <text:p/>
          </table:table-cell>
          <table:table-cell table:formula="of:=IF(NOT([.D110]=&quot;&quot;); [.D110]; COUNTIFS([.C$2:.C110]; &quot;&gt;0&quot;; [.A$2:.A110]; [.A110])+COM.MICROSOFT.MAXIFS([.$D$2:.$D$837]; [.$A$2:.$A$837]; [.A110]))" office:value-type="float" office:value="101" calcext:value-type="float">
            <text:p>101</text:p>
          </table:table-cell>
          <table:table-cell office:value-type="string" calcext:value-type="string">
            <text:p>RELPH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Jacqui Lambie Network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table:formula="of:=IF(([.C111]=0);VLOOKUP([.B111];[$Lookup.$A$2:.$B$53]; 2; FALSE());&quot;&quot;)">
            <text:p/>
          </table:table-cell>
          <table:table-cell table:formula="of:=IF(NOT([.D111]=&quot;&quot;); [.D111]; COUNTIFS([.C$2:.C111]; &quot;&gt;0&quot;; [.A$2:.A111]; [.A111])+COM.MICROSOFT.MAXIFS([.$D$2:.$D$837]; [.$A$2:.$A$837]; [.A111]))" office:value-type="float" office:value="102" calcext:value-type="float">
            <text:p>102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Jacqui Lambie Network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formula="of:=IF(([.C112]=0);VLOOKUP([.B112];[$Lookup.$A$2:.$B$53]; 2; FALSE());&quot;&quot;)" office:value-type="float" office:value="18" calcext:value-type="float">
            <text:p>18</text:p>
          </table:table-cell>
          <table:table-cell table:formula="of:=IF(NOT([.D112]=&quot;&quot;); [.D112]; COUNTIFS([.C$2:.C112]; &quot;&gt;0&quot;; [.A$2:.A112]; [.A112])+COM.MICROSOFT.MAXIFS([.$D$2:.$D$837]; [.$A$2:.$A$837]; [.A112]))" office:value-type="float" office:value="18" calcext:value-type="float">
            <text:p>1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Pirate Party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formula="of:=IF(([.C113]=0);VLOOKUP([.B113];[$Lookup.$A$2:.$B$53]; 2; FALSE());&quot;&quot;)">
            <text:p/>
          </table:table-cell>
          <table:table-cell table:formula="of:=IF(NOT([.D113]=&quot;&quot;); [.D113]; COUNTIFS([.C$2:.C113]; &quot;&gt;0&quot;; [.A$2:.A113]; [.A113])+COM.MICROSOFT.MAXIFS([.$D$2:.$D$837]; [.$A$2:.$A$837]; [.A113]))" office:value-type="float" office:value="103" calcext:value-type="float">
            <text:p>103</text:p>
          </table:table-cell>
          <table:table-cell office:value-type="string" calcext:value-type="string">
            <text:p>KEARNS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irate Party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formula="of:=IF(([.C114]=0);VLOOKUP([.B114];[$Lookup.$A$2:.$B$53]; 2; FALSE());&quot;&quot;)">
            <text:p/>
          </table:table-cell>
          <table:table-cell table:formula="of:=IF(NOT([.D114]=&quot;&quot;); [.D114]; COUNTIFS([.C$2:.C114]; &quot;&gt;0&quot;; [.A$2:.A114]; [.A114])+COM.MICROSOFT.MAXIFS([.$D$2:.$D$837]; [.$A$2:.$A$837]; [.A114]))" office:value-type="float" office:value="104" calcext:value-type="float">
            <text:p>104</text:p>
          </table:table-cell>
          <table:table-cell office:value-type="string" calcext:value-type="string">
            <text:p>McINTOSH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Pirate Party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formula="of:=IF(([.C115]=0);VLOOKUP([.B115];[$Lookup.$A$2:.$B$53]; 2; FALSE());&quot;&quot;)" office:value-type="float" office:value="19" calcext:value-type="float">
            <text:p>19</text:p>
          </table:table-cell>
          <table:table-cell table:formula="of:=IF(NOT([.D115]=&quot;&quot;); [.D115]; COUNTIFS([.C$2:.C115]; &quot;&gt;0&quot;; [.A$2:.A115]; [.A115])+COM.MICROSOFT.MAXIFS([.$D$2:.$D$837]; [.$A$2:.$A$837]; [.A115]))" office:value-type="float" office:value="19" calcext:value-type="float">
            <text:p>1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([.C116]=0);VLOOKUP([.B116];[$Lookup.$A$2:.$B$53]; 2; FALSE());&quot;&quot;)">
            <text:p/>
          </table:table-cell>
          <table:table-cell table:formula="of:=IF(NOT([.D116]=&quot;&quot;); [.D116]; COUNTIFS([.C$2:.C116]; &quot;&gt;0&quot;; [.A$2:.A116]; [.A116])+COM.MICROSOFT.MAXIFS([.$D$2:.$D$837]; [.$A$2:.$A$837]; [.A116]))" office:value-type="float" office:value="105" calcext:value-type="float">
            <text:p>105</text:p>
          </table:table-cell>
          <table:table-cell office:value-type="string" calcext:value-type="string">
            <text:p>BURSTON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([.C117]=0);VLOOKUP([.B117];[$Lookup.$A$2:.$B$53]; 2; FALSE());&quot;&quot;)">
            <text:p/>
          </table:table-cell>
          <table:table-cell table:formula="of:=IF(NOT([.D117]=&quot;&quot;); [.D117]; COUNTIFS([.C$2:.C117]; &quot;&gt;0&quot;; [.A$2:.A117]; [.A117])+COM.MICROSOFT.MAXIFS([.$D$2:.$D$837]; [.$A$2:.$A$837]; [.A117]))" office:value-type="float" office:value="106" calcext:value-type="float">
            <text:p>106</text:p>
          </table:table-cell>
          <table:table-cell office:value-type="string" calcext:value-type="string">
            <text:p>MACKI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([.C118]=0);VLOOKUP([.B118];[$Lookup.$A$2:.$B$53]; 2; FALSE());&quot;&quot;)">
            <text:p/>
          </table:table-cell>
          <table:table-cell table:formula="of:=IF(NOT([.D118]=&quot;&quot;); [.D118]; COUNTIFS([.C$2:.C118]; &quot;&gt;0&quot;; [.A$2:.A118]; [.A118])+COM.MICROSOFT.MAXIFS([.$D$2:.$D$837]; [.$A$2:.$A$837]; [.A118]))" office:value-type="float" office:value="107" calcext:value-type="float">
            <text:p>107</text:p>
          </table:table-cell>
          <table:table-cell office:value-type="string" calcext:value-type="string">
            <text:p>BERNIER</text:p>
          </table:table-cell>
          <table:table-cell office:value-type="string" calcext:value-type="string">
            <text:p>Christine Pamela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formula="of:=IF(([.C119]=0);VLOOKUP([.B119];[$Lookup.$A$2:.$B$53]; 2; FALSE());&quot;&quot;)" office:value-type="float" office:value="20" calcext:value-type="float">
            <text:p>20</text:p>
          </table:table-cell>
          <table:table-cell table:formula="of:=IF(NOT([.D119]=&quot;&quot;); [.D119]; COUNTIFS([.C$2:.C119]; &quot;&gt;0&quot;; [.A$2:.A119]; [.A119])+COM.MICROSOFT.MAXIFS([.$D$2:.$D$837]; [.$A$2:.$A$837]; [.A119]))" office:value-type="float" office:value="20" calcext:value-type="float">
            <text:p>2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eterans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formula="of:=IF(([.C120]=0);VLOOKUP([.B120];[$Lookup.$A$2:.$B$53]; 2; FALSE());&quot;&quot;)">
            <text:p/>
          </table:table-cell>
          <table:table-cell table:formula="of:=IF(NOT([.D120]=&quot;&quot;); [.D120]; COUNTIFS([.C$2:.C120]; &quot;&gt;0&quot;; [.A$2:.A120]; [.A120])+COM.MICROSOFT.MAXIFS([.$D$2:.$D$837]; [.$A$2:.$A$837]; [.A120]))" office:value-type="float" office:value="108" calcext:value-type="float">
            <text:p>108</text:p>
          </table:table-cell>
          <table:table-cell office:value-type="string" calcext:value-type="string">
            <text:p>BENNIE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Veterans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formula="of:=IF(([.C121]=0);VLOOKUP([.B121];[$Lookup.$A$2:.$B$53]; 2; FALSE());&quot;&quot;)">
            <text:p/>
          </table:table-cell>
          <table:table-cell table:formula="of:=IF(NOT([.D121]=&quot;&quot;); [.D121]; COUNTIFS([.C$2:.C121]; &quot;&gt;0&quot;; [.A$2:.A121]; [.A121])+COM.MICROSOFT.MAXIFS([.$D$2:.$D$837]; [.$A$2:.$A$837]; [.A121]))" office:value-type="float" office:value="109" calcext:value-type="float">
            <text:p>109</text:p>
          </table:table-cell>
          <table:table-cell office:value-type="string" calcext:value-type="string">
            <text:p>BRADBURY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Veterans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formula="of:=IF(([.C122]=0);VLOOKUP([.B122];[$Lookup.$A$2:.$B$53]; 2; FALSE());&quot;&quot;)" office:value-type="float" office:value="21" calcext:value-type="float">
            <text:p>21</text:p>
          </table:table-cell>
          <table:table-cell table:formula="of:=IF(NOT([.D122]=&quot;&quot;); [.D122]; COUNTIFS([.C$2:.C122]; &quot;&gt;0&quot;; [.A$2:.A122]; [.A122])+COM.MICROSOFT.MAXIFS([.$D$2:.$D$837]; [.$A$2:.$A$837]; [.A122]))" office:value-type="float" office:value="21" calcext:value-type="float">
            <text:p>2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ecular Party of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formula="of:=IF(([.C123]=0);VLOOKUP([.B123];[$Lookup.$A$2:.$B$53]; 2; FALSE());&quot;&quot;)">
            <text:p/>
          </table:table-cell>
          <table:table-cell table:formula="of:=IF(NOT([.D123]=&quot;&quot;); [.D123]; COUNTIFS([.C$2:.C123]; &quot;&gt;0&quot;; [.A$2:.A123]; [.A123])+COM.MICROSOFT.MAXIFS([.$D$2:.$D$837]; [.$A$2:.$A$837]; [.A123]))" office:value-type="float" office:value="110" calcext:value-type="float">
            <text:p>110</text:p>
          </table:table-cell>
          <table:table-cell office:value-type="string" calcext:value-type="string">
            <text:p>BRYCE</text:p>
          </table:table-cell>
          <table:table-cell office:value-type="string" calcext:value-type="string">
            <text:p>Ian Robert</text:p>
          </table:table-cell>
          <table:table-cell office:value-type="string" calcext:value-type="string">
            <text:p>Secular Party of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formula="of:=IF(([.C124]=0);VLOOKUP([.B124];[$Lookup.$A$2:.$B$53]; 2; FALSE());&quot;&quot;)">
            <text:p/>
          </table:table-cell>
          <table:table-cell table:formula="of:=IF(NOT([.D124]=&quot;&quot;); [.D124]; COUNTIFS([.C$2:.C124]; &quot;&gt;0&quot;; [.A$2:.A124]; [.A124])+COM.MICROSOFT.MAXIFS([.$D$2:.$D$837]; [.$A$2:.$A$837]; [.A124]))" office:value-type="float" office:value="111" calcext:value-type="float">
            <text:p>111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Secular Party of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formula="of:=IF(([.C125]=0);VLOOKUP([.B125];[$Lookup.$A$2:.$B$53]; 2; FALSE());&quot;&quot;)" office:value-type="float" office:value="22" calcext:value-type="float">
            <text:p>22</text:p>
          </table:table-cell>
          <table:table-cell table:formula="of:=IF(NOT([.D125]=&quot;&quot;); [.D125]; COUNTIFS([.C$2:.C125]; &quot;&gt;0&quot;; [.A$2:.A125]; [.A125])+COM.MICROSOFT.MAXIFS([.$D$2:.$D$837]; [.$A$2:.$A$837]; [.A125]))" office:value-type="float" office:value="22" calcext:value-type="float">
            <text:p>2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ountryMinded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formula="of:=IF(([.C126]=0);VLOOKUP([.B126];[$Lookup.$A$2:.$B$53]; 2; FALSE());&quot;&quot;)">
            <text:p/>
          </table:table-cell>
          <table:table-cell table:formula="of:=IF(NOT([.D126]=&quot;&quot;); [.D126]; COUNTIFS([.C$2:.C126]; &quot;&gt;0&quot;; [.A$2:.A126]; [.A126])+COM.MICROSOFT.MAXIFS([.$D$2:.$D$837]; [.$A$2:.$A$837]; [.A126]))" office:value-type="float" office:value="112" calcext:value-type="float">
            <text:p>112</text:p>
          </table:table-cell>
          <table:table-cell office:value-type="string" calcext:value-type="string">
            <text:p>BUCKMAN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CountryMinded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formula="of:=IF(([.C127]=0);VLOOKUP([.B127];[$Lookup.$A$2:.$B$53]; 2; FALSE());&quot;&quot;)">
            <text:p/>
          </table:table-cell>
          <table:table-cell table:formula="of:=IF(NOT([.D127]=&quot;&quot;); [.D127]; COUNTIFS([.C$2:.C127]; &quot;&gt;0&quot;; [.A$2:.A127]; [.A127])+COM.MICROSOFT.MAXIFS([.$D$2:.$D$837]; [.$A$2:.$A$837]; [.A127]))" office:value-type="float" office:value="113" calcext:value-type="float">
            <text:p>113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ethuen</text:p>
          </table:table-cell>
          <table:table-cell office:value-type="string" calcext:value-type="string">
            <text:p>CountryMinded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formula="of:=IF(([.C128]=0);VLOOKUP([.B128];[$Lookup.$A$2:.$B$53]; 2; FALSE());&quot;&quot;)" office:value-type="float" office:value="23" calcext:value-type="float">
            <text:p>23</text:p>
          </table:table-cell>
          <table:table-cell table:formula="of:=IF(NOT([.D128]=&quot;&quot;); [.D128]; COUNTIFS([.C$2:.C128]; &quot;&gt;0&quot;; [.A$2:.A128]; [.A128])+COM.MICROSOFT.MAXIFS([.$D$2:.$D$837]; [.$A$2:.$A$837]; [.A128]))" office:value-type="float" office:value="23" calcext:value-type="float">
            <text:p>2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ocialist Equality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IF(([.C129]=0);VLOOKUP([.B129];[$Lookup.$A$2:.$B$53]; 2; FALSE());&quot;&quot;)">
            <text:p/>
          </table:table-cell>
          <table:table-cell table:formula="of:=IF(NOT([.D129]=&quot;&quot;); [.D129]; COUNTIFS([.C$2:.C129]; &quot;&gt;0&quot;; [.A$2:.A129]; [.A129])+COM.MICROSOFT.MAXIFS([.$D$2:.$D$837]; [.$A$2:.$A$837]; [.A129]))" office:value-type="float" office:value="114" calcext:value-type="float">
            <text:p>114</text:p>
          </table:table-cell>
          <table:table-cell office:value-type="string" calcext:value-type="string">
            <text:p>COGA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ocialist Equality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IF(([.C130]=0);VLOOKUP([.B130];[$Lookup.$A$2:.$B$53]; 2; FALSE());&quot;&quot;)">
            <text:p/>
          </table:table-cell>
          <table:table-cell table:formula="of:=IF(NOT([.D130]=&quot;&quot;); [.D130]; COUNTIFS([.C$2:.C130]; &quot;&gt;0&quot;; [.A$2:.A130]; [.A130])+COM.MICROSOFT.MAXIFS([.$D$2:.$D$837]; [.$A$2:.$A$837]; [.A130]))" office:value-type="float" office:value="115" calcext:value-type="float">
            <text:p>115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ocialist Equality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formula="of:=IF(([.C131]=0);VLOOKUP([.B131];[$Lookup.$A$2:.$B$53]; 2; FALSE());&quot;&quot;)" office:value-type="float" office:value="24" calcext:value-type="float">
            <text:p>24</text:p>
          </table:table-cell>
          <table:table-cell table:formula="of:=IF(NOT([.D131]=&quot;&quot;); [.D131]; COUNTIFS([.C$2:.C131]; &quot;&gt;0&quot;; [.A$2:.A131]; [.A131])+COM.MICROSOFT.MAXIFS([.$D$2:.$D$837]; [.$A$2:.$A$837]; [.A131]))" office:value-type="float" office:value="24" calcext:value-type="float">
            <text:p>2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Katter's Australian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IF(([.C132]=0);VLOOKUP([.B132];[$Lookup.$A$2:.$B$53]; 2; FALSE());&quot;&quot;)">
            <text:p/>
          </table:table-cell>
          <table:table-cell table:formula="of:=IF(NOT([.D132]=&quot;&quot;); [.D132]; COUNTIFS([.C$2:.C132]; &quot;&gt;0&quot;; [.A$2:.A132]; [.A132])+COM.MICROSOFT.MAXIFS([.$D$2:.$D$837]; [.$A$2:.$A$837]; [.A132]))" office:value-type="float" office:value="116" calcext:value-type="float">
            <text:p>11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atter's Australian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IF(([.C133]=0);VLOOKUP([.B133];[$Lookup.$A$2:.$B$53]; 2; FALSE());&quot;&quot;)">
            <text:p/>
          </table:table-cell>
          <table:table-cell table:formula="of:=IF(NOT([.D133]=&quot;&quot;); [.D133]; COUNTIFS([.C$2:.C133]; &quot;&gt;0&quot;; [.A$2:.A133]; [.A133])+COM.MICROSOFT.MAXIFS([.$D$2:.$D$837]; [.$A$2:.$A$837]; [.A133]))" office:value-type="float" office:value="117" calcext:value-type="float">
            <text:p>117</text:p>
          </table:table-cell>
          <table:table-cell office:value-type="string" calcext:value-type="string">
            <text:p>BELCASTRO</text:p>
          </table:table-cell>
          <table:table-cell office:value-type="string" calcext:value-type="string">
            <text:p>Anthony Geno</text:p>
          </table:table-cell>
          <table:table-cell office:value-type="string" calcext:value-type="string">
            <text:p>Katter's Australian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IF(([.C134]=0);VLOOKUP([.B134];[$Lookup.$A$2:.$B$53]; 2; FALSE());&quot;&quot;)" office:value-type="float" office:value="25" calcext:value-type="float">
            <text:p>25</text:p>
          </table:table-cell>
          <table:table-cell table:formula="of:=IF(NOT([.D134]=&quot;&quot;); [.D134]; COUNTIFS([.C$2:.C134]; &quot;&gt;0&quot;; [.A$2:.A134]; [.A134])+COM.MICROSOFT.MAXIFS([.$D$2:.$D$837]; [.$A$2:.$A$837]; [.A134]))" office:value-type="float" office:value="25" calcext:value-type="float">
            <text:p>2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formula="of:=IF(([.C135]=0);VLOOKUP([.B135];[$Lookup.$A$2:.$B$53]; 2; FALSE());&quot;&quot;)">
            <text:p/>
          </table:table-cell>
          <table:table-cell table:formula="of:=IF(NOT([.D135]=&quot;&quot;); [.D135]; COUNTIFS([.C$2:.C135]; &quot;&gt;0&quot;; [.A$2:.A135]; [.A135])+COM.MICROSOFT.MAXIFS([.$D$2:.$D$837]; [.$A$2:.$A$837]; [.A135]))" office:value-type="float" office:value="118" calcext:value-type="float">
            <text:p>118</text:p>
          </table:table-cell>
          <table:table-cell office:value-type="string" calcext:value-type="string">
            <text:p>WRIGHTSON</text:p>
          </table:table-cell>
          <table:table-cell office:value-type="string" calcext:value-type="string">
            <text:p>Suellen Marree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formula="of:=IF(([.C136]=0);VLOOKUP([.B136];[$Lookup.$A$2:.$B$53]; 2; FALSE());&quot;&quot;)">
            <text:p/>
          </table:table-cell>
          <table:table-cell table:formula="of:=IF(NOT([.D136]=&quot;&quot;); [.D136]; COUNTIFS([.C$2:.C136]; &quot;&gt;0&quot;; [.A$2:.A136]; [.A136])+COM.MICROSOFT.MAXIFS([.$D$2:.$D$837]; [.$A$2:.$A$837]; [.A136]))" office:value-type="float" office:value="119" calcext:value-type="float">
            <text:p>119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Robert James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formula="of:=IF(([.C137]=0);VLOOKUP([.B137];[$Lookup.$A$2:.$B$53]; 2; FALSE());&quot;&quot;)">
            <text:p/>
          </table:table-cell>
          <table:table-cell table:formula="of:=IF(NOT([.D137]=&quot;&quot;); [.D137]; COUNTIFS([.C$2:.C137]; &quot;&gt;0&quot;; [.A$2:.A137]; [.A137])+COM.MICROSOFT.MAXIFS([.$D$2:.$D$837]; [.$A$2:.$A$837]; [.A137]))" office:value-type="float" office:value="120" calcext:value-type="float">
            <text:p>120</text:p>
          </table:table-cell>
          <table:table-cell office:value-type="string" calcext:value-type="string">
            <text:p>DONNELLY</text:p>
          </table:table-cell>
          <table:table-cell office:value-type="string" calcext:value-type="string">
            <text:p>Cara Melissa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formula="of:=IF(([.C138]=0);VLOOKUP([.B138];[$Lookup.$A$2:.$B$53]; 2; FALSE());&quot;&quot;)" office:value-type="float" office:value="26" calcext:value-type="float">
            <text:p>26</text:p>
          </table:table-cell>
          <table:table-cell table:formula="of:=IF(NOT([.D138]=&quot;&quot;); [.D138]; COUNTIFS([.C$2:.C138]; &quot;&gt;0&quot;; [.A$2:.A138]; [.A138])+COM.MICROSOFT.MAXIFS([.$D$2:.$D$837]; [.$A$2:.$A$837]; [.A138]))" office:value-type="float" office:value="26" calcext:value-type="float">
            <text:p>2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formula="of:=IF(([.C139]=0);VLOOKUP([.B139];[$Lookup.$A$2:.$B$53]; 2; FALSE());&quot;&quot;)">
            <text:p/>
          </table:table-cell>
          <table:table-cell table:formula="of:=IF(NOT([.D139]=&quot;&quot;); [.D139]; COUNTIFS([.C$2:.C139]; &quot;&gt;0&quot;; [.A$2:.A139]; [.A139])+COM.MICROSOFT.MAXIFS([.$D$2:.$D$837]; [.$A$2:.$A$837]; [.A139]))" office:value-type="float" office:value="121" calcext:value-type="float">
            <text:p>121</text:p>
          </table:table-cell>
          <table:table-cell office:value-type="string" calcext:value-type="string">
            <text:p>LAWLER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formula="of:=IF(([.C140]=0);VLOOKUP([.B140];[$Lookup.$A$2:.$B$53]; 2; FALSE());&quot;&quot;)">
            <text:p/>
          </table:table-cell>
          <table:table-cell table:formula="of:=IF(NOT([.D140]=&quot;&quot;); [.D140]; COUNTIFS([.C$2:.C140]; &quot;&gt;0&quot;; [.A$2:.A140]; [.A140])+COM.MICROSOFT.MAXIFS([.$D$2:.$D$837]; [.$A$2:.$A$837]; [.A140]))" office:value-type="float" office:value="122" calcext:value-type="float">
            <text:p>122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table:formula="of:=IF(([.C141]=0);VLOOKUP([.B141];[$Lookup.$A$2:.$B$53]; 2; FALSE());&quot;&quot;)" office:value-type="float" office:value="27" calcext:value-type="float">
            <text:p>27</text:p>
          </table:table-cell>
          <table:table-cell table:formula="of:=IF(NOT([.D141]=&quot;&quot;); [.D141]; COUNTIFS([.C$2:.C141]; &quot;&gt;0&quot;; [.A$2:.A141]; [.A141])+COM.MICROSOFT.MAXIFS([.$D$2:.$D$837]; [.$A$2:.$A$837]; [.A141]))" office:value-type="float" office:value="27" calcext:value-type="float">
            <text:p>2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Motoring Enthusiast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table:formula="of:=IF(([.C142]=0);VLOOKUP([.B142];[$Lookup.$A$2:.$B$53]; 2; FALSE());&quot;&quot;)">
            <text:p/>
          </table:table-cell>
          <table:table-cell table:formula="of:=IF(NOT([.D142]=&quot;&quot;); [.D142]; COUNTIFS([.C$2:.C142]; &quot;&gt;0&quot;; [.A$2:.A142]; [.A142])+COM.MICROSOFT.MAXIFS([.$D$2:.$D$837]; [.$A$2:.$A$837]; [.A142]))" office:value-type="float" office:value="123" calcext:value-type="float">
            <text:p>123</text:p>
          </table:table-cell>
          <table:table-cell office:value-type="string" calcext:value-type="string">
            <text:p>BRYDEN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Australian Motoring Enthusiast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A</text:p>
          </table:table-cell>
          <table:table-cell office:value-type="float" office:value="2" calcext:value-type="float">
            <text:p>2</text:p>
          </table:table-cell>
          <table:table-cell table:formula="of:=IF(([.C143]=0);VLOOKUP([.B143];[$Lookup.$A$2:.$B$53]; 2; FALSE());&quot;&quot;)">
            <text:p/>
          </table:table-cell>
          <table:table-cell table:formula="of:=IF(NOT([.D143]=&quot;&quot;); [.D143]; COUNTIFS([.C$2:.C143]; &quot;&gt;0&quot;; [.A$2:.A143]; [.A143])+COM.MICROSOFT.MAXIFS([.$D$2:.$D$837]; [.$A$2:.$A$837]; [.A143]))" office:value-type="float" office:value="124" calcext:value-type="float">
            <text:p>124</text:p>
          </table:table-cell>
          <table:table-cell office:value-type="string" calcext:value-type="string">
            <text:p>KIRKNES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ustralian Motoring Enthusiast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formula="of:=IF(([.C144]=0);VLOOKUP([.B144];[$Lookup.$A$2:.$B$53]; 2; FALSE());&quot;&quot;)" office:value-type="float" office:value="28" calcext:value-type="float">
            <text:p>28</text:p>
          </table:table-cell>
          <table:table-cell table:formula="of:=IF(NOT([.D144]=&quot;&quot;); [.D144]; COUNTIFS([.C$2:.C144]; &quot;&gt;0&quot;; [.A$2:.A144]; [.A144])+COM.MICROSOFT.MAXIFS([.$D$2:.$D$837]; [.$A$2:.$A$837]; [.A144]))" office:value-type="float" office:value="28" calcext:value-type="float">
            <text:p>2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formula="of:=IF(([.C145]=0);VLOOKUP([.B145];[$Lookup.$A$2:.$B$53]; 2; FALSE());&quot;&quot;)">
            <text:p/>
          </table:table-cell>
          <table:table-cell table:formula="of:=IF(NOT([.D145]=&quot;&quot;); [.D145]; COUNTIFS([.C$2:.C145]; &quot;&gt;0&quot;; [.A$2:.A145]; [.A145])+COM.MICROSOFT.MAXIFS([.$D$2:.$D$837]; [.$A$2:.$A$837]; [.A145]))" office:value-type="float" office:value="125" calcext:value-type="float">
            <text:p>125</text:p>
          </table:table-cell>
          <table:table-cell office:value-type="string" calcext:value-type="string">
            <text:p>STONER</text:p>
          </table:table-cell>
          <table:table-cell office:value-type="string" calcext:value-type="string">
            <text:p>Lynda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table:formula="of:=IF(([.C146]=0);VLOOKUP([.B146];[$Lookup.$A$2:.$B$53]; 2; FALSE());&quot;&quot;)">
            <text:p/>
          </table:table-cell>
          <table:table-cell table:formula="of:=IF(NOT([.D146]=&quot;&quot;); [.D146]; COUNTIFS([.C$2:.C146]; &quot;&gt;0&quot;; [.A$2:.A146]; [.A146])+COM.MICROSOFT.MAXIFS([.$D$2:.$D$837]; [.$A$2:.$A$837]; [.A146]))" office:value-type="float" office:value="126" calcext:value-type="float">
            <text:p>126</text:p>
          </table:table-cell>
          <table:table-cell office:value-type="string" calcext:value-type="string">
            <text:p>ELKINGTON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formula="of:=IF(([.C147]=0);VLOOKUP([.B147];[$Lookup.$A$2:.$B$53]; 2; FALSE());&quot;&quot;)" office:value-type="float" office:value="29" calcext:value-type="float">
            <text:p>29</text:p>
          </table:table-cell>
          <table:table-cell table:formula="of:=IF(NOT([.D147]=&quot;&quot;); [.D147]; COUNTIFS([.C$2:.C147]; &quot;&gt;0&quot;; [.A$2:.A147]; [.A147])+COM.MICROSOFT.MAXIFS([.$D$2:.$D$837]; [.$A$2:.$A$837]; [.A147]))" office:value-type="float" office:value="29" calcext:value-type="float">
            <text:p>2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table:formula="of:=IF(([.C148]=0);VLOOKUP([.B148];[$Lookup.$A$2:.$B$53]; 2; FALSE());&quot;&quot;)">
            <text:p/>
          </table:table-cell>
          <table:table-cell table:formula="of:=IF(NOT([.D148]=&quot;&quot;); [.D148]; COUNTIFS([.C$2:.C148]; &quot;&gt;0&quot;; [.A$2:.A148]; [.A148])+COM.MICROSOFT.MAXIFS([.$D$2:.$D$837]; [.$A$2:.$A$837]; [.A148]))" office:value-type="float" office:value="127" calcext:value-type="float">
            <text:p>127</text:p>
          </table:table-cell>
          <table:table-cell office:value-type="string" calcext:value-type="string">
            <text:p>KELDOULIS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table:formula="of:=IF(([.C149]=0);VLOOKUP([.B149];[$Lookup.$A$2:.$B$53]; 2; FALSE());&quot;&quot;)">
            <text:p/>
          </table:table-cell>
          <table:table-cell table:formula="of:=IF(NOT([.D149]=&quot;&quot;); [.D149]; COUNTIFS([.C$2:.C149]; &quot;&gt;0&quot;; [.A$2:.A149]; [.A149])+COM.MICROSOFT.MAXIFS([.$D$2:.$D$837]; [.$A$2:.$A$837]; [.A149]))" office:value-type="float" office:value="128" calcext:value-type="float">
            <text:p>128</text:p>
          </table:table-cell>
          <table:table-cell office:value-type="string" calcext:value-type="string">
            <text:p>GLEDHILL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D</text:p>
          </table:table-cell>
          <table:table-cell office:value-type="float" office:value="0" calcext:value-type="float">
            <text:p>0</text:p>
          </table:table-cell>
          <table:table-cell table:formula="of:=IF(([.C150]=0);VLOOKUP([.B150];[$Lookup.$A$2:.$B$53]; 2; FALSE());&quot;&quot;)" office:value-type="float" office:value="30" calcext:value-type="float">
            <text:p>30</text:p>
          </table:table-cell>
          <table:table-cell table:formula="of:=IF(NOT([.D150]=&quot;&quot;); [.D150]; COUNTIFS([.C$2:.C150]; &quot;&gt;0&quot;; [.A$2:.A150]; [.A150])+COM.MICROSOFT.MAXIFS([.$D$2:.$D$837]; [.$A$2:.$A$837]; [.A150]))" office:value-type="float" office:value="30" calcext:value-type="float">
            <text:p>3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Non-Custodial Parents Party (Equal Parenting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formula="of:=IF(([.C151]=0);VLOOKUP([.B151];[$Lookup.$A$2:.$B$53]; 2; FALSE());&quot;&quot;)">
            <text:p/>
          </table:table-cell>
          <table:table-cell table:formula="of:=IF(NOT([.D151]=&quot;&quot;); [.D151]; COUNTIFS([.C$2:.C151]; &quot;&gt;0&quot;; [.A$2:.A151]; [.A151])+COM.MICROSOFT.MAXIFS([.$D$2:.$D$837]; [.$A$2:.$A$837]; [.A151]))" office:value-type="float" office:value="129" calcext:value-type="float">
            <text:p>129</text:p>
          </table:table-cell>
          <table:table-cell office:value-type="string" calcext:value-type="string">
            <text:p>GREENING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on-Custodial Parents Party (Equal Parenting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D</text:p>
          </table:table-cell>
          <table:table-cell office:value-type="float" office:value="2" calcext:value-type="float">
            <text:p>2</text:p>
          </table:table-cell>
          <table:table-cell table:formula="of:=IF(([.C152]=0);VLOOKUP([.B152];[$Lookup.$A$2:.$B$53]; 2; FALSE());&quot;&quot;)">
            <text:p/>
          </table:table-cell>
          <table:table-cell table:formula="of:=IF(NOT([.D152]=&quot;&quot;); [.D152]; COUNTIFS([.C$2:.C152]; &quot;&gt;0&quot;; [.A$2:.A152]; [.A152])+COM.MICROSOFT.MAXIFS([.$D$2:.$D$837]; [.$A$2:.$A$837]; [.A152]))" office:value-type="float" office:value="130" calcext:value-type="float">
            <text:p>130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Non-Custodial Parents Party (Equal Parenting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E</text:p>
          </table:table-cell>
          <table:table-cell office:value-type="float" office:value="0" calcext:value-type="float">
            <text:p>0</text:p>
          </table:table-cell>
          <table:table-cell table:formula="of:=IF(([.C153]=0);VLOOKUP([.B153];[$Lookup.$A$2:.$B$53]; 2; FALSE());&quot;&quot;)" office:value-type="float" office:value="31" calcext:value-type="float">
            <text:p>31</text:p>
          </table:table-cell>
          <table:table-cell table:formula="of:=IF(NOT([.D153]=&quot;&quot;); [.D153]; COUNTIFS([.C$2:.C153]; &quot;&gt;0&quot;; [.A$2:.A153]; [.A153])+COM.MICROSOFT.MAXIFS([.$D$2:.$D$837]; [.$A$2:.$A$837]; [.A153]))" office:value-type="float" office:value="31" calcext:value-type="float">
            <text:p>3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E</text:p>
          </table:table-cell>
          <table:table-cell office:value-type="float" office:value="1" calcext:value-type="float">
            <text:p>1</text:p>
          </table:table-cell>
          <table:table-cell table:formula="of:=IF(([.C154]=0);VLOOKUP([.B154];[$Lookup.$A$2:.$B$53]; 2; FALSE());&quot;&quot;)">
            <text:p/>
          </table:table-cell>
          <table:table-cell table:formula="of:=IF(NOT([.D154]=&quot;&quot;); [.D154]; COUNTIFS([.C$2:.C154]; &quot;&gt;0&quot;; [.A$2:.A154]; [.A154])+COM.MICROSOFT.MAXIFS([.$D$2:.$D$837]; [.$A$2:.$A$837]; [.A154]))" office:value-type="float" office:value="131" calcext:value-type="float">
            <text:p>131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table:formula="of:=IF(([.C155]=0);VLOOKUP([.B155];[$Lookup.$A$2:.$B$53]; 2; FALSE());&quot;&quot;)">
            <text:p/>
          </table:table-cell>
          <table:table-cell table:formula="of:=IF(NOT([.D155]=&quot;&quot;); [.D155]; COUNTIFS([.C$2:.C155]; &quot;&gt;0&quot;; [.A$2:.A155]; [.A155])+COM.MICROSOFT.MAXIFS([.$D$2:.$D$837]; [.$A$2:.$A$837]; [.A155]))" office:value-type="float" office:value="132" calcext:value-type="float">
            <text:p>132</text:p>
          </table:table-cell>
          <table:table-cell office:value-type="string" calcext:value-type="string">
            <text:p>FREARSON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F</text:p>
          </table:table-cell>
          <table:table-cell office:value-type="float" office:value="0" calcext:value-type="float">
            <text:p>0</text:p>
          </table:table-cell>
          <table:table-cell table:formula="of:=IF(([.C156]=0);VLOOKUP([.B156];[$Lookup.$A$2:.$B$53]; 2; FALSE());&quot;&quot;)" office:value-type="float" office:value="32" calcext:value-type="float">
            <text:p>32</text:p>
          </table:table-cell>
          <table:table-cell table:formula="of:=IF(NOT([.D156]=&quot;&quot;); [.D156]; COUNTIFS([.C$2:.C156]; &quot;&gt;0&quot;; [.A$2:.A156]; [.A156])+COM.MICROSOFT.MAXIFS([.$D$2:.$D$837]; [.$A$2:.$A$837]; [.A156]))" office:value-type="float" office:value="32" calcext:value-type="float">
            <text:p>3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formula="of:=IF(([.C157]=0);VLOOKUP([.B157];[$Lookup.$A$2:.$B$53]; 2; FALSE());&quot;&quot;)">
            <text:p/>
          </table:table-cell>
          <table:table-cell table:formula="of:=IF(NOT([.D157]=&quot;&quot;); [.D157]; COUNTIFS([.C$2:.C157]; &quot;&gt;0&quot;; [.A$2:.A157]; [.A157])+COM.MICROSOFT.MAXIFS([.$D$2:.$D$837]; [.$A$2:.$A$837]; [.A157]))" office:value-type="float" office:value="133" calcext:value-type="float">
            <text:p>133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Nella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F</text:p>
          </table:table-cell>
          <table:table-cell office:value-type="float" office:value="2" calcext:value-type="float">
            <text:p>2</text:p>
          </table:table-cell>
          <table:table-cell table:formula="of:=IF(([.C158]=0);VLOOKUP([.B158];[$Lookup.$A$2:.$B$53]; 2; FALSE());&quot;&quot;)">
            <text:p/>
          </table:table-cell>
          <table:table-cell table:formula="of:=IF(NOT([.D158]=&quot;&quot;); [.D158]; COUNTIFS([.C$2:.C158]; &quot;&gt;0&quot;; [.A$2:.A158]; [.A158])+COM.MICROSOFT.MAXIFS([.$D$2:.$D$837]; [.$A$2:.$A$837]; [.A158]))" office:value-type="float" office:value="134" calcext:value-type="float">
            <text:p>134</text:p>
          </table:table-cell>
          <table:table-cell office:value-type="string" calcext:value-type="string">
            <text:p>RAHM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F</text:p>
          </table:table-cell>
          <table:table-cell office:value-type="float" office:value="3" calcext:value-type="float">
            <text:p>3</text:p>
          </table:table-cell>
          <table:table-cell table:formula="of:=IF(([.C159]=0);VLOOKUP([.B159];[$Lookup.$A$2:.$B$53]; 2; FALSE());&quot;&quot;)">
            <text:p/>
          </table:table-cell>
          <table:table-cell table:formula="of:=IF(NOT([.D159]=&quot;&quot;); [.D159]; COUNTIFS([.C$2:.C159]; &quot;&gt;0&quot;; [.A$2:.A159]; [.A159])+COM.MICROSOFT.MAXIFS([.$D$2:.$D$837]; [.$A$2:.$A$837]; [.A159]))" office:value-type="float" office:value="135" calcext:value-type="float">
            <text:p>135</text:p>
          </table:table-cell>
          <table:table-cell office:value-type="string" calcext:value-type="string">
            <text:p>LIONS</text:p>
          </table:table-cell>
          <table:table-cell office:value-type="string" calcext:value-type="string">
            <text:p>Deborah Ann Jane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F</text:p>
          </table:table-cell>
          <table:table-cell office:value-type="float" office:value="4" calcext:value-type="float">
            <text:p>4</text:p>
          </table:table-cell>
          <table:table-cell table:formula="of:=IF(([.C160]=0);VLOOKUP([.B160];[$Lookup.$A$2:.$B$53]; 2; FALSE());&quot;&quot;)">
            <text:p/>
          </table:table-cell>
          <table:table-cell table:formula="of:=IF(NOT([.D160]=&quot;&quot;); [.D160]; COUNTIFS([.C$2:.C160]; &quot;&gt;0&quot;; [.A$2:.A160]; [.A160])+COM.MICROSOFT.MAXIFS([.$D$2:.$D$837]; [.$A$2:.$A$837]; [.A160]))" office:value-type="float" office:value="136" calcext:value-type="float">
            <text:p>136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F</text:p>
          </table:table-cell>
          <table:table-cell office:value-type="float" office:value="5" calcext:value-type="float">
            <text:p>5</text:p>
          </table:table-cell>
          <table:table-cell table:formula="of:=IF(([.C161]=0);VLOOKUP([.B161];[$Lookup.$A$2:.$B$53]; 2; FALSE());&quot;&quot;)">
            <text:p/>
          </table:table-cell>
          <table:table-cell table:formula="of:=IF(NOT([.D161]=&quot;&quot;); [.D161]; COUNTIFS([.C$2:.C161]; &quot;&gt;0&quot;; [.A$2:.A161]; [.A161])+COM.MICROSOFT.MAXIFS([.$D$2:.$D$837]; [.$A$2:.$A$837]; [.A161]))" office:value-type="float" office:value="137" calcext:value-type="float">
            <text:p>137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Tania Stephanie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F</text:p>
          </table:table-cell>
          <table:table-cell office:value-type="float" office:value="6" calcext:value-type="float">
            <text:p>6</text:p>
          </table:table-cell>
          <table:table-cell table:formula="of:=IF(([.C162]=0);VLOOKUP([.B162];[$Lookup.$A$2:.$B$53]; 2; FALSE());&quot;&quot;)">
            <text:p/>
          </table:table-cell>
          <table:table-cell table:formula="of:=IF(NOT([.D162]=&quot;&quot;); [.D162]; COUNTIFS([.C$2:.C162]; &quot;&gt;0&quot;; [.A$2:.A162]; [.A162])+COM.MICROSOFT.MAXIFS([.$D$2:.$D$837]; [.$A$2:.$A$837]; [.A162]))" office:value-type="float" office:value="138" calcext:value-type="float">
            <text:p>138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F</text:p>
          </table:table-cell>
          <table:table-cell office:value-type="float" office:value="7" calcext:value-type="float">
            <text:p>7</text:p>
          </table:table-cell>
          <table:table-cell table:formula="of:=IF(([.C163]=0);VLOOKUP([.B163];[$Lookup.$A$2:.$B$53]; 2; FALSE());&quot;&quot;)">
            <text:p/>
          </table:table-cell>
          <table:table-cell table:formula="of:=IF(NOT([.D163]=&quot;&quot;); [.D163]; COUNTIFS([.C$2:.C163]; &quot;&gt;0&quot;; [.A$2:.A163]; [.A163])+COM.MICROSOFT.MAXIFS([.$D$2:.$D$837]; [.$A$2:.$A$837]; [.A163]))" office:value-type="float" office:value="139" calcext:value-type="float">
            <text:p>139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F</text:p>
          </table:table-cell>
          <table:table-cell office:value-type="float" office:value="8" calcext:value-type="float">
            <text:p>8</text:p>
          </table:table-cell>
          <table:table-cell table:formula="of:=IF(([.C164]=0);VLOOKUP([.B164];[$Lookup.$A$2:.$B$53]; 2; FALSE());&quot;&quot;)">
            <text:p/>
          </table:table-cell>
          <table:table-cell table:formula="of:=IF(NOT([.D164]=&quot;&quot;); [.D164]; COUNTIFS([.C$2:.C164]; &quot;&gt;0&quot;; [.A$2:.A164]; [.A164])+COM.MICROSOFT.MAXIFS([.$D$2:.$D$837]; [.$A$2:.$A$837]; [.A164]))" office:value-type="float" office:value="140" calcext:value-type="float">
            <text:p>140</text:p>
          </table:table-cell>
          <table:table-cell office:value-type="string" calcext:value-type="string">
            <text:p>BROADBRIDGE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F</text:p>
          </table:table-cell>
          <table:table-cell office:value-type="float" office:value="9" calcext:value-type="float">
            <text:p>9</text:p>
          </table:table-cell>
          <table:table-cell table:formula="of:=IF(([.C165]=0);VLOOKUP([.B165];[$Lookup.$A$2:.$B$53]; 2; FALSE());&quot;&quot;)">
            <text:p/>
          </table:table-cell>
          <table:table-cell table:formula="of:=IF(NOT([.D165]=&quot;&quot;); [.D165]; COUNTIFS([.C$2:.C165]; &quot;&gt;0&quot;; [.A$2:.A165]; [.A165])+COM.MICROSOFT.MAXIFS([.$D$2:.$D$837]; [.$A$2:.$A$837]; [.A165]))" office:value-type="float" office:value="141" calcext:value-type="float">
            <text:p>141</text:p>
          </table:table-cell>
          <table:table-cell office:value-type="string" calcext:value-type="string">
            <text:p>AVASALU</text:p>
          </table:table-cell>
          <table:table-cell office:value-type="string" calcext:value-type="string">
            <text:p>Rhonda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F</text:p>
          </table:table-cell>
          <table:table-cell office:value-type="float" office:value="10" calcext:value-type="float">
            <text:p>10</text:p>
          </table:table-cell>
          <table:table-cell table:formula="of:=IF(([.C166]=0);VLOOKUP([.B166];[$Lookup.$A$2:.$B$53]; 2; FALSE());&quot;&quot;)">
            <text:p/>
          </table:table-cell>
          <table:table-cell table:formula="of:=IF(NOT([.D166]=&quot;&quot;); [.D166]; COUNTIFS([.C$2:.C166]; &quot;&gt;0&quot;; [.A$2:.A166]; [.A166])+COM.MICROSOFT.MAXIFS([.$D$2:.$D$837]; [.$A$2:.$A$837]; [.A166]))" office:value-type="float" office:value="142" calcext:value-type="float">
            <text:p>142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F</text:p>
          </table:table-cell>
          <table:table-cell office:value-type="float" office:value="11" calcext:value-type="float">
            <text:p>11</text:p>
          </table:table-cell>
          <table:table-cell table:formula="of:=IF(([.C167]=0);VLOOKUP([.B167];[$Lookup.$A$2:.$B$53]; 2; FALSE());&quot;&quot;)">
            <text:p/>
          </table:table-cell>
          <table:table-cell table:formula="of:=IF(NOT([.D167]=&quot;&quot;); [.D167]; COUNTIFS([.C$2:.C167]; &quot;&gt;0&quot;; [.A$2:.A167]; [.A167])+COM.MICROSOFT.MAXIFS([.$D$2:.$D$837]; [.$A$2:.$A$837]; [.A167]))" office:value-type="float" office:value="143" calcext:value-type="float">
            <text:p>143</text:p>
          </table:table-cell>
          <table:table-cell office:value-type="string" calcext:value-type="string">
            <text:p>EL-DAGHL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F</text:p>
          </table:table-cell>
          <table:table-cell office:value-type="float" office:value="12" calcext:value-type="float">
            <text:p>12</text:p>
          </table:table-cell>
          <table:table-cell table:formula="of:=IF(([.C168]=0);VLOOKUP([.B168];[$Lookup.$A$2:.$B$53]; 2; FALSE());&quot;&quot;)">
            <text:p/>
          </table:table-cell>
          <table:table-cell table:formula="of:=IF(NOT([.D168]=&quot;&quot;); [.D168]; COUNTIFS([.C$2:.C168]; &quot;&gt;0&quot;; [.A$2:.A168]; [.A168])+COM.MICROSOFT.MAXIFS([.$D$2:.$D$837]; [.$A$2:.$A$837]; [.A168]))" office:value-type="float" office:value="144" calcext:value-type="float">
            <text:p>144</text:p>
          </table:table-cell>
          <table:table-cell office:value-type="string" calcext:value-type="string">
            <text:p>KNOX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G</text:p>
          </table:table-cell>
          <table:table-cell office:value-type="float" office:value="0" calcext:value-type="float">
            <text:p>0</text:p>
          </table:table-cell>
          <table:table-cell table:formula="of:=IF(([.C169]=0);VLOOKUP([.B169];[$Lookup.$A$2:.$B$53]; 2; FALSE());&quot;&quot;)" office:value-type="float" office:value="33" calcext:value-type="float">
            <text:p>33</text:p>
          </table:table-cell>
          <table:table-cell table:formula="of:=IF(NOT([.D169]=&quot;&quot;); [.D169]; COUNTIFS([.C$2:.C169]; &quot;&gt;0&quot;; [.A$2:.A169]; [.A169])+COM.MICROSOFT.MAXIFS([.$D$2:.$D$837]; [.$A$2:.$A$837]; [.A169]))" office:value-type="float" office:value="33" calcext:value-type="float">
            <text:p>3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Sex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table:formula="of:=IF(([.C170]=0);VLOOKUP([.B170];[$Lookup.$A$2:.$B$53]; 2; FALSE());&quot;&quot;)">
            <text:p/>
          </table:table-cell>
          <table:table-cell table:formula="of:=IF(NOT([.D170]=&quot;&quot;); [.D170]; COUNTIFS([.C$2:.C170]; &quot;&gt;0&quot;; [.A$2:.A170]; [.A170])+COM.MICROSOFT.MAXIFS([.$D$2:.$D$837]; [.$A$2:.$A$837]; [.A170]))" office:value-type="float" office:value="145" calcext:value-type="float">
            <text:p>145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Australian Sex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G</text:p>
          </table:table-cell>
          <table:table-cell office:value-type="float" office:value="2" calcext:value-type="float">
            <text:p>2</text:p>
          </table:table-cell>
          <table:table-cell table:formula="of:=IF(([.C171]=0);VLOOKUP([.B171];[$Lookup.$A$2:.$B$53]; 2; FALSE());&quot;&quot;)">
            <text:p/>
          </table:table-cell>
          <table:table-cell table:formula="of:=IF(NOT([.D171]=&quot;&quot;); [.D171]; COUNTIFS([.C$2:.C171]; &quot;&gt;0&quot;; [.A$2:.A171]; [.A171])+COM.MICROSOFT.MAXIFS([.$D$2:.$D$837]; [.$A$2:.$A$837]; [.A171]))" office:value-type="float" office:value="146" calcext:value-type="float">
            <text:p>146</text:p>
          </table:table-cell>
          <table:table-cell office:value-type="string" calcext:value-type="string">
            <text:p>RAYE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Australian Sex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  <table:table-cell table:formula="of:=IF(([.C172]=0);VLOOKUP([.B172];[$Lookup.$A$2:.$B$53]; 2; FALSE());&quot;&quot;)" office:value-type="float" office:value="34" calcext:value-type="float">
            <text:p>34</text:p>
          </table:table-cell>
          <table:table-cell table:formula="of:=IF(NOT([.D172]=&quot;&quot;); [.D172]; COUNTIFS([.C$2:.C172]; &quot;&gt;0&quot;; [.A$2:.A172]; [.A172])+COM.MICROSOFT.MAXIFS([.$D$2:.$D$837]; [.$A$2:.$A$837]; [.A172]))" office:value-type="float" office:value="34" calcext:value-type="float">
            <text:p>3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Progressive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table:formula="of:=IF(([.C173]=0);VLOOKUP([.B173];[$Lookup.$A$2:.$B$53]; 2; FALSE());&quot;&quot;)">
            <text:p/>
          </table:table-cell>
          <table:table-cell table:formula="of:=IF(NOT([.D173]=&quot;&quot;); [.D173]; COUNTIFS([.C$2:.C173]; &quot;&gt;0&quot;; [.A$2:.A173]; [.A173])+COM.MICROSOFT.MAXIFS([.$D$2:.$D$837]; [.$A$2:.$A$837]; [.A173]))" office:value-type="float" office:value="147" calcext:value-type="float">
            <text:p>147</text:p>
          </table:table-cell>
          <table:table-cell office:value-type="string" calcext:value-type="string">
            <text:p>QUARTLY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Australian Progressive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table:formula="of:=IF(([.C174]=0);VLOOKUP([.B174];[$Lookup.$A$2:.$B$53]; 2; FALSE());&quot;&quot;)">
            <text:p/>
          </table:table-cell>
          <table:table-cell table:formula="of:=IF(NOT([.D174]=&quot;&quot;); [.D174]; COUNTIFS([.C$2:.C174]; &quot;&gt;0&quot;; [.A$2:.A174]; [.A174])+COM.MICROSOFT.MAXIFS([.$D$2:.$D$837]; [.$A$2:.$A$837]; [.A174]))" office:value-type="float" office:value="148" calcext:value-type="float">
            <text:p>148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ustralian Progressive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I</text:p>
          </table:table-cell>
          <table:table-cell office:value-type="float" office:value="0" calcext:value-type="float">
            <text:p>0</text:p>
          </table:table-cell>
          <table:table-cell table:formula="of:=IF(([.C175]=0);VLOOKUP([.B175];[$Lookup.$A$2:.$B$53]; 2; FALSE());&quot;&quot;)" office:value-type="float" office:value="35" calcext:value-type="float">
            <text:p>35</text:p>
          </table:table-cell>
          <table:table-cell table:formula="of:=IF(NOT([.D175]=&quot;&quot;); [.D175]; COUNTIFS([.C$2:.C175]; &quot;&gt;0&quot;; [.A$2:.A175]; [.A175])+COM.MICROSOFT.MAXIFS([.$D$2:.$D$837]; [.$A$2:.$A$837]; [.A175]))" office:value-type="float" office:value="35" calcext:value-type="float">
            <text:p>3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I</text:p>
          </table:table-cell>
          <table:table-cell office:value-type="float" office:value="1" calcext:value-type="float">
            <text:p>1</text:p>
          </table:table-cell>
          <table:table-cell table:formula="of:=IF(([.C176]=0);VLOOKUP([.B176];[$Lookup.$A$2:.$B$53]; 2; FALSE());&quot;&quot;)">
            <text:p/>
          </table:table-cell>
          <table:table-cell table:formula="of:=IF(NOT([.D176]=&quot;&quot;); [.D176]; COUNTIFS([.C$2:.C176]; &quot;&gt;0&quot;; [.A$2:.A176]; [.A176])+COM.MICROSOFT.MAXIFS([.$D$2:.$D$837]; [.$A$2:.$A$837]; [.A176]))" office:value-type="float" office:value="149" calcext:value-type="float">
            <text:p>149</text:p>
          </table:table-cell>
          <table:table-cell office:value-type="string" calcext:value-type="string">
            <text:p>DALGLIESH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I</text:p>
          </table:table-cell>
          <table:table-cell office:value-type="float" office:value="2" calcext:value-type="float">
            <text:p>2</text:p>
          </table:table-cell>
          <table:table-cell table:formula="of:=IF(([.C177]=0);VLOOKUP([.B177];[$Lookup.$A$2:.$B$53]; 2; FALSE());&quot;&quot;)">
            <text:p/>
          </table:table-cell>
          <table:table-cell table:formula="of:=IF(NOT([.D177]=&quot;&quot;); [.D177]; COUNTIFS([.C$2:.C177]; &quot;&gt;0&quot;; [.A$2:.A177]; [.A177])+COM.MICROSOFT.MAXIFS([.$D$2:.$D$837]; [.$A$2:.$A$837]; [.A177]))" office:value-type="float" office:value="150" calcext:value-type="float">
            <text:p>150</text:p>
          </table:table-cell>
          <table:table-cell office:value-type="string" calcext:value-type="string">
            <text:p>DONA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J</text:p>
          </table:table-cell>
          <table:table-cell office:value-type="float" office:value="0" calcext:value-type="float">
            <text:p>0</text:p>
          </table:table-cell>
          <table:table-cell table:formula="of:=IF(([.C178]=0);VLOOKUP([.B178];[$Lookup.$A$2:.$B$53]; 2; FALSE());&quot;&quot;)" office:value-type="float" office:value="36" calcext:value-type="float">
            <text:p>36</text:p>
          </table:table-cell>
          <table:table-cell table:formula="of:=IF(NOT([.D178]=&quot;&quot;); [.D178]; COUNTIFS([.C$2:.C178]; &quot;&gt;0&quot;; [.A$2:.A178]; [.A178])+COM.MICROSOFT.MAXIFS([.$D$2:.$D$837]; [.$A$2:.$A$837]; [.A178]))" office:value-type="float" office:value="36" calcext:value-type="float">
            <text:p>3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Drug Law Reform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formula="of:=IF(([.C179]=0);VLOOKUP([.B179];[$Lookup.$A$2:.$B$53]; 2; FALSE());&quot;&quot;)">
            <text:p/>
          </table:table-cell>
          <table:table-cell table:formula="of:=IF(NOT([.D179]=&quot;&quot;); [.D179]; COUNTIFS([.C$2:.C179]; &quot;&gt;0&quot;; [.A$2:.A179]; [.A179])+COM.MICROSOFT.MAXIFS([.$D$2:.$D$837]; [.$A$2:.$A$837]; [.A179]))" office:value-type="float" office:value="151" calcext:value-type="float">
            <text:p>151</text:p>
          </table:table-cell>
          <table:table-cell office:value-type="string" calcext:value-type="string">
            <text:p>THORP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Drug Law Reform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J</text:p>
          </table:table-cell>
          <table:table-cell office:value-type="float" office:value="2" calcext:value-type="float">
            <text:p>2</text:p>
          </table:table-cell>
          <table:table-cell table:formula="of:=IF(([.C180]=0);VLOOKUP([.B180];[$Lookup.$A$2:.$B$53]; 2; FALSE());&quot;&quot;)">
            <text:p/>
          </table:table-cell>
          <table:table-cell table:formula="of:=IF(NOT([.D180]=&quot;&quot;); [.D180]; COUNTIFS([.C$2:.C180]; &quot;&gt;0&quot;; [.A$2:.A180]; [.A180])+COM.MICROSOFT.MAXIFS([.$D$2:.$D$837]; [.$A$2:.$A$837]; [.A180]))" office:value-type="float" office:value="152" calcext:value-type="float">
            <text:p>152</text:p>
          </table:table-cell>
          <table:table-cell office:value-type="string" calcext:value-type="string">
            <text:p>DOWSON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Drug Law Reform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K</text:p>
          </table:table-cell>
          <table:table-cell office:value-type="float" office:value="0" calcext:value-type="float">
            <text:p>0</text:p>
          </table:table-cell>
          <table:table-cell table:formula="of:=IF(([.C181]=0);VLOOKUP([.B181];[$Lookup.$A$2:.$B$53]; 2; FALSE());&quot;&quot;)" office:value-type="float" office:value="37" calcext:value-type="float">
            <text:p>37</text:p>
          </table:table-cell>
          <table:table-cell table:formula="of:=IF(NOT([.D181]=&quot;&quot;); [.D181]; COUNTIFS([.C$2:.C181]; &quot;&gt;0&quot;; [.A$2:.A181]; [.A181])+COM.MICROSOFT.MAXIFS([.$D$2:.$D$837]; [.$A$2:.$A$837]; [.A181]))" office:value-type="float" office:value="37" calcext:value-type="float">
            <text:p>3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ustainable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K</text:p>
          </table:table-cell>
          <table:table-cell office:value-type="float" office:value="1" calcext:value-type="float">
            <text:p>1</text:p>
          </table:table-cell>
          <table:table-cell table:formula="of:=IF(([.C182]=0);VLOOKUP([.B182];[$Lookup.$A$2:.$B$53]; 2; FALSE());&quot;&quot;)">
            <text:p/>
          </table:table-cell>
          <table:table-cell table:formula="of:=IF(NOT([.D182]=&quot;&quot;); [.D182]; COUNTIFS([.C$2:.C182]; &quot;&gt;0&quot;; [.A$2:.A182]; [.A182])+COM.MICROSOFT.MAXIFS([.$D$2:.$D$837]; [.$A$2:.$A$837]; [.A182]))" office:value-type="float" office:value="153" calcext:value-type="float">
            <text:p>153</text:p>
          </table:table-cell>
          <table:table-cell office:value-type="string" calcext:value-type="string">
            <text:p>BOURK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ustainable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K</text:p>
          </table:table-cell>
          <table:table-cell office:value-type="float" office:value="2" calcext:value-type="float">
            <text:p>2</text:p>
          </table:table-cell>
          <table:table-cell table:formula="of:=IF(([.C183]=0);VLOOKUP([.B183];[$Lookup.$A$2:.$B$53]; 2; FALSE());&quot;&quot;)">
            <text:p/>
          </table:table-cell>
          <table:table-cell table:formula="of:=IF(NOT([.D183]=&quot;&quot;); [.D183]; COUNTIFS([.C$2:.C183]; &quot;&gt;0&quot;; [.A$2:.A183]; [.A183])+COM.MICROSOFT.MAXIFS([.$D$2:.$D$837]; [.$A$2:.$A$837]; [.A183]))" office:value-type="float" office:value="154" calcext:value-type="float">
            <text:p>154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ustainable Australia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L</text:p>
          </table:table-cell>
          <table:table-cell office:value-type="float" office:value="0" calcext:value-type="float">
            <text:p>0</text:p>
          </table:table-cell>
          <table:table-cell table:formula="of:=IF(([.C184]=0);VLOOKUP([.B184];[$Lookup.$A$2:.$B$53]; 2; FALSE());&quot;&quot;)" office:value-type="float" office:value="38" calcext:value-type="float">
            <text:p>38</text:p>
          </table:table-cell>
          <table:table-cell table:formula="of:=IF(NOT([.D184]=&quot;&quot;); [.D184]; COUNTIFS([.C$2:.C184]; &quot;&gt;0&quot;; [.A$2:.A184]; [.A184])+COM.MICROSOFT.MAXIFS([.$D$2:.$D$837]; [.$A$2:.$A$837]; [.A184]))" office:value-type="float" office:value="38" calcext:value-type="float">
            <text:p>3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table:formula="of:=IF(([.C185]=0);VLOOKUP([.B185];[$Lookup.$A$2:.$B$53]; 2; FALSE());&quot;&quot;)">
            <text:p/>
          </table:table-cell>
          <table:table-cell table:formula="of:=IF(NOT([.D185]=&quot;&quot;); [.D185]; COUNTIFS([.C$2:.C185]; &quot;&gt;0&quot;; [.A$2:.A185]; [.A185])+COM.MICROSOFT.MAXIFS([.$D$2:.$D$837]; [.$A$2:.$A$837]; [.A185]))" office:value-type="float" office:value="155" calcext:value-type="float">
            <text:p>155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table:formula="of:=IF(([.C186]=0);VLOOKUP([.B186];[$Lookup.$A$2:.$B$53]; 2; FALSE());&quot;&quot;)">
            <text:p/>
          </table:table-cell>
          <table:table-cell table:formula="of:=IF(NOT([.D186]=&quot;&quot;); [.D186]; COUNTIFS([.C$2:.C186]; &quot;&gt;0&quot;; [.A$2:.A186]; [.A186])+COM.MICROSOFT.MAXIFS([.$D$2:.$D$837]; [.$A$2:.$A$837]; [.A186]))" office:value-type="float" office:value="156" calcext:value-type="float">
            <text:p>156</text:p>
          </table:table-cell>
          <table:table-cell office:value-type="string" calcext:value-type="string">
            <text:p>OSBORN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table:formula="of:=IF(([.C187]=0);VLOOKUP([.B187];[$Lookup.$A$2:.$B$53]; 2; FALSE());&quot;&quot;)">
            <text:p/>
          </table:table-cell>
          <table:table-cell table:formula="of:=IF(NOT([.D187]=&quot;&quot;); [.D187]; COUNTIFS([.C$2:.C187]; &quot;&gt;0&quot;; [.A$2:.A187]; [.A187])+COM.MICROSOFT.MAXIFS([.$D$2:.$D$837]; [.$A$2:.$A$837]; [.A187]))" office:value-type="float" office:value="157" calcext:value-type="float">
            <text:p>157</text:p>
          </table:table-cell>
          <table:table-cell office:value-type="string" calcext:value-type="string">
            <text:p>OAKLEY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L</text:p>
          </table:table-cell>
          <table:table-cell office:value-type="float" office:value="4" calcext:value-type="float">
            <text:p>4</text:p>
          </table:table-cell>
          <table:table-cell table:formula="of:=IF(([.C188]=0);VLOOKUP([.B188];[$Lookup.$A$2:.$B$53]; 2; FALSE());&quot;&quot;)">
            <text:p/>
          </table:table-cell>
          <table:table-cell table:formula="of:=IF(NOT([.D188]=&quot;&quot;); [.D188]; COUNTIFS([.C$2:.C188]; &quot;&gt;0&quot;; [.A$2:.A188]; [.A188])+COM.MICROSOFT.MAXIFS([.$D$2:.$D$837]; [.$A$2:.$A$837]; [.A188]))" office:value-type="float" office:value="158" calcext:value-type="float">
            <text:p>158</text:p>
          </table:table-cell>
          <table:table-cell office:value-type="string" calcext:value-type="string">
            <text:p>JANARTHANA</text:p>
          </table:table-cell>
          <table:table-cell office:value-type="string" calcext:value-type="string">
            <text:p>Janani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table:formula="of:=IF(([.C189]=0);VLOOKUP([.B189];[$Lookup.$A$2:.$B$53]; 2; FALSE());&quot;&quot;)">
            <text:p/>
          </table:table-cell>
          <table:table-cell table:formula="of:=IF(NOT([.D189]=&quot;&quot;); [.D189]; COUNTIFS([.C$2:.C189]; &quot;&gt;0&quot;; [.A$2:.A189]; [.A189])+COM.MICROSOFT.MAXIFS([.$D$2:.$D$837]; [.$A$2:.$A$837]; [.A189]))" office:value-type="float" office:value="159" calcext:value-type="float">
            <text:p>159</text:p>
          </table:table-cell>
          <table:table-cell office:value-type="string" calcext:value-type="string">
            <text:p>KONTELLIS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L</text:p>
          </table:table-cell>
          <table:table-cell office:value-type="float" office:value="6" calcext:value-type="float">
            <text:p>6</text:p>
          </table:table-cell>
          <table:table-cell table:formula="of:=IF(([.C190]=0);VLOOKUP([.B190];[$Lookup.$A$2:.$B$53]; 2; FALSE());&quot;&quot;)">
            <text:p/>
          </table:table-cell>
          <table:table-cell table:formula="of:=IF(NOT([.D190]=&quot;&quot;); [.D190]; COUNTIFS([.C$2:.C190]; &quot;&gt;0&quot;; [.A$2:.A190]; [.A190])+COM.MICROSOFT.MAXIFS([.$D$2:.$D$837]; [.$A$2:.$A$837]; [.A190]))" office:value-type="float" office:value="160" calcext:value-type="float">
            <text:p>160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Gareth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L</text:p>
          </table:table-cell>
          <table:table-cell office:value-type="float" office:value="7" calcext:value-type="float">
            <text:p>7</text:p>
          </table:table-cell>
          <table:table-cell table:formula="of:=IF(([.C191]=0);VLOOKUP([.B191];[$Lookup.$A$2:.$B$53]; 2; FALSE());&quot;&quot;)">
            <text:p/>
          </table:table-cell>
          <table:table-cell table:formula="of:=IF(NOT([.D191]=&quot;&quot;); [.D191]; COUNTIFS([.C$2:.C191]; &quot;&gt;0&quot;; [.A$2:.A191]; [.A191])+COM.MICROSOFT.MAXIFS([.$D$2:.$D$837]; [.$A$2:.$A$837]; [.A191]))" office:value-type="float" office:value="161" calcext:value-type="float">
            <text:p>161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L</text:p>
          </table:table-cell>
          <table:table-cell office:value-type="float" office:value="8" calcext:value-type="float">
            <text:p>8</text:p>
          </table:table-cell>
          <table:table-cell table:formula="of:=IF(([.C192]=0);VLOOKUP([.B192];[$Lookup.$A$2:.$B$53]; 2; FALSE());&quot;&quot;)">
            <text:p/>
          </table:table-cell>
          <table:table-cell table:formula="of:=IF(NOT([.D192]=&quot;&quot;); [.D192]; COUNTIFS([.C$2:.C192]; &quot;&gt;0&quot;; [.A$2:.A192]; [.A192])+COM.MICROSOFT.MAXIFS([.$D$2:.$D$837]; [.$A$2:.$A$837]; [.A192]))" office:value-type="float" office:value="162" calcext:value-type="float">
            <text:p>162</text:p>
          </table:table-cell>
          <table:table-cell office:value-type="string" calcext:value-type="string">
            <text:p>MAIDEN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L</text:p>
          </table:table-cell>
          <table:table-cell office:value-type="float" office:value="9" calcext:value-type="float">
            <text:p>9</text:p>
          </table:table-cell>
          <table:table-cell table:formula="of:=IF(([.C193]=0);VLOOKUP([.B193];[$Lookup.$A$2:.$B$53]; 2; FALSE());&quot;&quot;)">
            <text:p/>
          </table:table-cell>
          <table:table-cell table:formula="of:=IF(NOT([.D193]=&quot;&quot;); [.D193]; COUNTIFS([.C$2:.C193]; &quot;&gt;0&quot;; [.A$2:.A193]; [.A193])+COM.MICROSOFT.MAXIFS([.$D$2:.$D$837]; [.$A$2:.$A$837]; [.A193]))" office:value-type="float" office:value="163" calcext:value-type="float">
            <text:p>163</text:p>
          </table:table-cell>
          <table:table-cell office:value-type="string" calcext:value-type="string">
            <text:p>GOODLASS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L</text:p>
          </table:table-cell>
          <table:table-cell office:value-type="float" office:value="10" calcext:value-type="float">
            <text:p>10</text:p>
          </table:table-cell>
          <table:table-cell table:formula="of:=IF(([.C194]=0);VLOOKUP([.B194];[$Lookup.$A$2:.$B$53]; 2; FALSE());&quot;&quot;)">
            <text:p/>
          </table:table-cell>
          <table:table-cell table:formula="of:=IF(NOT([.D194]=&quot;&quot;); [.D194]; COUNTIFS([.C$2:.C194]; &quot;&gt;0&quot;; [.A$2:.A194]; [.A194])+COM.MICROSOFT.MAXIFS([.$D$2:.$D$837]; [.$A$2:.$A$837]; [.A194]))" office:value-type="float" office:value="164" calcext:value-type="float">
            <text:p>164</text:p>
          </table:table-cell>
          <table:table-cell office:value-type="string" calcext:value-type="string">
            <text:p>DONAYRE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L</text:p>
          </table:table-cell>
          <table:table-cell office:value-type="float" office:value="11" calcext:value-type="float">
            <text:p>11</text:p>
          </table:table-cell>
          <table:table-cell table:formula="of:=IF(([.C195]=0);VLOOKUP([.B195];[$Lookup.$A$2:.$B$53]; 2; FALSE());&quot;&quot;)">
            <text:p/>
          </table:table-cell>
          <table:table-cell table:formula="of:=IF(NOT([.D195]=&quot;&quot;); [.D195]; COUNTIFS([.C$2:.C195]; &quot;&gt;0&quot;; [.A$2:.A195]; [.A195])+COM.MICROSOFT.MAXIFS([.$D$2:.$D$837]; [.$A$2:.$A$837]; [.A195]))" office:value-type="float" office:value="165" calcext:value-type="float">
            <text:p>165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L</text:p>
          </table:table-cell>
          <table:table-cell office:value-type="float" office:value="12" calcext:value-type="float">
            <text:p>12</text:p>
          </table:table-cell>
          <table:table-cell table:formula="of:=IF(([.C196]=0);VLOOKUP([.B196];[$Lookup.$A$2:.$B$53]; 2; FALSE());&quot;&quot;)">
            <text:p/>
          </table:table-cell>
          <table:table-cell table:formula="of:=IF(NOT([.D196]=&quot;&quot;); [.D196]; COUNTIFS([.C$2:.C196]; &quot;&gt;0&quot;; [.A$2:.A196]; [.A196])+COM.MICROSOFT.MAXIFS([.$D$2:.$D$837]; [.$A$2:.$A$837]; [.A196]))" office:value-type="float" office:value="166" calcext:value-type="float">
            <text:p>166</text:p>
          </table:table-cell>
          <table:table-cell office:value-type="string" calcext:value-type="string">
            <text:p>FERNANDES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M</text:p>
          </table:table-cell>
          <table:table-cell office:value-type="float" office:value="0" calcext:value-type="float">
            <text:p>0</text:p>
          </table:table-cell>
          <table:table-cell table:formula="of:=IF(([.C197]=0);VLOOKUP([.B197];[$Lookup.$A$2:.$B$53]; 2; FALSE());&quot;&quot;)" office:value-type="float" office:value="39" calcext:value-type="float">
            <text:p>39</text:p>
          </table:table-cell>
          <table:table-cell table:formula="of:=IF(NOT([.D197]=&quot;&quot;); [.D197]; COUNTIFS([.C$2:.C197]; &quot;&gt;0&quot;; [.A$2:.A197]; [.A197])+COM.MICROSOFT.MAXIFS([.$D$2:.$D$837]; [.$A$2:.$A$837]; [.A197]))" office:value-type="float" office:value="39" calcext:value-type="float">
            <text:p>3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formula="of:=IF(([.C198]=0);VLOOKUP([.B198];[$Lookup.$A$2:.$B$53]; 2; FALSE());&quot;&quot;)">
            <text:p/>
          </table:table-cell>
          <table:table-cell table:formula="of:=IF(NOT([.D198]=&quot;&quot;); [.D198]; COUNTIFS([.C$2:.C198]; &quot;&gt;0&quot;; [.A$2:.A198]; [.A198])+COM.MICROSOFT.MAXIFS([.$D$2:.$D$837]; [.$A$2:.$A$837]; [.A198]))" office:value-type="float" office:value="167" calcext:value-type="float">
            <text:p>167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Kirralie Jane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formula="of:=IF(([.C199]=0);VLOOKUP([.B199];[$Lookup.$A$2:.$B$53]; 2; FALSE());&quot;&quot;)">
            <text:p/>
          </table:table-cell>
          <table:table-cell table:formula="of:=IF(NOT([.D199]=&quot;&quot;); [.D199]; COUNTIFS([.C$2:.C199]; &quot;&gt;0&quot;; [.A$2:.A199]; [.A199])+COM.MICROSOFT.MAXIFS([.$D$2:.$D$837]; [.$A$2:.$A$837]; [.A199]))" office:value-type="float" office:value="168" calcext:value-type="float">
            <text:p>168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N</text:p>
          </table:table-cell>
          <table:table-cell office:value-type="float" office:value="0" calcext:value-type="float">
            <text:p>0</text:p>
          </table:table-cell>
          <table:table-cell table:formula="of:=IF(([.C200]=0);VLOOKUP([.B200];[$Lookup.$A$2:.$B$53]; 2; FALSE());&quot;&quot;)" office:value-type="float" office:value="40" calcext:value-type="float">
            <text:p>40</text:p>
          </table:table-cell>
          <table:table-cell table:formula="of:=IF(NOT([.D200]=&quot;&quot;); [.D200]; COUNTIFS([.C$2:.C200]; &quot;&gt;0&quot;; [.A$2:.A200]; [.A200])+COM.MICROSOFT.MAXIFS([.$D$2:.$D$837]; [.$A$2:.$A$837]; [.A200]))" office:value-type="float" office:value="40" calcext:value-type="float">
            <text:p>4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Renewable Energy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table:formula="of:=IF(([.C201]=0);VLOOKUP([.B201];[$Lookup.$A$2:.$B$53]; 2; FALSE());&quot;&quot;)">
            <text:p/>
          </table:table-cell>
          <table:table-cell table:formula="of:=IF(NOT([.D201]=&quot;&quot;); [.D201]; COUNTIFS([.C$2:.C201]; &quot;&gt;0&quot;; [.A$2:.A201]; [.A201])+COM.MICROSOFT.MAXIFS([.$D$2:.$D$837]; [.$A$2:.$A$837]; [.A201]))" office:value-type="float" office:value="169" calcext:value-type="float">
            <text:p>169</text:p>
          </table:table-cell>
          <table:table-cell office:value-type="string" calcext:value-type="string">
            <text:p>BREE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Renewable Energy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N</text:p>
          </table:table-cell>
          <table:table-cell office:value-type="float" office:value="2" calcext:value-type="float">
            <text:p>2</text:p>
          </table:table-cell>
          <table:table-cell table:formula="of:=IF(([.C202]=0);VLOOKUP([.B202];[$Lookup.$A$2:.$B$53]; 2; FALSE());&quot;&quot;)">
            <text:p/>
          </table:table-cell>
          <table:table-cell table:formula="of:=IF(NOT([.D202]=&quot;&quot;); [.D202]; COUNTIFS([.C$2:.C202]; &quot;&gt;0&quot;; [.A$2:.A202]; [.A202])+COM.MICROSOFT.MAXIFS([.$D$2:.$D$837]; [.$A$2:.$A$837]; [.A202]))" office:value-type="float" office:value="170" calcext:value-type="float">
            <text:p>170</text:p>
          </table:table-cell>
          <table:table-cell office:value-type="string" calcext:value-type="string">
            <text:p>PERROW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Renewable Energy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table:formula="of:=IF(([.C203]=0);VLOOKUP([.B203];[$Lookup.$A$2:.$B$53]; 2; FALSE());&quot;&quot;)" office:value-type="float" office:value="41" calcext:value-type="float">
            <text:p>41</text:p>
          </table:table-cell>
          <table:table-cell table:formula="of:=IF(NOT([.D203]=&quot;&quot;); [.D203]; COUNTIFS([.C$2:.C203]; &quot;&gt;0&quot;; [.A$2:.A203]; [.A203])+COM.MICROSOFT.MAXIFS([.$D$2:.$D$837]; [.$A$2:.$A$837]; [.A203]))" office:value-type="float" office:value="41" calcext:value-type="float">
            <text:p>4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Marijuana (HEMP)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O</text:p>
          </table:table-cell>
          <table:table-cell office:value-type="float" office:value="1" calcext:value-type="float">
            <text:p>1</text:p>
          </table:table-cell>
          <table:table-cell table:formula="of:=IF(([.C204]=0);VLOOKUP([.B204];[$Lookup.$A$2:.$B$53]; 2; FALSE());&quot;&quot;)">
            <text:p/>
          </table:table-cell>
          <table:table-cell table:formula="of:=IF(NOT([.D204]=&quot;&quot;); [.D204]; COUNTIFS([.C$2:.C204]; &quot;&gt;0&quot;; [.A$2:.A204]; [.A204])+COM.MICROSOFT.MAXIFS([.$D$2:.$D$837]; [.$A$2:.$A$837]; [.A204]))" office:value-type="float" office:value="171" calcext:value-type="float">
            <text:p>171</text:p>
          </table:table-cell>
          <table:table-cell office:value-type="string" calcext:value-type="string">
            <text:p>OLBOURNE</text:p>
          </table:table-cell>
          <table:table-cell office:value-type="string" calcext:value-type="string">
            <text:p>Jason Mark</text:p>
          </table:table-cell>
          <table:table-cell office:value-type="string" calcext:value-type="string">
            <text:p>Marijuana (HEMP)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AO</text:p>
          </table:table-cell>
          <table:table-cell office:value-type="float" office:value="2" calcext:value-type="float">
            <text:p>2</text:p>
          </table:table-cell>
          <table:table-cell table:formula="of:=IF(([.C205]=0);VLOOKUP([.B205];[$Lookup.$A$2:.$B$53]; 2; FALSE());&quot;&quot;)">
            <text:p/>
          </table:table-cell>
          <table:table-cell table:formula="of:=IF(NOT([.D205]=&quot;&quot;); [.D205]; COUNTIFS([.C$2:.C205]; &quot;&gt;0&quot;; [.A$2:.A205]; [.A205])+COM.MICROSOFT.MAXIFS([.$D$2:.$D$837]; [.$A$2:.$A$837]; [.A205]))" office:value-type="float" office:value="172" calcext:value-type="float">
            <text:p>172</text:p>
          </table:table-cell>
          <table:table-cell office:value-type="string" calcext:value-type="string">
            <text:p>KATELARIS</text:p>
          </table:table-cell>
          <table:table-cell office:value-type="string" calcext:value-type="string">
            <text:p>Andrew John</text:p>
          </table:table-cell>
          <table:table-cell office:value-type="string" calcext:value-type="string">
            <text:p>Marijuana (HEMP)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1" calcext:value-type="float">
            <text:p>1</text:p>
          </table:table-cell>
          <table:table-cell table:formula="of:=IF(([.C206]=0);VLOOKUP([.B206];[$Lookup.$A$2:.$B$53]; 2; FALSE());&quot;&quot;)">
            <text:p/>
          </table:table-cell>
          <table:table-cell table:formula="of:=IF(NOT([.D206]=&quot;&quot;); [.D206]; COUNTIFS([.C$2:.C206]; &quot;&gt;0&quot;; [.A$2:.A206]; [.A206])+COM.MICROSOFT.MAXIFS([.$D$2:.$D$837]; [.$A$2:.$A$837]; [.A206]))" office:value-type="float" office:value="173" calcext:value-type="float">
            <text:p>173</text:p>
          </table:table-cell>
          <table:table-cell office:value-type="string" calcext:value-type="string">
            <text:p>GRZIC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2" calcext:value-type="float">
            <text:p>2</text:p>
          </table:table-cell>
          <table:table-cell table:formula="of:=IF(([.C207]=0);VLOOKUP([.B207];[$Lookup.$A$2:.$B$53]; 2; FALSE());&quot;&quot;)">
            <text:p/>
          </table:table-cell>
          <table:table-cell table:formula="of:=IF(NOT([.D207]=&quot;&quot;); [.D207]; COUNTIFS([.C$2:.C207]; &quot;&gt;0&quot;; [.A$2:.A207]; [.A207])+COM.MICROSOFT.MAXIFS([.$D$2:.$D$837]; [.$A$2:.$A$837]; [.A207]))" office:value-type="float" office:value="174" calcext:value-type="float">
            <text:p>174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3" calcext:value-type="float">
            <text:p>3</text:p>
          </table:table-cell>
          <table:table-cell table:formula="of:=IF(([.C208]=0);VLOOKUP([.B208];[$Lookup.$A$2:.$B$53]; 2; FALSE());&quot;&quot;)">
            <text:p/>
          </table:table-cell>
          <table:table-cell table:formula="of:=IF(NOT([.D208]=&quot;&quot;); [.D208]; COUNTIFS([.C$2:.C208]; &quot;&gt;0&quot;; [.A$2:.A208]; [.A208])+COM.MICROSOFT.MAXIFS([.$D$2:.$D$837]; [.$A$2:.$A$837]; [.A208]))" office:value-type="float" office:value="175" calcext:value-type="float">
            <text:p>175</text:p>
          </table:table-cell>
          <table:table-cell office:value-type="string" calcext:value-type="string">
            <text:p>MUNDAY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4" calcext:value-type="float">
            <text:p>4</text:p>
          </table:table-cell>
          <table:table-cell table:formula="of:=IF(([.C209]=0);VLOOKUP([.B209];[$Lookup.$A$2:.$B$53]; 2; FALSE());&quot;&quot;)">
            <text:p/>
          </table:table-cell>
          <table:table-cell table:formula="of:=IF(NOT([.D209]=&quot;&quot;); [.D209]; COUNTIFS([.C$2:.C209]; &quot;&gt;0&quot;; [.A$2:.A209]; [.A209])+COM.MICROSOFT.MAXIFS([.$D$2:.$D$837]; [.$A$2:.$A$837]; [.A209]))" office:value-type="float" office:value="176" calcext:value-type="float">
            <text:p>176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5" calcext:value-type="float">
            <text:p>5</text:p>
          </table:table-cell>
          <table:table-cell table:formula="of:=IF(([.C210]=0);VLOOKUP([.B210];[$Lookup.$A$2:.$B$53]; 2; FALSE());&quot;&quot;)">
            <text:p/>
          </table:table-cell>
          <table:table-cell table:formula="of:=IF(NOT([.D210]=&quot;&quot;); [.D210]; COUNTIFS([.C$2:.C210]; &quot;&gt;0&quot;; [.A$2:.A210]; [.A210])+COM.MICROSOFT.MAXIFS([.$D$2:.$D$837]; [.$A$2:.$A$837]; [.A210]))" office:value-type="float" office:value="177" calcext:value-type="float">
            <text:p>177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6" calcext:value-type="float">
            <text:p>6</text:p>
          </table:table-cell>
          <table:table-cell table:formula="of:=IF(([.C211]=0);VLOOKUP([.B211];[$Lookup.$A$2:.$B$53]; 2; FALSE());&quot;&quot;)">
            <text:p/>
          </table:table-cell>
          <table:table-cell table:formula="of:=IF(NOT([.D211]=&quot;&quot;); [.D211]; COUNTIFS([.C$2:.C211]; &quot;&gt;0&quot;; [.A$2:.A211]; [.A211])+COM.MICROSOFT.MAXIFS([.$D$2:.$D$837]; [.$A$2:.$A$837]; [.A211]))" office:value-type="float" office:value="178" calcext:value-type="float">
            <text:p>178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7" calcext:value-type="float">
            <text:p>7</text:p>
          </table:table-cell>
          <table:table-cell table:formula="of:=IF(([.C212]=0);VLOOKUP([.B212];[$Lookup.$A$2:.$B$53]; 2; FALSE());&quot;&quot;)">
            <text:p/>
          </table:table-cell>
          <table:table-cell table:formula="of:=IF(NOT([.D212]=&quot;&quot;); [.D212]; COUNTIFS([.C$2:.C212]; &quot;&gt;0&quot;; [.A$2:.A212]; [.A212])+COM.MICROSOFT.MAXIFS([.$D$2:.$D$837]; [.$A$2:.$A$837]; [.A212]))" office:value-type="float" office:value="179" calcext:value-type="float">
            <text:p>179</text:p>
          </table:table-cell>
          <table:table-cell office:value-type="string" calcext:value-type="string">
            <text:p>RZETELSKI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8" calcext:value-type="float">
            <text:p>8</text:p>
          </table:table-cell>
          <table:table-cell table:formula="of:=IF(([.C213]=0);VLOOKUP([.B213];[$Lookup.$A$2:.$B$53]; 2; FALSE());&quot;&quot;)">
            <text:p/>
          </table:table-cell>
          <table:table-cell table:formula="of:=IF(NOT([.D213]=&quot;&quot;); [.D213]; COUNTIFS([.C$2:.C213]; &quot;&gt;0&quot;; [.A$2:.A213]; [.A213])+COM.MICROSOFT.MAXIFS([.$D$2:.$D$837]; [.$A$2:.$A$837]; [.A213]))" office:value-type="float" office:value="180" calcext:value-type="float">
            <text:p>180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9" calcext:value-type="float">
            <text:p>9</text:p>
          </table:table-cell>
          <table:table-cell table:formula="of:=IF(([.C214]=0);VLOOKUP([.B214];[$Lookup.$A$2:.$B$53]; 2; FALSE());&quot;&quot;)">
            <text:p/>
          </table:table-cell>
          <table:table-cell table:formula="of:=IF(NOT([.D214]=&quot;&quot;); [.D214]; COUNTIFS([.C$2:.C214]; &quot;&gt;0&quot;; [.A$2:.A214]; [.A214])+COM.MICROSOFT.MAXIFS([.$D$2:.$D$837]; [.$A$2:.$A$837]; [.A214]))" office:value-type="float" office:value="181" calcext:value-type="float">
            <text:p>181</text:p>
          </table:table-cell>
          <table:table-cell office:value-type="string" calcext:value-type="string">
            <text:p>CRUZE</text:p>
          </table:table-cell>
          <table:table-cell office:value-type="string" calcext:value-type="string">
            <text:p>Maree Ann</text:p>
          </table:table-cell>
          <table:table-cell office:value-type="string" calcext:value-type="string">
            <text:p>Antipaedophile Party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10" calcext:value-type="float">
            <text:p>10</text:p>
          </table:table-cell>
          <table:table-cell table:formula="of:=IF(([.C215]=0);VLOOKUP([.B215];[$Lookup.$A$2:.$B$53]; 2; FALSE());&quot;&quot;)">
            <text:p/>
          </table:table-cell>
          <table:table-cell table:formula="of:=IF(NOT([.D215]=&quot;&quot;); [.D215]; COUNTIFS([.C$2:.C215]; &quot;&gt;0&quot;; [.A$2:.A215]; [.A215])+COM.MICROSOFT.MAXIFS([.$D$2:.$D$837]; [.$A$2:.$A$837]; [.A215]))" office:value-type="float" office:value="182" calcext:value-type="float">
            <text:p>182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11" calcext:value-type="float">
            <text:p>11</text:p>
          </table:table-cell>
          <table:table-cell table:formula="of:=IF(([.C216]=0);VLOOKUP([.B216];[$Lookup.$A$2:.$B$53]; 2; FALSE());&quot;&quot;)">
            <text:p/>
          </table:table-cell>
          <table:table-cell table:formula="of:=IF(NOT([.D216]=&quot;&quot;); [.D216]; COUNTIFS([.C$2:.C216]; &quot;&gt;0&quot;; [.A$2:.A216]; [.A216])+COM.MICROSOFT.MAXIFS([.$D$2:.$D$837]; [.$A$2:.$A$837]; [.A216]))" office:value-type="float" office:value="183" calcext:value-type="float">
            <text:p>183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12" calcext:value-type="float">
            <text:p>12</text:p>
          </table:table-cell>
          <table:table-cell table:formula="of:=IF(([.C217]=0);VLOOKUP([.B217];[$Lookup.$A$2:.$B$53]; 2; FALSE());&quot;&quot;)">
            <text:p/>
          </table:table-cell>
          <table:table-cell table:formula="of:=IF(NOT([.D217]=&quot;&quot;); [.D217]; COUNTIFS([.C$2:.C217]; &quot;&gt;0&quot;; [.A$2:.A217]; [.A217])+COM.MICROSOFT.MAXIFS([.$D$2:.$D$837]; [.$A$2:.$A$837]; [.A217]))" office:value-type="float" office:value="184" calcext:value-type="float">
            <text:p>184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13" calcext:value-type="float">
            <text:p>13</text:p>
          </table:table-cell>
          <table:table-cell table:formula="of:=IF(([.C218]=0);VLOOKUP([.B218];[$Lookup.$A$2:.$B$53]; 2; FALSE());&quot;&quot;)">
            <text:p/>
          </table:table-cell>
          <table:table-cell table:formula="of:=IF(NOT([.D218]=&quot;&quot;); [.D218]; COUNTIFS([.C$2:.C218]; &quot;&gt;0&quot;; [.A$2:.A218]; [.A218])+COM.MICROSOFT.MAXIFS([.$D$2:.$D$837]; [.$A$2:.$A$837]; [.A218]))" office:value-type="float" office:value="185" calcext:value-type="float">
            <text:p>185</text:p>
          </table:table-cell>
          <table:table-cell office:value-type="string" calcext:value-type="string">
            <text:p>SPRUCE-PEET-BOYD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14" calcext:value-type="float">
            <text:p>14</text:p>
          </table:table-cell>
          <table:table-cell table:formula="of:=IF(([.C219]=0);VLOOKUP([.B219];[$Lookup.$A$2:.$B$53]; 2; FALSE());&quot;&quot;)">
            <text:p/>
          </table:table-cell>
          <table:table-cell table:formula="of:=IF(NOT([.D219]=&quot;&quot;); [.D219]; COUNTIFS([.C$2:.C219]; &quot;&gt;0&quot;; [.A$2:.A219]; [.A219])+COM.MICROSOFT.MAXIFS([.$D$2:.$D$837]; [.$A$2:.$A$837]; [.A219]))" office:value-type="float" office:value="186" calcext:value-type="float">
            <text:p>186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15" calcext:value-type="float">
            <text:p>15</text:p>
          </table:table-cell>
          <table:table-cell table:formula="of:=IF(([.C220]=0);VLOOKUP([.B220];[$Lookup.$A$2:.$B$53]; 2; FALSE());&quot;&quot;)">
            <text:p/>
          </table:table-cell>
          <table:table-cell table:formula="of:=IF(NOT([.D220]=&quot;&quot;); [.D220]; COUNTIFS([.C$2:.C220]; &quot;&gt;0&quot;; [.A$2:.A220]; [.A220])+COM.MICROSOFT.MAXIFS([.$D$2:.$D$837]; [.$A$2:.$A$837]; [.A220]))" office:value-type="float" office:value="187" calcext:value-type="float">
            <text:p>187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Nigel James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16" calcext:value-type="float">
            <text:p>16</text:p>
          </table:table-cell>
          <table:table-cell table:formula="of:=IF(([.C221]=0);VLOOKUP([.B221];[$Lookup.$A$2:.$B$53]; 2; FALSE());&quot;&quot;)">
            <text:p/>
          </table:table-cell>
          <table:table-cell table:formula="of:=IF(NOT([.D221]=&quot;&quot;); [.D221]; COUNTIFS([.C$2:.C221]; &quot;&gt;0&quot;; [.A$2:.A221]; [.A221])+COM.MICROSOFT.MAXIFS([.$D$2:.$D$837]; [.$A$2:.$A$837]; [.A221]))" office:value-type="float" office:value="188" calcext:value-type="float">
            <text:p>188</text:p>
          </table:table-cell>
          <table:table-cell office:value-type="string" calcext:value-type="string">
            <text:p>POULSEN</text:p>
          </table:table-cell>
          <table:table-cell office:value-type="string" calcext:value-type="string">
            <text:p>Ron</text:p>
          </table:table-cell>
          <table:table-cell/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17" calcext:value-type="float">
            <text:p>17</text:p>
          </table:table-cell>
          <table:table-cell table:formula="of:=IF(([.C222]=0);VLOOKUP([.B222];[$Lookup.$A$2:.$B$53]; 2; FALSE());&quot;&quot;)">
            <text:p/>
          </table:table-cell>
          <table:table-cell table:formula="of:=IF(NOT([.D222]=&quot;&quot;); [.D222]; COUNTIFS([.C$2:.C222]; &quot;&gt;0&quot;; [.A$2:.A222]; [.A222])+COM.MICROSOFT.MAXIFS([.$D$2:.$D$837]; [.$A$2:.$A$837]; [.A222]))" office:value-type="float" office:value="189" calcext:value-type="float">
            <text:p>189</text:p>
          </table:table-cell>
          <table:table-cell office:value-type="string" calcext:value-type="string">
            <text:p>GOOLEY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18" calcext:value-type="float">
            <text:p>18</text:p>
          </table:table-cell>
          <table:table-cell table:formula="of:=IF(([.C223]=0);VLOOKUP([.B223];[$Lookup.$A$2:.$B$53]; 2; FALSE());&quot;&quot;)">
            <text:p/>
          </table:table-cell>
          <table:table-cell table:formula="of:=IF(NOT([.D223]=&quot;&quot;); [.D223]; COUNTIFS([.C$2:.C223]; &quot;&gt;0&quot;; [.A$2:.A223]; [.A223])+COM.MICROSOFT.MAXIFS([.$D$2:.$D$837]; [.$A$2:.$A$837]; [.A223]))" office:value-type="float" office:value="190" calcext:value-type="float">
            <text:p>190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19" calcext:value-type="float">
            <text:p>19</text:p>
          </table:table-cell>
          <table:table-cell table:formula="of:=IF(([.C224]=0);VLOOKUP([.B224];[$Lookup.$A$2:.$B$53]; 2; FALSE());&quot;&quot;)">
            <text:p/>
          </table:table-cell>
          <table:table-cell table:formula="of:=IF(NOT([.D224]=&quot;&quot;); [.D224]; COUNTIFS([.C$2:.C224]; &quot;&gt;0&quot;; [.A$2:.A224]; [.A224])+COM.MICROSOFT.MAXIFS([.$D$2:.$D$837]; [.$A$2:.$A$837]; [.A224]))" office:value-type="float" office:value="191" calcext:value-type="float">
            <text:p>19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SW</text:p>
          </table:table-cell>
          <table:table-cell office:value-type="string" calcext:value-type="string">
            <text:p>UG</text:p>
          </table:table-cell>
          <table:table-cell office:value-type="float" office:value="20" calcext:value-type="float">
            <text:p>20</text:p>
          </table:table-cell>
          <table:table-cell table:formula="of:=IF(([.C225]=0);VLOOKUP([.B225];[$Lookup.$A$2:.$B$53]; 2; FALSE());&quot;&quot;)">
            <text:p/>
          </table:table-cell>
          <table:table-cell table:formula="of:=IF(NOT([.D225]=&quot;&quot;); [.D225]; COUNTIFS([.C$2:.C225]; &quot;&gt;0&quot;; [.A$2:.A225]; [.A225])+COM.MICROSOFT.MAXIFS([.$D$2:.$D$837]; [.$A$2:.$A$837]; [.A225]))" office:value-type="float" office:value="192" calcext:value-type="float">
            <text:p>192</text:p>
          </table:table-cell>
          <table:table-cell office:value-type="string" calcext:value-type="string">
            <text:p>TSAY</text:p>
          </table:table-cell>
          <table:table-cell office:value-type="string" calcext:value-type="string">
            <text:p>Richelle Girado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([.C226]=0);VLOOKUP([.B226];[$Lookup.$A$2:.$B$53]; 2; FALSE());&quot;&quot;)" office:value-type="float" office:value="1" calcext:value-type="float">
            <text:p>1</text:p>
          </table:table-cell>
          <table:table-cell table:formula="of:=IF(NOT([.D226]=&quot;&quot;); [.D226]; COUNTIFS([.C$2:.C226]; &quot;&gt;0&quot;; [.A$2:.A226]; [.A226])+COM.MICROSOFT.MAXIFS([.$D$2:.$D$837]; [.$A$2:.$A$837]; [.A226]))" office:value-type="float" office:value="1" calcext:value-type="float">
            <text:p>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IF(([.C227]=0);VLOOKUP([.B227];[$Lookup.$A$2:.$B$53]; 2; FALSE());&quot;&quot;)">
            <text:p/>
          </table:table-cell>
          <table:table-cell table:formula="of:=IF(NOT([.D227]=&quot;&quot;); [.D227]; COUNTIFS([.C$2:.C227]; &quot;&gt;0&quot;; [.A$2:.A227]; [.A227])+COM.MICROSOFT.MAXIFS([.$D$2:.$D$837]; [.$A$2:.$A$837]; [.A227]))" office:value-type="float" office:value="8" calcext:value-type="float">
            <text:p>8</text:p>
          </table:table-cell>
          <table:table-cell office:value-type="string" calcext:value-type="string">
            <text:p>PIL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IF(([.C228]=0);VLOOKUP([.B228];[$Lookup.$A$2:.$B$53]; 2; FALSE());&quot;&quot;)">
            <text:p/>
          </table:table-cell>
          <table:table-cell table:formula="of:=IF(NOT([.D228]=&quot;&quot;); [.D228]; COUNTIFS([.C$2:.C228]; &quot;&gt;0&quot;; [.A$2:.A228]; [.A228])+COM.MICROSOFT.MAXIFS([.$D$2:.$D$837]; [.$A$2:.$A$837]; [.A228]))" office:value-type="float" office:value="9" calcext:value-type="float">
            <text:p>9</text:p>
          </table:table-cell>
          <table:table-cell office:value-type="string" calcext:value-type="string">
            <text:p>GIMINI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([.C229]=0);VLOOKUP([.B229];[$Lookup.$A$2:.$B$53]; 2; FALSE());&quot;&quot;)" office:value-type="float" office:value="2" calcext:value-type="float">
            <text:p>2</text:p>
          </table:table-cell>
          <table:table-cell table:formula="of:=IF(NOT([.D229]=&quot;&quot;); [.D229]; COUNTIFS([.C$2:.C229]; &quot;&gt;0&quot;; [.A$2:.A229]; [.A229])+COM.MICROSOFT.MAXIFS([.$D$2:.$D$837]; [.$A$2:.$A$837]; [.A229]))" office:value-type="float" office:value="2" calcext:value-type="float">
            <text:p>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Marijuana (HEMP) Party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IF(([.C230]=0);VLOOKUP([.B230];[$Lookup.$A$2:.$B$53]; 2; FALSE());&quot;&quot;)">
            <text:p/>
          </table:table-cell>
          <table:table-cell table:formula="of:=IF(NOT([.D230]=&quot;&quot;); [.D230]; COUNTIFS([.C$2:.C230]; &quot;&gt;0&quot;; [.A$2:.A230]; [.A230])+COM.MICROSOFT.MAXIFS([.$D$2:.$D$837]; [.$A$2:.$A$837]; [.A230]))" office:value-type="float" office:value="10" calcext:value-type="float">
            <text:p>10</text:p>
          </table:table-cell>
          <table:table-cell office:value-type="string" calcext:value-type="string">
            <text:p>KAVASILAS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arijuana (HEMP) Party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IF(([.C231]=0);VLOOKUP([.B231];[$Lookup.$A$2:.$B$53]; 2; FALSE());&quot;&quot;)">
            <text:p/>
          </table:table-cell>
          <table:table-cell table:formula="of:=IF(NOT([.D231]=&quot;&quot;); [.D231]; COUNTIFS([.C$2:.C231]; &quot;&gt;0&quot;; [.A$2:.A231]; [.A231])+COM.MICROSOFT.MAXIFS([.$D$2:.$D$837]; [.$A$2:.$A$837]; [.A231]))" office:value-type="float" office:value="11" calcext:value-type="float">
            <text:p>11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Australian Sex Party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IF(([.C232]=0);VLOOKUP([.B232];[$Lookup.$A$2:.$B$53]; 2; FALSE());&quot;&quot;)" office:value-type="float" office:value="3" calcext:value-type="float">
            <text:p>3</text:p>
          </table:table-cell>
          <table:table-cell table:formula="of:=IF(NOT([.D232]=&quot;&quot;); [.D232]; COUNTIFS([.C$2:.C232]; &quot;&gt;0&quot;; [.A$2:.A232]; [.A232])+COM.MICROSOFT.MAXIFS([.$D$2:.$D$837]; [.$A$2:.$A$837]; [.A232]))" office:value-type="float" office:value="3" calcext:value-type="float">
            <text:p>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([.C233]=0);VLOOKUP([.B233];[$Lookup.$A$2:.$B$53]; 2; FALSE());&quot;&quot;)">
            <text:p/>
          </table:table-cell>
          <table:table-cell table:formula="of:=IF(NOT([.D233]=&quot;&quot;); [.D233]; COUNTIFS([.C$2:.C233]; &quot;&gt;0&quot;; [.A$2:.A233]; [.A233])+COM.MICROSOFT.MAXIFS([.$D$2:.$D$837]; [.$A$2:.$A$837]; [.A233]))" office:value-type="float" office:value="12" calcext:value-type="float">
            <text:p>12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Trudy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([.C234]=0);VLOOKUP([.B234];[$Lookup.$A$2:.$B$53]; 2; FALSE());&quot;&quot;)">
            <text:p/>
          </table:table-cell>
          <table:table-cell table:formula="of:=IF(NOT([.D234]=&quot;&quot;); [.D234]; COUNTIFS([.C$2:.C234]; &quot;&gt;0&quot;; [.A$2:.A234]; [.A234])+COM.MICROSOFT.MAXIFS([.$D$2:.$D$837]; [.$A$2:.$A$837]; [.A234]))" office:value-type="float" office:value="13" calcext:value-type="float">
            <text:p>13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IF(([.C235]=0);VLOOKUP([.B235];[$Lookup.$A$2:.$B$53]; 2; FALSE());&quot;&quot;)" office:value-type="float" office:value="4" calcext:value-type="float">
            <text:p>4</text:p>
          </table:table-cell>
          <table:table-cell table:formula="of:=IF(NOT([.D235]=&quot;&quot;); [.D235]; COUNTIFS([.C$2:.C235]; &quot;&gt;0&quot;; [.A$2:.A235]; [.A235])+COM.MICROSOFT.MAXIFS([.$D$2:.$D$837]; [.$A$2:.$A$837]; [.A235]))" office:value-type="float" office:value="4" calcext:value-type="float">
            <text:p>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IF(([.C236]=0);VLOOKUP([.B236];[$Lookup.$A$2:.$B$53]; 2; FALSE());&quot;&quot;)">
            <text:p/>
          </table:table-cell>
          <table:table-cell table:formula="of:=IF(NOT([.D236]=&quot;&quot;); [.D236]; COUNTIFS([.C$2:.C236]; &quot;&gt;0&quot;; [.A$2:.A236]; [.A236])+COM.MICROSOFT.MAXIFS([.$D$2:.$D$837]; [.$A$2:.$A$837]; [.A236]))" office:value-type="float" office:value="14" calcext:value-type="float">
            <text:p>14</text:p>
          </table:table-cell>
          <table:table-cell office:value-type="string" calcext:value-type="string">
            <text:p>CONNARD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IF(([.C237]=0);VLOOKUP([.B237];[$Lookup.$A$2:.$B$53]; 2; FALSE());&quot;&quot;)">
            <text:p/>
          </table:table-cell>
          <table:table-cell table:formula="of:=IF(NOT([.D237]=&quot;&quot;); [.D237]; COUNTIFS([.C$2:.C237]; &quot;&gt;0&quot;; [.A$2:.A237]; [.A237])+COM.MICROSOFT.MAXIFS([.$D$2:.$D$837]; [.$A$2:.$A$837]; [.A237]))" office:value-type="float" office:value="15" calcext:value-type="float">
            <text:p>15</text:p>
          </table:table-cell>
          <table:table-cell office:value-type="string" calcext:value-type="string">
            <text:p>BANNISTER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IF(([.C238]=0);VLOOKUP([.B238];[$Lookup.$A$2:.$B$53]; 2; FALSE());&quot;&quot;)" office:value-type="float" office:value="5" calcext:value-type="float">
            <text:p>5</text:p>
          </table:table-cell>
          <table:table-cell table:formula="of:=IF(NOT([.D238]=&quot;&quot;); [.D238]; COUNTIFS([.C$2:.C238]; &quot;&gt;0&quot;; [.A$2:.A238]; [.A238])+COM.MICROSOFT.MAXIFS([.$D$2:.$D$837]; [.$A$2:.$A$837]; [.A238]))" office:value-type="float" office:value="5" calcext:value-type="float">
            <text:p>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ountry Liberals (NT)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IF(([.C239]=0);VLOOKUP([.B239];[$Lookup.$A$2:.$B$53]; 2; FALSE());&quot;&quot;)">
            <text:p/>
          </table:table-cell>
          <table:table-cell table:formula="of:=IF(NOT([.D239]=&quot;&quot;); [.D239]; COUNTIFS([.C$2:.C239]; &quot;&gt;0&quot;; [.A$2:.A239]; [.A239])+COM.MICROSOFT.MAXIFS([.$D$2:.$D$837]; [.$A$2:.$A$837]; [.A239]))" office:value-type="float" office:value="16" calcext:value-type="float">
            <text:p>16</text:p>
          </table:table-cell>
          <table:table-cell office:value-type="string" calcext:value-type="string">
            <text:p>SCULLION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ountry Liberals (NT)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IF(([.C240]=0);VLOOKUP([.B240];[$Lookup.$A$2:.$B$53]; 2; FALSE());&quot;&quot;)">
            <text:p/>
          </table:table-cell>
          <table:table-cell table:formula="of:=IF(NOT([.D240]=&quot;&quot;); [.D240]; COUNTIFS([.C$2:.C240]; &quot;&gt;0&quot;; [.A$2:.A240]; [.A240])+COM.MICROSOFT.MAXIFS([.$D$2:.$D$837]; [.$A$2:.$A$837]; [.A240]))" office:value-type="float" office:value="17" calcext:value-type="float">
            <text:p>17</text:p>
          </table:table-cell>
          <table:table-cell office:value-type="string" calcext:value-type="string">
            <text:p>LILLIS</text:p>
          </table:table-cell>
          <table:table-cell office:value-type="string" calcext:value-type="string">
            <text:p>Jenni</text:p>
          </table:table-cell>
          <table:table-cell office:value-type="string" calcext:value-type="string">
            <text:p>Country Liberals (NT)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IF(([.C241]=0);VLOOKUP([.B241];[$Lookup.$A$2:.$B$53]; 2; FALSE());&quot;&quot;)" office:value-type="float" office:value="6" calcext:value-type="float">
            <text:p>6</text:p>
          </table:table-cell>
          <table:table-cell table:formula="of:=IF(NOT([.D241]=&quot;&quot;); [.D241]; COUNTIFS([.C$2:.C241]; &quot;&gt;0&quot;; [.A$2:.A241]; [.A241])+COM.MICROSOFT.MAXIFS([.$D$2:.$D$837]; [.$A$2:.$A$837]; [.A241]))" office:value-type="float" office:value="6" calcext:value-type="float">
            <text:p>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Labor Party (Northern Territory) Branch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IF(([.C242]=0);VLOOKUP([.B242];[$Lookup.$A$2:.$B$53]; 2; FALSE());&quot;&quot;)">
            <text:p/>
          </table:table-cell>
          <table:table-cell table:formula="of:=IF(NOT([.D242]=&quot;&quot;); [.D242]; COUNTIFS([.C$2:.C242]; &quot;&gt;0&quot;; [.A$2:.A242]; [.A242])+COM.MICROSOFT.MAXIFS([.$D$2:.$D$837]; [.$A$2:.$A$837]; [.A242]))" office:value-type="float" office:value="18" calcext:value-type="float">
            <text:p>18</text:p>
          </table:table-cell>
          <table:table-cell office:value-type="string" calcext:value-type="string">
            <text:p>McCARTHY</text:p>
          </table:table-cell>
          <table:table-cell office:value-type="string" calcext:value-type="string">
            <text:p>Malarndirri</text:p>
          </table:table-cell>
          <table:table-cell office:value-type="string" calcext:value-type="string">
            <text:p>Australian Labor Party (Northern Territory) Branch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IF(([.C243]=0);VLOOKUP([.B243];[$Lookup.$A$2:.$B$53]; 2; FALSE());&quot;&quot;)">
            <text:p/>
          </table:table-cell>
          <table:table-cell table:formula="of:=IF(NOT([.D243]=&quot;&quot;); [.D243]; COUNTIFS([.C$2:.C243]; &quot;&gt;0&quot;; [.A$2:.A243]; [.A243])+COM.MICROSOFT.MAXIFS([.$D$2:.$D$837]; [.$A$2:.$A$837]; [.A243]))" office:value-type="float" office:value="19" calcext:value-type="float">
            <text:p>19</text:p>
          </table:table-cell>
          <table:table-cell office:value-type="string" calcext:value-type="string">
            <text:p>HONAN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Australian Labor Party (Northern Territory) Branch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IF(([.C244]=0);VLOOKUP([.B244];[$Lookup.$A$2:.$B$53]; 2; FALSE());&quot;&quot;)" office:value-type="float" office:value="7" calcext:value-type="float">
            <text:p>7</text:p>
          </table:table-cell>
          <table:table-cell table:formula="of:=IF(NOT([.D244]=&quot;&quot;); [.D244]; COUNTIFS([.C$2:.C244]; &quot;&gt;0&quot;; [.A$2:.A244]; [.A244])+COM.MICROSOFT.MAXIFS([.$D$2:.$D$837]; [.$A$2:.$A$837]; [.A244]))" office:value-type="float" office:value="7" calcext:value-type="float">
            <text:p>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IF(([.C245]=0);VLOOKUP([.B245];[$Lookup.$A$2:.$B$53]; 2; FALSE());&quot;&quot;)">
            <text:p/>
          </table:table-cell>
          <table:table-cell table:formula="of:=IF(NOT([.D245]=&quot;&quot;); [.D245]; COUNTIFS([.C$2:.C245]; &quot;&gt;0&quot;; [.A$2:.A245]; [.A245])+COM.MICROSOFT.MAXIFS([.$D$2:.$D$837]; [.$A$2:.$A$837]; [.A245]))" office:value-type="float" office:value="20" calcext:value-type="float">
            <text:p>20</text:p>
          </table:table-cell>
          <table:table-cell office:value-type="string" calcext:value-type="string">
            <text:p>ORDISH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IF(([.C246]=0);VLOOKUP([.B246];[$Lookup.$A$2:.$B$53]; 2; FALSE());&quot;&quot;)">
            <text:p/>
          </table:table-cell>
          <table:table-cell table:formula="of:=IF(NOT([.D246]=&quot;&quot;); [.D246]; COUNTIFS([.C$2:.C246]; &quot;&gt;0&quot;; [.A$2:.A246]; [.A246])+COM.MICROSOFT.MAXIFS([.$D$2:.$D$837]; [.$A$2:.$A$837]; [.A246]))" office:value-type="float" office:value="21" calcext:value-type="float">
            <text:p>21</text:p>
          </table:table-cell>
          <table:table-cell office:value-type="string" calcext:value-type="string">
            <text:p>ORDIS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UG</text:p>
          </table:table-cell>
          <table:table-cell office:value-type="float" office:value="1" calcext:value-type="float">
            <text:p>1</text:p>
          </table:table-cell>
          <table:table-cell table:formula="of:=IF(([.C247]=0);VLOOKUP([.B247];[$Lookup.$A$2:.$B$53]; 2; FALSE());&quot;&quot;)">
            <text:p/>
          </table:table-cell>
          <table:table-cell table:formula="of:=IF(NOT([.D247]=&quot;&quot;); [.D247]; COUNTIFS([.C$2:.C247]; &quot;&gt;0&quot;; [.A$2:.A247]; [.A247])+COM.MICROSOFT.MAXIFS([.$D$2:.$D$837]; [.$A$2:.$A$837]; [.A247]))" office:value-type="float" office:value="22" calcext:value-type="float">
            <text:p>22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UG</text:p>
          </table:table-cell>
          <table:table-cell office:value-type="float" office:value="2" calcext:value-type="float">
            <text:p>2</text:p>
          </table:table-cell>
          <table:table-cell table:formula="of:=IF(([.C248]=0);VLOOKUP([.B248];[$Lookup.$A$2:.$B$53]; 2; FALSE());&quot;&quot;)">
            <text:p/>
          </table:table-cell>
          <table:table-cell table:formula="of:=IF(NOT([.D248]=&quot;&quot;); [.D248]; COUNTIFS([.C$2:.C248]; &quot;&gt;0&quot;; [.A$2:.A248]; [.A248])+COM.MICROSOFT.MAXIFS([.$D$2:.$D$837]; [.$A$2:.$A$837]; [.A248]))" office:value-type="float" office:value="23" calcext:value-type="float">
            <text:p>23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Online Direct Democracy - (Empowering the People!)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UG</text:p>
          </table:table-cell>
          <table:table-cell office:value-type="float" office:value="3" calcext:value-type="float">
            <text:p>3</text:p>
          </table:table-cell>
          <table:table-cell table:formula="of:=IF(([.C249]=0);VLOOKUP([.B249];[$Lookup.$A$2:.$B$53]; 2; FALSE());&quot;&quot;)">
            <text:p/>
          </table:table-cell>
          <table:table-cell table:formula="of:=IF(NOT([.D249]=&quot;&quot;); [.D249]; COUNTIFS([.C$2:.C249]; &quot;&gt;0&quot;; [.A$2:.A249]; [.A249])+COM.MICROSOFT.MAXIFS([.$D$2:.$D$837]; [.$A$2:.$A$837]; [.A249]))" office:value-type="float" office:value="24" calcext:value-type="float">
            <text:p>24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aurie Japarta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UG</text:p>
          </table:table-cell>
          <table:table-cell office:value-type="float" office:value="4" calcext:value-type="float">
            <text:p>4</text:p>
          </table:table-cell>
          <table:table-cell table:formula="of:=IF(([.C250]=0);VLOOKUP([.B250];[$Lookup.$A$2:.$B$53]; 2; FALSE());&quot;&quot;)">
            <text:p/>
          </table:table-cell>
          <table:table-cell table:formula="of:=IF(NOT([.D250]=&quot;&quot;); [.D250]; COUNTIFS([.C$2:.C250]; &quot;&gt;0&quot;; [.A$2:.A250]; [.A250])+COM.MICROSOFT.MAXIFS([.$D$2:.$D$837]; [.$A$2:.$A$837]; [.A250]))" office:value-type="float" office:value="25" calcext:value-type="float">
            <text:p>25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Marney</text:p>
          </table:table-cell>
          <table:table-cell office:value-type="string" calcext:value-type="string">
            <text:p>Antipaedophile Party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UG</text:p>
          </table:table-cell>
          <table:table-cell office:value-type="float" office:value="5" calcext:value-type="float">
            <text:p>5</text:p>
          </table:table-cell>
          <table:table-cell table:formula="of:=IF(([.C251]=0);VLOOKUP([.B251];[$Lookup.$A$2:.$B$53]; 2; FALSE());&quot;&quot;)">
            <text:p/>
          </table:table-cell>
          <table:table-cell table:formula="of:=IF(NOT([.D251]=&quot;&quot;); [.D251]; COUNTIFS([.C$2:.C251]; &quot;&gt;0&quot;; [.A$2:.A251]; [.A251])+COM.MICROSOFT.MAXIFS([.$D$2:.$D$837]; [.$A$2:.$A$837]; [.A251]))" office:value-type="float" office:value="26" calcext:value-type="float">
            <text:p>26</text:p>
          </table:table-cell>
          <table:table-cell office:value-type="string" calcext:value-type="string">
            <text:p>STRETTLES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([.C252]=0);VLOOKUP([.B252];[$Lookup.$A$2:.$B$53]; 2; FALSE());&quot;&quot;)" office:value-type="float" office:value="1" calcext:value-type="float">
            <text:p>1</text:p>
          </table:table-cell>
          <table:table-cell table:formula="of:=IF(NOT([.D252]=&quot;&quot;); [.D252]; COUNTIFS([.C$2:.C252]; &quot;&gt;0&quot;; [.A$2:.A252]; [.A252])+COM.MICROSOFT.MAXIFS([.$D$2:.$D$837]; [.$A$2:.$A$837]; [.A252]))" office:value-type="float" office:value="1" calcext:value-type="float">
            <text:p>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Cyclists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IF(([.C253]=0);VLOOKUP([.B253];[$Lookup.$A$2:.$B$53]; 2; FALSE());&quot;&quot;)">
            <text:p/>
          </table:table-cell>
          <table:table-cell table:formula="of:=IF(NOT([.D253]=&quot;&quot;); [.D253]; COUNTIFS([.C$2:.C253]; &quot;&gt;0&quot;; [.A$2:.A253]; [.A253])+COM.MICROSOFT.MAXIFS([.$D$2:.$D$837]; [.$A$2:.$A$837]; [.A253]))" office:value-type="float" office:value="39" calcext:value-type="float">
            <text:p>39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Australian Cyclists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IF(([.C254]=0);VLOOKUP([.B254];[$Lookup.$A$2:.$B$53]; 2; FALSE());&quot;&quot;)">
            <text:p/>
          </table:table-cell>
          <table:table-cell table:formula="of:=IF(NOT([.D254]=&quot;&quot;); [.D254]; COUNTIFS([.C$2:.C254]; &quot;&gt;0&quot;; [.A$2:.A254]; [.A254])+COM.MICROSOFT.MAXIFS([.$D$2:.$D$837]; [.$A$2:.$A$837]; [.A254]))" office:value-type="float" office:value="40" calcext:value-type="float">
            <text:p>40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Australian Cyclists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([.C255]=0);VLOOKUP([.B255];[$Lookup.$A$2:.$B$53]; 2; FALSE());&quot;&quot;)" office:value-type="float" office:value="2" calcext:value-type="float">
            <text:p>2</text:p>
          </table:table-cell>
          <table:table-cell table:formula="of:=IF(NOT([.D255]=&quot;&quot;); [.D255]; COUNTIFS([.C$2:.C255]; &quot;&gt;0&quot;; [.A$2:.A255]; [.A255])+COM.MICROSOFT.MAXIFS([.$D$2:.$D$837]; [.$A$2:.$A$837]; [.A255]))" office:value-type="float" office:value="2" calcext:value-type="float">
            <text:p>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IF(([.C256]=0);VLOOKUP([.B256];[$Lookup.$A$2:.$B$53]; 2; FALSE());&quot;&quot;)">
            <text:p/>
          </table:table-cell>
          <table:table-cell table:formula="of:=IF(NOT([.D256]=&quot;&quot;); [.D256]; COUNTIFS([.C$2:.C256]; &quot;&gt;0&quot;; [.A$2:.A256]; [.A256])+COM.MICROSOFT.MAXIFS([.$D$2:.$D$837]; [.$A$2:.$A$837]; [.A256]))" office:value-type="float" office:value="41" calcext:value-type="float">
            <text:p>41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IF(([.C257]=0);VLOOKUP([.B257];[$Lookup.$A$2:.$B$53]; 2; FALSE());&quot;&quot;)">
            <text:p/>
          </table:table-cell>
          <table:table-cell table:formula="of:=IF(NOT([.D257]=&quot;&quot;); [.D257]; COUNTIFS([.C$2:.C257]; &quot;&gt;0&quot;; [.A$2:.A257]; [.A257])+COM.MICROSOFT.MAXIFS([.$D$2:.$D$837]; [.$A$2:.$A$837]; [.A257]))" office:value-type="float" office:value="42" calcext:value-type="float">
            <text:p>42</text:p>
          </table:table-cell>
          <table:table-cell office:value-type="string" calcext:value-type="string">
            <text:p>FAINGES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IF(([.C258]=0);VLOOKUP([.B258];[$Lookup.$A$2:.$B$53]; 2; FALSE());&quot;&quot;)" office:value-type="float" office:value="3" calcext:value-type="float">
            <text:p>3</text:p>
          </table:table-cell>
          <table:table-cell table:formula="of:=IF(NOT([.D258]=&quot;&quot;); [.D258]; COUNTIFS([.C$2:.C258]; &quot;&gt;0&quot;; [.A$2:.A258]; [.A258])+COM.MICROSOFT.MAXIFS([.$D$2:.$D$837]; [.$A$2:.$A$837]; [.A258]))" office:value-type="float" office:value="3" calcext:value-type="float">
            <text:p>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ecular Party of Australia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([.C259]=0);VLOOKUP([.B259];[$Lookup.$A$2:.$B$53]; 2; FALSE());&quot;&quot;)">
            <text:p/>
          </table:table-cell>
          <table:table-cell table:formula="of:=IF(NOT([.D259]=&quot;&quot;); [.D259]; COUNTIFS([.C$2:.C259]; &quot;&gt;0&quot;; [.A$2:.A259]; [.A259])+COM.MICROSOFT.MAXIFS([.$D$2:.$D$837]; [.$A$2:.$A$837]; [.A259]))" office:value-type="float" office:value="43" calcext:value-type="float">
            <text:p>43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ecular Party of Australia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([.C260]=0);VLOOKUP([.B260];[$Lookup.$A$2:.$B$53]; 2; FALSE());&quot;&quot;)">
            <text:p/>
          </table:table-cell>
          <table:table-cell table:formula="of:=IF(NOT([.D260]=&quot;&quot;); [.D260]; COUNTIFS([.C$2:.C260]; &quot;&gt;0&quot;; [.A$2:.A260]; [.A260])+COM.MICROSOFT.MAXIFS([.$D$2:.$D$837]; [.$A$2:.$A$837]; [.A260]))" office:value-type="float" office:value="44" calcext:value-type="float">
            <text:p>44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ecular Party of Australia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IF(([.C261]=0);VLOOKUP([.B261];[$Lookup.$A$2:.$B$53]; 2; FALSE());&quot;&quot;)" office:value-type="float" office:value="4" calcext:value-type="float">
            <text:p>4</text:p>
          </table:table-cell>
          <table:table-cell table:formula="of:=IF(NOT([.D261]=&quot;&quot;); [.D261]; COUNTIFS([.C$2:.C261]; &quot;&gt;0&quot;; [.A$2:.A261]; [.A261])+COM.MICROSOFT.MAXIFS([.$D$2:.$D$837]; [.$A$2:.$A$837]; [.A261]))" office:value-type="float" office:value="4" calcext:value-type="float">
            <text:p>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IF(([.C262]=0);VLOOKUP([.B262];[$Lookup.$A$2:.$B$53]; 2; FALSE());&quot;&quot;)">
            <text:p/>
          </table:table-cell>
          <table:table-cell table:formula="of:=IF(NOT([.D262]=&quot;&quot;); [.D262]; COUNTIFS([.C$2:.C262]; &quot;&gt;0&quot;; [.A$2:.A262]; [.A262])+COM.MICROSOFT.MAXIFS([.$D$2:.$D$837]; [.$A$2:.$A$837]; [.A262]))" office:value-type="float" office:value="45" calcext:value-type="float">
            <text:p>45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IF(([.C263]=0);VLOOKUP([.B263];[$Lookup.$A$2:.$B$53]; 2; FALSE());&quot;&quot;)">
            <text:p/>
          </table:table-cell>
          <table:table-cell table:formula="of:=IF(NOT([.D263]=&quot;&quot;); [.D263]; COUNTIFS([.C$2:.C263]; &quot;&gt;0&quot;; [.A$2:.A263]; [.A263])+COM.MICROSOFT.MAXIFS([.$D$2:.$D$837]; [.$A$2:.$A$837]; [.A263]))" office:value-type="float" office:value="46" calcext:value-type="float">
            <text:p>46</text:p>
          </table:table-cell>
          <table:table-cell office:value-type="string" calcext:value-type="string">
            <text:p>CHISHOLM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IF(([.C264]=0);VLOOKUP([.B264];[$Lookup.$A$2:.$B$53]; 2; FALSE());&quot;&quot;)">
            <text:p/>
          </table:table-cell>
          <table:table-cell table:formula="of:=IF(NOT([.D264]=&quot;&quot;); [.D264]; COUNTIFS([.C$2:.C264]; &quot;&gt;0&quot;; [.A$2:.A264]; [.A264])+COM.MICROSOFT.MAXIFS([.$D$2:.$D$837]; [.$A$2:.$A$837]; [.A264]))" office:value-type="float" office:value="47" calcext:value-type="float">
            <text:p>47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IF(([.C265]=0);VLOOKUP([.B265];[$Lookup.$A$2:.$B$53]; 2; FALSE());&quot;&quot;)">
            <text:p/>
          </table:table-cell>
          <table:table-cell table:formula="of:=IF(NOT([.D265]=&quot;&quot;); [.D265]; COUNTIFS([.C$2:.C265]; &quot;&gt;0&quot;; [.A$2:.A265]; [.A265])+COM.MICROSOFT.MAXIFS([.$D$2:.$D$837]; [.$A$2:.$A$837]; [.A265]))" office:value-type="float" office:value="48" calcext:value-type="float">
            <text:p>48</text:p>
          </table:table-cell>
          <table:table-cell office:value-type="string" calcext:value-type="string">
            <text:p>KETTER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IF(([.C266]=0);VLOOKUP([.B266];[$Lookup.$A$2:.$B$53]; 2; FALSE());&quot;&quot;)">
            <text:p/>
          </table:table-cell>
          <table:table-cell table:formula="of:=IF(NOT([.D266]=&quot;&quot;); [.D266]; COUNTIFS([.C$2:.C266]; &quot;&gt;0&quot;; [.A$2:.A266]; [.A266])+COM.MICROSOFT.MAXIFS([.$D$2:.$D$837]; [.$A$2:.$A$837]; [.A266]))" office:value-type="float" office:value="49" calcext:value-type="float">
            <text:p>49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IF(([.C267]=0);VLOOKUP([.B267];[$Lookup.$A$2:.$B$53]; 2; FALSE());&quot;&quot;)">
            <text:p/>
          </table:table-cell>
          <table:table-cell table:formula="of:=IF(NOT([.D267]=&quot;&quot;); [.D267]; COUNTIFS([.C$2:.C267]; &quot;&gt;0&quot;; [.A$2:.A267]; [.A267])+COM.MICROSOFT.MAXIFS([.$D$2:.$D$837]; [.$A$2:.$A$837]; [.A267]))" office:value-type="float" office:value="50" calcext:value-type="float">
            <text:p>50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IF(([.C268]=0);VLOOKUP([.B268];[$Lookup.$A$2:.$B$53]; 2; FALSE());&quot;&quot;)" office:value-type="float" office:value="5" calcext:value-type="float">
            <text:p>5</text:p>
          </table:table-cell>
          <table:table-cell table:formula="of:=IF(NOT([.D268]=&quot;&quot;); [.D268]; COUNTIFS([.C$2:.C268]; &quot;&gt;0&quot;; [.A$2:.A268]; [.A268])+COM.MICROSOFT.MAXIFS([.$D$2:.$D$837]; [.$A$2:.$A$837]; [.A268]))" office:value-type="float" office:value="5" calcext:value-type="float">
            <text:p>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IF(([.C269]=0);VLOOKUP([.B269];[$Lookup.$A$2:.$B$53]; 2; FALSE());&quot;&quot;)">
            <text:p/>
          </table:table-cell>
          <table:table-cell table:formula="of:=IF(NOT([.D269]=&quot;&quot;); [.D269]; COUNTIFS([.C$2:.C269]; &quot;&gt;0&quot;; [.A$2:.A269]; [.A269])+COM.MICROSOFT.MAXIFS([.$D$2:.$D$837]; [.$A$2:.$A$837]; [.A269]))" office:value-type="float" office:value="51" calcext:value-type="float">
            <text:p>51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Gabe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IF(([.C270]=0);VLOOKUP([.B270];[$Lookup.$A$2:.$B$53]; 2; FALSE());&quot;&quot;)">
            <text:p/>
          </table:table-cell>
          <table:table-cell table:formula="of:=IF(NOT([.D270]=&quot;&quot;); [.D270]; COUNTIFS([.C$2:.C270]; &quot;&gt;0&quot;; [.A$2:.A270]; [.A270])+COM.MICROSOFT.MAXIFS([.$D$2:.$D$837]; [.$A$2:.$A$837]; [.A270]))" office:value-type="float" office:value="52" calcext:value-type="float">
            <text:p>52</text:p>
          </table:table-cell>
          <table:table-cell office:value-type="string" calcext:value-type="string">
            <text:p>ROOT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IF(([.C271]=0);VLOOKUP([.B271];[$Lookup.$A$2:.$B$53]; 2; FALSE());&quot;&quot;)" office:value-type="float" office:value="6" calcext:value-type="float">
            <text:p>6</text:p>
          </table:table-cell>
          <table:table-cell table:formula="of:=IF(NOT([.D271]=&quot;&quot;); [.D271]; COUNTIFS([.C$2:.C271]; &quot;&gt;0&quot;; [.A$2:.A271]; [.A271])+COM.MICROSOFT.MAXIFS([.$D$2:.$D$837]; [.$A$2:.$A$837]; [.A271]))" office:value-type="float" office:value="6" calcext:value-type="float">
            <text:p>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Online Direct Democracy - (Empowering the People!)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IF(([.C272]=0);VLOOKUP([.B272];[$Lookup.$A$2:.$B$53]; 2; FALSE());&quot;&quot;)">
            <text:p/>
          </table:table-cell>
          <table:table-cell table:formula="of:=IF(NOT([.D272]=&quot;&quot;); [.D272]; COUNTIFS([.C$2:.C272]; &quot;&gt;0&quot;; [.A$2:.A272]; [.A272])+COM.MICROSOFT.MAXIFS([.$D$2:.$D$837]; [.$A$2:.$A$837]; [.A272]))" office:value-type="float" office:value="53" calcext:value-type="float">
            <text:p>53</text:p>
          </table:table-cell>
          <table:table-cell office:value-type="string" calcext:value-type="string">
            <text:p>RADIC</text:p>
          </table:table-cell>
          <table:table-cell office:value-type="string" calcext:value-type="string">
            <text:p>Peter Joseph</text:p>
          </table:table-cell>
          <table:table-cell office:value-type="string" calcext:value-type="string">
            <text:p>Online Direct Democracy - (Empowering the People!)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IF(([.C273]=0);VLOOKUP([.B273];[$Lookup.$A$2:.$B$53]; 2; FALSE());&quot;&quot;)">
            <text:p/>
          </table:table-cell>
          <table:table-cell table:formula="of:=IF(NOT([.D273]=&quot;&quot;); [.D273]; COUNTIFS([.C$2:.C273]; &quot;&gt;0&quot;; [.A$2:.A273]; [.A273])+COM.MICROSOFT.MAXIFS([.$D$2:.$D$837]; [.$A$2:.$A$837]; [.A273]))" office:value-type="float" office:value="54" calcext:value-type="float">
            <text:p>54</text:p>
          </table:table-cell>
          <table:table-cell office:value-type="string" calcext:value-type="string">
            <text:p>MISSINGHA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Online Direct Democracy - (Empowering the People!)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IF(([.C274]=0);VLOOKUP([.B274];[$Lookup.$A$2:.$B$53]; 2; FALSE());&quot;&quot;)" office:value-type="float" office:value="7" calcext:value-type="float">
            <text:p>7</text:p>
          </table:table-cell>
          <table:table-cell table:formula="of:=IF(NOT([.D274]=&quot;&quot;); [.D274]; COUNTIFS([.C$2:.C274]; &quot;&gt;0&quot;; [.A$2:.A274]; [.A274])+COM.MICROSOFT.MAXIFS([.$D$2:.$D$837]; [.$A$2:.$A$837]; [.A274]))" office:value-type="float" office:value="7" calcext:value-type="float">
            <text:p>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Liberal National Party of Queensland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IF(([.C275]=0);VLOOKUP([.B275];[$Lookup.$A$2:.$B$53]; 2; FALSE());&quot;&quot;)">
            <text:p/>
          </table:table-cell>
          <table:table-cell table:formula="of:=IF(NOT([.D275]=&quot;&quot;); [.D275]; COUNTIFS([.C$2:.C275]; &quot;&gt;0&quot;; [.A$2:.A275]; [.A275])+COM.MICROSOFT.MAXIFS([.$D$2:.$D$837]; [.$A$2:.$A$837]; [.A275]))" office:value-type="float" office:value="55" calcext:value-type="float">
            <text:p>55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Liberal National Party of Queensland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IF(([.C276]=0);VLOOKUP([.B276];[$Lookup.$A$2:.$B$53]; 2; FALSE());&quot;&quot;)">
            <text:p/>
          </table:table-cell>
          <table:table-cell table:formula="of:=IF(NOT([.D276]=&quot;&quot;); [.D276]; COUNTIFS([.C$2:.C276]; &quot;&gt;0&quot;; [.A$2:.A276]; [.A276])+COM.MICROSOFT.MAXIFS([.$D$2:.$D$837]; [.$A$2:.$A$837]; [.A276]))" office:value-type="float" office:value="56" calcext:value-type="float">
            <text:p>56</text:p>
          </table:table-cell>
          <table:table-cell office:value-type="string" calcext:value-type="string">
            <text:p>CANAVAN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Liberal National Party of Queensland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IF(([.C277]=0);VLOOKUP([.B277];[$Lookup.$A$2:.$B$53]; 2; FALSE());&quot;&quot;)">
            <text:p/>
          </table:table-cell>
          <table:table-cell table:formula="of:=IF(NOT([.D277]=&quot;&quot;); [.D277]; COUNTIFS([.C$2:.C277]; &quot;&gt;0&quot;; [.A$2:.A277]; [.A277])+COM.MICROSOFT.MAXIFS([.$D$2:.$D$837]; [.$A$2:.$A$837]; [.A277]))" office:value-type="float" office:value="57" calcext:value-type="float">
            <text:p>57</text:p>
          </table:table-cell>
          <table:table-cell office:value-type="string" calcext:value-type="string">
            <text:p>McGRA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iberal National Party of Queensland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IF(([.C278]=0);VLOOKUP([.B278];[$Lookup.$A$2:.$B$53]; 2; FALSE());&quot;&quot;)">
            <text:p/>
          </table:table-cell>
          <table:table-cell table:formula="of:=IF(NOT([.D278]=&quot;&quot;); [.D278]; COUNTIFS([.C$2:.C278]; &quot;&gt;0&quot;; [.A$2:.A278]; [.A278])+COM.MICROSOFT.MAXIFS([.$D$2:.$D$837]; [.$A$2:.$A$837]; [.A278]))" office:value-type="float" office:value="58" calcext:value-type="float">
            <text:p>58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Liberal National Party of Queensland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IF(([.C279]=0);VLOOKUP([.B279];[$Lookup.$A$2:.$B$53]; 2; FALSE());&quot;&quot;)">
            <text:p/>
          </table:table-cell>
          <table:table-cell table:formula="of:=IF(NOT([.D279]=&quot;&quot;); [.D279]; COUNTIFS([.C$2:.C279]; &quot;&gt;0&quot;; [.A$2:.A279]; [.A279])+COM.MICROSOFT.MAXIFS([.$D$2:.$D$837]; [.$A$2:.$A$837]; [.A279]))" office:value-type="float" office:value="59" calcext:value-type="float">
            <text:p>59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Liberal National Party of Queensland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IF(([.C280]=0);VLOOKUP([.B280];[$Lookup.$A$2:.$B$53]; 2; FALSE());&quot;&quot;)">
            <text:p/>
          </table:table-cell>
          <table:table-cell table:formula="of:=IF(NOT([.D280]=&quot;&quot;); [.D280]; COUNTIFS([.C$2:.C280]; &quot;&gt;0&quot;; [.A$2:.A280]; [.A280])+COM.MICROSOFT.MAXIFS([.$D$2:.$D$837]; [.$A$2:.$A$837]; [.A280]))" office:value-type="float" office:value="60" calcext:value-type="float">
            <text:p>60</text:p>
          </table:table-cell>
          <table:table-cell office:value-type="string" calcext:value-type="string">
            <text:p>LINDGREN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Liberal National Party of Queensland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IF(([.C281]=0);VLOOKUP([.B281];[$Lookup.$A$2:.$B$53]; 2; FALSE());&quot;&quot;)">
            <text:p/>
          </table:table-cell>
          <table:table-cell table:formula="of:=IF(NOT([.D281]=&quot;&quot;); [.D281]; COUNTIFS([.C$2:.C281]; &quot;&gt;0&quot;; [.A$2:.A281]; [.A281])+COM.MICROSOFT.MAXIFS([.$D$2:.$D$837]; [.$A$2:.$A$837]; [.A281]))" office:value-type="float" office:value="61" calcext:value-type="float">
            <text:p>6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Liberal National Party of Queensland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formula="of:=IF(([.C282]=0);VLOOKUP([.B282];[$Lookup.$A$2:.$B$53]; 2; FALSE());&quot;&quot;)">
            <text:p/>
          </table:table-cell>
          <table:table-cell table:formula="of:=IF(NOT([.D282]=&quot;&quot;); [.D282]; COUNTIFS([.C$2:.C282]; &quot;&gt;0&quot;; [.A$2:.A282]; [.A282])+COM.MICROSOFT.MAXIFS([.$D$2:.$D$837]; [.$A$2:.$A$837]; [.A282]))" office:value-type="float" office:value="62" calcext:value-type="float">
            <text:p>62</text:p>
          </table:table-cell>
          <table:table-cell office:value-type="string" calcext:value-type="string">
            <text:p>RENNICK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Liberal National Party of Queensland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table:formula="of:=IF(([.C283]=0);VLOOKUP([.B283];[$Lookup.$A$2:.$B$53]; 2; FALSE());&quot;&quot;)" office:value-type="float" office:value="8" calcext:value-type="float">
            <text:p>8</text:p>
          </table:table-cell>
          <table:table-cell table:formula="of:=IF(NOT([.D283]=&quot;&quot;); [.D283]; COUNTIFS([.C$2:.C283]; &quot;&gt;0&quot;; [.A$2:.A283]; [.A283])+COM.MICROSOFT.MAXIFS([.$D$2:.$D$837]; [.$A$2:.$A$837]; [.A283]))" office:value-type="float" office:value="8" calcext:value-type="float">
            <text:p>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IF(([.C284]=0);VLOOKUP([.B284];[$Lookup.$A$2:.$B$53]; 2; FALSE());&quot;&quot;)">
            <text:p/>
          </table:table-cell>
          <table:table-cell table:formula="of:=IF(NOT([.D284]=&quot;&quot;); [.D284]; COUNTIFS([.C$2:.C284]; &quot;&gt;0&quot;; [.A$2:.A284]; [.A284])+COM.MICROSOFT.MAXIFS([.$D$2:.$D$837]; [.$A$2:.$A$837]; [.A284]))" office:value-type="float" office:value="63" calcext:value-type="float">
            <text:p>63</text:p>
          </table:table-cell>
          <table:table-cell office:value-type="string" calcext:value-type="string">
            <text:p>BEVA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IF(([.C285]=0);VLOOKUP([.B285];[$Lookup.$A$2:.$B$53]; 2; FALSE());&quot;&quot;)">
            <text:p/>
          </table:table-cell>
          <table:table-cell table:formula="of:=IF(NOT([.D285]=&quot;&quot;); [.D285]; COUNTIFS([.C$2:.C285]; &quot;&gt;0&quot;; [.A$2:.A285]; [.A285])+COM.MICROSOFT.MAXIFS([.$D$2:.$D$837]; [.$A$2:.$A$837]; [.A285]))" office:value-type="float" office:value="64" calcext:value-type="float">
            <text:p>64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Zade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formula="of:=IF(([.C286]=0);VLOOKUP([.B286];[$Lookup.$A$2:.$B$53]; 2; FALSE());&quot;&quot;)" office:value-type="float" office:value="9" calcext:value-type="float">
            <text:p>9</text:p>
          </table:table-cell>
          <table:table-cell table:formula="of:=IF(NOT([.D286]=&quot;&quot;); [.D286]; COUNTIFS([.C$2:.C286]; &quot;&gt;0&quot;; [.A$2:.A286]; [.A286])+COM.MICROSOFT.MAXIFS([.$D$2:.$D$837]; [.$A$2:.$A$837]; [.A286]))" office:value-type="float" office:value="9" calcext:value-type="float">
            <text:p>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Katter's Australian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formula="of:=IF(([.C287]=0);VLOOKUP([.B287];[$Lookup.$A$2:.$B$53]; 2; FALSE());&quot;&quot;)">
            <text:p/>
          </table:table-cell>
          <table:table-cell table:formula="of:=IF(NOT([.D287]=&quot;&quot;); [.D287]; COUNTIFS([.C$2:.C287]; &quot;&gt;0&quot;; [.A$2:.A287]; [.A287])+COM.MICROSOFT.MAXIFS([.$D$2:.$D$837]; [.$A$2:.$A$837]; [.A287]))" office:value-type="float" office:value="65" calcext:value-type="float">
            <text:p>65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Rowell</text:p>
          </table:table-cell>
          <table:table-cell office:value-type="string" calcext:value-type="string">
            <text:p>Katter's Australian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formula="of:=IF(([.C288]=0);VLOOKUP([.B288];[$Lookup.$A$2:.$B$53]; 2; FALSE());&quot;&quot;)">
            <text:p/>
          </table:table-cell>
          <table:table-cell table:formula="of:=IF(NOT([.D288]=&quot;&quot;); [.D288]; COUNTIFS([.C$2:.C288]; &quot;&gt;0&quot;; [.A$2:.A288]; [.A288])+COM.MICROSOFT.MAXIFS([.$D$2:.$D$837]; [.$A$2:.$A$837]; [.A288]))" office:value-type="float" office:value="66" calcext:value-type="float">
            <text:p>66</text:p>
          </table:table-cell>
          <table:table-cell office:value-type="string" calcext:value-type="string">
            <text:p>MARRIOTT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Katter's Australian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formula="of:=IF(([.C289]=0);VLOOKUP([.B289];[$Lookup.$A$2:.$B$53]; 2; FALSE());&quot;&quot;)" office:value-type="float" office:value="10" calcext:value-type="float">
            <text:p>10</text:p>
          </table:table-cell>
          <table:table-cell table:formula="of:=IF(NOT([.D289]=&quot;&quot;); [.D289]; COUNTIFS([.C$2:.C289]; &quot;&gt;0&quot;; [.A$2:.A289]; [.A289])+COM.MICROSOFT.MAXIFS([.$D$2:.$D$837]; [.$A$2:.$A$837]; [.A289]))" office:value-type="float" office:value="10" calcext:value-type="float">
            <text:p>1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Marriage Equali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formula="of:=IF(([.C290]=0);VLOOKUP([.B290];[$Lookup.$A$2:.$B$53]; 2; FALSE());&quot;&quot;)">
            <text:p/>
          </table:table-cell>
          <table:table-cell table:formula="of:=IF(NOT([.D290]=&quot;&quot;); [.D290]; COUNTIFS([.C$2:.C290]; &quot;&gt;0&quot;; [.A$2:.A290]; [.A290])+COM.MICROSOFT.MAXIFS([.$D$2:.$D$837]; [.$A$2:.$A$837]; [.A290]))" office:value-type="float" office:value="67" calcext:value-type="float">
            <text:p>67</text:p>
          </table:table-cell>
          <table:table-cell office:value-type="string" calcext:value-type="string">
            <text:p>SOUTHWARD</text:p>
          </table:table-cell>
          <table:table-cell office:value-type="string" calcext:value-type="string">
            <text:p>Marnie</text:p>
          </table:table-cell>
          <table:table-cell office:value-type="string" calcext:value-type="string">
            <text:p>Marriage Equali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formula="of:=IF(([.C291]=0);VLOOKUP([.B291];[$Lookup.$A$2:.$B$53]; 2; FALSE());&quot;&quot;)">
            <text:p/>
          </table:table-cell>
          <table:table-cell table:formula="of:=IF(NOT([.D291]=&quot;&quot;); [.D291]; COUNTIFS([.C$2:.C291]; &quot;&gt;0&quot;; [.A$2:.A291]; [.A291])+COM.MICROSOFT.MAXIFS([.$D$2:.$D$837]; [.$A$2:.$A$837]; [.A291]))" office:value-type="float" office:value="68" calcext:value-type="float">
            <text:p>68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arriage Equali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table:formula="of:=IF(([.C292]=0);VLOOKUP([.B292];[$Lookup.$A$2:.$B$53]; 2; FALSE());&quot;&quot;)" office:value-type="float" office:value="11" calcext:value-type="float">
            <text:p>11</text:p>
          </table:table-cell>
          <table:table-cell table:formula="of:=IF(NOT([.D292]=&quot;&quot;); [.D292]; COUNTIFS([.C$2:.C292]; &quot;&gt;0&quot;; [.A$2:.A292]; [.A292])+COM.MICROSOFT.MAXIFS([.$D$2:.$D$837]; [.$A$2:.$A$837]; [.A292]))" office:value-type="float" office:value="11" calcext:value-type="float">
            <text:p>1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formula="of:=IF(([.C293]=0);VLOOKUP([.B293];[$Lookup.$A$2:.$B$53]; 2; FALSE());&quot;&quot;)">
            <text:p/>
          </table:table-cell>
          <table:table-cell table:formula="of:=IF(NOT([.D293]=&quot;&quot;); [.D293]; COUNTIFS([.C$2:.C293]; &quot;&gt;0&quot;; [.A$2:.A293]; [.A293])+COM.MICROSOFT.MAXIFS([.$D$2:.$D$837]; [.$A$2:.$A$837]; [.A293]))" office:value-type="float" office:value="69" calcext:value-type="float">
            <text:p>69</text:p>
          </table:table-cell>
          <table:table-cell office:value-type="string" calcext:value-type="string">
            <text:p>SNELL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formula="of:=IF(([.C294]=0);VLOOKUP([.B294];[$Lookup.$A$2:.$B$53]; 2; FALSE());&quot;&quot;)">
            <text:p/>
          </table:table-cell>
          <table:table-cell table:formula="of:=IF(NOT([.D294]=&quot;&quot;); [.D294]; COUNTIFS([.C$2:.C294]; &quot;&gt;0&quot;; [.A$2:.A294]; [.A294])+COM.MICROSOFT.MAXIFS([.$D$2:.$D$837]; [.$A$2:.$A$837]; [.A294]))" office:value-type="float" office:value="70" calcext:value-type="float">
            <text:p>70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formula="of:=IF(([.C295]=0);VLOOKUP([.B295];[$Lookup.$A$2:.$B$53]; 2; FALSE());&quot;&quot;)" office:value-type="float" office:value="12" calcext:value-type="float">
            <text:p>12</text:p>
          </table:table-cell>
          <table:table-cell table:formula="of:=IF(NOT([.D295]=&quot;&quot;); [.D295]; COUNTIFS([.C$2:.C295]; &quot;&gt;0&quot;; [.A$2:.A295]; [.A295])+COM.MICROSOFT.MAXIFS([.$D$2:.$D$837]; [.$A$2:.$A$837]; [.A295]))" office:value-type="float" office:value="12" calcext:value-type="float">
            <text:p>1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formula="of:=IF(([.C296]=0);VLOOKUP([.B296];[$Lookup.$A$2:.$B$53]; 2; FALSE());&quot;&quot;)">
            <text:p/>
          </table:table-cell>
          <table:table-cell table:formula="of:=IF(NOT([.D296]=&quot;&quot;); [.D296]; COUNTIFS([.C$2:.C296]; &quot;&gt;0&quot;; [.A$2:.A296]; [.A296])+COM.MICROSOFT.MAXIFS([.$D$2:.$D$837]; [.$A$2:.$A$837]; [.A296]))" office:value-type="float" office:value="71" calcext:value-type="float">
            <text:p>71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formula="of:=IF(([.C297]=0);VLOOKUP([.B297];[$Lookup.$A$2:.$B$53]; 2; FALSE());&quot;&quot;)">
            <text:p/>
          </table:table-cell>
          <table:table-cell table:formula="of:=IF(NOT([.D297]=&quot;&quot;); [.D297]; COUNTIFS([.C$2:.C297]; &quot;&gt;0&quot;; [.A$2:.A297]; [.A297])+COM.MICROSOFT.MAXIFS([.$D$2:.$D$837]; [.$A$2:.$A$837]; [.A297]))" office:value-type="float" office:value="72" calcext:value-type="float">
            <text:p>72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formula="of:=IF(([.C298]=0);VLOOKUP([.B298];[$Lookup.$A$2:.$B$53]; 2; FALSE());&quot;&quot;)" office:value-type="float" office:value="13" calcext:value-type="float">
            <text:p>13</text:p>
          </table:table-cell>
          <table:table-cell table:formula="of:=IF(NOT([.D298]=&quot;&quot;); [.D298]; COUNTIFS([.C$2:.C298]; &quot;&gt;0&quot;; [.A$2:.A298]; [.A298])+COM.MICROSOFT.MAXIFS([.$D$2:.$D$837]; [.$A$2:.$A$837]; [.A298]))" office:value-type="float" office:value="13" calcext:value-type="float">
            <text:p>1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Pirate Party Australia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formula="of:=IF(([.C299]=0);VLOOKUP([.B299];[$Lookup.$A$2:.$B$53]; 2; FALSE());&quot;&quot;)">
            <text:p/>
          </table:table-cell>
          <table:table-cell table:formula="of:=IF(NOT([.D299]=&quot;&quot;); [.D299]; COUNTIFS([.C$2:.C299]; &quot;&gt;0&quot;; [.A$2:.A299]; [.A299])+COM.MICROSOFT.MAXIFS([.$D$2:.$D$837]; [.$A$2:.$A$837]; [.A299]))" office:value-type="float" office:value="73" calcext:value-type="float">
            <text:p>73</text:p>
          </table:table-cell>
          <table:table-cell office:value-type="string" calcext:value-type="string">
            <text:p>SELIC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irate Party Australia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IF(([.C300]=0);VLOOKUP([.B300];[$Lookup.$A$2:.$B$53]; 2; FALSE());&quot;&quot;)">
            <text:p/>
          </table:table-cell>
          <table:table-cell table:formula="of:=IF(NOT([.D300]=&quot;&quot;); [.D300]; COUNTIFS([.C$2:.C300]; &quot;&gt;0&quot;; [.A$2:.A300]; [.A300])+COM.MICROSOFT.MAXIFS([.$D$2:.$D$837]; [.$A$2:.$A$837]; [.A300]))" office:value-type="float" office:value="74" calcext:value-type="float">
            <text:p>74</text:p>
          </table:table-cell>
          <table:table-cell office:value-type="string" calcext:value-type="string">
            <text:p>PURSEHOUSE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Pirate Party Australia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IF(([.C301]=0);VLOOKUP([.B301];[$Lookup.$A$2:.$B$53]; 2; FALSE());&quot;&quot;)" office:value-type="float" office:value="14" calcext:value-type="float">
            <text:p>14</text:p>
          </table:table-cell>
          <table:table-cell table:formula="of:=IF(NOT([.D301]=&quot;&quot;); [.D301]; COUNTIFS([.C$2:.C301]; &quot;&gt;0&quot;; [.A$2:.A301]; [.A301])+COM.MICROSOFT.MAXIFS([.$D$2:.$D$837]; [.$A$2:.$A$837]; [.A301]))" office:value-type="float" office:value="14" calcext:value-type="float">
            <text:p>1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IF(([.C302]=0);VLOOKUP([.B302];[$Lookup.$A$2:.$B$53]; 2; FALSE());&quot;&quot;)">
            <text:p/>
          </table:table-cell>
          <table:table-cell table:formula="of:=IF(NOT([.D302]=&quot;&quot;); [.D302]; COUNTIFS([.C$2:.C302]; &quot;&gt;0&quot;; [.A$2:.A302]; [.A302])+COM.MICROSOFT.MAXIFS([.$D$2:.$D$837]; [.$A$2:.$A$837]; [.A302]))" office:value-type="float" office:value="75" calcext:value-type="float">
            <text:p>75</text:p>
          </table:table-cell>
          <table:table-cell office:value-type="string" calcext:value-type="string">
            <text:p>GAYNOR</text:p>
          </table:table-cell>
          <table:table-cell office:value-type="string" calcext:value-type="string">
            <text:p>Bernard William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formula="of:=IF(([.C303]=0);VLOOKUP([.B303];[$Lookup.$A$2:.$B$53]; 2; FALSE());&quot;&quot;)">
            <text:p/>
          </table:table-cell>
          <table:table-cell table:formula="of:=IF(NOT([.D303]=&quot;&quot;); [.D303]; COUNTIFS([.C$2:.C303]; &quot;&gt;0&quot;; [.A$2:.A303]; [.A303])+COM.MICROSOFT.MAXIFS([.$D$2:.$D$837]; [.$A$2:.$A$837]; [.A303]))" office:value-type="float" office:value="76" calcext:value-type="float">
            <text:p>76</text:p>
          </table:table-cell>
          <table:table-cell office:value-type="string" calcext:value-type="string">
            <text:p>BIGG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formula="of:=IF(([.C304]=0);VLOOKUP([.B304];[$Lookup.$A$2:.$B$53]; 2; FALSE());&quot;&quot;)">
            <text:p/>
          </table:table-cell>
          <table:table-cell table:formula="of:=IF(NOT([.D304]=&quot;&quot;); [.D304]; COUNTIFS([.C$2:.C304]; &quot;&gt;0&quot;; [.A$2:.A304]; [.A304])+COM.MICROSOFT.MAXIFS([.$D$2:.$D$837]; [.$A$2:.$A$837]; [.A304]))" office:value-type="float" office:value="77" calcext:value-type="float">
            <text:p>77</text:p>
          </table:table-cell>
          <table:table-cell office:value-type="string" calcext:value-type="string">
            <text:p>DOBSON</text:p>
          </table:table-cell>
          <table:table-cell office:value-type="string" calcext:value-type="string">
            <text:p>Chelle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formula="of:=IF(([.C305]=0);VLOOKUP([.B305];[$Lookup.$A$2:.$B$53]; 2; FALSE());&quot;&quot;)" office:value-type="float" office:value="15" calcext:value-type="float">
            <text:p>15</text:p>
          </table:table-cell>
          <table:table-cell table:formula="of:=IF(NOT([.D305]=&quot;&quot;); [.D305]; COUNTIFS([.C$2:.C305]; &quot;&gt;0&quot;; [.A$2:.A305]; [.A305])+COM.MICROSOFT.MAXIFS([.$D$2:.$D$837]; [.$A$2:.$A$837]; [.A305]))" office:value-type="float" office:value="15" calcext:value-type="float">
            <text:p>1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formula="of:=IF(([.C306]=0);VLOOKUP([.B306];[$Lookup.$A$2:.$B$53]; 2; FALSE());&quot;&quot;)">
            <text:p/>
          </table:table-cell>
          <table:table-cell table:formula="of:=IF(NOT([.D306]=&quot;&quot;); [.D306]; COUNTIFS([.C$2:.C306]; &quot;&gt;0&quot;; [.A$2:.A306]; [.A306])+COM.MICROSOFT.MAXIFS([.$D$2:.$D$837]; [.$A$2:.$A$837]; [.A306]))" office:value-type="float" office:value="78" calcext:value-type="float">
            <text:p>78</text:p>
          </table:table-cell>
          <table:table-cell office:value-type="string" calcext:value-type="string">
            <text:p>COTTER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formula="of:=IF(([.C307]=0);VLOOKUP([.B307];[$Lookup.$A$2:.$B$53]; 2; FALSE());&quot;&quot;)">
            <text:p/>
          </table:table-cell>
          <table:table-cell table:formula="of:=IF(NOT([.D307]=&quot;&quot;); [.D307]; COUNTIFS([.C$2:.C307]; &quot;&gt;0&quot;; [.A$2:.A307]; [.A307])+COM.MICROSOFT.MAXIFS([.$D$2:.$D$837]; [.$A$2:.$A$837]; [.A307]))" office:value-type="float" office:value="79" calcext:value-type="float">
            <text:p>79</text:p>
          </table:table-cell>
          <table:table-cell office:value-type="string" calcext:value-type="string">
            <text:p>HANBIDGE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formula="of:=IF(([.C308]=0);VLOOKUP([.B308];[$Lookup.$A$2:.$B$53]; 2; FALSE());&quot;&quot;)" office:value-type="float" office:value="16" calcext:value-type="float">
            <text:p>16</text:p>
          </table:table-cell>
          <table:table-cell table:formula="of:=IF(NOT([.D308]=&quot;&quot;); [.D308]; COUNTIFS([.C$2:.C308]; &quot;&gt;0&quot;; [.A$2:.A308]; [.A308])+COM.MICROSOFT.MAXIFS([.$D$2:.$D$837]; [.$A$2:.$A$837]; [.A308]))" office:value-type="float" office:value="16" calcext:value-type="float">
            <text:p>1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formula="of:=IF(([.C309]=0);VLOOKUP([.B309];[$Lookup.$A$2:.$B$53]; 2; FALSE());&quot;&quot;)">
            <text:p/>
          </table:table-cell>
          <table:table-cell table:formula="of:=IF(NOT([.D309]=&quot;&quot;); [.D309]; COUNTIFS([.C$2:.C309]; &quot;&gt;0&quot;; [.A$2:.A309]; [.A309])+COM.MICROSOFT.MAXIFS([.$D$2:.$D$837]; [.$A$2:.$A$837]; [.A309]))" office:value-type="float" office:value="80" calcext:value-type="float">
            <text:p>80</text:p>
          </table:table-cell>
          <table:table-cell office:value-type="string" calcext:value-type="string">
            <text:p>PUKALLUS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formula="of:=IF(([.C310]=0);VLOOKUP([.B310];[$Lookup.$A$2:.$B$53]; 2; FALSE());&quot;&quot;)">
            <text:p/>
          </table:table-cell>
          <table:table-cell table:formula="of:=IF(NOT([.D310]=&quot;&quot;); [.D310]; COUNTIFS([.C$2:.C310]; &quot;&gt;0&quot;; [.A$2:.A310]; [.A310])+COM.MICROSOFT.MAXIFS([.$D$2:.$D$837]; [.$A$2:.$A$837]; [.A310]))" office:value-type="float" office:value="81" calcext:value-type="float">
            <text:p>81</text:p>
          </table:table-cell>
          <table:table-cell office:value-type="string" calcext:value-type="string">
            <text:p>HARDING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formula="of:=IF(([.C311]=0);VLOOKUP([.B311];[$Lookup.$A$2:.$B$53]; 2; FALSE());&quot;&quot;)" office:value-type="float" office:value="17" calcext:value-type="float">
            <text:p>17</text:p>
          </table:table-cell>
          <table:table-cell table:formula="of:=IF(NOT([.D311]=&quot;&quot;); [.D311]; COUNTIFS([.C$2:.C311]; &quot;&gt;0&quot;; [.A$2:.A311]; [.A311])+COM.MICROSOFT.MAXIFS([.$D$2:.$D$837]; [.$A$2:.$A$837]; [.A311]))" office:value-type="float" office:value="17" calcext:value-type="float">
            <text:p>1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formula="of:=IF(([.C312]=0);VLOOKUP([.B312];[$Lookup.$A$2:.$B$53]; 2; FALSE());&quot;&quot;)">
            <text:p/>
          </table:table-cell>
          <table:table-cell table:formula="of:=IF(NOT([.D312]=&quot;&quot;); [.D312]; COUNTIFS([.C$2:.C312]; &quot;&gt;0&quot;; [.A$2:.A312]; [.A312])+COM.MICROSOFT.MAXIFS([.$D$2:.$D$837]; [.$A$2:.$A$837]; [.A312]))" office:value-type="float" office:value="82" calcext:value-type="float">
            <text:p>82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table:formula="of:=IF(([.C313]=0);VLOOKUP([.B313];[$Lookup.$A$2:.$B$53]; 2; FALSE());&quot;&quot;)">
            <text:p/>
          </table:table-cell>
          <table:table-cell table:formula="of:=IF(NOT([.D313]=&quot;&quot;); [.D313]; COUNTIFS([.C$2:.C313]; &quot;&gt;0&quot;; [.A$2:.A313]; [.A313])+COM.MICROSOFT.MAXIFS([.$D$2:.$D$837]; [.$A$2:.$A$837]; [.A313]))" office:value-type="float" office:value="83" calcext:value-type="float">
            <text:p>83</text:p>
          </table:table-cell>
          <table:table-cell office:value-type="string" calcext:value-type="string">
            <text:p>GEE</text:p>
          </table:table-cell>
          <table:table-cell office:value-type="string" calcext:value-type="string">
            <text:p>Michael Anthony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formula="of:=IF(([.C314]=0);VLOOKUP([.B314];[$Lookup.$A$2:.$B$53]; 2; FALSE());&quot;&quot;)" office:value-type="float" office:value="18" calcext:value-type="float">
            <text:p>18</text:p>
          </table:table-cell>
          <table:table-cell table:formula="of:=IF(NOT([.D314]=&quot;&quot;); [.D314]; COUNTIFS([.C$2:.C314]; &quot;&gt;0&quot;; [.A$2:.A314]; [.A314])+COM.MICROSOFT.MAXIFS([.$D$2:.$D$837]; [.$A$2:.$A$837]; [.A314]))" office:value-type="float" office:value="18" calcext:value-type="float">
            <text:p>1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/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formula="of:=IF(([.C315]=0);VLOOKUP([.B315];[$Lookup.$A$2:.$B$53]; 2; FALSE());&quot;&quot;)">
            <text:p/>
          </table:table-cell>
          <table:table-cell table:formula="of:=IF(NOT([.D315]=&quot;&quot;); [.D315]; COUNTIFS([.C$2:.C315]; &quot;&gt;0&quot;; [.A$2:.A315]; [.A315])+COM.MICROSOFT.MAXIFS([.$D$2:.$D$837]; [.$A$2:.$A$837]; [.A315]))" office:value-type="float" office:value="84" calcext:value-type="float">
            <text:p>84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Sal</text:p>
          </table:table-cell>
          <table:table-cell/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formula="of:=IF(([.C316]=0);VLOOKUP([.B316];[$Lookup.$A$2:.$B$53]; 2; FALSE());&quot;&quot;)">
            <text:p/>
          </table:table-cell>
          <table:table-cell table:formula="of:=IF(NOT([.D316]=&quot;&quot;); [.D316]; COUNTIFS([.C$2:.C316]; &quot;&gt;0&quot;; [.A$2:.A316]; [.A316])+COM.MICROSOFT.MAXIFS([.$D$2:.$D$837]; [.$A$2:.$A$837]; [.A316]))" office:value-type="float" office:value="85" calcext:value-type="float">
            <text:p>85</text:p>
          </table:table-cell>
          <table:table-cell office:value-type="string" calcext:value-type="string">
            <text:p>TANGUILIG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formula="of:=IF(([.C317]=0);VLOOKUP([.B317];[$Lookup.$A$2:.$B$53]; 2; FALSE());&quot;&quot;)" office:value-type="float" office:value="19" calcext:value-type="float">
            <text:p>19</text:p>
          </table:table-cell>
          <table:table-cell table:formula="of:=IF(NOT([.D317]=&quot;&quot;); [.D317]; COUNTIFS([.C$2:.C317]; &quot;&gt;0&quot;; [.A$2:.A317]; [.A317])+COM.MICROSOFT.MAXIFS([.$D$2:.$D$837]; [.$A$2:.$A$837]; [.A317]))" office:value-type="float" office:value="19" calcext:value-type="float">
            <text:p>1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Democratic Labour Party (DLP)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([.C318]=0);VLOOKUP([.B318];[$Lookup.$A$2:.$B$53]; 2; FALSE());&quot;&quot;)">
            <text:p/>
          </table:table-cell>
          <table:table-cell table:formula="of:=IF(NOT([.D318]=&quot;&quot;); [.D318]; COUNTIFS([.C$2:.C318]; &quot;&gt;0&quot;; [.A$2:.A318]; [.A318])+COM.MICROSOFT.MAXIFS([.$D$2:.$D$837]; [.$A$2:.$A$837]; [.A318]))" office:value-type="float" office:value="86" calcext:value-type="float">
            <text:p>86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Democratic Labour Party (DLP)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([.C319]=0);VLOOKUP([.B319];[$Lookup.$A$2:.$B$53]; 2; FALSE());&quot;&quot;)">
            <text:p/>
          </table:table-cell>
          <table:table-cell table:formula="of:=IF(NOT([.D319]=&quot;&quot;); [.D319]; COUNTIFS([.C$2:.C319]; &quot;&gt;0&quot;; [.A$2:.A319]; [.A319])+COM.MICROSOFT.MAXIFS([.$D$2:.$D$837]; [.$A$2:.$A$837]; [.A319]))" office:value-type="float" office:value="87" calcext:value-type="float">
            <text:p>87</text:p>
          </table:table-cell>
          <table:table-cell office:value-type="string" calcext:value-type="string">
            <text:p>MAJOOR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Democratic Labour Party (DLP)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formula="of:=IF(([.C320]=0);VLOOKUP([.B320];[$Lookup.$A$2:.$B$53]; 2; FALSE());&quot;&quot;)" office:value-type="float" office:value="20" calcext:value-type="float">
            <text:p>20</text:p>
          </table:table-cell>
          <table:table-cell table:formula="of:=IF(NOT([.D320]=&quot;&quot;); [.D320]; COUNTIFS([.C$2:.C320]; &quot;&gt;0&quot;; [.A$2:.A320]; [.A320])+COM.MICROSOFT.MAXIFS([.$D$2:.$D$837]; [.$A$2:.$A$837]; [.A320]))" office:value-type="float" office:value="20" calcext:value-type="float">
            <text:p>2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Family Firs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formula="of:=IF(([.C321]=0);VLOOKUP([.B321];[$Lookup.$A$2:.$B$53]; 2; FALSE());&quot;&quot;)">
            <text:p/>
          </table:table-cell>
          <table:table-cell table:formula="of:=IF(NOT([.D321]=&quot;&quot;); [.D321]; COUNTIFS([.C$2:.C321]; &quot;&gt;0&quot;; [.A$2:.A321]; [.A321])+COM.MICROSOFT.MAXIFS([.$D$2:.$D$837]; [.$A$2:.$A$837]; [.A321]))" office:value-type="float" office:value="88" calcext:value-type="float">
            <text:p>88</text:p>
          </table:table-cell>
          <table:table-cell office:value-type="string" calcext:value-type="string">
            <text:p>McGARVI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Family Firs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formula="of:=IF(([.C322]=0);VLOOKUP([.B322];[$Lookup.$A$2:.$B$53]; 2; FALSE());&quot;&quot;)">
            <text:p/>
          </table:table-cell>
          <table:table-cell table:formula="of:=IF(NOT([.D322]=&quot;&quot;); [.D322]; COUNTIFS([.C$2:.C322]; &quot;&gt;0&quot;; [.A$2:.A322]; [.A322])+COM.MICROSOFT.MAXIFS([.$D$2:.$D$837]; [.$A$2:.$A$837]; [.A322]))" office:value-type="float" office:value="89" calcext:value-type="float">
            <text:p>89</text:p>
          </table:table-cell>
          <table:table-cell office:value-type="string" calcext:value-type="string">
            <text:p>BAYNES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Family Firs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formula="of:=IF(([.C323]=0);VLOOKUP([.B323];[$Lookup.$A$2:.$B$53]; 2; FALSE());&quot;&quot;)">
            <text:p/>
          </table:table-cell>
          <table:table-cell table:formula="of:=IF(NOT([.D323]=&quot;&quot;); [.D323]; COUNTIFS([.C$2:.C323]; &quot;&gt;0&quot;; [.A$2:.A323]; [.A323])+COM.MICROSOFT.MAXIFS([.$D$2:.$D$837]; [.$A$2:.$A$837]; [.A323]))" office:value-type="float" office:value="90" calcext:value-type="float">
            <text:p>90</text:p>
          </table:table-cell>
          <table:table-cell office:value-type="string" calcext:value-type="string">
            <text:p>HORAN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Family Firs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table:formula="of:=IF(([.C324]=0);VLOOKUP([.B324];[$Lookup.$A$2:.$B$53]; 2; FALSE());&quot;&quot;)">
            <text:p/>
          </table:table-cell>
          <table:table-cell table:formula="of:=IF(NOT([.D324]=&quot;&quot;); [.D324]; COUNTIFS([.C$2:.C324]; &quot;&gt;0&quot;; [.A$2:.A324]; [.A324])+COM.MICROSOFT.MAXIFS([.$D$2:.$D$837]; [.$A$2:.$A$837]; [.A324]))" office:value-type="float" office:value="91" calcext:value-type="float">
            <text:p>91</text:p>
          </table:table-cell>
          <table:table-cell office:value-type="string" calcext:value-type="string">
            <text:p>PELLOW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Family Firs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formula="of:=IF(([.C325]=0);VLOOKUP([.B325];[$Lookup.$A$2:.$B$53]; 2; FALSE());&quot;&quot;)" office:value-type="float" office:value="21" calcext:value-type="float">
            <text:p>21</text:p>
          </table:table-cell>
          <table:table-cell table:formula="of:=IF(NOT([.D325]=&quot;&quot;); [.D325]; COUNTIFS([.C$2:.C325]; &quot;&gt;0&quot;; [.A$2:.A325]; [.A325])+COM.MICROSOFT.MAXIFS([.$D$2:.$D$837]; [.$A$2:.$A$837]; [.A325]))" office:value-type="float" office:value="21" calcext:value-type="float">
            <text:p>2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Renewable Energy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formula="of:=IF(([.C326]=0);VLOOKUP([.B326];[$Lookup.$A$2:.$B$53]; 2; FALSE());&quot;&quot;)">
            <text:p/>
          </table:table-cell>
          <table:table-cell table:formula="of:=IF(NOT([.D326]=&quot;&quot;); [.D326]; COUNTIFS([.C$2:.C326]; &quot;&gt;0&quot;; [.A$2:.A326]; [.A326])+COM.MICROSOFT.MAXIFS([.$D$2:.$D$837]; [.$A$2:.$A$837]; [.A326]))" office:value-type="float" office:value="92" calcext:value-type="float">
            <text:p>92</text:p>
          </table:table-cell>
          <table:table-cell office:value-type="string" calcext:value-type="string">
            <text:p>MOYLA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Renewable Energy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formula="of:=IF(([.C327]=0);VLOOKUP([.B327];[$Lookup.$A$2:.$B$53]; 2; FALSE());&quot;&quot;)">
            <text:p/>
          </table:table-cell>
          <table:table-cell table:formula="of:=IF(NOT([.D327]=&quot;&quot;); [.D327]; COUNTIFS([.C$2:.C327]; &quot;&gt;0&quot;; [.A$2:.A327]; [.A327])+COM.MICROSOFT.MAXIFS([.$D$2:.$D$837]; [.$A$2:.$A$837]; [.A327]))" office:value-type="float" office:value="93" calcext:value-type="float">
            <text:p>93</text:p>
          </table:table-cell>
          <table:table-cell office:value-type="string" calcext:value-type="string">
            <text:p>GUNDRUM</text:p>
          </table:table-cell>
          <table:table-cell office:value-type="string" calcext:value-type="string">
            <text:p>MaryBeth</text:p>
          </table:table-cell>
          <table:table-cell office:value-type="string" calcext:value-type="string">
            <text:p>Renewable Energy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formula="of:=IF(([.C328]=0);VLOOKUP([.B328];[$Lookup.$A$2:.$B$53]; 2; FALSE());&quot;&quot;)" office:value-type="float" office:value="22" calcext:value-type="float">
            <text:p>22</text:p>
          </table:table-cell>
          <table:table-cell table:formula="of:=IF(NOT([.D328]=&quot;&quot;); [.D328]; COUNTIFS([.C$2:.C328]; &quot;&gt;0&quot;; [.A$2:.A328]; [.A328])+COM.MICROSOFT.MAXIFS([.$D$2:.$D$837]; [.$A$2:.$A$837]; [.A328]))" office:value-type="float" office:value="22" calcext:value-type="float">
            <text:p>2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Sex Party / Marijuana (HEMP)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formula="of:=IF(([.C329]=0);VLOOKUP([.B329];[$Lookup.$A$2:.$B$53]; 2; FALSE());&quot;&quot;)">
            <text:p/>
          </table:table-cell>
          <table:table-cell table:formula="of:=IF(NOT([.D329]=&quot;&quot;); [.D329]; COUNTIFS([.C$2:.C329]; &quot;&gt;0&quot;; [.A$2:.A329]; [.A329])+COM.MICROSOFT.MAXIFS([.$D$2:.$D$837]; [.$A$2:.$A$837]; [.A329]))" office:value-type="float" office:value="94" calcext:value-type="float">
            <text:p>94</text:p>
          </table:table-cell>
          <table:table-cell office:value-type="string" calcext:value-type="string">
            <text:p>BRISTOW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ustralian Sex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formula="of:=IF(([.C330]=0);VLOOKUP([.B330];[$Lookup.$A$2:.$B$53]; 2; FALSE());&quot;&quot;)">
            <text:p/>
          </table:table-cell>
          <table:table-cell table:formula="of:=IF(NOT([.D330]=&quot;&quot;); [.D330]; COUNTIFS([.C$2:.C330]; &quot;&gt;0&quot;; [.A$2:.A330]; [.A330])+COM.MICROSOFT.MAXIFS([.$D$2:.$D$837]; [.$A$2:.$A$837]; [.A330]))" office:value-type="float" office:value="95" calcext:value-type="float">
            <text:p>95</text:p>
          </table:table-cell>
          <table:table-cell office:value-type="string" calcext:value-type="string">
            <text:p>HOWES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Marijuana (HEMP)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formula="of:=IF(([.C331]=0);VLOOKUP([.B331];[$Lookup.$A$2:.$B$53]; 2; FALSE());&quot;&quot;)">
            <text:p/>
          </table:table-cell>
          <table:table-cell table:formula="of:=IF(NOT([.D331]=&quot;&quot;); [.D331]; COUNTIFS([.C$2:.C331]; &quot;&gt;0&quot;; [.A$2:.A331]; [.A331])+COM.MICROSOFT.MAXIFS([.$D$2:.$D$837]; [.$A$2:.$A$837]; [.A331]))" office:value-type="float" office:value="96" calcext:value-type="float">
            <text:p>96</text:p>
          </table:table-cell>
          <table:table-cell office:value-type="string" calcext:value-type="string">
            <text:p>PATTEN</text:p>
          </table:table-cell>
          <table:table-cell office:value-type="string" calcext:value-type="string">
            <text:p>Kirsty</text:p>
          </table:table-cell>
          <table:table-cell office:value-type="string" calcext:value-type="string">
            <text:p>Australian Sex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formula="of:=IF(([.C332]=0);VLOOKUP([.B332];[$Lookup.$A$2:.$B$53]; 2; FALSE());&quot;&quot;)" office:value-type="float" office:value="23" calcext:value-type="float">
            <text:p>23</text:p>
          </table:table-cell>
          <table:table-cell table:formula="of:=IF(NOT([.D332]=&quot;&quot;); [.D332]; COUNTIFS([.C$2:.C332]; &quot;&gt;0&quot;; [.A$2:.A332]; [.A332])+COM.MICROSOFT.MAXIFS([.$D$2:.$D$837]; [.$A$2:.$A$837]; [.A332]))" office:value-type="float" office:value="23" calcext:value-type="float">
            <text:p>2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IF(([.C333]=0);VLOOKUP([.B333];[$Lookup.$A$2:.$B$53]; 2; FALSE());&quot;&quot;)">
            <text:p/>
          </table:table-cell>
          <table:table-cell table:formula="of:=IF(NOT([.D333]=&quot;&quot;); [.D333]; COUNTIFS([.C$2:.C333]; &quot;&gt;0&quot;; [.A$2:.A333]; [.A333])+COM.MICROSOFT.MAXIFS([.$D$2:.$D$837]; [.$A$2:.$A$837]; [.A333]))" office:value-type="float" office:value="97" calcext:value-type="float">
            <text:p>97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IF(([.C334]=0);VLOOKUP([.B334];[$Lookup.$A$2:.$B$53]; 2; FALSE());&quot;&quot;)">
            <text:p/>
          </table:table-cell>
          <table:table-cell table:formula="of:=IF(NOT([.D334]=&quot;&quot;); [.D334]; COUNTIFS([.C$2:.C334]; &quot;&gt;0&quot;; [.A$2:.A334]; [.A334])+COM.MICROSOFT.MAXIFS([.$D$2:.$D$837]; [.$A$2:.$A$837]; [.A334]))" office:value-type="float" office:value="98" calcext:value-type="float">
            <text:p>98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Reece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formula="of:=IF(([.C335]=0);VLOOKUP([.B335];[$Lookup.$A$2:.$B$53]; 2; FALSE());&quot;&quot;)" office:value-type="float" office:value="24" calcext:value-type="float">
            <text:p>24</text:p>
          </table:table-cell>
          <table:table-cell table:formula="of:=IF(NOT([.D335]=&quot;&quot;); [.D335]; COUNTIFS([.C$2:.C335]; &quot;&gt;0&quot;; [.A$2:.A335]; [.A335])+COM.MICROSOFT.MAXIFS([.$D$2:.$D$837]; [.$A$2:.$A$837]; [.A335]))" office:value-type="float" office:value="24" calcext:value-type="float">
            <text:p>2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IF(([.C336]=0);VLOOKUP([.B336];[$Lookup.$A$2:.$B$53]; 2; FALSE());&quot;&quot;)">
            <text:p/>
          </table:table-cell>
          <table:table-cell table:formula="of:=IF(NOT([.D336]=&quot;&quot;); [.D336]; COUNTIFS([.C$2:.C336]; &quot;&gt;0&quot;; [.A$2:.A336]; [.A336])+COM.MICROSOFT.MAXIFS([.$D$2:.$D$837]; [.$A$2:.$A$837]; [.A336]))" office:value-type="float" office:value="99" calcext:value-type="float">
            <text:p>99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IF(([.C337]=0);VLOOKUP([.B337];[$Lookup.$A$2:.$B$53]; 2; FALSE());&quot;&quot;)">
            <text:p/>
          </table:table-cell>
          <table:table-cell table:formula="of:=IF(NOT([.D337]=&quot;&quot;); [.D337]; COUNTIFS([.C$2:.C337]; &quot;&gt;0&quot;; [.A$2:.A337]; [.A337])+COM.MICROSOFT.MAXIFS([.$D$2:.$D$837]; [.$A$2:.$A$837]; [.A337]))" office:value-type="float" office:value="100" calcext:value-type="float">
            <text:p>100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IF(([.C338]=0);VLOOKUP([.B338];[$Lookup.$A$2:.$B$53]; 2; FALSE());&quot;&quot;)">
            <text:p/>
          </table:table-cell>
          <table:table-cell table:formula="of:=IF(NOT([.D338]=&quot;&quot;); [.D338]; COUNTIFS([.C$2:.C338]; &quot;&gt;0&quot;; [.A$2:.A338]; [.A338])+COM.MICROSOFT.MAXIFS([.$D$2:.$D$837]; [.$A$2:.$A$837]; [.A338]))" office:value-type="float" office:value="101" calcext:value-type="float">
            <text:p>101</text:p>
          </table:table-cell>
          <table:table-cell office:value-type="string" calcext:value-type="string">
            <text:p>ANNING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IF(([.C339]=0);VLOOKUP([.B339];[$Lookup.$A$2:.$B$53]; 2; FALSE());&quot;&quot;)">
            <text:p/>
          </table:table-cell>
          <table:table-cell table:formula="of:=IF(NOT([.D339]=&quot;&quot;); [.D339]; COUNTIFS([.C$2:.C339]; &quot;&gt;0&quot;; [.A$2:.A339]; [.A339])+COM.MICROSOFT.MAXIFS([.$D$2:.$D$837]; [.$A$2:.$A$837]; [.A339]))" office:value-type="float" office:value="102" calcext:value-type="float">
            <text:p>102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IF(([.C340]=0);VLOOKUP([.B340];[$Lookup.$A$2:.$B$53]; 2; FALSE());&quot;&quot;)" office:value-type="float" office:value="25" calcext:value-type="float">
            <text:p>25</text:p>
          </table:table-cell>
          <table:table-cell table:formula="of:=IF(NOT([.D340]=&quot;&quot;); [.D340]; COUNTIFS([.C$2:.C340]; &quot;&gt;0&quot;; [.A$2:.A340]; [.A340])+COM.MICROSOFT.MAXIFS([.$D$2:.$D$837]; [.$A$2:.$A$837]; [.A340]))" office:value-type="float" office:value="25" calcext:value-type="float">
            <text:p>2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formula="of:=IF(([.C341]=0);VLOOKUP([.B341];[$Lookup.$A$2:.$B$53]; 2; FALSE());&quot;&quot;)">
            <text:p/>
          </table:table-cell>
          <table:table-cell table:formula="of:=IF(NOT([.D341]=&quot;&quot;); [.D341]; COUNTIFS([.C$2:.C341]; &quot;&gt;0&quot;; [.A$2:.A341]; [.A341])+COM.MICROSOFT.MAXIFS([.$D$2:.$D$837]; [.$A$2:.$A$837]; [.A341]))" office:value-type="float" office:value="103" calcext:value-type="float">
            <text:p>103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formula="of:=IF(([.C342]=0);VLOOKUP([.B342];[$Lookup.$A$2:.$B$53]; 2; FALSE());&quot;&quot;)">
            <text:p/>
          </table:table-cell>
          <table:table-cell table:formula="of:=IF(NOT([.D342]=&quot;&quot;); [.D342]; COUNTIFS([.C$2:.C342]; &quot;&gt;0&quot;; [.A$2:.A342]; [.A342])+COM.MICROSOFT.MAXIFS([.$D$2:.$D$837]; [.$A$2:.$A$837]; [.A342]))" office:value-type="float" office:value="104" calcext:value-type="float">
            <text:p>104</text:p>
          </table:table-cell>
          <table:table-cell office:value-type="string" calcext:value-type="string">
            <text:p>MOONEY</text:p>
          </table:table-cell>
          <table:table-cell office:value-type="string" calcext:value-type="string">
            <text:p>Neroli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formula="of:=IF(([.C343]=0);VLOOKUP([.B343];[$Lookup.$A$2:.$B$53]; 2; FALSE());&quot;&quot;)" office:value-type="float" office:value="26" calcext:value-type="float">
            <text:p>26</text:p>
          </table:table-cell>
          <table:table-cell table:formula="of:=IF(NOT([.D343]=&quot;&quot;); [.D343]; COUNTIFS([.C$2:.C343]; &quot;&gt;0&quot;; [.A$2:.A343]; [.A343])+COM.MICROSOFT.MAXIFS([.$D$2:.$D$837]; [.$A$2:.$A$837]; [.A343]))" office:value-type="float" office:value="26" calcext:value-type="float">
            <text:p>2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ocialist Equality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formula="of:=IF(([.C344]=0);VLOOKUP([.B344];[$Lookup.$A$2:.$B$53]; 2; FALSE());&quot;&quot;)">
            <text:p/>
          </table:table-cell>
          <table:table-cell table:formula="of:=IF(NOT([.D344]=&quot;&quot;); [.D344]; COUNTIFS([.C$2:.C344]; &quot;&gt;0&quot;; [.A$2:.A344]; [.A344])+COM.MICROSOFT.MAXIFS([.$D$2:.$D$837]; [.$A$2:.$A$837]; [.A344]))" office:value-type="float" office:value="105" calcext:value-type="float">
            <text:p>105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Socialist Equality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formula="of:=IF(([.C345]=0);VLOOKUP([.B345];[$Lookup.$A$2:.$B$53]; 2; FALSE());&quot;&quot;)">
            <text:p/>
          </table:table-cell>
          <table:table-cell table:formula="of:=IF(NOT([.D345]=&quot;&quot;); [.D345]; COUNTIFS([.C$2:.C345]; &quot;&gt;0&quot;; [.A$2:.A345]; [.A345])+COM.MICROSOFT.MAXIFS([.$D$2:.$D$837]; [.$A$2:.$A$837]; [.A345]))" office:value-type="float" office:value="106" calcext:value-type="float">
            <text:p>106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Socialist Equality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table:formula="of:=IF(([.C346]=0);VLOOKUP([.B346];[$Lookup.$A$2:.$B$53]; 2; FALSE());&quot;&quot;)" office:value-type="float" office:value="27" calcext:value-type="float">
            <text:p>27</text:p>
          </table:table-cell>
          <table:table-cell table:formula="of:=IF(NOT([.D346]=&quot;&quot;); [.D346]; COUNTIFS([.C$2:.C346]; &quot;&gt;0&quot;; [.A$2:.A346]; [.A346])+COM.MICROSOFT.MAXIFS([.$D$2:.$D$837]; [.$A$2:.$A$837]; [.A346]))" office:value-type="float" office:value="27" calcext:value-type="float">
            <text:p>2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table:formula="of:=IF(([.C347]=0);VLOOKUP([.B347];[$Lookup.$A$2:.$B$53]; 2; FALSE());&quot;&quot;)">
            <text:p/>
          </table:table-cell>
          <table:table-cell table:formula="of:=IF(NOT([.D347]=&quot;&quot;); [.D347]; COUNTIFS([.C$2:.C347]; &quot;&gt;0&quot;; [.A$2:.A347]; [.A347])+COM.MICROSOFT.MAXIFS([.$D$2:.$D$837]; [.$A$2:.$A$837]; [.A347]))" office:value-type="float" office:value="107" calcext:value-type="float">
            <text:p>107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A</text:p>
          </table:table-cell>
          <table:table-cell office:value-type="float" office:value="2" calcext:value-type="float">
            <text:p>2</text:p>
          </table:table-cell>
          <table:table-cell table:formula="of:=IF(([.C348]=0);VLOOKUP([.B348];[$Lookup.$A$2:.$B$53]; 2; FALSE());&quot;&quot;)">
            <text:p/>
          </table:table-cell>
          <table:table-cell table:formula="of:=IF(NOT([.D348]=&quot;&quot;); [.D348]; COUNTIFS([.C$2:.C348]; &quot;&gt;0&quot;; [.A$2:.A348]; [.A348])+COM.MICROSOFT.MAXIFS([.$D$2:.$D$837]; [.$A$2:.$A$837]; [.A348]))" office:value-type="float" office:value="108" calcext:value-type="float">
            <text:p>108</text:p>
          </table:table-cell>
          <table:table-cell office:value-type="string" calcext:value-type="string">
            <text:p>SWEERIS-SIGRIST</text:p>
          </table:table-cell>
          <table:table-cell office:value-type="string" calcext:value-type="string">
            <text:p>Ludy Charles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formula="of:=IF(([.C349]=0);VLOOKUP([.B349];[$Lookup.$A$2:.$B$53]; 2; FALSE());&quot;&quot;)" office:value-type="float" office:value="28" calcext:value-type="float">
            <text:p>28</text:p>
          </table:table-cell>
          <table:table-cell table:formula="of:=IF(NOT([.D349]=&quot;&quot;); [.D349]; COUNTIFS([.C$2:.C349]; &quot;&gt;0&quot;; [.A$2:.A349]; [.A349])+COM.MICROSOFT.MAXIFS([.$D$2:.$D$837]; [.$A$2:.$A$837]; [.A349]))" office:value-type="float" office:value="28" calcext:value-type="float">
            <text:p>2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formula="of:=IF(([.C350]=0);VLOOKUP([.B350];[$Lookup.$A$2:.$B$53]; 2; FALSE());&quot;&quot;)">
            <text:p/>
          </table:table-cell>
          <table:table-cell table:formula="of:=IF(NOT([.D350]=&quot;&quot;); [.D350]; COUNTIFS([.C$2:.C350]; &quot;&gt;0&quot;; [.A$2:.A350]; [.A350])+COM.MICROSOFT.MAXIFS([.$D$2:.$D$837]; [.$A$2:.$A$837]; [.A350]))" office:value-type="float" office:value="109" calcext:value-type="float">
            <text:p>109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table:formula="of:=IF(([.C351]=0);VLOOKUP([.B351];[$Lookup.$A$2:.$B$53]; 2; FALSE());&quot;&quot;)">
            <text:p/>
          </table:table-cell>
          <table:table-cell table:formula="of:=IF(NOT([.D351]=&quot;&quot;); [.D351]; COUNTIFS([.C$2:.C351]; &quot;&gt;0&quot;; [.A$2:.A351]; [.A351])+COM.MICROSOFT.MAXIFS([.$D$2:.$D$837]; [.$A$2:.$A$837]; [.A351]))" office:value-type="float" office:value="110" calcext:value-type="float">
            <text:p>110</text:p>
          </table:table-cell>
          <table:table-cell office:value-type="string" calcext:value-type="string">
            <text:p>GUNNIS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formula="of:=IF(([.C352]=0);VLOOKUP([.B352];[$Lookup.$A$2:.$B$53]; 2; FALSE());&quot;&quot;)" office:value-type="float" office:value="29" calcext:value-type="float">
            <text:p>29</text:p>
          </table:table-cell>
          <table:table-cell table:formula="of:=IF(NOT([.D352]=&quot;&quot;); [.D352]; COUNTIFS([.C$2:.C352]; &quot;&gt;0&quot;; [.A$2:.A352]; [.A352])+COM.MICROSOFT.MAXIFS([.$D$2:.$D$837]; [.$A$2:.$A$837]; [.A352]))" office:value-type="float" office:value="29" calcext:value-type="float">
            <text:p>2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Glenn Lazarus Team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table:formula="of:=IF(([.C353]=0);VLOOKUP([.B353];[$Lookup.$A$2:.$B$53]; 2; FALSE());&quot;&quot;)">
            <text:p/>
          </table:table-cell>
          <table:table-cell table:formula="of:=IF(NOT([.D353]=&quot;&quot;); [.D353]; COUNTIFS([.C$2:.C353]; &quot;&gt;0&quot;; [.A$2:.A353]; [.A353])+COM.MICROSOFT.MAXIFS([.$D$2:.$D$837]; [.$A$2:.$A$837]; [.A353]))" office:value-type="float" office:value="111" calcext:value-type="float">
            <text:p>111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Glenn Lazarus Team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table:formula="of:=IF(([.C354]=0);VLOOKUP([.B354];[$Lookup.$A$2:.$B$53]; 2; FALSE());&quot;&quot;)">
            <text:p/>
          </table:table-cell>
          <table:table-cell table:formula="of:=IF(NOT([.D354]=&quot;&quot;); [.D354]; COUNTIFS([.C$2:.C354]; &quot;&gt;0&quot;; [.A$2:.A354]; [.A354])+COM.MICROSOFT.MAXIFS([.$D$2:.$D$837]; [.$A$2:.$A$837]; [.A354]))" office:value-type="float" office:value="112" calcext:value-type="float">
            <text:p>112</text:p>
          </table:table-cell>
          <table:table-cell office:value-type="string" calcext:value-type="string">
            <text:p>WALTERS</text:p>
          </table:table-cell>
          <table:table-cell office:value-type="string" calcext:value-type="string">
            <text:p>Kerrod</text:p>
          </table:table-cell>
          <table:table-cell office:value-type="string" calcext:value-type="string">
            <text:p>Glenn Lazarus Team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C</text:p>
          </table:table-cell>
          <table:table-cell office:value-type="float" office:value="3" calcext:value-type="float">
            <text:p>3</text:p>
          </table:table-cell>
          <table:table-cell table:formula="of:=IF(([.C355]=0);VLOOKUP([.B355];[$Lookup.$A$2:.$B$53]; 2; FALSE());&quot;&quot;)">
            <text:p/>
          </table:table-cell>
          <table:table-cell table:formula="of:=IF(NOT([.D355]=&quot;&quot;); [.D355]; COUNTIFS([.C$2:.C355]; &quot;&gt;0&quot;; [.A$2:.A355]; [.A355])+COM.MICROSOFT.MAXIFS([.$D$2:.$D$837]; [.$A$2:.$A$837]; [.A355]))" office:value-type="float" office:value="113" calcext:value-type="float">
            <text:p>113</text:p>
          </table:table-cell>
          <table:table-cell office:value-type="string" calcext:value-type="string">
            <text:p>LOURIGAN</text:p>
          </table:table-cell>
          <table:table-cell office:value-type="string" calcext:value-type="string">
            <text:p>Annette</text:p>
          </table:table-cell>
          <table:table-cell office:value-type="string" calcext:value-type="string">
            <text:p>Glenn Lazarus Team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D</text:p>
          </table:table-cell>
          <table:table-cell office:value-type="float" office:value="0" calcext:value-type="float">
            <text:p>0</text:p>
          </table:table-cell>
          <table:table-cell table:formula="of:=IF(([.C356]=0);VLOOKUP([.B356];[$Lookup.$A$2:.$B$53]; 2; FALSE());&quot;&quot;)" office:value-type="float" office:value="30" calcext:value-type="float">
            <text:p>30</text:p>
          </table:table-cell>
          <table:table-cell table:formula="of:=IF(NOT([.D356]=&quot;&quot;); [.D356]; COUNTIFS([.C$2:.C356]; &quot;&gt;0&quot;; [.A$2:.A356]; [.A356])+COM.MICROSOFT.MAXIFS([.$D$2:.$D$837]; [.$A$2:.$A$837]; [.A356]))" office:value-type="float" office:value="30" calcext:value-type="float">
            <text:p>3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Jacqui Lambie Network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formula="of:=IF(([.C357]=0);VLOOKUP([.B357];[$Lookup.$A$2:.$B$53]; 2; FALSE());&quot;&quot;)">
            <text:p/>
          </table:table-cell>
          <table:table-cell table:formula="of:=IF(NOT([.D357]=&quot;&quot;); [.D357]; COUNTIFS([.C$2:.C357]; &quot;&gt;0&quot;; [.A$2:.A357]; [.A357])+COM.MICROSOFT.MAXIFS([.$D$2:.$D$837]; [.$A$2:.$A$837]; [.A357]))" office:value-type="float" office:value="114" calcext:value-type="float">
            <text:p>114</text:p>
          </table:table-cell>
          <table:table-cell office:value-type="string" calcext:value-type="string">
            <text:p>SALTMARSH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qui Lambie Network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D</text:p>
          </table:table-cell>
          <table:table-cell office:value-type="float" office:value="2" calcext:value-type="float">
            <text:p>2</text:p>
          </table:table-cell>
          <table:table-cell table:formula="of:=IF(([.C358]=0);VLOOKUP([.B358];[$Lookup.$A$2:.$B$53]; 2; FALSE());&quot;&quot;)">
            <text:p/>
          </table:table-cell>
          <table:table-cell table:formula="of:=IF(NOT([.D358]=&quot;&quot;); [.D358]; COUNTIFS([.C$2:.C358]; &quot;&gt;0&quot;; [.A$2:.A358]; [.A358])+COM.MICROSOFT.MAXIFS([.$D$2:.$D$837]; [.$A$2:.$A$837]; [.A358]))" office:value-type="float" office:value="115" calcext:value-type="float">
            <text:p>115</text:p>
          </table:table-cell>
          <table:table-cell office:value-type="string" calcext:value-type="string">
            <text:p>PECKETT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Jacqui Lambie Network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E</text:p>
          </table:table-cell>
          <table:table-cell office:value-type="float" office:value="0" calcext:value-type="float">
            <text:p>0</text:p>
          </table:table-cell>
          <table:table-cell table:formula="of:=IF(([.C359]=0);VLOOKUP([.B359];[$Lookup.$A$2:.$B$53]; 2; FALSE());&quot;&quot;)" office:value-type="float" office:value="31" calcext:value-type="float">
            <text:p>31</text:p>
          </table:table-cell>
          <table:table-cell table:formula="of:=IF(NOT([.D359]=&quot;&quot;); [.D359]; COUNTIFS([.C$2:.C359]; &quot;&gt;0&quot;; [.A$2:.A359]; [.A359])+COM.MICROSOFT.MAXIFS([.$D$2:.$D$837]; [.$A$2:.$A$837]; [.A359]))" office:value-type="float" office:value="31" calcext:value-type="float">
            <text:p>3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Progressive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E</text:p>
          </table:table-cell>
          <table:table-cell office:value-type="float" office:value="1" calcext:value-type="float">
            <text:p>1</text:p>
          </table:table-cell>
          <table:table-cell table:formula="of:=IF(([.C360]=0);VLOOKUP([.B360];[$Lookup.$A$2:.$B$53]; 2; FALSE());&quot;&quot;)">
            <text:p/>
          </table:table-cell>
          <table:table-cell table:formula="of:=IF(NOT([.D360]=&quot;&quot;); [.D360]; COUNTIFS([.C$2:.C360]; &quot;&gt;0&quot;; [.A$2:.A360]; [.A360])+COM.MICROSOFT.MAXIFS([.$D$2:.$D$837]; [.$A$2:.$A$837]; [.A360]))" office:value-type="float" office:value="116" calcext:value-type="float">
            <text:p>116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ustralian Progressive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table:formula="of:=IF(([.C361]=0);VLOOKUP([.B361];[$Lookup.$A$2:.$B$53]; 2; FALSE());&quot;&quot;)">
            <text:p/>
          </table:table-cell>
          <table:table-cell table:formula="of:=IF(NOT([.D361]=&quot;&quot;); [.D361]; COUNTIFS([.C$2:.C361]; &quot;&gt;0&quot;; [.A$2:.A361]; [.A361])+COM.MICROSOFT.MAXIFS([.$D$2:.$D$837]; [.$A$2:.$A$837]; [.A361]))" office:value-type="float" office:value="117" calcext:value-type="float">
            <text:p>117</text:p>
          </table:table-cell>
          <table:table-cell office:value-type="string" calcext:value-type="string">
            <text:p>McCORMACK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Australian Progressive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F</text:p>
          </table:table-cell>
          <table:table-cell office:value-type="float" office:value="0" calcext:value-type="float">
            <text:p>0</text:p>
          </table:table-cell>
          <table:table-cell table:formula="of:=IF(([.C362]=0);VLOOKUP([.B362];[$Lookup.$A$2:.$B$53]; 2; FALSE());&quot;&quot;)" office:value-type="float" office:value="32" calcext:value-type="float">
            <text:p>32</text:p>
          </table:table-cell>
          <table:table-cell table:formula="of:=IF(NOT([.D362]=&quot;&quot;); [.D362]; COUNTIFS([.C$2:.C362]; &quot;&gt;0&quot;; [.A$2:.A362]; [.A362])+COM.MICROSOFT.MAXIFS([.$D$2:.$D$837]; [.$A$2:.$A$837]; [.A362]))" office:value-type="float" office:value="32" calcext:value-type="float">
            <text:p>3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Christian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formula="of:=IF(([.C363]=0);VLOOKUP([.B363];[$Lookup.$A$2:.$B$53]; 2; FALSE());&quot;&quot;)">
            <text:p/>
          </table:table-cell>
          <table:table-cell table:formula="of:=IF(NOT([.D363]=&quot;&quot;); [.D363]; COUNTIFS([.C$2:.C363]; &quot;&gt;0&quot;; [.A$2:.A363]; [.A363])+COM.MICROSOFT.MAXIFS([.$D$2:.$D$837]; [.$A$2:.$A$837]; [.A363]))" office:value-type="float" office:value="118" calcext:value-type="float">
            <text:p>118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Australian Christian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F</text:p>
          </table:table-cell>
          <table:table-cell office:value-type="float" office:value="2" calcext:value-type="float">
            <text:p>2</text:p>
          </table:table-cell>
          <table:table-cell table:formula="of:=IF(([.C364]=0);VLOOKUP([.B364];[$Lookup.$A$2:.$B$53]; 2; FALSE());&quot;&quot;)">
            <text:p/>
          </table:table-cell>
          <table:table-cell table:formula="of:=IF(NOT([.D364]=&quot;&quot;); [.D364]; COUNTIFS([.C$2:.C364]; &quot;&gt;0&quot;; [.A$2:.A364]; [.A364])+COM.MICROSOFT.MAXIFS([.$D$2:.$D$837]; [.$A$2:.$A$837]; [.A364]))" office:value-type="float" office:value="119" calcext:value-type="float">
            <text:p>119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Australian Christian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G</text:p>
          </table:table-cell>
          <table:table-cell office:value-type="float" office:value="0" calcext:value-type="float">
            <text:p>0</text:p>
          </table:table-cell>
          <table:table-cell table:formula="of:=IF(([.C365]=0);VLOOKUP([.B365];[$Lookup.$A$2:.$B$53]; 2; FALSE());&quot;&quot;)" office:value-type="float" office:value="33" calcext:value-type="float">
            <text:p>33</text:p>
          </table:table-cell>
          <table:table-cell table:formula="of:=IF(NOT([.D365]=&quot;&quot;); [.D365]; COUNTIFS([.C$2:.C365]; &quot;&gt;0&quot;; [.A$2:.A365]; [.A365])+COM.MICROSOFT.MAXIFS([.$D$2:.$D$837]; [.$A$2:.$A$837]; [.A365]))" office:value-type="float" office:value="33" calcext:value-type="float">
            <text:p>3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Drug Law Reform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table:formula="of:=IF(([.C366]=0);VLOOKUP([.B366];[$Lookup.$A$2:.$B$53]; 2; FALSE());&quot;&quot;)">
            <text:p/>
          </table:table-cell>
          <table:table-cell table:formula="of:=IF(NOT([.D366]=&quot;&quot;); [.D366]; COUNTIFS([.C$2:.C366]; &quot;&gt;0&quot;; [.A$2:.A366]; [.A366])+COM.MICROSOFT.MAXIFS([.$D$2:.$D$837]; [.$A$2:.$A$837]; [.A366]))" office:value-type="float" office:value="120" calcext:value-type="float">
            <text:p>120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rug Law Reform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G</text:p>
          </table:table-cell>
          <table:table-cell office:value-type="float" office:value="2" calcext:value-type="float">
            <text:p>2</text:p>
          </table:table-cell>
          <table:table-cell table:formula="of:=IF(([.C367]=0);VLOOKUP([.B367];[$Lookup.$A$2:.$B$53]; 2; FALSE());&quot;&quot;)">
            <text:p/>
          </table:table-cell>
          <table:table-cell table:formula="of:=IF(NOT([.D367]=&quot;&quot;); [.D367]; COUNTIFS([.C$2:.C367]; &quot;&gt;0&quot;; [.A$2:.A367]; [.A367])+COM.MICROSOFT.MAXIFS([.$D$2:.$D$837]; [.$A$2:.$A$837]; [.A367]))" office:value-type="float" office:value="121" calcext:value-type="float">
            <text:p>121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Drug Law Reform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  <table:table-cell table:formula="of:=IF(([.C368]=0);VLOOKUP([.B368];[$Lookup.$A$2:.$B$53]; 2; FALSE());&quot;&quot;)" office:value-type="float" office:value="34" calcext:value-type="float">
            <text:p>34</text:p>
          </table:table-cell>
          <table:table-cell table:formula="of:=IF(NOT([.D368]=&quot;&quot;); [.D368]; COUNTIFS([.C$2:.C368]; &quot;&gt;0&quot;; [.A$2:.A368]; [.A368])+COM.MICROSOFT.MAXIFS([.$D$2:.$D$837]; [.$A$2:.$A$837]; [.A368]))" office:value-type="float" office:value="34" calcext:value-type="float">
            <text:p>3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Health Australia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table:formula="of:=IF(([.C369]=0);VLOOKUP([.B369];[$Lookup.$A$2:.$B$53]; 2; FALSE());&quot;&quot;)">
            <text:p/>
          </table:table-cell>
          <table:table-cell table:formula="of:=IF(NOT([.D369]=&quot;&quot;); [.D369]; COUNTIFS([.C$2:.C369]; &quot;&gt;0&quot;; [.A$2:.A369]; [.A369])+COM.MICROSOFT.MAXIFS([.$D$2:.$D$837]; [.$A$2:.$A$837]; [.A369]))" office:value-type="float" office:value="122" calcext:value-type="float">
            <text:p>122</text:p>
          </table:table-cell>
          <table:table-cell office:value-type="string" calcext:value-type="string">
            <text:p>WOODFORTH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Health Australia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table:formula="of:=IF(([.C370]=0);VLOOKUP([.B370];[$Lookup.$A$2:.$B$53]; 2; FALSE());&quot;&quot;)">
            <text:p/>
          </table:table-cell>
          <table:table-cell table:formula="of:=IF(NOT([.D370]=&quot;&quot;); [.D370]; COUNTIFS([.C$2:.C370]; &quot;&gt;0&quot;; [.A$2:.A370]; [.A370])+COM.MICROSOFT.MAXIFS([.$D$2:.$D$837]; [.$A$2:.$A$837]; [.A370]))" office:value-type="float" office:value="123" calcext:value-type="float">
            <text:p>123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Sarinah</text:p>
          </table:table-cell>
          <table:table-cell office:value-type="string" calcext:value-type="string">
            <text:p>Health Australia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I</text:p>
          </table:table-cell>
          <table:table-cell office:value-type="float" office:value="0" calcext:value-type="float">
            <text:p>0</text:p>
          </table:table-cell>
          <table:table-cell table:formula="of:=IF(([.C371]=0);VLOOKUP([.B371];[$Lookup.$A$2:.$B$53]; 2; FALSE());&quot;&quot;)" office:value-type="float" office:value="35" calcext:value-type="float">
            <text:p>35</text:p>
          </table:table-cell>
          <table:table-cell table:formula="of:=IF(NOT([.D371]=&quot;&quot;); [.D371]; COUNTIFS([.C$2:.C371]; &quot;&gt;0&quot;; [.A$2:.A371]; [.A371])+COM.MICROSOFT.MAXIFS([.$D$2:.$D$837]; [.$A$2:.$A$837]; [.A371]))" office:value-type="float" office:value="35" calcext:value-type="float">
            <text:p>3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ountryMinded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I</text:p>
          </table:table-cell>
          <table:table-cell office:value-type="float" office:value="1" calcext:value-type="float">
            <text:p>1</text:p>
          </table:table-cell>
          <table:table-cell table:formula="of:=IF(([.C372]=0);VLOOKUP([.B372];[$Lookup.$A$2:.$B$53]; 2; FALSE());&quot;&quot;)">
            <text:p/>
          </table:table-cell>
          <table:table-cell table:formula="of:=IF(NOT([.D372]=&quot;&quot;); [.D372]; COUNTIFS([.C$2:.C372]; &quot;&gt;0&quot;; [.A$2:.A372]; [.A372])+COM.MICROSOFT.MAXIFS([.$D$2:.$D$837]; [.$A$2:.$A$837]; [.A372]))" office:value-type="float" office:value="124" calcext:value-type="float">
            <text:p>124</text:p>
          </table:table-cell>
          <table:table-cell office:value-type="string" calcext:value-type="string">
            <text:p>MAILLER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CountryMinded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I</text:p>
          </table:table-cell>
          <table:table-cell office:value-type="float" office:value="2" calcext:value-type="float">
            <text:p>2</text:p>
          </table:table-cell>
          <table:table-cell table:formula="of:=IF(([.C373]=0);VLOOKUP([.B373];[$Lookup.$A$2:.$B$53]; 2; FALSE());&quot;&quot;)">
            <text:p/>
          </table:table-cell>
          <table:table-cell table:formula="of:=IF(NOT([.D373]=&quot;&quot;); [.D373]; COUNTIFS([.C$2:.C373]; &quot;&gt;0&quot;; [.A$2:.A373]; [.A373])+COM.MICROSOFT.MAXIFS([.$D$2:.$D$837]; [.$A$2:.$A$837]; [.A373]))" office:value-type="float" office:value="125" calcext:value-type="float">
            <text:p>125</text:p>
          </table:table-cell>
          <table:table-cell office:value-type="string" calcext:value-type="string">
            <text:p>STIVANO</text:p>
          </table:table-cell>
          <table:table-cell office:value-type="string" calcext:value-type="string">
            <text:p>Sherrill</text:p>
          </table:table-cell>
          <table:table-cell office:value-type="string" calcext:value-type="string">
            <text:p>CountryMinded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J</text:p>
          </table:table-cell>
          <table:table-cell office:value-type="float" office:value="0" calcext:value-type="float">
            <text:p>0</text:p>
          </table:table-cell>
          <table:table-cell table:formula="of:=IF(([.C374]=0);VLOOKUP([.B374];[$Lookup.$A$2:.$B$53]; 2; FALSE());&quot;&quot;)" office:value-type="float" office:value="36" calcext:value-type="float">
            <text:p>36</text:p>
          </table:table-cell>
          <table:table-cell table:formula="of:=IF(NOT([.D374]=&quot;&quot;); [.D374]; COUNTIFS([.C$2:.C374]; &quot;&gt;0&quot;; [.A$2:.A374]; [.A374])+COM.MICROSOFT.MAXIFS([.$D$2:.$D$837]; [.$A$2:.$A$837]; [.A374]))" office:value-type="float" office:value="36" calcext:value-type="float">
            <text:p>3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eterans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formula="of:=IF(([.C375]=0);VLOOKUP([.B375];[$Lookup.$A$2:.$B$53]; 2; FALSE());&quot;&quot;)">
            <text:p/>
          </table:table-cell>
          <table:table-cell table:formula="of:=IF(NOT([.D375]=&quot;&quot;); [.D375]; COUNTIFS([.C$2:.C375]; &quot;&gt;0&quot;; [.A$2:.A375]; [.A375])+COM.MICROSOFT.MAXIFS([.$D$2:.$D$837]; [.$A$2:.$A$837]; [.A375]))" office:value-type="float" office:value="126" calcext:value-type="float">
            <text:p>126</text:p>
          </table:table-cell>
          <table:table-cell office:value-type="string" calcext:value-type="string">
            <text:p>DAVEY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Veterans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J</text:p>
          </table:table-cell>
          <table:table-cell office:value-type="float" office:value="2" calcext:value-type="float">
            <text:p>2</text:p>
          </table:table-cell>
          <table:table-cell table:formula="of:=IF(([.C376]=0);VLOOKUP([.B376];[$Lookup.$A$2:.$B$53]; 2; FALSE());&quot;&quot;)">
            <text:p/>
          </table:table-cell>
          <table:table-cell table:formula="of:=IF(NOT([.D376]=&quot;&quot;); [.D376]; COUNTIFS([.C$2:.C376]; &quot;&gt;0&quot;; [.A$2:.A376]; [.A376])+COM.MICROSOFT.MAXIFS([.$D$2:.$D$837]; [.$A$2:.$A$837]; [.A376]))" office:value-type="float" office:value="127" calcext:value-type="float">
            <text:p>127</text:p>
          </table:table-cell>
          <table:table-cell office:value-type="string" calcext:value-type="string">
            <text:p>HODKINSON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Veterans Party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K</text:p>
          </table:table-cell>
          <table:table-cell office:value-type="float" office:value="0" calcext:value-type="float">
            <text:p>0</text:p>
          </table:table-cell>
          <table:table-cell table:formula="of:=IF(([.C377]=0);VLOOKUP([.B377];[$Lookup.$A$2:.$B$53]; 2; FALSE());&quot;&quot;)" office:value-type="float" office:value="37" calcext:value-type="float">
            <text:p>37</text:p>
          </table:table-cell>
          <table:table-cell table:formula="of:=IF(NOT([.D377]=&quot;&quot;); [.D377]; COUNTIFS([.C$2:.C377]; &quot;&gt;0&quot;; [.A$2:.A377]; [.A377])+COM.MICROSOFT.MAXIFS([.$D$2:.$D$837]; [.$A$2:.$A$837]; [.A377]))" office:value-type="float" office:value="37" calcext:value-type="float">
            <text:p>3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K</text:p>
          </table:table-cell>
          <table:table-cell office:value-type="float" office:value="1" calcext:value-type="float">
            <text:p>1</text:p>
          </table:table-cell>
          <table:table-cell table:formula="of:=IF(([.C378]=0);VLOOKUP([.B378];[$Lookup.$A$2:.$B$53]; 2; FALSE());&quot;&quot;)">
            <text:p/>
          </table:table-cell>
          <table:table-cell table:formula="of:=IF(NOT([.D378]=&quot;&quot;); [.D378]; COUNTIFS([.C$2:.C378]; &quot;&gt;0&quot;; [.A$2:.A378]; [.A378])+COM.MICROSOFT.MAXIFS([.$D$2:.$D$837]; [.$A$2:.$A$837]; [.A378]))" office:value-type="float" office:value="128" calcext:value-type="float">
            <text:p>128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Larissa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K</text:p>
          </table:table-cell>
          <table:table-cell office:value-type="float" office:value="2" calcext:value-type="float">
            <text:p>2</text:p>
          </table:table-cell>
          <table:table-cell table:formula="of:=IF(([.C379]=0);VLOOKUP([.B379];[$Lookup.$A$2:.$B$53]; 2; FALSE());&quot;&quot;)">
            <text:p/>
          </table:table-cell>
          <table:table-cell table:formula="of:=IF(NOT([.D379]=&quot;&quot;); [.D379]; COUNTIFS([.C$2:.C379]; &quot;&gt;0&quot;; [.A$2:.A379]; [.A379])+COM.MICROSOFT.MAXIFS([.$D$2:.$D$837]; [.$A$2:.$A$837]; [.A379]))" office:value-type="float" office:value="129" calcext:value-type="float">
            <text:p>129</text:p>
          </table:table-cell>
          <table:table-cell office:value-type="string" calcext:value-type="string">
            <text:p>BARTLETT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K</text:p>
          </table:table-cell>
          <table:table-cell office:value-type="float" office:value="3" calcext:value-type="float">
            <text:p>3</text:p>
          </table:table-cell>
          <table:table-cell table:formula="of:=IF(([.C380]=0);VLOOKUP([.B380];[$Lookup.$A$2:.$B$53]; 2; FALSE());&quot;&quot;)">
            <text:p/>
          </table:table-cell>
          <table:table-cell table:formula="of:=IF(NOT([.D380]=&quot;&quot;); [.D380]; COUNTIFS([.C$2:.C380]; &quot;&gt;0&quot;; [.A$2:.A380]; [.A380])+COM.MICROSOFT.MAXIFS([.$D$2:.$D$837]; [.$A$2:.$A$837]; [.A380]))" office:value-type="float" office:value="130" calcext:value-type="float">
            <text:p>130</text:p>
          </table:table-cell>
          <table:table-cell office:value-type="string" calcext:value-type="string">
            <text:p>PENNINGS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K</text:p>
          </table:table-cell>
          <table:table-cell office:value-type="float" office:value="4" calcext:value-type="float">
            <text:p>4</text:p>
          </table:table-cell>
          <table:table-cell table:formula="of:=IF(([.C381]=0);VLOOKUP([.B381];[$Lookup.$A$2:.$B$53]; 2; FALSE());&quot;&quot;)">
            <text:p/>
          </table:table-cell>
          <table:table-cell table:formula="of:=IF(NOT([.D381]=&quot;&quot;); [.D381]; COUNTIFS([.C$2:.C381]; &quot;&gt;0&quot;; [.A$2:.A381]; [.A381])+COM.MICROSOFT.MAXIFS([.$D$2:.$D$837]; [.$A$2:.$A$837]; [.A381]))" office:value-type="float" office:value="131" calcext:value-type="float">
            <text:p>131</text:p>
          </table:table-cell>
          <table:table-cell office:value-type="string" calcext:value-type="string">
            <text:p>KLOOT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K</text:p>
          </table:table-cell>
          <table:table-cell office:value-type="float" office:value="5" calcext:value-type="float">
            <text:p>5</text:p>
          </table:table-cell>
          <table:table-cell table:formula="of:=IF(([.C382]=0);VLOOKUP([.B382];[$Lookup.$A$2:.$B$53]; 2; FALSE());&quot;&quot;)">
            <text:p/>
          </table:table-cell>
          <table:table-cell table:formula="of:=IF(NOT([.D382]=&quot;&quot;); [.D382]; COUNTIFS([.C$2:.C382]; &quot;&gt;0&quot;; [.A$2:.A382]; [.A382])+COM.MICROSOFT.MAXIFS([.$D$2:.$D$837]; [.$A$2:.$A$837]; [.A382]))" office:value-type="float" office:value="132" calcext:value-type="float">
            <text:p>132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K</text:p>
          </table:table-cell>
          <table:table-cell office:value-type="float" office:value="6" calcext:value-type="float">
            <text:p>6</text:p>
          </table:table-cell>
          <table:table-cell table:formula="of:=IF(([.C383]=0);VLOOKUP([.B383];[$Lookup.$A$2:.$B$53]; 2; FALSE());&quot;&quot;)">
            <text:p/>
          </table:table-cell>
          <table:table-cell table:formula="of:=IF(NOT([.D383]=&quot;&quot;); [.D383]; COUNTIFS([.C$2:.C383]; &quot;&gt;0&quot;; [.A$2:.A383]; [.A383])+COM.MICROSOFT.MAXIFS([.$D$2:.$D$837]; [.$A$2:.$A$837]; [.A383]))" office:value-type="float" office:value="133" calcext:value-type="float">
            <text:p>133</text:p>
          </table:table-cell>
          <table:table-cell office:value-type="string" calcext:value-type="string">
            <text:p>WORRINGHA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K</text:p>
          </table:table-cell>
          <table:table-cell office:value-type="float" office:value="7" calcext:value-type="float">
            <text:p>7</text:p>
          </table:table-cell>
          <table:table-cell table:formula="of:=IF(([.C384]=0);VLOOKUP([.B384];[$Lookup.$A$2:.$B$53]; 2; FALSE());&quot;&quot;)">
            <text:p/>
          </table:table-cell>
          <table:table-cell table:formula="of:=IF(NOT([.D384]=&quot;&quot;); [.D384]; COUNTIFS([.C$2:.C384]; &quot;&gt;0&quot;; [.A$2:.A384]; [.A384])+COM.MICROSOFT.MAXIFS([.$D$2:.$D$837]; [.$A$2:.$A$837]; [.A384]))" office:value-type="float" office:value="134" calcext:value-type="float">
            <text:p>134</text:p>
          </table:table-cell>
          <table:table-cell office:value-type="string" calcext:value-type="string">
            <text:p>SKINNER</text:p>
          </table:table-cell>
          <table:table-cell office:value-type="string" calcext:value-type="string">
            <text:p>Raine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K</text:p>
          </table:table-cell>
          <table:table-cell office:value-type="float" office:value="8" calcext:value-type="float">
            <text:p>8</text:p>
          </table:table-cell>
          <table:table-cell table:formula="of:=IF(([.C385]=0);VLOOKUP([.B385];[$Lookup.$A$2:.$B$53]; 2; FALSE());&quot;&quot;)">
            <text:p/>
          </table:table-cell>
          <table:table-cell table:formula="of:=IF(NOT([.D385]=&quot;&quot;); [.D385]; COUNTIFS([.C$2:.C385]; &quot;&gt;0&quot;; [.A$2:.A385]; [.A385])+COM.MICROSOFT.MAXIFS([.$D$2:.$D$837]; [.$A$2:.$A$837]; [.A385]))" office:value-type="float" office:value="135" calcext:value-type="float">
            <text:p>135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K</text:p>
          </table:table-cell>
          <table:table-cell office:value-type="float" office:value="9" calcext:value-type="float">
            <text:p>9</text:p>
          </table:table-cell>
          <table:table-cell table:formula="of:=IF(([.C386]=0);VLOOKUP([.B386];[$Lookup.$A$2:.$B$53]; 2; FALSE());&quot;&quot;)">
            <text:p/>
          </table:table-cell>
          <table:table-cell table:formula="of:=IF(NOT([.D386]=&quot;&quot;); [.D386]; COUNTIFS([.C$2:.C386]; &quot;&gt;0&quot;; [.A$2:.A386]; [.A386])+COM.MICROSOFT.MAXIFS([.$D$2:.$D$837]; [.$A$2:.$A$837]; [.A386]))" office:value-type="float" office:value="136" calcext:value-type="float">
            <text:p>136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K</text:p>
          </table:table-cell>
          <table:table-cell office:value-type="float" office:value="10" calcext:value-type="float">
            <text:p>10</text:p>
          </table:table-cell>
          <table:table-cell table:formula="of:=IF(([.C387]=0);VLOOKUP([.B387];[$Lookup.$A$2:.$B$53]; 2; FALSE());&quot;&quot;)">
            <text:p/>
          </table:table-cell>
          <table:table-cell table:formula="of:=IF(NOT([.D387]=&quot;&quot;); [.D387]; COUNTIFS([.C$2:.C387]; &quot;&gt;0&quot;; [.A$2:.A387]; [.A387])+COM.MICROSOFT.MAXIFS([.$D$2:.$D$837]; [.$A$2:.$A$837]; [.A387]))" office:value-type="float" office:value="137" calcext:value-type="float">
            <text:p>137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K</text:p>
          </table:table-cell>
          <table:table-cell office:value-type="float" office:value="11" calcext:value-type="float">
            <text:p>11</text:p>
          </table:table-cell>
          <table:table-cell table:formula="of:=IF(([.C388]=0);VLOOKUP([.B388];[$Lookup.$A$2:.$B$53]; 2; FALSE());&quot;&quot;)">
            <text:p/>
          </table:table-cell>
          <table:table-cell table:formula="of:=IF(NOT([.D388]=&quot;&quot;); [.D388]; COUNTIFS([.C$2:.C388]; &quot;&gt;0&quot;; [.A$2:.A388]; [.A388])+COM.MICROSOFT.MAXIFS([.$D$2:.$D$837]; [.$A$2:.$A$837]; [.A388]))" office:value-type="float" office:value="138" calcext:value-type="float">
            <text:p>138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K</text:p>
          </table:table-cell>
          <table:table-cell office:value-type="float" office:value="12" calcext:value-type="float">
            <text:p>12</text:p>
          </table:table-cell>
          <table:table-cell table:formula="of:=IF(([.C389]=0);VLOOKUP([.B389];[$Lookup.$A$2:.$B$53]; 2; FALSE());&quot;&quot;)">
            <text:p/>
          </table:table-cell>
          <table:table-cell table:formula="of:=IF(NOT([.D389]=&quot;&quot;); [.D389]; COUNTIFS([.C$2:.C389]; &quot;&gt;0&quot;; [.A$2:.A389]; [.A389])+COM.MICROSOFT.MAXIFS([.$D$2:.$D$837]; [.$A$2:.$A$837]; [.A389]))" office:value-type="float" office:value="139" calcext:value-type="float">
            <text:p>139</text:p>
          </table:table-cell>
          <table:table-cell office:value-type="string" calcext:value-type="string">
            <text:p>QUIRK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L</text:p>
          </table:table-cell>
          <table:table-cell office:value-type="float" office:value="0" calcext:value-type="float">
            <text:p>0</text:p>
          </table:table-cell>
          <table:table-cell table:formula="of:=IF(([.C390]=0);VLOOKUP([.B390];[$Lookup.$A$2:.$B$53]; 2; FALSE());&quot;&quot;)" office:value-type="float" office:value="38" calcext:value-type="float">
            <text:p>38</text:p>
          </table:table-cell>
          <table:table-cell table:formula="of:=IF(NOT([.D390]=&quot;&quot;); [.D390]; COUNTIFS([.C$2:.C390]; &quot;&gt;0&quot;; [.A$2:.A390]; [.A390])+COM.MICROSOFT.MAXIFS([.$D$2:.$D$837]; [.$A$2:.$A$837]; [.A390]))" office:value-type="float" office:value="38" calcext:value-type="float">
            <text:p>3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ustainable Australia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table:formula="of:=IF(([.C391]=0);VLOOKUP([.B391];[$Lookup.$A$2:.$B$53]; 2; FALSE());&quot;&quot;)">
            <text:p/>
          </table:table-cell>
          <table:table-cell table:formula="of:=IF(NOT([.D391]=&quot;&quot;); [.D391]; COUNTIFS([.C$2:.C391]; &quot;&gt;0&quot;; [.A$2:.A391]; [.A391])+COM.MICROSOFT.MAXIFS([.$D$2:.$D$837]; [.$A$2:.$A$837]; [.A391]))" office:value-type="float" office:value="140" calcext:value-type="float">
            <text:p>140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ustainable Australia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table:formula="of:=IF(([.C392]=0);VLOOKUP([.B392];[$Lookup.$A$2:.$B$53]; 2; FALSE());&quot;&quot;)">
            <text:p/>
          </table:table-cell>
          <table:table-cell table:formula="of:=IF(NOT([.D392]=&quot;&quot;); [.D392]; COUNTIFS([.C$2:.C392]; &quot;&gt;0&quot;; [.A$2:.A392]; [.A392])+COM.MICROSOFT.MAXIFS([.$D$2:.$D$837]; [.$A$2:.$A$837]; [.A392]))" office:value-type="float" office:value="141" calcext:value-type="float">
            <text:p>141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Sustainable Australia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1" calcext:value-type="float">
            <text:p>1</text:p>
          </table:table-cell>
          <table:table-cell table:formula="of:=IF(([.C393]=0);VLOOKUP([.B393];[$Lookup.$A$2:.$B$53]; 2; FALSE());&quot;&quot;)">
            <text:p/>
          </table:table-cell>
          <table:table-cell table:formula="of:=IF(NOT([.D393]=&quot;&quot;); [.D393]; COUNTIFS([.C$2:.C393]; &quot;&gt;0&quot;; [.A$2:.A393]; [.A393])+COM.MICROSOFT.MAXIFS([.$D$2:.$D$837]; [.$A$2:.$A$837]; [.A393]))" office:value-type="float" office:value="142" calcext:value-type="float">
            <text:p>142</text:p>
          </table:table-cell>
          <table:table-cell office:value-type="string" calcext:value-type="string">
            <text:p>REDDY</text:p>
          </table:table-cell>
          <table:table-cell office:value-type="string" calcext:value-type="string">
            <text:p>Shyamal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2" calcext:value-type="float">
            <text:p>2</text:p>
          </table:table-cell>
          <table:table-cell table:formula="of:=IF(([.C394]=0);VLOOKUP([.B394];[$Lookup.$A$2:.$B$53]; 2; FALSE());&quot;&quot;)">
            <text:p/>
          </table:table-cell>
          <table:table-cell table:formula="of:=IF(NOT([.D394]=&quot;&quot;); [.D394]; COUNTIFS([.C$2:.C394]; &quot;&gt;0&quot;; [.A$2:.A394]; [.A394])+COM.MICROSOFT.MAXIFS([.$D$2:.$D$837]; [.$A$2:.$A$837]; [.A394]))" office:value-type="float" office:value="143" calcext:value-type="float">
            <text:p>143</text:p>
          </table:table-cell>
          <table:table-cell office:value-type="string" calcext:value-type="string">
            <text:p>McMAHON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3" calcext:value-type="float">
            <text:p>3</text:p>
          </table:table-cell>
          <table:table-cell table:formula="of:=IF(([.C395]=0);VLOOKUP([.B395];[$Lookup.$A$2:.$B$53]; 2; FALSE());&quot;&quot;)">
            <text:p/>
          </table:table-cell>
          <table:table-cell table:formula="of:=IF(NOT([.D395]=&quot;&quot;); [.D395]; COUNTIFS([.C$2:.C395]; &quot;&gt;0&quot;; [.A$2:.A395]; [.A395])+COM.MICROSOFT.MAXIFS([.$D$2:.$D$837]; [.$A$2:.$A$837]; [.A395]))" office:value-type="float" office:value="144" calcext:value-type="float">
            <text:p>144</text:p>
          </table:table-cell>
          <table:table-cell office:value-type="string" calcext:value-type="string">
            <text:p>BUNDY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4" calcext:value-type="float">
            <text:p>4</text:p>
          </table:table-cell>
          <table:table-cell table:formula="of:=IF(([.C396]=0);VLOOKUP([.B396];[$Lookup.$A$2:.$B$53]; 2; FALSE());&quot;&quot;)">
            <text:p/>
          </table:table-cell>
          <table:table-cell table:formula="of:=IF(NOT([.D396]=&quot;&quot;); [.D396]; COUNTIFS([.C$2:.C396]; &quot;&gt;0&quot;; [.A$2:.A396]; [.A396])+COM.MICROSOFT.MAXIFS([.$D$2:.$D$837]; [.$A$2:.$A$837]; [.A396]))" office:value-type="float" office:value="145" calcext:value-type="float">
            <text:p>145</text:p>
          </table:table-cell>
          <table:table-cell office:value-type="string" calcext:value-type="string">
            <text:p>VUGA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5" calcext:value-type="float">
            <text:p>5</text:p>
          </table:table-cell>
          <table:table-cell table:formula="of:=IF(([.C397]=0);VLOOKUP([.B397];[$Lookup.$A$2:.$B$53]; 2; FALSE());&quot;&quot;)">
            <text:p/>
          </table:table-cell>
          <table:table-cell table:formula="of:=IF(NOT([.D397]=&quot;&quot;); [.D397]; COUNTIFS([.C$2:.C397]; &quot;&gt;0&quot;; [.A$2:.A397]; [.A397])+COM.MICROSOFT.MAXIFS([.$D$2:.$D$837]; [.$A$2:.$A$837]; [.A397]))" office:value-type="float" office:value="146" calcext:value-type="float">
            <text:p>146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6" calcext:value-type="float">
            <text:p>6</text:p>
          </table:table-cell>
          <table:table-cell table:formula="of:=IF(([.C398]=0);VLOOKUP([.B398];[$Lookup.$A$2:.$B$53]; 2; FALSE());&quot;&quot;)">
            <text:p/>
          </table:table-cell>
          <table:table-cell table:formula="of:=IF(NOT([.D398]=&quot;&quot;); [.D398]; COUNTIFS([.C$2:.C398]; &quot;&gt;0&quot;; [.A$2:.A398]; [.A398])+COM.MICROSOFT.MAXIFS([.$D$2:.$D$837]; [.$A$2:.$A$837]; [.A398]))" office:value-type="float" office:value="147" calcext:value-type="float">
            <text:p>147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Tony R.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7" calcext:value-type="float">
            <text:p>7</text:p>
          </table:table-cell>
          <table:table-cell table:formula="of:=IF(([.C399]=0);VLOOKUP([.B399];[$Lookup.$A$2:.$B$53]; 2; FALSE());&quot;&quot;)">
            <text:p/>
          </table:table-cell>
          <table:table-cell table:formula="of:=IF(NOT([.D399]=&quot;&quot;); [.D399]; COUNTIFS([.C$2:.C399]; &quot;&gt;0&quot;; [.A$2:.A399]; [.A399])+COM.MICROSOFT.MAXIFS([.$D$2:.$D$837]; [.$A$2:.$A$837]; [.A399]))" office:value-type="float" office:value="148" calcext:value-type="float">
            <text:p>148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Josephine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8" calcext:value-type="float">
            <text:p>8</text:p>
          </table:table-cell>
          <table:table-cell table:formula="of:=IF(([.C400]=0);VLOOKUP([.B400];[$Lookup.$A$2:.$B$53]; 2; FALSE());&quot;&quot;)">
            <text:p/>
          </table:table-cell>
          <table:table-cell table:formula="of:=IF(NOT([.D400]=&quot;&quot;); [.D400]; COUNTIFS([.C$2:.C400]; &quot;&gt;0&quot;; [.A$2:.A400]; [.A400])+COM.MICROSOFT.MAXIFS([.$D$2:.$D$837]; [.$A$2:.$A$837]; [.A400]))" office:value-type="float" office:value="149" calcext:value-type="float">
            <text:p>149</text:p>
          </table:table-cell>
          <table:table-cell office:value-type="string" calcext:value-type="string">
            <text:p>STEVENSON</text:p>
          </table:table-cell>
          <table:table-cell office:value-type="string" calcext:value-type="string">
            <text:p>Paul Joseph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9" calcext:value-type="float">
            <text:p>9</text:p>
          </table:table-cell>
          <table:table-cell table:formula="of:=IF(([.C401]=0);VLOOKUP([.B401];[$Lookup.$A$2:.$B$53]; 2; FALSE());&quot;&quot;)">
            <text:p/>
          </table:table-cell>
          <table:table-cell table:formula="of:=IF(NOT([.D401]=&quot;&quot;); [.D401]; COUNTIFS([.C$2:.C401]; &quot;&gt;0&quot;; [.A$2:.A401]; [.A401])+COM.MICROSOFT.MAXIFS([.$D$2:.$D$837]; [.$A$2:.$A$837]; [.A401]))" office:value-type="float" office:value="150" calcext:value-type="float">
            <text:p>15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Marshal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10" calcext:value-type="float">
            <text:p>10</text:p>
          </table:table-cell>
          <table:table-cell table:formula="of:=IF(([.C402]=0);VLOOKUP([.B402];[$Lookup.$A$2:.$B$53]; 2; FALSE());&quot;&quot;)">
            <text:p/>
          </table:table-cell>
          <table:table-cell table:formula="of:=IF(NOT([.D402]=&quot;&quot;); [.D402]; COUNTIFS([.C$2:.C402]; &quot;&gt;0&quot;; [.A$2:.A402]; [.A402])+COM.MICROSOFT.MAXIFS([.$D$2:.$D$837]; [.$A$2:.$A$837]; [.A402]))" office:value-type="float" office:value="151" calcext:value-type="float">
            <text:p>151</text:p>
          </table:table-cell>
          <table:table-cell office:value-type="string" calcext:value-type="string">
            <text:p>EUGARDE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11" calcext:value-type="float">
            <text:p>11</text:p>
          </table:table-cell>
          <table:table-cell table:formula="of:=IF(([.C403]=0);VLOOKUP([.B403];[$Lookup.$A$2:.$B$53]; 2; FALSE());&quot;&quot;)">
            <text:p/>
          </table:table-cell>
          <table:table-cell table:formula="of:=IF(NOT([.D403]=&quot;&quot;); [.D403]; COUNTIFS([.C$2:.C403]; &quot;&gt;0&quot;; [.A$2:.A403]; [.A403])+COM.MICROSOFT.MAXIFS([.$D$2:.$D$837]; [.$A$2:.$A$837]; [.A403]))" office:value-type="float" office:value="152" calcext:value-type="float">
            <text:p>152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12" calcext:value-type="float">
            <text:p>12</text:p>
          </table:table-cell>
          <table:table-cell table:formula="of:=IF(([.C404]=0);VLOOKUP([.B404];[$Lookup.$A$2:.$B$53]; 2; FALSE());&quot;&quot;)">
            <text:p/>
          </table:table-cell>
          <table:table-cell table:formula="of:=IF(NOT([.D404]=&quot;&quot;); [.D404]; COUNTIFS([.C$2:.C404]; &quot;&gt;0&quot;; [.A$2:.A404]; [.A404])+COM.MICROSOFT.MAXIFS([.$D$2:.$D$837]; [.$A$2:.$A$837]; [.A404]))" office:value-type="float" office:value="153" calcext:value-type="float">
            <text:p>153</text:p>
          </table:table-cell>
          <table:table-cell office:value-type="string" calcext:value-type="string">
            <text:p>HANNA-McGUFFIE</text:p>
          </table:table-cell>
          <table:table-cell office:value-type="string" calcext:value-type="string">
            <text:p>Leeanne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13" calcext:value-type="float">
            <text:p>13</text:p>
          </table:table-cell>
          <table:table-cell table:formula="of:=IF(([.C405]=0);VLOOKUP([.B405];[$Lookup.$A$2:.$B$53]; 2; FALSE());&quot;&quot;)">
            <text:p/>
          </table:table-cell>
          <table:table-cell table:formula="of:=IF(NOT([.D405]=&quot;&quot;); [.D405]; COUNTIFS([.C$2:.C405]; &quot;&gt;0&quot;; [.A$2:.A405]; [.A405])+COM.MICROSOFT.MAXIFS([.$D$2:.$D$837]; [.$A$2:.$A$837]; [.A405]))" office:value-type="float" office:value="154" calcext:value-type="float">
            <text:p>154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Zoemaree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14" calcext:value-type="float">
            <text:p>14</text:p>
          </table:table-cell>
          <table:table-cell table:formula="of:=IF(([.C406]=0);VLOOKUP([.B406];[$Lookup.$A$2:.$B$53]; 2; FALSE());&quot;&quot;)">
            <text:p/>
          </table:table-cell>
          <table:table-cell table:formula="of:=IF(NOT([.D406]=&quot;&quot;); [.D406]; COUNTIFS([.C$2:.C406]; &quot;&gt;0&quot;; [.A$2:.A406]; [.A406])+COM.MICROSOFT.MAXIFS([.$D$2:.$D$837]; [.$A$2:.$A$837]; [.A406]))" office:value-type="float" office:value="155" calcext:value-type="float">
            <text:p>155</text:p>
          </table:table-cell>
          <table:table-cell office:value-type="string" calcext:value-type="string">
            <text:p>KAFF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15" calcext:value-type="float">
            <text:p>15</text:p>
          </table:table-cell>
          <table:table-cell table:formula="of:=IF(([.C407]=0);VLOOKUP([.B407];[$Lookup.$A$2:.$B$53]; 2; FALSE());&quot;&quot;)">
            <text:p/>
          </table:table-cell>
          <table:table-cell table:formula="of:=IF(NOT([.D407]=&quot;&quot;); [.D407]; COUNTIFS([.C$2:.C407]; &quot;&gt;0&quot;; [.A$2:.A407]; [.A407])+COM.MICROSOFT.MAXIFS([.$D$2:.$D$837]; [.$A$2:.$A$837]; [.A407]))" office:value-type="float" office:value="156" calcext:value-type="float">
            <text:p>156</text:p>
          </table:table-cell>
          <table:table-cell office:value-type="string" calcext:value-type="string">
            <text:p>JORGENSEN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16" calcext:value-type="float">
            <text:p>16</text:p>
          </table:table-cell>
          <table:table-cell table:formula="of:=IF(([.C408]=0);VLOOKUP([.B408];[$Lookup.$A$2:.$B$53]; 2; FALSE());&quot;&quot;)">
            <text:p/>
          </table:table-cell>
          <table:table-cell table:formula="of:=IF(NOT([.D408]=&quot;&quot;); [.D408]; COUNTIFS([.C$2:.C408]; &quot;&gt;0&quot;; [.A$2:.A408]; [.A408])+COM.MICROSOFT.MAXIFS([.$D$2:.$D$837]; [.$A$2:.$A$837]; [.A408]))" office:value-type="float" office:value="157" calcext:value-type="float">
            <text:p>157</text:p>
          </table:table-cell>
          <table:table-cell office:value-type="string" calcext:value-type="string">
            <text:p>PEAD</text:p>
          </table:table-cell>
          <table:table-cell office:value-type="string" calcext:value-type="string">
            <text:p>Gary James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17" calcext:value-type="float">
            <text:p>17</text:p>
          </table:table-cell>
          <table:table-cell table:formula="of:=IF(([.C409]=0);VLOOKUP([.B409];[$Lookup.$A$2:.$B$53]; 2; FALSE());&quot;&quot;)">
            <text:p/>
          </table:table-cell>
          <table:table-cell table:formula="of:=IF(NOT([.D409]=&quot;&quot;); [.D409]; COUNTIFS([.C$2:.C409]; &quot;&gt;0&quot;; [.A$2:.A409]; [.A409])+COM.MICROSOFT.MAXIFS([.$D$2:.$D$837]; [.$A$2:.$A$837]; [.A409]))" office:value-type="float" office:value="158" calcext:value-type="float">
            <text:p>158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18" calcext:value-type="float">
            <text:p>18</text:p>
          </table:table-cell>
          <table:table-cell table:formula="of:=IF(([.C410]=0);VLOOKUP([.B410];[$Lookup.$A$2:.$B$53]; 2; FALSE());&quot;&quot;)">
            <text:p/>
          </table:table-cell>
          <table:table-cell table:formula="of:=IF(NOT([.D410]=&quot;&quot;); [.D410]; COUNTIFS([.C$2:.C410]; &quot;&gt;0&quot;; [.A$2:.A410]; [.A410])+COM.MICROSOFT.MAXIFS([.$D$2:.$D$837]; [.$A$2:.$A$837]; [.A410]))" office:value-type="float" office:value="159" calcext:value-type="float">
            <text:p>159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QLD</text:p>
          </table:table-cell>
          <table:table-cell office:value-type="string" calcext:value-type="string">
            <text:p>UG</text:p>
          </table:table-cell>
          <table:table-cell office:value-type="float" office:value="19" calcext:value-type="float">
            <text:p>19</text:p>
          </table:table-cell>
          <table:table-cell table:formula="of:=IF(([.C411]=0);VLOOKUP([.B411];[$Lookup.$A$2:.$B$53]; 2; FALSE());&quot;&quot;)">
            <text:p/>
          </table:table-cell>
          <table:table-cell table:formula="of:=IF(NOT([.D411]=&quot;&quot;); [.D411]; COUNTIFS([.C$2:.C411]; &quot;&gt;0&quot;; [.A$2:.A411]; [.A411])+COM.MICROSOFT.MAXIFS([.$D$2:.$D$837]; [.$A$2:.$A$837]; [.A411]))" office:value-type="float" office:value="160" calcext:value-type="float">
            <text:p>160</text:p>
          </table:table-cell>
          <table:table-cell office:value-type="string" calcext:value-type="string">
            <text:p>BEATTIE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([.C412]=0);VLOOKUP([.B412];[$Lookup.$A$2:.$B$53]; 2; FALSE());&quot;&quot;)" office:value-type="float" office:value="1" calcext:value-type="float">
            <text:p>1</text:p>
          </table:table-cell>
          <table:table-cell table:formula="of:=IF(NOT([.D412]=&quot;&quot;); [.D412]; COUNTIFS([.C$2:.C412]; &quot;&gt;0&quot;; [.A$2:.A412]; [.A412])+COM.MICROSOFT.MAXIFS([.$D$2:.$D$837]; [.$A$2:.$A$837]; [.A412]))" office:value-type="float" office:value="1" calcext:value-type="float">
            <text:p>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IF(([.C413]=0);VLOOKUP([.B413];[$Lookup.$A$2:.$B$53]; 2; FALSE());&quot;&quot;)">
            <text:p/>
          </table:table-cell>
          <table:table-cell table:formula="of:=IF(NOT([.D413]=&quot;&quot;); [.D413]; COUNTIFS([.C$2:.C413]; &quot;&gt;0&quot;; [.A$2:.A413]; [.A413])+COM.MICROSOFT.MAXIFS([.$D$2:.$D$837]; [.$A$2:.$A$837]; [.A413]))" office:value-type="float" office:value="24" calcext:value-type="float">
            <text:p>24</text:p>
          </table:table-cell>
          <table:table-cell office:value-type="string" calcext:value-type="string">
            <text:p>BOTHE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IF(([.C414]=0);VLOOKUP([.B414];[$Lookup.$A$2:.$B$53]; 2; FALSE());&quot;&quot;)">
            <text:p/>
          </table:table-cell>
          <table:table-cell table:formula="of:=IF(NOT([.D414]=&quot;&quot;); [.D414]; COUNTIFS([.C$2:.C414]; &quot;&gt;0&quot;; [.A$2:.A414]; [.A414])+COM.MICROSOFT.MAXIFS([.$D$2:.$D$837]; [.$A$2:.$A$837]; [.A414]))" office:value-type="float" office:value="25" calcext:value-type="float">
            <text:p>25</text:p>
          </table:table-cell>
          <table:table-cell office:value-type="string" calcext:value-type="string">
            <text:p>DENNY</text:p>
          </table:table-cell>
          <table:table-cell office:value-type="string" calcext:value-type="string">
            <text:p>Lyndal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([.C415]=0);VLOOKUP([.B415];[$Lookup.$A$2:.$B$53]; 2; FALSE());&quot;&quot;)" office:value-type="float" office:value="2" calcext:value-type="float">
            <text:p>2</text:p>
          </table:table-cell>
          <table:table-cell table:formula="of:=IF(NOT([.D415]=&quot;&quot;); [.D415]; COUNTIFS([.C$2:.C415]; &quot;&gt;0&quot;; [.A$2:.A415]; [.A415])+COM.MICROSOFT.MAXIFS([.$D$2:.$D$837]; [.$A$2:.$A$837]; [.A415]))" office:value-type="float" office:value="2" calcext:value-type="float">
            <text:p>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IF(([.C416]=0);VLOOKUP([.B416];[$Lookup.$A$2:.$B$53]; 2; FALSE());&quot;&quot;)">
            <text:p/>
          </table:table-cell>
          <table:table-cell table:formula="of:=IF(NOT([.D416]=&quot;&quot;); [.D416]; COUNTIFS([.C$2:.C416]; &quot;&gt;0&quot;; [.A$2:.A416]; [.A416])+COM.MICROSOFT.MAXIFS([.$D$2:.$D$837]; [.$A$2:.$A$837]; [.A416]))" office:value-type="float" office:value="26" calcext:value-type="float">
            <text:p>26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IF(([.C417]=0);VLOOKUP([.B417];[$Lookup.$A$2:.$B$53]; 2; FALSE());&quot;&quot;)">
            <text:p/>
          </table:table-cell>
          <table:table-cell table:formula="of:=IF(NOT([.D417]=&quot;&quot;); [.D417]; COUNTIFS([.C$2:.C417]; &quot;&gt;0&quot;; [.A$2:.A417]; [.A417])+COM.MICROSOFT.MAXIFS([.$D$2:.$D$837]; [.$A$2:.$A$837]; [.A417]))" office:value-type="float" office:value="27" calcext:value-type="float">
            <text:p>27</text:p>
          </table:table-cell>
          <table:table-cell office:value-type="string" calcext:value-type="string">
            <text:p>FARRELL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IF(([.C418]=0);VLOOKUP([.B418];[$Lookup.$A$2:.$B$53]; 2; FALSE());&quot;&quot;)">
            <text:p/>
          </table:table-cell>
          <table:table-cell table:formula="of:=IF(NOT([.D418]=&quot;&quot;); [.D418]; COUNTIFS([.C$2:.C418]; &quot;&gt;0&quot;; [.A$2:.A418]; [.A418])+COM.MICROSOFT.MAXIFS([.$D$2:.$D$837]; [.$A$2:.$A$837]; [.A418]))" office:value-type="float" office:value="28" calcext:value-type="float">
            <text:p>28</text:p>
          </table:table-cell>
          <table:table-cell office:value-type="string" calcext:value-type="string">
            <text:p>GALLACHER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IF(([.C419]=0);VLOOKUP([.B419];[$Lookup.$A$2:.$B$53]; 2; FALSE());&quot;&quot;)">
            <text:p/>
          </table:table-cell>
          <table:table-cell table:formula="of:=IF(NOT([.D419]=&quot;&quot;); [.D419]; COUNTIFS([.C$2:.C419]; &quot;&gt;0&quot;; [.A$2:.A419]; [.A419])+COM.MICROSOFT.MAXIFS([.$D$2:.$D$837]; [.$A$2:.$A$837]; [.A419]))" office:value-type="float" office:value="29" calcext:value-type="float">
            <text:p>29</text:p>
          </table:table-cell>
          <table:table-cell office:value-type="string" calcext:value-type="string">
            <text:p>McEWEN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IF(([.C420]=0);VLOOKUP([.B420];[$Lookup.$A$2:.$B$53]; 2; FALSE());&quot;&quot;)">
            <text:p/>
          </table:table-cell>
          <table:table-cell table:formula="of:=IF(NOT([.D420]=&quot;&quot;); [.D420]; COUNTIFS([.C$2:.C420]; &quot;&gt;0&quot;; [.A$2:.A420]; [.A420])+COM.MICROSOFT.MAXIFS([.$D$2:.$D$837]; [.$A$2:.$A$837]; [.A420]))" office:value-type="float" office:value="30" calcext:value-type="float">
            <text:p>30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IF(([.C421]=0);VLOOKUP([.B421];[$Lookup.$A$2:.$B$53]; 2; FALSE());&quot;&quot;)">
            <text:p/>
          </table:table-cell>
          <table:table-cell table:formula="of:=IF(NOT([.D421]=&quot;&quot;); [.D421]; COUNTIFS([.C$2:.C421]; &quot;&gt;0&quot;; [.A$2:.A421]; [.A421])+COM.MICROSOFT.MAXIFS([.$D$2:.$D$837]; [.$A$2:.$A$837]; [.A421]))" office:value-type="float" office:value="31" calcext:value-type="float">
            <text:p>31</text:p>
          </table:table-cell>
          <table:table-cell office:value-type="string" calcext:value-type="string">
            <text:p>GALLACHER</text:p>
          </table:table-cell>
          <table:table-cell office:value-type="string" calcext:value-type="string">
            <text:p>Bronwyn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IF(([.C422]=0);VLOOKUP([.B422];[$Lookup.$A$2:.$B$53]; 2; FALSE());&quot;&quot;)" office:value-type="float" office:value="3" calcext:value-type="float">
            <text:p>3</text:p>
          </table:table-cell>
          <table:table-cell table:formula="of:=IF(NOT([.D422]=&quot;&quot;); [.D422]; COUNTIFS([.C$2:.C422]; &quot;&gt;0&quot;; [.A$2:.A422]; [.A422])+COM.MICROSOFT.MAXIFS([.$D$2:.$D$837]; [.$A$2:.$A$837]; [.A422]))" office:value-type="float" office:value="3" calcext:value-type="float">
            <text:p>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([.C423]=0);VLOOKUP([.B423];[$Lookup.$A$2:.$B$53]; 2; FALSE());&quot;&quot;)">
            <text:p/>
          </table:table-cell>
          <table:table-cell table:formula="of:=IF(NOT([.D423]=&quot;&quot;); [.D423]; COUNTIFS([.C$2:.C423]; &quot;&gt;0&quot;; [.A$2:.A423]; [.A423])+COM.MICROSOFT.MAXIFS([.$D$2:.$D$837]; [.$A$2:.$A$837]; [.A423]))" office:value-type="float" office:value="32" calcext:value-type="float">
            <text:p>32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Terence Michael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([.C424]=0);VLOOKUP([.B424];[$Lookup.$A$2:.$B$53]; 2; FALSE());&quot;&quot;)">
            <text:p/>
          </table:table-cell>
          <table:table-cell table:formula="of:=IF(NOT([.D424]=&quot;&quot;); [.D424]; COUNTIFS([.C$2:.C424]; &quot;&gt;0&quot;; [.A$2:.A424]; [.A424])+COM.MICROSOFT.MAXIFS([.$D$2:.$D$837]; [.$A$2:.$A$837]; [.A424]))" office:value-type="float" office:value="33" calcext:value-type="float">
            <text:p>33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Charles Andrew Laurence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IF(([.C425]=0);VLOOKUP([.B425];[$Lookup.$A$2:.$B$53]; 2; FALSE());&quot;&quot;)" office:value-type="float" office:value="4" calcext:value-type="float">
            <text:p>4</text:p>
          </table:table-cell>
          <table:table-cell table:formula="of:=IF(NOT([.D425]=&quot;&quot;); [.D425]; COUNTIFS([.C$2:.C425]; &quot;&gt;0&quot;; [.A$2:.A425]; [.A425])+COM.MICROSOFT.MAXIFS([.$D$2:.$D$837]; [.$A$2:.$A$837]; [.A425]))" office:value-type="float" office:value="4" calcext:value-type="float">
            <text:p>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IF(([.C426]=0);VLOOKUP([.B426];[$Lookup.$A$2:.$B$53]; 2; FALSE());&quot;&quot;)">
            <text:p/>
          </table:table-cell>
          <table:table-cell table:formula="of:=IF(NOT([.D426]=&quot;&quot;); [.D426]; COUNTIFS([.C$2:.C426]; &quot;&gt;0&quot;; [.A$2:.A426]; [.A426])+COM.MICROSOFT.MAXIFS([.$D$2:.$D$837]; [.$A$2:.$A$837]; [.A426]))" office:value-type="float" office:value="34" calcext:value-type="float">
            <text:p>34</text:p>
          </table:table-cell>
          <table:table-cell office:value-type="string" calcext:value-type="string">
            <text:p>HANSON-YOUNG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IF(([.C427]=0);VLOOKUP([.B427];[$Lookup.$A$2:.$B$53]; 2; FALSE());&quot;&quot;)">
            <text:p/>
          </table:table-cell>
          <table:table-cell table:formula="of:=IF(NOT([.D427]=&quot;&quot;); [.D427]; COUNTIFS([.C$2:.C427]; &quot;&gt;0&quot;; [.A$2:.A427]; [.A427])+COM.MICROSOFT.MAXIFS([.$D$2:.$D$837]; [.$A$2:.$A$837]; [.A427]))" office:value-type="float" office:value="35" calcext:value-type="float">
            <text:p>35</text:p>
          </table:table-cell>
          <table:table-cell office:value-type="string" calcext:value-type="string">
            <text:p>SIMM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IF(([.C428]=0);VLOOKUP([.B428];[$Lookup.$A$2:.$B$53]; 2; FALSE());&quot;&quot;)">
            <text:p/>
          </table:table-cell>
          <table:table-cell table:formula="of:=IF(NOT([.D428]=&quot;&quot;); [.D428]; COUNTIFS([.C$2:.C428]; &quot;&gt;0&quot;; [.A$2:.A428]; [.A428])+COM.MICROSOFT.MAXIFS([.$D$2:.$D$837]; [.$A$2:.$A$837]; [.A428]))" office:value-type="float" office:value="36" calcext:value-type="float">
            <text:p>36</text:p>
          </table:table-cell>
          <table:table-cell office:value-type="string" calcext:value-type="string">
            <text:p>MOATE</text:p>
          </table:table-cell>
          <table:table-cell office:value-type="string" calcext:value-type="string">
            <text:p>Jody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IF(([.C429]=0);VLOOKUP([.B429];[$Lookup.$A$2:.$B$53]; 2; FALSE());&quot;&quot;)">
            <text:p/>
          </table:table-cell>
          <table:table-cell table:formula="of:=IF(NOT([.D429]=&quot;&quot;); [.D429]; COUNTIFS([.C$2:.C429]; &quot;&gt;0&quot;; [.A$2:.A429]; [.A429])+COM.MICROSOFT.MAXIFS([.$D$2:.$D$837]; [.$A$2:.$A$837]; [.A429]))" office:value-type="float" office:value="37" calcext:value-type="float">
            <text:p>37</text:p>
          </table:table-cell>
          <table:table-cell office:value-type="string" calcext:value-type="string">
            <text:p>DE KOK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IF(([.C430]=0);VLOOKUP([.B430];[$Lookup.$A$2:.$B$53]; 2; FALSE());&quot;&quot;)" office:value-type="float" office:value="5" calcext:value-type="float">
            <text:p>5</text:p>
          </table:table-cell>
          <table:table-cell table:formula="of:=IF(NOT([.D430]=&quot;&quot;); [.D430]; COUNTIFS([.C$2:.C430]; &quot;&gt;0&quot;; [.A$2:.A430]; [.A430])+COM.MICROSOFT.MAXIFS([.$D$2:.$D$837]; [.$A$2:.$A$837]; [.A430]))" office:value-type="float" office:value="5" calcext:value-type="float">
            <text:p>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Cyclists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IF(([.C431]=0);VLOOKUP([.B431];[$Lookup.$A$2:.$B$53]; 2; FALSE());&quot;&quot;)">
            <text:p/>
          </table:table-cell>
          <table:table-cell table:formula="of:=IF(NOT([.D431]=&quot;&quot;); [.D431]; COUNTIFS([.C$2:.C431]; &quot;&gt;0&quot;; [.A$2:.A431]; [.A431])+COM.MICROSOFT.MAXIFS([.$D$2:.$D$837]; [.$A$2:.$A$837]; [.A431]))" office:value-type="float" office:value="38" calcext:value-type="float">
            <text:p>38</text:p>
          </table:table-cell>
          <table:table-cell office:value-type="string" calcext:value-type="string">
            <text:p>BILSON-THOMPSON</text:p>
          </table:table-cell>
          <table:table-cell office:value-type="string" calcext:value-type="string">
            <text:p>Sundance</text:p>
          </table:table-cell>
          <table:table-cell office:value-type="string" calcext:value-type="string">
            <text:p>Australian Cyclists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IF(([.C432]=0);VLOOKUP([.B432];[$Lookup.$A$2:.$B$53]; 2; FALSE());&quot;&quot;)">
            <text:p/>
          </table:table-cell>
          <table:table-cell table:formula="of:=IF(NOT([.D432]=&quot;&quot;); [.D432]; COUNTIFS([.C$2:.C432]; &quot;&gt;0&quot;; [.A$2:.A432]; [.A432])+COM.MICROSOFT.MAXIFS([.$D$2:.$D$837]; [.$A$2:.$A$837]; [.A432]))" office:value-type="float" office:value="39" calcext:value-type="float">
            <text:p>39</text:p>
          </table:table-cell>
          <table:table-cell office:value-type="string" calcext:value-type="string">
            <text:p>HARKER-SMITH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Australian Cyclists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IF(([.C433]=0);VLOOKUP([.B433];[$Lookup.$A$2:.$B$53]; 2; FALSE());&quot;&quot;)" office:value-type="float" office:value="6" calcext:value-type="float">
            <text:p>6</text:p>
          </table:table-cell>
          <table:table-cell table:formula="of:=IF(NOT([.D433]=&quot;&quot;); [.D433]; COUNTIFS([.C$2:.C433]; &quot;&gt;0&quot;; [.A$2:.A433]; [.A433])+COM.MICROSOFT.MAXIFS([.$D$2:.$D$837]; [.$A$2:.$A$837]; [.A433]))" office:value-type="float" office:value="6" calcext:value-type="float">
            <text:p>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IF(([.C434]=0);VLOOKUP([.B434];[$Lookup.$A$2:.$B$53]; 2; FALSE());&quot;&quot;)">
            <text:p/>
          </table:table-cell>
          <table:table-cell table:formula="of:=IF(NOT([.D434]=&quot;&quot;); [.D434]; COUNTIFS([.C$2:.C434]; &quot;&gt;0&quot;; [.A$2:.A434]; [.A434])+COM.MICROSOFT.MAXIFS([.$D$2:.$D$837]; [.$A$2:.$A$837]; [.A434]))" office:value-type="float" office:value="40" calcext:value-type="float">
            <text:p>40</text:p>
          </table:table-cell>
          <table:table-cell office:value-type="string" calcext:value-type="string">
            <text:p>XENOPHON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IF(([.C435]=0);VLOOKUP([.B435];[$Lookup.$A$2:.$B$53]; 2; FALSE());&quot;&quot;)">
            <text:p/>
          </table:table-cell>
          <table:table-cell table:formula="of:=IF(NOT([.D435]=&quot;&quot;); [.D435]; COUNTIFS([.C$2:.C435]; &quot;&gt;0&quot;; [.A$2:.A435]; [.A435])+COM.MICROSOFT.MAXIFS([.$D$2:.$D$837]; [.$A$2:.$A$837]; [.A435]))" office:value-type="float" office:value="41" calcext:value-type="float">
            <text:p>41</text:p>
          </table:table-cell>
          <table:table-cell office:value-type="string" calcext:value-type="string">
            <text:p>GRIFF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IF(([.C436]=0);VLOOKUP([.B436];[$Lookup.$A$2:.$B$53]; 2; FALSE());&quot;&quot;)">
            <text:p/>
          </table:table-cell>
          <table:table-cell table:formula="of:=IF(NOT([.D436]=&quot;&quot;); [.D436]; COUNTIFS([.C$2:.C436]; &quot;&gt;0&quot;; [.A$2:.A436]; [.A436])+COM.MICROSOFT.MAXIFS([.$D$2:.$D$837]; [.$A$2:.$A$837]; [.A436]))" office:value-type="float" office:value="42" calcext:value-type="float">
            <text:p>42</text:p>
          </table:table-cell>
          <table:table-cell office:value-type="string" calcext:value-type="string">
            <text:p>KAKOSCHKE-MOORE</text:p>
          </table:table-cell>
          <table:table-cell office:value-type="string" calcext:value-type="string">
            <text:p>Skye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IF(([.C437]=0);VLOOKUP([.B437];[$Lookup.$A$2:.$B$53]; 2; FALSE());&quot;&quot;)">
            <text:p/>
          </table:table-cell>
          <table:table-cell table:formula="of:=IF(NOT([.D437]=&quot;&quot;); [.D437]; COUNTIFS([.C$2:.C437]; &quot;&gt;0&quot;; [.A$2:.A437]; [.A437])+COM.MICROSOFT.MAXIFS([.$D$2:.$D$837]; [.$A$2:.$A$837]; [.A437]))" office:value-type="float" office:value="43" calcext:value-type="float">
            <text:p>43</text:p>
          </table:table-cell>
          <table:table-cell office:value-type="string" calcext:value-type="string">
            <text:p>STORER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IF(([.C438]=0);VLOOKUP([.B438];[$Lookup.$A$2:.$B$53]; 2; FALSE());&quot;&quot;)" office:value-type="float" office:value="7" calcext:value-type="float">
            <text:p>7</text:p>
          </table:table-cell>
          <table:table-cell table:formula="of:=IF(NOT([.D438]=&quot;&quot;); [.D438]; COUNTIFS([.C$2:.C438]; &quot;&gt;0&quot;; [.A$2:.A438]; [.A438])+COM.MICROSOFT.MAXIFS([.$D$2:.$D$837]; [.$A$2:.$A$837]; [.A438]))" office:value-type="float" office:value="7" calcext:value-type="float">
            <text:p>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Progressive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IF(([.C439]=0);VLOOKUP([.B439];[$Lookup.$A$2:.$B$53]; 2; FALSE());&quot;&quot;)">
            <text:p/>
          </table:table-cell>
          <table:table-cell table:formula="of:=IF(NOT([.D439]=&quot;&quot;); [.D439]; COUNTIFS([.C$2:.C439]; &quot;&gt;0&quot;; [.A$2:.A439]; [.A439])+COM.MICROSOFT.MAXIFS([.$D$2:.$D$837]; [.$A$2:.$A$837]; [.A439]))" office:value-type="float" office:value="44" calcext:value-type="float">
            <text:p>44</text:p>
          </table:table-cell>
          <table:table-cell office:value-type="string" calcext:value-type="string">
            <text:p>PAZESKI-NIKOLOSKI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Australian Progressive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IF(([.C440]=0);VLOOKUP([.B440];[$Lookup.$A$2:.$B$53]; 2; FALSE());&quot;&quot;)">
            <text:p/>
          </table:table-cell>
          <table:table-cell table:formula="of:=IF(NOT([.D440]=&quot;&quot;); [.D440]; COUNTIFS([.C$2:.C440]; &quot;&gt;0&quot;; [.A$2:.A440]; [.A440])+COM.MICROSOFT.MAXIFS([.$D$2:.$D$837]; [.$A$2:.$A$837]; [.A440]))" office:value-type="float" office:value="45" calcext:value-type="float">
            <text:p>45</text:p>
          </table:table-cell>
          <table:table-cell office:value-type="string" calcext:value-type="string">
            <text:p>PRIDDEY</text:p>
          </table:table-cell>
          <table:table-cell office:value-type="string" calcext:value-type="string">
            <text:p>Jaz</text:p>
          </table:table-cell>
          <table:table-cell office:value-type="string" calcext:value-type="string">
            <text:p>Australian Progressive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table:formula="of:=IF(([.C441]=0);VLOOKUP([.B441];[$Lookup.$A$2:.$B$53]; 2; FALSE());&quot;&quot;)" office:value-type="float" office:value="8" calcext:value-type="float">
            <text:p>8</text:p>
          </table:table-cell>
          <table:table-cell table:formula="of:=IF(NOT([.D441]=&quot;&quot;); [.D441]; COUNTIFS([.C$2:.C441]; &quot;&gt;0&quot;; [.A$2:.A441]; [.A441])+COM.MICROSOFT.MAXIFS([.$D$2:.$D$837]; [.$A$2:.$A$837]; [.A441]))" office:value-type="float" office:value="8" calcext:value-type="float">
            <text:p>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IF(([.C442]=0);VLOOKUP([.B442];[$Lookup.$A$2:.$B$53]; 2; FALSE());&quot;&quot;)">
            <text:p/>
          </table:table-cell>
          <table:table-cell table:formula="of:=IF(NOT([.D442]=&quot;&quot;); [.D442]; COUNTIFS([.C$2:.C442]; &quot;&gt;0&quot;; [.A$2:.A442]; [.A442])+COM.MICROSOFT.MAXIFS([.$D$2:.$D$837]; [.$A$2:.$A$837]; [.A442]))" office:value-type="float" office:value="46" calcext:value-type="float">
            <text:p>46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IF(([.C443]=0);VLOOKUP([.B443];[$Lookup.$A$2:.$B$53]; 2; FALSE());&quot;&quot;)">
            <text:p/>
          </table:table-cell>
          <table:table-cell table:formula="of:=IF(NOT([.D443]=&quot;&quot;); [.D443]; COUNTIFS([.C$2:.C443]; &quot;&gt;0&quot;; [.A$2:.A443]; [.A443])+COM.MICROSOFT.MAXIFS([.$D$2:.$D$837]; [.$A$2:.$A$837]; [.A443]))" office:value-type="float" office:value="47" calcext:value-type="float">
            <text:p>47</text:p>
          </table:table-cell>
          <table:table-cell office:value-type="string" calcext:value-type="string">
            <text:p>BERNARDI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formula="of:=IF(([.C444]=0);VLOOKUP([.B444];[$Lookup.$A$2:.$B$53]; 2; FALSE());&quot;&quot;)">
            <text:p/>
          </table:table-cell>
          <table:table-cell table:formula="of:=IF(NOT([.D444]=&quot;&quot;); [.D444]; COUNTIFS([.C$2:.C444]; &quot;&gt;0&quot;; [.A$2:.A444]; [.A444])+COM.MICROSOFT.MAXIFS([.$D$2:.$D$837]; [.$A$2:.$A$837]; [.A444]))" office:value-type="float" office:value="48" calcext:value-type="float">
            <text:p>48</text:p>
          </table:table-cell>
          <table:table-cell office:value-type="string" calcext:value-type="string">
            <text:p>RUSTON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formula="of:=IF(([.C445]=0);VLOOKUP([.B445];[$Lookup.$A$2:.$B$53]; 2; FALSE());&quot;&quot;)">
            <text:p/>
          </table:table-cell>
          <table:table-cell table:formula="of:=IF(NOT([.D445]=&quot;&quot;); [.D445]; COUNTIFS([.C$2:.C445]; &quot;&gt;0&quot;; [.A$2:.A445]; [.A445])+COM.MICROSOFT.MAXIFS([.$D$2:.$D$837]; [.$A$2:.$A$837]; [.A445]))" office:value-type="float" office:value="49" calcext:value-type="float">
            <text:p>49</text:p>
          </table:table-cell>
          <table:table-cell office:value-type="string" calcext:value-type="string">
            <text:p>FAWCET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formula="of:=IF(([.C446]=0);VLOOKUP([.B446];[$Lookup.$A$2:.$B$53]; 2; FALSE());&quot;&quot;)">
            <text:p/>
          </table:table-cell>
          <table:table-cell table:formula="of:=IF(NOT([.D446]=&quot;&quot;); [.D446]; COUNTIFS([.C$2:.C446]; &quot;&gt;0&quot;; [.A$2:.A446]; [.A446])+COM.MICROSOFT.MAXIFS([.$D$2:.$D$837]; [.$A$2:.$A$837]; [.A446]))" office:value-type="float" office:value="50" calcext:value-type="float">
            <text:p>50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formula="of:=IF(([.C447]=0);VLOOKUP([.B447];[$Lookup.$A$2:.$B$53]; 2; FALSE());&quot;&quot;)">
            <text:p/>
          </table:table-cell>
          <table:table-cell table:formula="of:=IF(NOT([.D447]=&quot;&quot;); [.D447]; COUNTIFS([.C$2:.C447]; &quot;&gt;0&quot;; [.A$2:.A447]; [.A447])+COM.MICROSOFT.MAXIFS([.$D$2:.$D$837]; [.$A$2:.$A$837]; [.A447]))" office:value-type="float" office:value="51" calcext:value-type="float">
            <text:p>51</text:p>
          </table:table-cell>
          <table:table-cell office:value-type="string" calcext:value-type="string">
            <text:p>LIDDLE</text:p>
          </table:table-cell>
          <table:table-cell office:value-type="string" calcext:value-type="string">
            <text:p>Kerrynne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formula="of:=IF(([.C448]=0);VLOOKUP([.B448];[$Lookup.$A$2:.$B$53]; 2; FALSE());&quot;&quot;)" office:value-type="float" office:value="9" calcext:value-type="float">
            <text:p>9</text:p>
          </table:table-cell>
          <table:table-cell table:formula="of:=IF(NOT([.D448]=&quot;&quot;); [.D448]; COUNTIFS([.C$2:.C448]; &quot;&gt;0&quot;; [.A$2:.A448]; [.A448])+COM.MICROSOFT.MAXIFS([.$D$2:.$D$837]; [.$A$2:.$A$837]; [.A448]))" office:value-type="float" office:value="9" calcext:value-type="float">
            <text:p>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formula="of:=IF(([.C449]=0);VLOOKUP([.B449];[$Lookup.$A$2:.$B$53]; 2; FALSE());&quot;&quot;)">
            <text:p/>
          </table:table-cell>
          <table:table-cell table:formula="of:=IF(NOT([.D449]=&quot;&quot;); [.D449]; COUNTIFS([.C$2:.C449]; &quot;&gt;0&quot;; [.A$2:.A449]; [.A449])+COM.MICROSOFT.MAXIFS([.$D$2:.$D$837]; [.$A$2:.$A$837]; [.A449]))" office:value-type="float" office:value="52" calcext:value-type="float">
            <text:p>52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formula="of:=IF(([.C450]=0);VLOOKUP([.B450];[$Lookup.$A$2:.$B$53]; 2; FALSE());&quot;&quot;)">
            <text:p/>
          </table:table-cell>
          <table:table-cell table:formula="of:=IF(NOT([.D450]=&quot;&quot;); [.D450]; COUNTIFS([.C$2:.C450]; &quot;&gt;0&quot;; [.A$2:.A450]; [.A450])+COM.MICROSOFT.MAXIFS([.$D$2:.$D$837]; [.$A$2:.$A$837]; [.A450]))" office:value-type="float" office:value="53" calcext:value-type="float">
            <text:p>53</text:p>
          </table:table-cell>
          <table:table-cell office:value-type="string" calcext:value-type="string">
            <text:p>FILINGERI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formula="of:=IF(([.C451]=0);VLOOKUP([.B451];[$Lookup.$A$2:.$B$53]; 2; FALSE());&quot;&quot;)" office:value-type="float" office:value="10" calcext:value-type="float">
            <text:p>10</text:p>
          </table:table-cell>
          <table:table-cell table:formula="of:=IF(NOT([.D451]=&quot;&quot;); [.D451]; COUNTIFS([.C$2:.C451]; &quot;&gt;0&quot;; [.A$2:.A451]; [.A451])+COM.MICROSOFT.MAXIFS([.$D$2:.$D$837]; [.$A$2:.$A$837]; [.A451]))" office:value-type="float" office:value="10" calcext:value-type="float">
            <text:p>1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Motoring Enthusiast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formula="of:=IF(([.C452]=0);VLOOKUP([.B452];[$Lookup.$A$2:.$B$53]; 2; FALSE());&quot;&quot;)">
            <text:p/>
          </table:table-cell>
          <table:table-cell table:formula="of:=IF(NOT([.D452]=&quot;&quot;); [.D452]; COUNTIFS([.C$2:.C452]; &quot;&gt;0&quot;; [.A$2:.A452]; [.A452])+COM.MICROSOFT.MAXIFS([.$D$2:.$D$837]; [.$A$2:.$A$837]; [.A452]))" office:value-type="float" office:value="54" calcext:value-type="float">
            <text:p>5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Australian Motoring Enthusiast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formula="of:=IF(([.C453]=0);VLOOKUP([.B453];[$Lookup.$A$2:.$B$53]; 2; FALSE());&quot;&quot;)">
            <text:p/>
          </table:table-cell>
          <table:table-cell table:formula="of:=IF(NOT([.D453]=&quot;&quot;); [.D453]; COUNTIFS([.C$2:.C453]; &quot;&gt;0&quot;; [.A$2:.A453]; [.A453])+COM.MICROSOFT.MAXIFS([.$D$2:.$D$837]; [.$A$2:.$A$837]; [.A453]))" office:value-type="float" office:value="55" calcext:value-type="float">
            <text:p>55</text:p>
          </table:table-cell>
          <table:table-cell office:value-type="string" calcext:value-type="string">
            <text:p>KUERSCHNER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Australian Motoring Enthusiast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table:formula="of:=IF(([.C454]=0);VLOOKUP([.B454];[$Lookup.$A$2:.$B$53]; 2; FALSE());&quot;&quot;)" office:value-type="float" office:value="11" calcext:value-type="float">
            <text:p>11</text:p>
          </table:table-cell>
          <table:table-cell table:formula="of:=IF(NOT([.D454]=&quot;&quot;); [.D454]; COUNTIFS([.C$2:.C454]; &quot;&gt;0&quot;; [.A$2:.A454]; [.A454])+COM.MICROSOFT.MAXIFS([.$D$2:.$D$837]; [.$A$2:.$A$837]; [.A454]))" office:value-type="float" office:value="11" calcext:value-type="float">
            <text:p>1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formula="of:=IF(([.C455]=0);VLOOKUP([.B455];[$Lookup.$A$2:.$B$53]; 2; FALSE());&quot;&quot;)">
            <text:p/>
          </table:table-cell>
          <table:table-cell table:formula="of:=IF(NOT([.D455]=&quot;&quot;); [.D455]; COUNTIFS([.C$2:.C455]; &quot;&gt;0&quot;; [.A$2:.A455]; [.A455])+COM.MICROSOFT.MAXIFS([.$D$2:.$D$837]; [.$A$2:.$A$837]; [.A455]))" office:value-type="float" office:value="56" calcext:value-type="float">
            <text:p>56</text:p>
          </table:table-cell>
          <table:table-cell office:value-type="string" calcext:value-type="string">
            <text:p>SADRI</text:p>
          </table:table-cell>
          <table:table-cell office:value-type="string" calcext:value-type="string">
            <text:p>Roostam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formula="of:=IF(([.C456]=0);VLOOKUP([.B456];[$Lookup.$A$2:.$B$53]; 2; FALSE());&quot;&quot;)">
            <text:p/>
          </table:table-cell>
          <table:table-cell table:formula="of:=IF(NOT([.D456]=&quot;&quot;); [.D456]; COUNTIFS([.C$2:.C456]; &quot;&gt;0&quot;; [.A$2:.A456]; [.A456])+COM.MICROSOFT.MAXIFS([.$D$2:.$D$837]; [.$A$2:.$A$837]; [.A456]))" office:value-type="float" office:value="57" calcext:value-type="float">
            <text:p>57</text:p>
          </table:table-cell>
          <table:table-cell office:value-type="string" calcext:value-type="string">
            <text:p>NOACK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formula="of:=IF(([.C457]=0);VLOOKUP([.B457];[$Lookup.$A$2:.$B$53]; 2; FALSE());&quot;&quot;)" office:value-type="float" office:value="12" calcext:value-type="float">
            <text:p>12</text:p>
          </table:table-cell>
          <table:table-cell table:formula="of:=IF(NOT([.D457]=&quot;&quot;); [.D457]; COUNTIFS([.C$2:.C457]; &quot;&gt;0&quot;; [.A$2:.A457]; [.A457])+COM.MICROSOFT.MAXIFS([.$D$2:.$D$837]; [.$A$2:.$A$837]; [.A457]))" office:value-type="float" office:value="12" calcext:value-type="float">
            <text:p>1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formula="of:=IF(([.C458]=0);VLOOKUP([.B458];[$Lookup.$A$2:.$B$53]; 2; FALSE());&quot;&quot;)">
            <text:p/>
          </table:table-cell>
          <table:table-cell table:formula="of:=IF(NOT([.D458]=&quot;&quot;); [.D458]; COUNTIFS([.C$2:.C458]; &quot;&gt;0&quot;; [.A$2:.A458]; [.A458])+COM.MICROSOFT.MAXIFS([.$D$2:.$D$837]; [.$A$2:.$A$837]; [.A458]))" office:value-type="float" office:value="58" calcext:value-type="float">
            <text:p>58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Adam Anthony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formula="of:=IF(([.C459]=0);VLOOKUP([.B459];[$Lookup.$A$2:.$B$53]; 2; FALSE());&quot;&quot;)">
            <text:p/>
          </table:table-cell>
          <table:table-cell table:formula="of:=IF(NOT([.D459]=&quot;&quot;); [.D459]; COUNTIFS([.C$2:.C459]; &quot;&gt;0&quot;; [.A$2:.A459]; [.A459])+COM.MICROSOFT.MAXIFS([.$D$2:.$D$837]; [.$A$2:.$A$837]; [.A459]))" office:value-type="float" office:value="59" calcext:value-type="float">
            <text:p>59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formula="of:=IF(([.C460]=0);VLOOKUP([.B460];[$Lookup.$A$2:.$B$53]; 2; FALSE());&quot;&quot;)" office:value-type="float" office:value="13" calcext:value-type="float">
            <text:p>13</text:p>
          </table:table-cell>
          <table:table-cell table:formula="of:=IF(NOT([.D460]=&quot;&quot;); [.D460]; COUNTIFS([.C$2:.C460]; &quot;&gt;0&quot;; [.A$2:.A460]; [.A460])+COM.MICROSOFT.MAXIFS([.$D$2:.$D$837]; [.$A$2:.$A$837]; [.A460]))" office:value-type="float" office:value="13" calcext:value-type="float">
            <text:p>1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formula="of:=IF(([.C461]=0);VLOOKUP([.B461];[$Lookup.$A$2:.$B$53]; 2; FALSE());&quot;&quot;)">
            <text:p/>
          </table:table-cell>
          <table:table-cell table:formula="of:=IF(NOT([.D461]=&quot;&quot;); [.D461]; COUNTIFS([.C$2:.C461]; &quot;&gt;0&quot;; [.A$2:.A461]; [.A461])+COM.MICROSOFT.MAXIFS([.$D$2:.$D$837]; [.$A$2:.$A$837]; [.A461]))" office:value-type="float" office:value="60" calcext:value-type="float">
            <text:p>60</text:p>
          </table:table-cell>
          <table:table-cell office:value-type="string" calcext:value-type="string">
            <text:p>ATTIA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IF(([.C462]=0);VLOOKUP([.B462];[$Lookup.$A$2:.$B$53]; 2; FALSE());&quot;&quot;)">
            <text:p/>
          </table:table-cell>
          <table:table-cell table:formula="of:=IF(NOT([.D462]=&quot;&quot;); [.D462]; COUNTIFS([.C$2:.C462]; &quot;&gt;0&quot;; [.A$2:.A462]; [.A462])+COM.MICROSOFT.MAXIFS([.$D$2:.$D$837]; [.$A$2:.$A$837]; [.A462]))" office:value-type="float" office:value="61" calcext:value-type="float">
            <text:p>6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Joseph Kelton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IF(([.C463]=0);VLOOKUP([.B463];[$Lookup.$A$2:.$B$53]; 2; FALSE());&quot;&quot;)" office:value-type="float" office:value="14" calcext:value-type="float">
            <text:p>14</text:p>
          </table:table-cell>
          <table:table-cell table:formula="of:=IF(NOT([.D463]=&quot;&quot;); [.D463]; COUNTIFS([.C$2:.C463]; &quot;&gt;0&quot;; [.A$2:.A463]; [.A463])+COM.MICROSOFT.MAXIFS([.$D$2:.$D$837]; [.$A$2:.$A$837]; [.A463]))" office:value-type="float" office:value="14" calcext:value-type="float">
            <text:p>1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Family First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IF(([.C464]=0);VLOOKUP([.B464];[$Lookup.$A$2:.$B$53]; 2; FALSE());&quot;&quot;)">
            <text:p/>
          </table:table-cell>
          <table:table-cell table:formula="of:=IF(NOT([.D464]=&quot;&quot;); [.D464]; COUNTIFS([.C$2:.C464]; &quot;&gt;0&quot;; [.A$2:.A464]; [.A464])+COM.MICROSOFT.MAXIFS([.$D$2:.$D$837]; [.$A$2:.$A$837]; [.A464]))" office:value-type="float" office:value="62" calcext:value-type="float">
            <text:p>6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Family First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formula="of:=IF(([.C465]=0);VLOOKUP([.B465];[$Lookup.$A$2:.$B$53]; 2; FALSE());&quot;&quot;)">
            <text:p/>
          </table:table-cell>
          <table:table-cell table:formula="of:=IF(NOT([.D465]=&quot;&quot;); [.D465]; COUNTIFS([.C$2:.C465]; &quot;&gt;0&quot;; [.A$2:.A465]; [.A465])+COM.MICROSOFT.MAXIFS([.$D$2:.$D$837]; [.$A$2:.$A$837]; [.A465]))" office:value-type="float" office:value="63" calcext:value-type="float">
            <text:p>63</text:p>
          </table:table-cell>
          <table:table-cell office:value-type="string" calcext:value-type="string">
            <text:p>GICHUHI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Family First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formula="of:=IF(([.C466]=0);VLOOKUP([.B466];[$Lookup.$A$2:.$B$53]; 2; FALSE());&quot;&quot;)" office:value-type="float" office:value="15" calcext:value-type="float">
            <text:p>15</text:p>
          </table:table-cell>
          <table:table-cell table:formula="of:=IF(NOT([.D466]=&quot;&quot;); [.D466]; COUNTIFS([.C$2:.C466]; &quot;&gt;0&quot;; [.A$2:.A466]; [.A466])+COM.MICROSOFT.MAXIFS([.$D$2:.$D$837]; [.$A$2:.$A$837]; [.A466]))" office:value-type="float" office:value="15" calcext:value-type="float">
            <text:p>1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formula="of:=IF(([.C467]=0);VLOOKUP([.B467];[$Lookup.$A$2:.$B$53]; 2; FALSE());&quot;&quot;)">
            <text:p/>
          </table:table-cell>
          <table:table-cell table:formula="of:=IF(NOT([.D467]=&quot;&quot;); [.D467]; COUNTIFS([.C$2:.C467]; &quot;&gt;0&quot;; [.A$2:.A467]; [.A467])+COM.MICROSOFT.MAXIFS([.$D$2:.$D$837]; [.$A$2:.$A$837]; [.A467]))" office:value-type="float" office:value="64" calcext:value-type="float">
            <text:p>64</text:p>
          </table:table-cell>
          <table:table-cell office:value-type="string" calcext:value-type="string">
            <text:p>BURGESS</text:p>
          </table:table-cell>
          <table:table-cell office:value-type="string" calcext:value-type="string">
            <text:p>Steven David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formula="of:=IF(([.C468]=0);VLOOKUP([.B468];[$Lookup.$A$2:.$B$53]; 2; FALSE());&quot;&quot;)">
            <text:p/>
          </table:table-cell>
          <table:table-cell table:formula="of:=IF(NOT([.D468]=&quot;&quot;); [.D468]; COUNTIFS([.C$2:.C468]; &quot;&gt;0&quot;; [.A$2:.A468]; [.A468])+COM.MICROSOFT.MAXIFS([.$D$2:.$D$837]; [.$A$2:.$A$837]; [.A468]))" office:value-type="float" office:value="65" calcext:value-type="float">
            <text:p>65</text:p>
          </table:table-cell>
          <table:table-cell office:value-type="string" calcext:value-type="string">
            <text:p>NICOLIS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formula="of:=IF(([.C469]=0);VLOOKUP([.B469];[$Lookup.$A$2:.$B$53]; 2; FALSE());&quot;&quot;)" office:value-type="float" office:value="16" calcext:value-type="float">
            <text:p>16</text:p>
          </table:table-cell>
          <table:table-cell table:formula="of:=IF(NOT([.D469]=&quot;&quot;); [.D469]; COUNTIFS([.C$2:.C469]; &quot;&gt;0&quot;; [.A$2:.A469]; [.A469])+COM.MICROSOFT.MAXIFS([.$D$2:.$D$837]; [.$A$2:.$A$837]; [.A469]))" office:value-type="float" office:value="16" calcext:value-type="float">
            <text:p>1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Marriage Equali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formula="of:=IF(([.C470]=0);VLOOKUP([.B470];[$Lookup.$A$2:.$B$53]; 2; FALSE());&quot;&quot;)">
            <text:p/>
          </table:table-cell>
          <table:table-cell table:formula="of:=IF(NOT([.D470]=&quot;&quot;); [.D470]; COUNTIFS([.C$2:.C470]; &quot;&gt;0&quot;; [.A$2:.A470]; [.A470])+COM.MICROSOFT.MAXIFS([.$D$2:.$D$837]; [.$A$2:.$A$837]; [.A470]))" office:value-type="float" office:value="66" calcext:value-type="float">
            <text:p>66</text:p>
          </table:table-cell>
          <table:table-cell office:value-type="string" calcext:value-type="string">
            <text:p>TUAZON-McCHEYNE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Marriage Equali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formula="of:=IF(([.C471]=0);VLOOKUP([.B471];[$Lookup.$A$2:.$B$53]; 2; FALSE());&quot;&quot;)">
            <text:p/>
          </table:table-cell>
          <table:table-cell table:formula="of:=IF(NOT([.D471]=&quot;&quot;); [.D471]; COUNTIFS([.C$2:.C471]; &quot;&gt;0&quot;; [.A$2:.A471]; [.A471])+COM.MICROSOFT.MAXIFS([.$D$2:.$D$837]; [.$A$2:.$A$837]; [.A471]))" office:value-type="float" office:value="67" calcext:value-type="float">
            <text:p>67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rriage Equali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formula="of:=IF(([.C472]=0);VLOOKUP([.B472];[$Lookup.$A$2:.$B$53]; 2; FALSE());&quot;&quot;)" office:value-type="float" office:value="17" calcext:value-type="float">
            <text:p>17</text:p>
          </table:table-cell>
          <table:table-cell table:formula="of:=IF(NOT([.D472]=&quot;&quot;); [.D472]; COUNTIFS([.C$2:.C472]; &quot;&gt;0&quot;; [.A$2:.A472]; [.A472])+COM.MICROSOFT.MAXIFS([.$D$2:.$D$837]; [.$A$2:.$A$837]; [.A472]))" office:value-type="float" office:value="17" calcext:value-type="float">
            <text:p>1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formula="of:=IF(([.C473]=0);VLOOKUP([.B473];[$Lookup.$A$2:.$B$53]; 2; FALSE());&quot;&quot;)">
            <text:p/>
          </table:table-cell>
          <table:table-cell table:formula="of:=IF(NOT([.D473]=&quot;&quot;); [.D473]; COUNTIFS([.C$2:.C473]; &quot;&gt;0&quot;; [.A$2:.A473]; [.A473])+COM.MICROSOFT.MAXIFS([.$D$2:.$D$837]; [.$A$2:.$A$837]; [.A473]))" office:value-type="float" office:value="68" calcext:value-type="float">
            <text:p>68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table:formula="of:=IF(([.C474]=0);VLOOKUP([.B474];[$Lookup.$A$2:.$B$53]; 2; FALSE());&quot;&quot;)">
            <text:p/>
          </table:table-cell>
          <table:table-cell table:formula="of:=IF(NOT([.D474]=&quot;&quot;); [.D474]; COUNTIFS([.C$2:.C474]; &quot;&gt;0&quot;; [.A$2:.A474]; [.A474])+COM.MICROSOFT.MAXIFS([.$D$2:.$D$837]; [.$A$2:.$A$837]; [.A474]))" office:value-type="float" office:value="69" calcext:value-type="float">
            <text:p>69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formula="of:=IF(([.C475]=0);VLOOKUP([.B475];[$Lookup.$A$2:.$B$53]; 2; FALSE());&quot;&quot;)" office:value-type="float" office:value="18" calcext:value-type="float">
            <text:p>18</text:p>
          </table:table-cell>
          <table:table-cell table:formula="of:=IF(NOT([.D475]=&quot;&quot;); [.D475]; COUNTIFS([.C$2:.C475]; &quot;&gt;0&quot;; [.A$2:.A475]; [.A475])+COM.MICROSOFT.MAXIFS([.$D$2:.$D$837]; [.$A$2:.$A$837]; [.A475]))" office:value-type="float" office:value="18" calcext:value-type="float">
            <text:p>1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Marijuana (HEMP)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formula="of:=IF(([.C476]=0);VLOOKUP([.B476];[$Lookup.$A$2:.$B$53]; 2; FALSE());&quot;&quot;)">
            <text:p/>
          </table:table-cell>
          <table:table-cell table:formula="of:=IF(NOT([.D476]=&quot;&quot;); [.D476]; COUNTIFS([.C$2:.C476]; &quot;&gt;0&quot;; [.A$2:.A476]; [.A476])+COM.MICROSOFT.MAXIFS([.$D$2:.$D$837]; [.$A$2:.$A$837]; [.A476]))" office:value-type="float" office:value="70" calcext:value-type="float">
            <text:p>70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Ryan Douglas</text:p>
          </table:table-cell>
          <table:table-cell office:value-type="string" calcext:value-type="string">
            <text:p>Marijuana (HEMP)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formula="of:=IF(([.C477]=0);VLOOKUP([.B477];[$Lookup.$A$2:.$B$53]; 2; FALSE());&quot;&quot;)">
            <text:p/>
          </table:table-cell>
          <table:table-cell table:formula="of:=IF(NOT([.D477]=&quot;&quot;); [.D477]; COUNTIFS([.C$2:.C477]; &quot;&gt;0&quot;; [.A$2:.A477]; [.A477])+COM.MICROSOFT.MAXIFS([.$D$2:.$D$837]; [.$A$2:.$A$837]; [.A477]))" office:value-type="float" office:value="71" calcext:value-type="float">
            <text:p>71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Australian Sex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formula="of:=IF(([.C478]=0);VLOOKUP([.B478];[$Lookup.$A$2:.$B$53]; 2; FALSE());&quot;&quot;)" office:value-type="float" office:value="19" calcext:value-type="float">
            <text:p>19</text:p>
          </table:table-cell>
          <table:table-cell table:formula="of:=IF(NOT([.D478]=&quot;&quot;); [.D478]; COUNTIFS([.C$2:.C478]; &quot;&gt;0&quot;; [.A$2:.A478]; [.A478])+COM.MICROSOFT.MAXIFS([.$D$2:.$D$837]; [.$A$2:.$A$837]; [.A478]))" office:value-type="float" office:value="19" calcext:value-type="float">
            <text:p>1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([.C479]=0);VLOOKUP([.B479];[$Lookup.$A$2:.$B$53]; 2; FALSE());&quot;&quot;)">
            <text:p/>
          </table:table-cell>
          <table:table-cell table:formula="of:=IF(NOT([.D479]=&quot;&quot;); [.D479]; COUNTIFS([.C$2:.C479]; &quot;&gt;0&quot;; [.A$2:.A479]; [.A479])+COM.MICROSOFT.MAXIFS([.$D$2:.$D$837]; [.$A$2:.$A$837]; [.A479]))" office:value-type="float" office:value="72" calcext:value-type="float">
            <text:p>72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Wanda Lee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([.C480]=0);VLOOKUP([.B480];[$Lookup.$A$2:.$B$53]; 2; FALSE());&quot;&quot;)">
            <text:p/>
          </table:table-cell>
          <table:table-cell table:formula="of:=IF(NOT([.D480]=&quot;&quot;); [.D480]; COUNTIFS([.C$2:.C480]; &quot;&gt;0&quot;; [.A$2:.A480]; [.A480])+COM.MICROSOFT.MAXIFS([.$D$2:.$D$837]; [.$A$2:.$A$837]; [.A480]))" office:value-type="float" office:value="73" calcext:value-type="float">
            <text:p>73</text:p>
          </table:table-cell>
          <table:table-cell office:value-type="string" calcext:value-type="string">
            <text:p>HORWOOD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formula="of:=IF(([.C481]=0);VLOOKUP([.B481];[$Lookup.$A$2:.$B$53]; 2; FALSE());&quot;&quot;)" office:value-type="float" office:value="20" calcext:value-type="float">
            <text:p>20</text:p>
          </table:table-cell>
          <table:table-cell table:formula="of:=IF(NOT([.D481]=&quot;&quot;); [.D481]; COUNTIFS([.C$2:.C481]; &quot;&gt;0&quot;; [.A$2:.A481]; [.A481])+COM.MICROSOFT.MAXIFS([.$D$2:.$D$837]; [.$A$2:.$A$837]; [.A481]))" office:value-type="float" office:value="20" calcext:value-type="float">
            <text:p>2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formula="of:=IF(([.C482]=0);VLOOKUP([.B482];[$Lookup.$A$2:.$B$53]; 2; FALSE());&quot;&quot;)">
            <text:p/>
          </table:table-cell>
          <table:table-cell table:formula="of:=IF(NOT([.D482]=&quot;&quot;); [.D482]; COUNTIFS([.C$2:.C482]; &quot;&gt;0&quot;; [.A$2:.A482]; [.A482])+COM.MICROSOFT.MAXIFS([.$D$2:.$D$837]; [.$A$2:.$A$837]; [.A482]))" office:value-type="float" office:value="74" calcext:value-type="float">
            <text:p>74</text:p>
          </table:table-cell>
          <table:table-cell office:value-type="string" calcext:value-type="string">
            <text:p>GROSSER</text:p>
          </table:table-cell>
          <table:table-cell office:value-type="string" calcext:value-type="string">
            <text:p>Lynn-Marie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formula="of:=IF(([.C483]=0);VLOOKUP([.B483];[$Lookup.$A$2:.$B$53]; 2; FALSE());&quot;&quot;)">
            <text:p/>
          </table:table-cell>
          <table:table-cell table:formula="of:=IF(NOT([.D483]=&quot;&quot;); [.D483]; COUNTIFS([.C$2:.C483]; &quot;&gt;0&quot;; [.A$2:.A483]; [.A483])+COM.MICROSOFT.MAXIFS([.$D$2:.$D$837]; [.$A$2:.$A$837]; [.A483]))" office:value-type="float" office:value="75" calcext:value-type="float">
            <text:p>75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formula="of:=IF(([.C484]=0);VLOOKUP([.B484];[$Lookup.$A$2:.$B$53]; 2; FALSE());&quot;&quot;)" office:value-type="float" office:value="21" calcext:value-type="float">
            <text:p>21</text:p>
          </table:table-cell>
          <table:table-cell table:formula="of:=IF(NOT([.D484]=&quot;&quot;); [.D484]; COUNTIFS([.C$2:.C484]; &quot;&gt;0&quot;; [.A$2:.A484]; [.A484])+COM.MICROSOFT.MAXIFS([.$D$2:.$D$837]; [.$A$2:.$A$837]; [.A484]))" office:value-type="float" office:value="21" calcext:value-type="float">
            <text:p>2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formula="of:=IF(([.C485]=0);VLOOKUP([.B485];[$Lookup.$A$2:.$B$53]; 2; FALSE());&quot;&quot;)">
            <text:p/>
          </table:table-cell>
          <table:table-cell table:formula="of:=IF(NOT([.D485]=&quot;&quot;); [.D485]; COUNTIFS([.C$2:.C485]; &quot;&gt;0&quot;; [.A$2:.A485]; [.A485])+COM.MICROSOFT.MAXIFS([.$D$2:.$D$837]; [.$A$2:.$A$837]; [.A485]))" office:value-type="float" office:value="76" calcext:value-type="float">
            <text:p>76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formula="of:=IF(([.C486]=0);VLOOKUP([.B486];[$Lookup.$A$2:.$B$53]; 2; FALSE());&quot;&quot;)">
            <text:p/>
          </table:table-cell>
          <table:table-cell table:formula="of:=IF(NOT([.D486]=&quot;&quot;); [.D486]; COUNTIFS([.C$2:.C486]; &quot;&gt;0&quot;; [.A$2:.A486]; [.A486])+COM.MICROSOFT.MAXIFS([.$D$2:.$D$837]; [.$A$2:.$A$837]; [.A486]))" office:value-type="float" office:value="77" calcext:value-type="float">
            <text:p>77</text:p>
          </table:table-cell>
          <table:table-cell office:value-type="string" calcext:value-type="string">
            <text:p>BREAGA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formula="of:=IF(([.C487]=0);VLOOKUP([.B487];[$Lookup.$A$2:.$B$53]; 2; FALSE());&quot;&quot;)" office:value-type="float" office:value="22" calcext:value-type="float">
            <text:p>22</text:p>
          </table:table-cell>
          <table:table-cell table:formula="of:=IF(NOT([.D487]=&quot;&quot;); [.D487]; COUNTIFS([.C$2:.C487]; &quot;&gt;0&quot;; [.A$2:.A487]; [.A487])+COM.MICROSOFT.MAXIFS([.$D$2:.$D$837]; [.$A$2:.$A$837]; [.A487]))" office:value-type="float" office:value="22" calcext:value-type="float">
            <text:p>2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oluntary Euthanasia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formula="of:=IF(([.C488]=0);VLOOKUP([.B488];[$Lookup.$A$2:.$B$53]; 2; FALSE());&quot;&quot;)">
            <text:p/>
          </table:table-cell>
          <table:table-cell table:formula="of:=IF(NOT([.D488]=&quot;&quot;); [.D488]; COUNTIFS([.C$2:.C488]; &quot;&gt;0&quot;; [.A$2:.A488]; [.A488])+COM.MICROSOFT.MAXIFS([.$D$2:.$D$837]; [.$A$2:.$A$837]; [.A488]))" office:value-type="float" office:value="78" calcext:value-type="float">
            <text:p>78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Voluntary Euthanasia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formula="of:=IF(([.C489]=0);VLOOKUP([.B489];[$Lookup.$A$2:.$B$53]; 2; FALSE());&quot;&quot;)">
            <text:p/>
          </table:table-cell>
          <table:table-cell table:formula="of:=IF(NOT([.D489]=&quot;&quot;); [.D489]; COUNTIFS([.C$2:.C489]; &quot;&gt;0&quot;; [.A$2:.A489]; [.A489])+COM.MICROSOFT.MAXIFS([.$D$2:.$D$837]; [.$A$2:.$A$837]; [.A489]))" office:value-type="float" office:value="79" calcext:value-type="float">
            <text:p>79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Kym</text:p>
          </table:table-cell>
          <table:table-cell office:value-type="string" calcext:value-type="string">
            <text:p>Voluntary Euthanasia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formula="of:=IF(([.C490]=0);VLOOKUP([.B490];[$Lookup.$A$2:.$B$53]; 2; FALSE());&quot;&quot;)" office:value-type="float" office:value="23" calcext:value-type="float">
            <text:p>23</text:p>
          </table:table-cell>
          <table:table-cell table:formula="of:=IF(NOT([.D490]=&quot;&quot;); [.D490]; COUNTIFS([.C$2:.C490]; &quot;&gt;0&quot;; [.A$2:.A490]; [.A490])+COM.MICROSOFT.MAXIFS([.$D$2:.$D$837]; [.$A$2:.$A$837]; [.A490]))" office:value-type="float" office:value="23" calcext:value-type="float">
            <text:p>2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IF(([.C491]=0);VLOOKUP([.B491];[$Lookup.$A$2:.$B$53]; 2; FALSE());&quot;&quot;)">
            <text:p/>
          </table:table-cell>
          <table:table-cell table:formula="of:=IF(NOT([.D491]=&quot;&quot;); [.D491]; COUNTIFS([.C$2:.C491]; &quot;&gt;0&quot;; [.A$2:.A491]; [.A491])+COM.MICROSOFT.MAXIFS([.$D$2:.$D$837]; [.$A$2:.$A$837]; [.A491]))" office:value-type="float" office:value="80" calcext:value-type="float">
            <text:p>80</text:p>
          </table:table-cell>
          <table:table-cell office:value-type="string" calcext:value-type="string">
            <text:p>KOZLOW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IF(([.C492]=0);VLOOKUP([.B492];[$Lookup.$A$2:.$B$53]; 2; FALSE());&quot;&quot;)">
            <text:p/>
          </table:table-cell>
          <table:table-cell table:formula="of:=IF(NOT([.D492]=&quot;&quot;); [.D492]; COUNTIFS([.C$2:.C492]; &quot;&gt;0&quot;; [.A$2:.A492]; [.A492])+COM.MICROSOFT.MAXIFS([.$D$2:.$D$837]; [.$A$2:.$A$837]; [.A492]))" office:value-type="float" office:value="81" calcext:value-type="float">
            <text:p>81</text:p>
          </table:table-cell>
          <table:table-cell office:value-type="string" calcext:value-type="string">
            <text:p>SIEBERT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UG</text:p>
          </table:table-cell>
          <table:table-cell office:value-type="float" office:value="1" calcext:value-type="float">
            <text:p>1</text:p>
          </table:table-cell>
          <table:table-cell table:formula="of:=IF(([.C493]=0);VLOOKUP([.B493];[$Lookup.$A$2:.$B$53]; 2; FALSE());&quot;&quot;)">
            <text:p/>
          </table:table-cell>
          <table:table-cell table:formula="of:=IF(NOT([.D493]=&quot;&quot;); [.D493]; COUNTIFS([.C$2:.C493]; &quot;&gt;0&quot;; [.A$2:.A493]; [.A493])+COM.MICROSOFT.MAXIFS([.$D$2:.$D$837]; [.$A$2:.$A$837]; [.A493]))" office:value-type="float" office:value="82" calcext:value-type="float">
            <text:p>82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Antipaedophile Par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UG</text:p>
          </table:table-cell>
          <table:table-cell office:value-type="float" office:value="2" calcext:value-type="float">
            <text:p>2</text:p>
          </table:table-cell>
          <table:table-cell table:formula="of:=IF(([.C494]=0);VLOOKUP([.B494];[$Lookup.$A$2:.$B$53]; 2; FALSE());&quot;&quot;)">
            <text:p/>
          </table:table-cell>
          <table:table-cell table:formula="of:=IF(NOT([.D494]=&quot;&quot;); [.D494]; COUNTIFS([.C$2:.C494]; &quot;&gt;0&quot;; [.A$2:.A494]; [.A494])+COM.MICROSOFT.MAXIFS([.$D$2:.$D$837]; [.$A$2:.$A$837]; [.A494]))" office:value-type="float" office:value="83" calcext:value-type="float">
            <text:p>83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Christopher Mark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UG</text:p>
          </table:table-cell>
          <table:table-cell office:value-type="float" office:value="3" calcext:value-type="float">
            <text:p>3</text:p>
          </table:table-cell>
          <table:table-cell table:formula="of:=IF(([.C495]=0);VLOOKUP([.B495];[$Lookup.$A$2:.$B$53]; 2; FALSE());&quot;&quot;)">
            <text:p/>
          </table:table-cell>
          <table:table-cell table:formula="of:=IF(NOT([.D495]=&quot;&quot;); [.D495]; COUNTIFS([.C$2:.C495]; &quot;&gt;0&quot;; [.A$2:.A495]; [.A495])+COM.MICROSOFT.MAXIFS([.$D$2:.$D$837]; [.$A$2:.$A$837]; [.A495]))" office:value-type="float" office:value="84" calcext:value-type="float">
            <text:p>84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UG</text:p>
          </table:table-cell>
          <table:table-cell office:value-type="float" office:value="4" calcext:value-type="float">
            <text:p>4</text:p>
          </table:table-cell>
          <table:table-cell table:formula="of:=IF(([.C496]=0);VLOOKUP([.B496];[$Lookup.$A$2:.$B$53]; 2; FALSE());&quot;&quot;)">
            <text:p/>
          </table:table-cell>
          <table:table-cell table:formula="of:=IF(NOT([.D496]=&quot;&quot;); [.D496]; COUNTIFS([.C$2:.C496]; &quot;&gt;0&quot;; [.A$2:.A496]; [.A496])+COM.MICROSOFT.MAXIFS([.$D$2:.$D$837]; [.$A$2:.$A$837]; [.A496]))" office:value-type="float" office:value="85" calcext:value-type="float">
            <text:p>85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UG</text:p>
          </table:table-cell>
          <table:table-cell office:value-type="float" office:value="5" calcext:value-type="float">
            <text:p>5</text:p>
          </table:table-cell>
          <table:table-cell table:formula="of:=IF(([.C497]=0);VLOOKUP([.B497];[$Lookup.$A$2:.$B$53]; 2; FALSE());&quot;&quot;)">
            <text:p/>
          </table:table-cell>
          <table:table-cell table:formula="of:=IF(NOT([.D497]=&quot;&quot;); [.D497]; COUNTIFS([.C$2:.C497]; &quot;&gt;0&quot;; [.A$2:.A497]; [.A497])+COM.MICROSOFT.MAXIFS([.$D$2:.$D$837]; [.$A$2:.$A$837]; [.A497]))" office:value-type="float" office:value="86" calcext:value-type="float">
            <text:p>86</text:p>
          </table:table-cell>
          <table:table-cell office:value-type="string" calcext:value-type="string">
            <text:p>SADDLER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UG</text:p>
          </table:table-cell>
          <table:table-cell office:value-type="float" office:value="6" calcext:value-type="float">
            <text:p>6</text:p>
          </table:table-cell>
          <table:table-cell table:formula="of:=IF(([.C498]=0);VLOOKUP([.B498];[$Lookup.$A$2:.$B$53]; 2; FALSE());&quot;&quot;)">
            <text:p/>
          </table:table-cell>
          <table:table-cell table:formula="of:=IF(NOT([.D498]=&quot;&quot;); [.D498]; COUNTIFS([.C$2:.C498]; &quot;&gt;0&quot;; [.A$2:.A498]; [.A498])+COM.MICROSOFT.MAXIFS([.$D$2:.$D$837]; [.$A$2:.$A$837]; [.A498]))" office:value-type="float" office:value="87" calcext:value-type="float">
            <text:p>87</text:p>
          </table:table-cell>
          <table:table-cell office:value-type="string" calcext:value-type="string">
            <text:p>DAVEY</text:p>
          </table:table-cell>
          <table:table-cell office:value-type="string" calcext:value-type="string">
            <text:p>Malcolm Lloyd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([.C499]=0);VLOOKUP([.B499];[$Lookup.$A$2:.$B$53]; 2; FALSE());&quot;&quot;)" office:value-type="float" office:value="1" calcext:value-type="float">
            <text:p>1</text:p>
          </table:table-cell>
          <table:table-cell table:formula="of:=IF(NOT([.D499]=&quot;&quot;); [.D499]; COUNTIFS([.C$2:.C499]; &quot;&gt;0&quot;; [.A$2:.A499]; [.A499])+COM.MICROSOFT.MAXIFS([.$D$2:.$D$837]; [.$A$2:.$A$837]; [.A499]))" office:value-type="float" office:value="1" calcext:value-type="float">
            <text:p>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Family First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IF(([.C500]=0);VLOOKUP([.B500];[$Lookup.$A$2:.$B$53]; 2; FALSE());&quot;&quot;)">
            <text:p/>
          </table:table-cell>
          <table:table-cell table:formula="of:=IF(NOT([.D500]=&quot;&quot;); [.D500]; COUNTIFS([.C$2:.C500]; &quot;&gt;0&quot;; [.A$2:.A500]; [.A500])+COM.MICROSOFT.MAXIFS([.$D$2:.$D$837]; [.$A$2:.$A$837]; [.A500]))" office:value-type="float" office:value="22" calcext:value-type="float">
            <text:p>22</text:p>
          </table:table-cell>
          <table:table-cell office:value-type="string" calcext:value-type="string">
            <text:p>MADDE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Family First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IF(([.C501]=0);VLOOKUP([.B501];[$Lookup.$A$2:.$B$53]; 2; FALSE());&quot;&quot;)">
            <text:p/>
          </table:table-cell>
          <table:table-cell table:formula="of:=IF(NOT([.D501]=&quot;&quot;); [.D501]; COUNTIFS([.C$2:.C501]; &quot;&gt;0&quot;; [.A$2:.A501]; [.A501])+COM.MICROSOFT.MAXIFS([.$D$2:.$D$837]; [.$A$2:.$A$837]; [.A501]))" office:value-type="float" office:value="23" calcext:value-type="float">
            <text:p>23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Family First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([.C502]=0);VLOOKUP([.B502];[$Lookup.$A$2:.$B$53]; 2; FALSE());&quot;&quot;)" office:value-type="float" office:value="2" calcext:value-type="float">
            <text:p>2</text:p>
          </table:table-cell>
          <table:table-cell table:formula="of:=IF(NOT([.D502]=&quot;&quot;); [.D502]; COUNTIFS([.C$2:.C502]; &quot;&gt;0&quot;; [.A$2:.A502]; [.A502])+COM.MICROSOFT.MAXIFS([.$D$2:.$D$837]; [.$A$2:.$A$837]; [.A502]))" office:value-type="float" office:value="2" calcext:value-type="float">
            <text:p>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IF(([.C503]=0);VLOOKUP([.B503];[$Lookup.$A$2:.$B$53]; 2; FALSE());&quot;&quot;)">
            <text:p/>
          </table:table-cell>
          <table:table-cell table:formula="of:=IF(NOT([.D503]=&quot;&quot;); [.D503]; COUNTIFS([.C$2:.C503]; &quot;&gt;0&quot;; [.A$2:.A503]; [.A503])+COM.MICROSOFT.MAXIFS([.$D$2:.$D$837]; [.$A$2:.$A$837]; [.A503]))" office:value-type="float" office:value="24" calcext:value-type="float">
            <text:p>24</text:p>
          </table:table-cell>
          <table:table-cell office:value-type="string" calcext:value-type="string">
            <text:p>URQUHART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IF(([.C504]=0);VLOOKUP([.B504];[$Lookup.$A$2:.$B$53]; 2; FALSE());&quot;&quot;)">
            <text:p/>
          </table:table-cell>
          <table:table-cell table:formula="of:=IF(NOT([.D504]=&quot;&quot;); [.D504]; COUNTIFS([.C$2:.C504]; &quot;&gt;0&quot;; [.A$2:.A504]; [.A504])+COM.MICROSOFT.MAXIFS([.$D$2:.$D$837]; [.$A$2:.$A$837]; [.A504]))" office:value-type="float" office:value="25" calcext:value-type="float">
            <text:p>25</text:p>
          </table:table-cell>
          <table:table-cell office:value-type="string" calcext:value-type="string">
            <text:p>POLLEY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IF(([.C505]=0);VLOOKUP([.B505];[$Lookup.$A$2:.$B$53]; 2; FALSE());&quot;&quot;)">
            <text:p/>
          </table:table-cell>
          <table:table-cell table:formula="of:=IF(NOT([.D505]=&quot;&quot;); [.D505]; COUNTIFS([.C$2:.C505]; &quot;&gt;0&quot;; [.A$2:.A505]; [.A505])+COM.MICROSOFT.MAXIFS([.$D$2:.$D$837]; [.$A$2:.$A$837]; [.A505]))" office:value-type="float" office:value="26" calcext:value-type="float">
            <text:p>2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IF(([.C506]=0);VLOOKUP([.B506];[$Lookup.$A$2:.$B$53]; 2; FALSE());&quot;&quot;)">
            <text:p/>
          </table:table-cell>
          <table:table-cell table:formula="of:=IF(NOT([.D506]=&quot;&quot;); [.D506]; COUNTIFS([.C$2:.C506]; &quot;&gt;0&quot;; [.A$2:.A506]; [.A506])+COM.MICROSOFT.MAXIFS([.$D$2:.$D$837]; [.$A$2:.$A$837]; [.A506]))" office:value-type="float" office:value="27" calcext:value-type="float">
            <text:p>27</text:p>
          </table:table-cell>
          <table:table-cell office:value-type="string" calcext:value-type="string">
            <text:p>BILYK</text:p>
          </table:table-cell>
          <table:table-cell office:value-type="string" calcext:value-type="string">
            <text:p>Catryna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IF(([.C507]=0);VLOOKUP([.B507];[$Lookup.$A$2:.$B$53]; 2; FALSE());&quot;&quot;)">
            <text:p/>
          </table:table-cell>
          <table:table-cell table:formula="of:=IF(NOT([.D507]=&quot;&quot;); [.D507]; COUNTIFS([.C$2:.C507]; &quot;&gt;0&quot;; [.A$2:.A507]; [.A507])+COM.MICROSOFT.MAXIFS([.$D$2:.$D$837]; [.$A$2:.$A$837]; [.A507]))" office:value-type="float" office:value="28" calcext:value-type="float">
            <text:p>28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IF(([.C508]=0);VLOOKUP([.B508];[$Lookup.$A$2:.$B$53]; 2; FALSE());&quot;&quot;)">
            <text:p/>
          </table:table-cell>
          <table:table-cell table:formula="of:=IF(NOT([.D508]=&quot;&quot;); [.D508]; COUNTIFS([.C$2:.C508]; &quot;&gt;0&quot;; [.A$2:.A508]; [.A508])+COM.MICROSOFT.MAXIFS([.$D$2:.$D$837]; [.$A$2:.$A$837]; [.A508]))" office:value-type="float" office:value="29" calcext:value-type="float">
            <text:p>29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IF(([.C509]=0);VLOOKUP([.B509];[$Lookup.$A$2:.$B$53]; 2; FALSE());&quot;&quot;)" office:value-type="float" office:value="3" calcext:value-type="float">
            <text:p>3</text:p>
          </table:table-cell>
          <table:table-cell table:formula="of:=IF(NOT([.D509]=&quot;&quot;); [.D509]; COUNTIFS([.C$2:.C509]; &quot;&gt;0&quot;; [.A$2:.A509]; [.A509])+COM.MICROSOFT.MAXIFS([.$D$2:.$D$837]; [.$A$2:.$A$837]; [.A509]))" office:value-type="float" office:value="3" calcext:value-type="float">
            <text:p>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([.C510]=0);VLOOKUP([.B510];[$Lookup.$A$2:.$B$53]; 2; FALSE());&quot;&quot;)">
            <text:p/>
          </table:table-cell>
          <table:table-cell table:formula="of:=IF(NOT([.D510]=&quot;&quot;); [.D510]; COUNTIFS([.C$2:.C510]; &quot;&gt;0&quot;; [.A$2:.A510]; [.A510])+COM.MICROSOFT.MAXIFS([.$D$2:.$D$837]; [.$A$2:.$A$837]; [.A510]))" office:value-type="float" office:value="30" calcext:value-type="float">
            <text:p>30</text:p>
          </table:table-cell>
          <table:table-cell office:value-type="string" calcext:value-type="string">
            <text:p>WHISH-WILSO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([.C511]=0);VLOOKUP([.B511];[$Lookup.$A$2:.$B$53]; 2; FALSE());&quot;&quot;)">
            <text:p/>
          </table:table-cell>
          <table:table-cell table:formula="of:=IF(NOT([.D511]=&quot;&quot;); [.D511]; COUNTIFS([.C$2:.C511]; &quot;&gt;0&quot;; [.A$2:.A511]; [.A511])+COM.MICROSOFT.MAXIFS([.$D$2:.$D$837]; [.$A$2:.$A$837]; [.A511]))" office:value-type="float" office:value="31" calcext:value-type="float">
            <text:p>31</text:p>
          </table:table-cell>
          <table:table-cell office:value-type="string" calcext:value-type="string">
            <text:p>McKI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([.C512]=0);VLOOKUP([.B512];[$Lookup.$A$2:.$B$53]; 2; FALSE());&quot;&quot;)">
            <text:p/>
          </table:table-cell>
          <table:table-cell table:formula="of:=IF(NOT([.D512]=&quot;&quot;); [.D512]; COUNTIFS([.C$2:.C512]; &quot;&gt;0&quot;; [.A$2:.A512]; [.A512])+COM.MICROSOFT.MAXIFS([.$D$2:.$D$837]; [.$A$2:.$A$837]; [.A512]))" office:value-type="float" office:value="32" calcext:value-type="float">
            <text:p>32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IF(([.C513]=0);VLOOKUP([.B513];[$Lookup.$A$2:.$B$53]; 2; FALSE());&quot;&quot;)" office:value-type="float" office:value="4" calcext:value-type="float">
            <text:p>4</text:p>
          </table:table-cell>
          <table:table-cell table:formula="of:=IF(NOT([.D513]=&quot;&quot;); [.D513]; COUNTIFS([.C$2:.C513]; &quot;&gt;0&quot;; [.A$2:.A513]; [.A513])+COM.MICROSOFT.MAXIFS([.$D$2:.$D$837]; [.$A$2:.$A$837]; [.A513]))" office:value-type="float" office:value="4" calcext:value-type="float">
            <text:p>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IF(([.C514]=0);VLOOKUP([.B514];[$Lookup.$A$2:.$B$53]; 2; FALSE());&quot;&quot;)">
            <text:p/>
          </table:table-cell>
          <table:table-cell table:formula="of:=IF(NOT([.D514]=&quot;&quot;); [.D514]; COUNTIFS([.C$2:.C514]; &quot;&gt;0&quot;; [.A$2:.A514]; [.A514])+COM.MICROSOFT.MAXIFS([.$D$2:.$D$837]; [.$A$2:.$A$837]; [.A514]))" office:value-type="float" office:value="33" calcext:value-type="float">
            <text:p>33</text:p>
          </table:table-cell>
          <table:table-cell office:value-type="string" calcext:value-type="string">
            <text:p>NERO-NILE</text:p>
          </table:table-cell>
          <table:table-cell office:value-type="string" calcext:value-type="string">
            <text:p>Silvana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IF(([.C515]=0);VLOOKUP([.B515];[$Lookup.$A$2:.$B$53]; 2; FALSE());&quot;&quot;)">
            <text:p/>
          </table:table-cell>
          <table:table-cell table:formula="of:=IF(NOT([.D515]=&quot;&quot;); [.D515]; COUNTIFS([.C$2:.C515]; &quot;&gt;0&quot;; [.A$2:.A515]; [.A515])+COM.MICROSOFT.MAXIFS([.$D$2:.$D$837]; [.$A$2:.$A$837]; [.A515]))" office:value-type="float" office:value="34" calcext:value-type="float">
            <text:p>34</text:p>
          </table:table-cell>
          <table:table-cell office:value-type="string" calcext:value-type="string">
            <text:p>GORA</text:p>
          </table:table-cell>
          <table:table-cell office:value-type="string" calcext:value-type="string">
            <text:p>Mishka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IF(([.C516]=0);VLOOKUP([.B516];[$Lookup.$A$2:.$B$53]; 2; FALSE());&quot;&quot;)" office:value-type="float" office:value="5" calcext:value-type="float">
            <text:p>5</text:p>
          </table:table-cell>
          <table:table-cell table:formula="of:=IF(NOT([.D516]=&quot;&quot;); [.D516]; COUNTIFS([.C$2:.C516]; &quot;&gt;0&quot;; [.A$2:.A516]; [.A516])+COM.MICROSOFT.MAXIFS([.$D$2:.$D$837]; [.$A$2:.$A$837]; [.A516]))" office:value-type="float" office:value="5" calcext:value-type="float">
            <text:p>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IF(([.C517]=0);VLOOKUP([.B517];[$Lookup.$A$2:.$B$53]; 2; FALSE());&quot;&quot;)">
            <text:p/>
          </table:table-cell>
          <table:table-cell table:formula="of:=IF(NOT([.D517]=&quot;&quot;); [.D517]; COUNTIFS([.C$2:.C517]; &quot;&gt;0&quot;; [.A$2:.A517]; [.A517])+COM.MICROSOFT.MAXIFS([.$D$2:.$D$837]; [.$A$2:.$A$837]; [.A517]))" office:value-type="float" office:value="35" calcext:value-type="float">
            <text:p>35</text:p>
          </table:table-cell>
          <table:table-cell office:value-type="string" calcext:value-type="string">
            <text:p>HOULT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IF(([.C518]=0);VLOOKUP([.B518];[$Lookup.$A$2:.$B$53]; 2; FALSE());&quot;&quot;)">
            <text:p/>
          </table:table-cell>
          <table:table-cell table:formula="of:=IF(NOT([.D518]=&quot;&quot;); [.D518]; COUNTIFS([.C$2:.C518]; &quot;&gt;0&quot;; [.A$2:.A518]; [.A518])+COM.MICROSOFT.MAXIFS([.$D$2:.$D$837]; [.$A$2:.$A$837]; [.A518]))" office:value-type="float" office:value="36" calcext:value-type="float">
            <text:p>36</text:p>
          </table:table-cell>
          <table:table-cell office:value-type="string" calcext:value-type="string">
            <text:p>COHEN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IF(([.C519]=0);VLOOKUP([.B519];[$Lookup.$A$2:.$B$53]; 2; FALSE());&quot;&quot;)" office:value-type="float" office:value="6" calcext:value-type="float">
            <text:p>6</text:p>
          </table:table-cell>
          <table:table-cell table:formula="of:=IF(NOT([.D519]=&quot;&quot;); [.D519]; COUNTIFS([.C$2:.C519]; &quot;&gt;0&quot;; [.A$2:.A519]; [.A519])+COM.MICROSOFT.MAXIFS([.$D$2:.$D$837]; [.$A$2:.$A$837]; [.A519]))" office:value-type="float" office:value="6" calcext:value-type="float">
            <text:p>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IF(([.C520]=0);VLOOKUP([.B520];[$Lookup.$A$2:.$B$53]; 2; FALSE());&quot;&quot;)">
            <text:p/>
          </table:table-cell>
          <table:table-cell table:formula="of:=IF(NOT([.D520]=&quot;&quot;); [.D520]; COUNTIFS([.C$2:.C520]; &quot;&gt;0&quot;; [.A$2:.A520]; [.A520])+COM.MICROSOFT.MAXIFS([.$D$2:.$D$837]; [.$A$2:.$A$837]; [.A520]))" office:value-type="float" office:value="37" calcext:value-type="float">
            <text:p>37</text:p>
          </table:table-cell>
          <table:table-cell office:value-type="string" calcext:value-type="string">
            <text:p>ABETZ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IF(([.C521]=0);VLOOKUP([.B521];[$Lookup.$A$2:.$B$53]; 2; FALSE());&quot;&quot;)">
            <text:p/>
          </table:table-cell>
          <table:table-cell table:formula="of:=IF(NOT([.D521]=&quot;&quot;); [.D521]; COUNTIFS([.C$2:.C521]; &quot;&gt;0&quot;; [.A$2:.A521]; [.A521])+COM.MICROSOFT.MAXIFS([.$D$2:.$D$837]; [.$A$2:.$A$837]; [.A521]))" office:value-type="float" office:value="38" calcext:value-type="float">
            <text:p>38</text:p>
          </table:table-cell>
          <table:table-cell office:value-type="string" calcext:value-type="string">
            <text:p>PARRY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IF(([.C522]=0);VLOOKUP([.B522];[$Lookup.$A$2:.$B$53]; 2; FALSE());&quot;&quot;)">
            <text:p/>
          </table:table-cell>
          <table:table-cell table:formula="of:=IF(NOT([.D522]=&quot;&quot;); [.D522]; COUNTIFS([.C$2:.C522]; &quot;&gt;0&quot;; [.A$2:.A522]; [.A522])+COM.MICROSOFT.MAXIFS([.$D$2:.$D$837]; [.$A$2:.$A$837]; [.A522]))" office:value-type="float" office:value="39" calcext:value-type="float">
            <text:p>39</text:p>
          </table:table-cell>
          <table:table-cell office:value-type="string" calcext:value-type="string">
            <text:p>DUNIAM</text:p>
          </table:table-cell>
          <table:table-cell office:value-type="string" calcext:value-type="string">
            <text:p>Jonathon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IF(([.C523]=0);VLOOKUP([.B523];[$Lookup.$A$2:.$B$53]; 2; FALSE());&quot;&quot;)">
            <text:p/>
          </table:table-cell>
          <table:table-cell table:formula="of:=IF(NOT([.D523]=&quot;&quot;); [.D523]; COUNTIFS([.C$2:.C523]; &quot;&gt;0&quot;; [.A$2:.A523]; [.A523])+COM.MICROSOFT.MAXIFS([.$D$2:.$D$837]; [.$A$2:.$A$837]; [.A523]))" office:value-type="float" office:value="40" calcext:value-type="float">
            <text:p>40</text:p>
          </table:table-cell>
          <table:table-cell office:value-type="string" calcext:value-type="string">
            <text:p>BUSHBY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IF(([.C524]=0);VLOOKUP([.B524];[$Lookup.$A$2:.$B$53]; 2; FALSE());&quot;&quot;)">
            <text:p/>
          </table:table-cell>
          <table:table-cell table:formula="of:=IF(NOT([.D524]=&quot;&quot;); [.D524]; COUNTIFS([.C$2:.C524]; &quot;&gt;0&quot;; [.A$2:.A524]; [.A524])+COM.MICROSOFT.MAXIFS([.$D$2:.$D$837]; [.$A$2:.$A$837]; [.A524]))" office:value-type="float" office:value="41" calcext:value-type="float">
            <text:p>41</text:p>
          </table:table-cell>
          <table:table-cell office:value-type="string" calcext:value-type="string">
            <text:p>COLBECK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IF(([.C525]=0);VLOOKUP([.B525];[$Lookup.$A$2:.$B$53]; 2; FALSE());&quot;&quot;)">
            <text:p/>
          </table:table-cell>
          <table:table-cell table:formula="of:=IF(NOT([.D525]=&quot;&quot;); [.D525]; COUNTIFS([.C$2:.C525]; &quot;&gt;0&quot;; [.A$2:.A525]; [.A525])+COM.MICROSOFT.MAXIFS([.$D$2:.$D$837]; [.$A$2:.$A$837]; [.A525]))" office:value-type="float" office:value="42" calcext:value-type="float">
            <text:p>42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IF(([.C526]=0);VLOOKUP([.B526];[$Lookup.$A$2:.$B$53]; 2; FALSE());&quot;&quot;)" office:value-type="float" office:value="7" calcext:value-type="float">
            <text:p>7</text:p>
          </table:table-cell>
          <table:table-cell table:formula="of:=IF(NOT([.D526]=&quot;&quot;); [.D526]; COUNTIFS([.C$2:.C526]; &quot;&gt;0&quot;; [.A$2:.A526]; [.A526])+COM.MICROSOFT.MAXIFS([.$D$2:.$D$837]; [.$A$2:.$A$837]; [.A526]))" office:value-type="float" office:value="7" calcext:value-type="float">
            <text:p>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IF(([.C527]=0);VLOOKUP([.B527];[$Lookup.$A$2:.$B$53]; 2; FALSE());&quot;&quot;)">
            <text:p/>
          </table:table-cell>
          <table:table-cell table:formula="of:=IF(NOT([.D527]=&quot;&quot;); [.D527]; COUNTIFS([.C$2:.C527]; &quot;&gt;0&quot;; [.A$2:.A527]; [.A527])+COM.MICROSOFT.MAXIFS([.$D$2:.$D$837]; [.$A$2:.$A$837]; [.A527]))" office:value-type="float" office:value="43" calcext:value-type="float">
            <text:p>43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IF(([.C528]=0);VLOOKUP([.B528];[$Lookup.$A$2:.$B$53]; 2; FALSE());&quot;&quot;)">
            <text:p/>
          </table:table-cell>
          <table:table-cell table:formula="of:=IF(NOT([.D528]=&quot;&quot;); [.D528]; COUNTIFS([.C$2:.C528]; &quot;&gt;0&quot;; [.A$2:.A528]; [.A528])+COM.MICROSOFT.MAXIFS([.$D$2:.$D$837]; [.$A$2:.$A$837]; [.A528]))" office:value-type="float" office:value="44" calcext:value-type="float">
            <text:p>44</text:p>
          </table:table-cell>
          <table:table-cell office:value-type="string" calcext:value-type="string">
            <text:p>STRINGER</text:p>
          </table:table-cell>
          <table:table-cell office:value-type="string" calcext:value-type="string">
            <text:p>Justin Leigh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IF(([.C529]=0);VLOOKUP([.B529];[$Lookup.$A$2:.$B$53]; 2; FALSE());&quot;&quot;)">
            <text:p/>
          </table:table-cell>
          <table:table-cell table:formula="of:=IF(NOT([.D529]=&quot;&quot;); [.D529]; COUNTIFS([.C$2:.C529]; &quot;&gt;0&quot;; [.A$2:.A529]; [.A529])+COM.MICROSOFT.MAXIFS([.$D$2:.$D$837]; [.$A$2:.$A$837]; [.A529]))" office:value-type="float" office:value="45" calcext:value-type="float">
            <text:p>45</text:p>
          </table:table-cell>
          <table:table-cell office:value-type="string" calcext:value-type="string">
            <text:p>VON STIEGLITZ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table:formula="of:=IF(([.C530]=0);VLOOKUP([.B530];[$Lookup.$A$2:.$B$53]; 2; FALSE());&quot;&quot;)" office:value-type="float" office:value="8" calcext:value-type="float">
            <text:p>8</text:p>
          </table:table-cell>
          <table:table-cell table:formula="of:=IF(NOT([.D530]=&quot;&quot;); [.D530]; COUNTIFS([.C$2:.C530]; &quot;&gt;0&quot;; [.A$2:.A530]; [.A530])+COM.MICROSOFT.MAXIFS([.$D$2:.$D$837]; [.$A$2:.$A$837]; [.A530]))" office:value-type="float" office:value="8" calcext:value-type="float">
            <text:p>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Sex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IF(([.C531]=0);VLOOKUP([.B531];[$Lookup.$A$2:.$B$53]; 2; FALSE());&quot;&quot;)">
            <text:p/>
          </table:table-cell>
          <table:table-cell table:formula="of:=IF(NOT([.D531]=&quot;&quot;); [.D531]; COUNTIFS([.C$2:.C531]; &quot;&gt;0&quot;; [.A$2:.A531]; [.A531])+COM.MICROSOFT.MAXIFS([.$D$2:.$D$837]; [.$A$2:.$A$837]; [.A531]))" office:value-type="float" office:value="46" calcext:value-type="float">
            <text:p>46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Australian Sex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IF(([.C532]=0);VLOOKUP([.B532];[$Lookup.$A$2:.$B$53]; 2; FALSE());&quot;&quot;)">
            <text:p/>
          </table:table-cell>
          <table:table-cell table:formula="of:=IF(NOT([.D532]=&quot;&quot;); [.D532]; COUNTIFS([.C$2:.C532]; &quot;&gt;0&quot;; [.A$2:.A532]; [.A532])+COM.MICROSOFT.MAXIFS([.$D$2:.$D$837]; [.$A$2:.$A$837]; [.A532]))" office:value-type="float" office:value="47" calcext:value-type="float">
            <text:p>47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Marijuana (HEMP)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formula="of:=IF(([.C533]=0);VLOOKUP([.B533];[$Lookup.$A$2:.$B$53]; 2; FALSE());&quot;&quot;)" office:value-type="float" office:value="9" calcext:value-type="float">
            <text:p>9</text:p>
          </table:table-cell>
          <table:table-cell table:formula="of:=IF(NOT([.D533]=&quot;&quot;); [.D533]; COUNTIFS([.C$2:.C533]; &quot;&gt;0&quot;; [.A$2:.A533]; [.A533])+COM.MICROSOFT.MAXIFS([.$D$2:.$D$837]; [.$A$2:.$A$837]; [.A533]))" office:value-type="float" office:value="9" calcext:value-type="float">
            <text:p>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formula="of:=IF(([.C534]=0);VLOOKUP([.B534];[$Lookup.$A$2:.$B$53]; 2; FALSE());&quot;&quot;)">
            <text:p/>
          </table:table-cell>
          <table:table-cell table:formula="of:=IF(NOT([.D534]=&quot;&quot;); [.D534]; COUNTIFS([.C$2:.C534]; &quot;&gt;0&quot;; [.A$2:.A534]; [.A534])+COM.MICROSOFT.MAXIFS([.$D$2:.$D$837]; [.$A$2:.$A$837]; [.A534]))" office:value-type="float" office:value="48" calcext:value-type="float">
            <text:p>48</text:p>
          </table:table-cell>
          <table:table-cell office:value-type="string" calcext:value-type="string">
            <text:p>McCULLOCH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formula="of:=IF(([.C535]=0);VLOOKUP([.B535];[$Lookup.$A$2:.$B$53]; 2; FALSE());&quot;&quot;)">
            <text:p/>
          </table:table-cell>
          <table:table-cell table:formula="of:=IF(NOT([.D535]=&quot;&quot;); [.D535]; COUNTIFS([.C$2:.C535]; &quot;&gt;0&quot;; [.A$2:.A535]; [.A535])+COM.MICROSOFT.MAXIFS([.$D$2:.$D$837]; [.$A$2:.$A$837]; [.A535]))" office:value-type="float" office:value="49" calcext:value-type="float">
            <text:p>49</text:p>
          </table:table-cell>
          <table:table-cell office:value-type="string" calcext:value-type="string">
            <text:p>MANZI</text:p>
          </table:table-cell>
          <table:table-cell office:value-type="string" calcext:value-type="string">
            <text:p>Natasia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formula="of:=IF(([.C536]=0);VLOOKUP([.B536];[$Lookup.$A$2:.$B$53]; 2; FALSE());&quot;&quot;)" office:value-type="float" office:value="10" calcext:value-type="float">
            <text:p>10</text:p>
          </table:table-cell>
          <table:table-cell table:formula="of:=IF(NOT([.D536]=&quot;&quot;); [.D536]; COUNTIFS([.C$2:.C536]; &quot;&gt;0&quot;; [.A$2:.A536]; [.A536])+COM.MICROSOFT.MAXIFS([.$D$2:.$D$837]; [.$A$2:.$A$837]; [.A536]))" office:value-type="float" office:value="10" calcext:value-type="float">
            <text:p>1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formula="of:=IF(([.C537]=0);VLOOKUP([.B537];[$Lookup.$A$2:.$B$53]; 2; FALSE());&quot;&quot;)">
            <text:p/>
          </table:table-cell>
          <table:table-cell table:formula="of:=IF(NOT([.D537]=&quot;&quot;); [.D537]; COUNTIFS([.C$2:.C537]; &quot;&gt;0&quot;; [.A$2:.A537]; [.A537])+COM.MICROSOFT.MAXIFS([.$D$2:.$D$837]; [.$A$2:.$A$837]; [.A537]))" office:value-type="float" office:value="50" calcext:value-type="float">
            <text:p>50</text:p>
          </table:table-cell>
          <table:table-cell office:value-type="string" calcext:value-type="string">
            <text:p>CASS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formula="of:=IF(([.C538]=0);VLOOKUP([.B538];[$Lookup.$A$2:.$B$53]; 2; FALSE());&quot;&quot;)">
            <text:p/>
          </table:table-cell>
          <table:table-cell table:formula="of:=IF(NOT([.D538]=&quot;&quot;); [.D538]; COUNTIFS([.C$2:.C538]; &quot;&gt;0&quot;; [.A$2:.A538]; [.A538])+COM.MICROSOFT.MAXIFS([.$D$2:.$D$837]; [.$A$2:.$A$837]; [.A538]))" office:value-type="float" office:value="51" calcext:value-type="float">
            <text:p>51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table:formula="of:=IF(([.C539]=0);VLOOKUP([.B539];[$Lookup.$A$2:.$B$53]; 2; FALSE());&quot;&quot;)" office:value-type="float" office:value="11" calcext:value-type="float">
            <text:p>11</text:p>
          </table:table-cell>
          <table:table-cell table:formula="of:=IF(NOT([.D539]=&quot;&quot;); [.D539]; COUNTIFS([.C$2:.C539]; &quot;&gt;0&quot;; [.A$2:.A539]; [.A539])+COM.MICROSOFT.MAXIFS([.$D$2:.$D$837]; [.$A$2:.$A$837]; [.A539]))" office:value-type="float" office:value="11" calcext:value-type="float">
            <text:p>1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formula="of:=IF(([.C540]=0);VLOOKUP([.B540];[$Lookup.$A$2:.$B$53]; 2; FALSE());&quot;&quot;)">
            <text:p/>
          </table:table-cell>
          <table:table-cell table:formula="of:=IF(NOT([.D540]=&quot;&quot;); [.D540]; COUNTIFS([.C$2:.C540]; &quot;&gt;0&quot;; [.A$2:.A540]; [.A540])+COM.MICROSOFT.MAXIFS([.$D$2:.$D$837]; [.$A$2:.$A$837]; [.A540]))" office:value-type="float" office:value="52" calcext:value-type="float">
            <text:p>52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formula="of:=IF(([.C541]=0);VLOOKUP([.B541];[$Lookup.$A$2:.$B$53]; 2; FALSE());&quot;&quot;)">
            <text:p/>
          </table:table-cell>
          <table:table-cell table:formula="of:=IF(NOT([.D541]=&quot;&quot;); [.D541]; COUNTIFS([.C$2:.C541]; &quot;&gt;0&quot;; [.A$2:.A541]; [.A541])+COM.MICROSOFT.MAXIFS([.$D$2:.$D$837]; [.$A$2:.$A$837]; [.A541]))" office:value-type="float" office:value="53" calcext:value-type="float">
            <text:p>53</text:p>
          </table:table-cell>
          <table:table-cell office:value-type="string" calcext:value-type="string">
            <text:p>KUCINA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formula="of:=IF(([.C542]=0);VLOOKUP([.B542];[$Lookup.$A$2:.$B$53]; 2; FALSE());&quot;&quot;)" office:value-type="float" office:value="12" calcext:value-type="float">
            <text:p>12</text:p>
          </table:table-cell>
          <table:table-cell table:formula="of:=IF(NOT([.D542]=&quot;&quot;); [.D542]; COUNTIFS([.C$2:.C542]; &quot;&gt;0&quot;; [.A$2:.A542]; [.A542])+COM.MICROSOFT.MAXIFS([.$D$2:.$D$837]; [.$A$2:.$A$837]; [.A542]))" office:value-type="float" office:value="12" calcext:value-type="float">
            <text:p>1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Renewable Energy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formula="of:=IF(([.C543]=0);VLOOKUP([.B543];[$Lookup.$A$2:.$B$53]; 2; FALSE());&quot;&quot;)">
            <text:p/>
          </table:table-cell>
          <table:table-cell table:formula="of:=IF(NOT([.D543]=&quot;&quot;); [.D543]; COUNTIFS([.C$2:.C543]; &quot;&gt;0&quot;; [.A$2:.A543]; [.A543])+COM.MICROSOFT.MAXIFS([.$D$2:.$D$837]; [.$A$2:.$A$837]; [.A543]))" office:value-type="float" office:value="54" calcext:value-type="float">
            <text:p>54</text:p>
          </table:table-cell>
          <table:table-cell office:value-type="string" calcext:value-type="string">
            <text:p>MANSON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Renewable Energy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formula="of:=IF(([.C544]=0);VLOOKUP([.B544];[$Lookup.$A$2:.$B$53]; 2; FALSE());&quot;&quot;)">
            <text:p/>
          </table:table-cell>
          <table:table-cell table:formula="of:=IF(NOT([.D544]=&quot;&quot;); [.D544]; COUNTIFS([.C$2:.C544]; &quot;&gt;0&quot;; [.A$2:.A544]; [.A544])+COM.MICROSOFT.MAXIFS([.$D$2:.$D$837]; [.$A$2:.$A$837]; [.A544]))" office:value-type="float" office:value="55" calcext:value-type="float">
            <text:p>55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Renewable Energy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formula="of:=IF(([.C545]=0);VLOOKUP([.B545];[$Lookup.$A$2:.$B$53]; 2; FALSE());&quot;&quot;)" office:value-type="float" office:value="13" calcext:value-type="float">
            <text:p>13</text:p>
          </table:table-cell>
          <table:table-cell table:formula="of:=IF(NOT([.D545]=&quot;&quot;); [.D545]; COUNTIFS([.C$2:.C545]; &quot;&gt;0&quot;; [.A$2:.A545]; [.A545])+COM.MICROSOFT.MAXIFS([.$D$2:.$D$837]; [.$A$2:.$A$837]; [.A545]))" office:value-type="float" office:value="13" calcext:value-type="float">
            <text:p>1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Jacqui Lambie Network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formula="of:=IF(([.C546]=0);VLOOKUP([.B546];[$Lookup.$A$2:.$B$53]; 2; FALSE());&quot;&quot;)">
            <text:p/>
          </table:table-cell>
          <table:table-cell table:formula="of:=IF(NOT([.D546]=&quot;&quot;); [.D546]; COUNTIFS([.C$2:.C546]; &quot;&gt;0&quot;; [.A$2:.A546]; [.A546])+COM.MICROSOFT.MAXIFS([.$D$2:.$D$837]; [.$A$2:.$A$837]; [.A546]))" office:value-type="float" office:value="56" calcext:value-type="float">
            <text:p>56</text:p>
          </table:table-cell>
          <table:table-cell office:value-type="string" calcext:value-type="string">
            <text:p>LAMBIE</text:p>
          </table:table-cell>
          <table:table-cell office:value-type="string" calcext:value-type="string">
            <text:p>Jacqui</text:p>
          </table:table-cell>
          <table:table-cell office:value-type="string" calcext:value-type="string">
            <text:p>Jacqui Lambie Network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IF(([.C547]=0);VLOOKUP([.B547];[$Lookup.$A$2:.$B$53]; 2; FALSE());&quot;&quot;)">
            <text:p/>
          </table:table-cell>
          <table:table-cell table:formula="of:=IF(NOT([.D547]=&quot;&quot;); [.D547]; COUNTIFS([.C$2:.C547]; &quot;&gt;0&quot;; [.A$2:.A547]; [.A547])+COM.MICROSOFT.MAXIFS([.$D$2:.$D$837]; [.$A$2:.$A$837]; [.A547]))" office:value-type="float" office:value="57" calcext:value-type="float">
            <text:p>5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Jacqui Lambie Network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formula="of:=IF(([.C548]=0);VLOOKUP([.B548];[$Lookup.$A$2:.$B$53]; 2; FALSE());&quot;&quot;)">
            <text:p/>
          </table:table-cell>
          <table:table-cell table:formula="of:=IF(NOT([.D548]=&quot;&quot;); [.D548]; COUNTIFS([.C$2:.C548]; &quot;&gt;0&quot;; [.A$2:.A548]; [.A548])+COM.MICROSOFT.MAXIFS([.$D$2:.$D$837]; [.$A$2:.$A$837]; [.A548]))" office:value-type="float" office:value="58" calcext:value-type="float">
            <text:p>58</text:p>
          </table:table-cell>
          <table:table-cell office:value-type="string" calcext:value-type="string">
            <text:p>WATERMAN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Jacqui Lambie Network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IF(([.C549]=0);VLOOKUP([.B549];[$Lookup.$A$2:.$B$53]; 2; FALSE());&quot;&quot;)" office:value-type="float" office:value="14" calcext:value-type="float">
            <text:p>14</text:p>
          </table:table-cell>
          <table:table-cell table:formula="of:=IF(NOT([.D549]=&quot;&quot;); [.D549]; COUNTIFS([.C$2:.C549]; &quot;&gt;0&quot;; [.A$2:.A549]; [.A549])+COM.MICROSOFT.MAXIFS([.$D$2:.$D$837]; [.$A$2:.$A$837]; [.A549]))" office:value-type="float" office:value="14" calcext:value-type="float">
            <text:p>1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IF(([.C550]=0);VLOOKUP([.B550];[$Lookup.$A$2:.$B$53]; 2; FALSE());&quot;&quot;)">
            <text:p/>
          </table:table-cell>
          <table:table-cell table:formula="of:=IF(NOT([.D550]=&quot;&quot;); [.D550]; COUNTIFS([.C$2:.C550]; &quot;&gt;0&quot;; [.A$2:.A550]; [.A550])+COM.MICROSOFT.MAXIFS([.$D$2:.$D$837]; [.$A$2:.$A$837]; [.A550]))" office:value-type="float" office:value="59" calcext:value-type="float">
            <text:p>59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formula="of:=IF(([.C551]=0);VLOOKUP([.B551];[$Lookup.$A$2:.$B$53]; 2; FALSE());&quot;&quot;)">
            <text:p/>
          </table:table-cell>
          <table:table-cell table:formula="of:=IF(NOT([.D551]=&quot;&quot;); [.D551]; COUNTIFS([.C$2:.C551]; &quot;&gt;0&quot;; [.A$2:.A551]; [.A551])+COM.MICROSOFT.MAXIFS([.$D$2:.$D$837]; [.$A$2:.$A$837]; [.A551]))" office:value-type="float" office:value="60" calcext:value-type="float">
            <text:p>60</text:p>
          </table:table-cell>
          <table:table-cell office:value-type="string" calcext:value-type="string">
            <text:p>HORWOOD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formula="of:=IF(([.C552]=0);VLOOKUP([.B552];[$Lookup.$A$2:.$B$53]; 2; FALSE());&quot;&quot;)" office:value-type="float" office:value="15" calcext:value-type="float">
            <text:p>15</text:p>
          </table:table-cell>
          <table:table-cell table:formula="of:=IF(NOT([.D552]=&quot;&quot;); [.D552]; COUNTIFS([.C$2:.C552]; &quot;&gt;0&quot;; [.A$2:.A552]; [.A552])+COM.MICROSOFT.MAXIFS([.$D$2:.$D$837]; [.$A$2:.$A$837]; [.A552]))" office:value-type="float" office:value="15" calcext:value-type="float">
            <text:p>1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formula="of:=IF(([.C553]=0);VLOOKUP([.B553];[$Lookup.$A$2:.$B$53]; 2; FALSE());&quot;&quot;)">
            <text:p/>
          </table:table-cell>
          <table:table-cell table:formula="of:=IF(NOT([.D553]=&quot;&quot;); [.D553]; COUNTIFS([.C$2:.C553]; &quot;&gt;0&quot;; [.A$2:.A553]; [.A553])+COM.MICROSOFT.MAXIFS([.$D$2:.$D$837]; [.$A$2:.$A$837]; [.A553]))" office:value-type="float" office:value="61" calcext:value-type="float">
            <text:p>61</text:p>
          </table:table-cell>
          <table:table-cell office:value-type="string" calcext:value-type="string">
            <text:p>POULTO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formula="of:=IF(([.C554]=0);VLOOKUP([.B554];[$Lookup.$A$2:.$B$53]; 2; FALSE());&quot;&quot;)">
            <text:p/>
          </table:table-cell>
          <table:table-cell table:formula="of:=IF(NOT([.D554]=&quot;&quot;); [.D554]; COUNTIFS([.C$2:.C554]; &quot;&gt;0&quot;; [.A$2:.A554]; [.A554])+COM.MICROSOFT.MAXIFS([.$D$2:.$D$837]; [.$A$2:.$A$837]; [.A554]))" office:value-type="float" office:value="62" calcext:value-type="float">
            <text:p>62</text:p>
          </table:table-cell>
          <table:table-cell office:value-type="string" calcext:value-type="string">
            <text:p>KAY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formula="of:=IF(([.C555]=0);VLOOKUP([.B555];[$Lookup.$A$2:.$B$53]; 2; FALSE());&quot;&quot;)" office:value-type="float" office:value="16" calcext:value-type="float">
            <text:p>16</text:p>
          </table:table-cell>
          <table:table-cell table:formula="of:=IF(NOT([.D555]=&quot;&quot;); [.D555]; COUNTIFS([.C$2:.C555]; &quot;&gt;0&quot;; [.A$2:.A555]; [.A555])+COM.MICROSOFT.MAXIFS([.$D$2:.$D$837]; [.$A$2:.$A$837]; [.A555]))" office:value-type="float" office:value="16" calcext:value-type="float">
            <text:p>1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formula="of:=IF(([.C556]=0);VLOOKUP([.B556];[$Lookup.$A$2:.$B$53]; 2; FALSE());&quot;&quot;)">
            <text:p/>
          </table:table-cell>
          <table:table-cell table:formula="of:=IF(NOT([.D556]=&quot;&quot;); [.D556]; COUNTIFS([.C$2:.C556]; &quot;&gt;0&quot;; [.A$2:.A556]; [.A556])+COM.MICROSOFT.MAXIFS([.$D$2:.$D$837]; [.$A$2:.$A$837]; [.A556]))" office:value-type="float" office:value="63" calcext:value-type="float">
            <text:p>63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formula="of:=IF(([.C557]=0);VLOOKUP([.B557];[$Lookup.$A$2:.$B$53]; 2; FALSE());&quot;&quot;)">
            <text:p/>
          </table:table-cell>
          <table:table-cell table:formula="of:=IF(NOT([.D557]=&quot;&quot;); [.D557]; COUNTIFS([.C$2:.C557]; &quot;&gt;0&quot;; [.A$2:.A557]; [.A557])+COM.MICROSOFT.MAXIFS([.$D$2:.$D$837]; [.$A$2:.$A$837]; [.A557]))" office:value-type="float" office:value="64" calcext:value-type="float">
            <text:p>64</text:p>
          </table:table-cell>
          <table:table-cell office:value-type="string" calcext:value-type="string">
            <text:p>MIDSON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formula="of:=IF(([.C558]=0);VLOOKUP([.B558];[$Lookup.$A$2:.$B$53]; 2; FALSE());&quot;&quot;)" office:value-type="float" office:value="17" calcext:value-type="float">
            <text:p>17</text:p>
          </table:table-cell>
          <table:table-cell table:formula="of:=IF(NOT([.D558]=&quot;&quot;); [.D558]; COUNTIFS([.C$2:.C558]; &quot;&gt;0&quot;; [.A$2:.A558]; [.A558])+COM.MICROSOFT.MAXIFS([.$D$2:.$D$837]; [.$A$2:.$A$837]; [.A558]))" office:value-type="float" office:value="17" calcext:value-type="float">
            <text:p>1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formula="of:=IF(([.C559]=0);VLOOKUP([.B559];[$Lookup.$A$2:.$B$53]; 2; FALSE());&quot;&quot;)">
            <text:p/>
          </table:table-cell>
          <table:table-cell table:formula="of:=IF(NOT([.D559]=&quot;&quot;); [.D559]; COUNTIFS([.C$2:.C559]; &quot;&gt;0&quot;; [.A$2:.A559]; [.A559])+COM.MICROSOFT.MAXIFS([.$D$2:.$D$837]; [.$A$2:.$A$837]; [.A559]))" office:value-type="float" office:value="65" calcext:value-type="float">
            <text:p>65</text:p>
          </table:table-cell>
          <table:table-cell office:value-type="string" calcext:value-type="string">
            <text:p>BEVI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table:formula="of:=IF(([.C560]=0);VLOOKUP([.B560];[$Lookup.$A$2:.$B$53]; 2; FALSE());&quot;&quot;)">
            <text:p/>
          </table:table-cell>
          <table:table-cell table:formula="of:=IF(NOT([.D560]=&quot;&quot;); [.D560]; COUNTIFS([.C$2:.C560]; &quot;&gt;0&quot;; [.A$2:.A560]; [.A560])+COM.MICROSOFT.MAXIFS([.$D$2:.$D$837]; [.$A$2:.$A$837]; [.A560]))" office:value-type="float" office:value="66" calcext:value-type="float">
            <text:p>66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formula="of:=IF(([.C561]=0);VLOOKUP([.B561];[$Lookup.$A$2:.$B$53]; 2; FALSE());&quot;&quot;)" office:value-type="float" office:value="18" calcext:value-type="float">
            <text:p>18</text:p>
          </table:table-cell>
          <table:table-cell table:formula="of:=IF(NOT([.D561]=&quot;&quot;); [.D561]; COUNTIFS([.C$2:.C561]; &quot;&gt;0&quot;; [.A$2:.A561]; [.A561])+COM.MICROSOFT.MAXIFS([.$D$2:.$D$837]; [.$A$2:.$A$837]; [.A561]))" office:value-type="float" office:value="18" calcext:value-type="float">
            <text:p>1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cience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formula="of:=IF(([.C562]=0);VLOOKUP([.B562];[$Lookup.$A$2:.$B$53]; 2; FALSE());&quot;&quot;)">
            <text:p/>
          </table:table-cell>
          <table:table-cell table:formula="of:=IF(NOT([.D562]=&quot;&quot;); [.D562]; COUNTIFS([.C$2:.C562]; &quot;&gt;0&quot;; [.A$2:.A562]; [.A562])+COM.MICROSOFT.MAXIFS([.$D$2:.$D$837]; [.$A$2:.$A$837]; [.A562]))" office:value-type="float" office:value="67" calcext:value-type="float">
            <text:p>67</text:p>
          </table:table-cell>
          <table:table-cell office:value-type="string" calcext:value-type="string">
            <text:p>WILLINK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Science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formula="of:=IF(([.C563]=0);VLOOKUP([.B563];[$Lookup.$A$2:.$B$53]; 2; FALSE());&quot;&quot;)">
            <text:p/>
          </table:table-cell>
          <table:table-cell table:formula="of:=IF(NOT([.D563]=&quot;&quot;); [.D563]; COUNTIFS([.C$2:.C563]; &quot;&gt;0&quot;; [.A$2:.A563]; [.A563])+COM.MICROSOFT.MAXIFS([.$D$2:.$D$837]; [.$A$2:.$A$837]; [.A563]))" office:value-type="float" office:value="68" calcext:value-type="float">
            <text:p>68</text:p>
          </table:table-cell>
          <table:table-cell office:value-type="string" calcext:value-type="string">
            <text:p>CHOI</text:p>
          </table:table-cell>
          <table:table-cell office:value-type="string" calcext:value-type="string">
            <text:p>Jin-oh</text:p>
          </table:table-cell>
          <table:table-cell office:value-type="string" calcext:value-type="string">
            <text:p>Science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formula="of:=IF(([.C564]=0);VLOOKUP([.B564];[$Lookup.$A$2:.$B$53]; 2; FALSE());&quot;&quot;)" office:value-type="float" office:value="19" calcext:value-type="float">
            <text:p>19</text:p>
          </table:table-cell>
          <table:table-cell table:formula="of:=IF(NOT([.D564]=&quot;&quot;); [.D564]; COUNTIFS([.C$2:.C564]; &quot;&gt;0&quot;; [.A$2:.A564]; [.A564])+COM.MICROSOFT.MAXIFS([.$D$2:.$D$837]; [.$A$2:.$A$837]; [.A564]))" office:value-type="float" office:value="19" calcext:value-type="float">
            <text:p>1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Recreational Fishers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([.C565]=0);VLOOKUP([.B565];[$Lookup.$A$2:.$B$53]; 2; FALSE());&quot;&quot;)">
            <text:p/>
          </table:table-cell>
          <table:table-cell table:formula="of:=IF(NOT([.D565]=&quot;&quot;); [.D565]; COUNTIFS([.C$2:.C565]; &quot;&gt;0&quot;; [.A$2:.A565]; [.A565])+COM.MICROSOFT.MAXIFS([.$D$2:.$D$837]; [.$A$2:.$A$837]; [.A565]))" office:value-type="float" office:value="69" calcext:value-type="float">
            <text:p>69</text:p>
          </table:table-cell>
          <table:table-cell office:value-type="string" calcext:value-type="string">
            <text:p>HARKIN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Australian Recreational Fishers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([.C566]=0);VLOOKUP([.B566];[$Lookup.$A$2:.$B$53]; 2; FALSE());&quot;&quot;)">
            <text:p/>
          </table:table-cell>
          <table:table-cell table:formula="of:=IF(NOT([.D566]=&quot;&quot;); [.D566]; COUNTIFS([.C$2:.C566]; &quot;&gt;0&quot;; [.A$2:.A566]; [.A566])+COM.MICROSOFT.MAXIFS([.$D$2:.$D$837]; [.$A$2:.$A$837]; [.A566]))" office:value-type="float" office:value="70" calcext:value-type="float">
            <text:p>70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Australian Recreational Fishers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formula="of:=IF(([.C567]=0);VLOOKUP([.B567];[$Lookup.$A$2:.$B$53]; 2; FALSE());&quot;&quot;)" office:value-type="float" office:value="20" calcext:value-type="float">
            <text:p>20</text:p>
          </table:table-cell>
          <table:table-cell table:formula="of:=IF(NOT([.D567]=&quot;&quot;); [.D567]; COUNTIFS([.C$2:.C567]; &quot;&gt;0&quot;; [.A$2:.A567]; [.A567])+COM.MICROSOFT.MAXIFS([.$D$2:.$D$837]; [.$A$2:.$A$837]; [.A567]))" office:value-type="float" office:value="20" calcext:value-type="float">
            <text:p>2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formula="of:=IF(([.C568]=0);VLOOKUP([.B568];[$Lookup.$A$2:.$B$53]; 2; FALSE());&quot;&quot;)">
            <text:p/>
          </table:table-cell>
          <table:table-cell table:formula="of:=IF(NOT([.D568]=&quot;&quot;); [.D568]; COUNTIFS([.C$2:.C568]; &quot;&gt;0&quot;; [.A$2:.A568]; [.A568])+COM.MICROSOFT.MAXIFS([.$D$2:.$D$837]; [.$A$2:.$A$837]; [.A568]))" office:value-type="float" office:value="71" calcext:value-type="float">
            <text:p>71</text:p>
          </table:table-cell>
          <table:table-cell office:value-type="string" calcext:value-type="string">
            <text:p>MEAD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formula="of:=IF(([.C569]=0);VLOOKUP([.B569];[$Lookup.$A$2:.$B$53]; 2; FALSE());&quot;&quot;)">
            <text:p/>
          </table:table-cell>
          <table:table-cell table:formula="of:=IF(NOT([.D569]=&quot;&quot;); [.D569]; COUNTIFS([.C$2:.C569]; &quot;&gt;0&quot;; [.A$2:.A569]; [.A569])+COM.MICROSOFT.MAXIFS([.$D$2:.$D$837]; [.$A$2:.$A$837]; [.A569]))" office:value-type="float" office:value="72" calcext:value-type="float">
            <text:p>72</text:p>
          </table:table-cell>
          <table:table-cell office:value-type="string" calcext:value-type="string">
            <text:p>ALSTON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formula="of:=IF(([.C570]=0);VLOOKUP([.B570];[$Lookup.$A$2:.$B$53]; 2; FALSE());&quot;&quot;)" office:value-type="float" office:value="21" calcext:value-type="float">
            <text:p>21</text:p>
          </table:table-cell>
          <table:table-cell table:formula="of:=IF(NOT([.D570]=&quot;&quot;); [.D570]; COUNTIFS([.C$2:.C570]; &quot;&gt;0&quot;; [.A$2:.A570]; [.A570])+COM.MICROSOFT.MAXIFS([.$D$2:.$D$837]; [.$A$2:.$A$837]; [.A570]))" office:value-type="float" office:value="21" calcext:value-type="float">
            <text:p>2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formula="of:=IF(([.C571]=0);VLOOKUP([.B571];[$Lookup.$A$2:.$B$53]; 2; FALSE());&quot;&quot;)">
            <text:p/>
          </table:table-cell>
          <table:table-cell table:formula="of:=IF(NOT([.D571]=&quot;&quot;); [.D571]; COUNTIFS([.C$2:.C571]; &quot;&gt;0&quot;; [.A$2:.A571]; [.A571])+COM.MICROSOFT.MAXIFS([.$D$2:.$D$837]; [.$A$2:.$A$837]; [.A571]))" office:value-type="float" office:value="73" calcext:value-type="float">
            <text:p>73</text:p>
          </table:table-cell>
          <table:table-cell office:value-type="string" calcext:value-type="string">
            <text:p>O'HARA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formula="of:=IF(([.C572]=0);VLOOKUP([.B572];[$Lookup.$A$2:.$B$53]; 2; FALSE());&quot;&quot;)">
            <text:p/>
          </table:table-cell>
          <table:table-cell table:formula="of:=IF(NOT([.D572]=&quot;&quot;); [.D572]; COUNTIFS([.C$2:.C572]; &quot;&gt;0&quot;; [.A$2:.A572]; [.A572])+COM.MICROSOFT.MAXIFS([.$D$2:.$D$837]; [.$A$2:.$A$837]; [.A572]))" office:value-type="float" office:value="74" calcext:value-type="float">
            <text:p>74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UG</text:p>
          </table:table-cell>
          <table:table-cell office:value-type="float" office:value="1" calcext:value-type="float">
            <text:p>1</text:p>
          </table:table-cell>
          <table:table-cell table:formula="of:=IF(([.C573]=0);VLOOKUP([.B573];[$Lookup.$A$2:.$B$53]; 2; FALSE());&quot;&quot;)">
            <text:p/>
          </table:table-cell>
          <table:table-cell table:formula="of:=IF(NOT([.D573]=&quot;&quot;); [.D573]; COUNTIFS([.C$2:.C573]; &quot;&gt;0&quot;; [.A$2:.A573]; [.A573])+COM.MICROSOFT.MAXIFS([.$D$2:.$D$837]; [.$A$2:.$A$837]; [.A573]))" office:value-type="float" office:value="75" calcext:value-type="float">
            <text:p>75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ntipaedophile Party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UG</text:p>
          </table:table-cell>
          <table:table-cell office:value-type="float" office:value="2" calcext:value-type="float">
            <text:p>2</text:p>
          </table:table-cell>
          <table:table-cell table:formula="of:=IF(([.C574]=0);VLOOKUP([.B574];[$Lookup.$A$2:.$B$53]; 2; FALSE());&quot;&quot;)">
            <text:p/>
          </table:table-cell>
          <table:table-cell table:formula="of:=IF(NOT([.D574]=&quot;&quot;); [.D574]; COUNTIFS([.C$2:.C574]; &quot;&gt;0&quot;; [.A$2:.A574]; [.A574])+COM.MICROSOFT.MAXIFS([.$D$2:.$D$837]; [.$A$2:.$A$837]; [.A574]))" office:value-type="float" office:value="76" calcext:value-type="float">
            <text:p>76</text:p>
          </table:table-cell>
          <table:table-cell office:value-type="string" calcext:value-type="string">
            <text:p>MARSKELL</text:p>
          </table:table-cell>
          <table:table-cell office:value-type="string" calcext:value-type="string">
            <text:p>Kaye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UG</text:p>
          </table:table-cell>
          <table:table-cell office:value-type="float" office:value="3" calcext:value-type="float">
            <text:p>3</text:p>
          </table:table-cell>
          <table:table-cell table:formula="of:=IF(([.C575]=0);VLOOKUP([.B575];[$Lookup.$A$2:.$B$53]; 2; FALSE());&quot;&quot;)">
            <text:p/>
          </table:table-cell>
          <table:table-cell table:formula="of:=IF(NOT([.D575]=&quot;&quot;); [.D575]; COUNTIFS([.C$2:.C575]; &quot;&gt;0&quot;; [.A$2:.A575]; [.A575])+COM.MICROSOFT.MAXIFS([.$D$2:.$D$837]; [.$A$2:.$A$837]; [.A575]))" office:value-type="float" office:value="77" calcext:value-type="float">
            <text:p>77</text:p>
          </table:table-cell>
          <table:table-cell office:value-type="string" calcext:value-type="string">
            <text:p>TEMBY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UG</text:p>
          </table:table-cell>
          <table:table-cell office:value-type="float" office:value="4" calcext:value-type="float">
            <text:p>4</text:p>
          </table:table-cell>
          <table:table-cell table:formula="of:=IF(([.C576]=0);VLOOKUP([.B576];[$Lookup.$A$2:.$B$53]; 2; FALSE());&quot;&quot;)">
            <text:p/>
          </table:table-cell>
          <table:table-cell table:formula="of:=IF(NOT([.D576]=&quot;&quot;); [.D576]; COUNTIFS([.C$2:.C576]; &quot;&gt;0&quot;; [.A$2:.A576]; [.A576])+COM.MICROSOFT.MAXIFS([.$D$2:.$D$837]; [.$A$2:.$A$837]; [.A576]))" office:value-type="float" office:value="78" calcext:value-type="float">
            <text:p>78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UG</text:p>
          </table:table-cell>
          <table:table-cell office:value-type="float" office:value="5" calcext:value-type="float">
            <text:p>5</text:p>
          </table:table-cell>
          <table:table-cell table:formula="of:=IF(([.C577]=0);VLOOKUP([.B577];[$Lookup.$A$2:.$B$53]; 2; FALSE());&quot;&quot;)">
            <text:p/>
          </table:table-cell>
          <table:table-cell table:formula="of:=IF(NOT([.D577]=&quot;&quot;); [.D577]; COUNTIFS([.C$2:.C577]; &quot;&gt;0&quot;; [.A$2:.A577]; [.A577])+COM.MICROSOFT.MAXIFS([.$D$2:.$D$837]; [.$A$2:.$A$837]; [.A577]))" office:value-type="float" office:value="79" calcext:value-type="float">
            <text:p>79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([.C578]=0);VLOOKUP([.B578];[$Lookup.$A$2:.$B$53]; 2; FALSE());&quot;&quot;)" office:value-type="float" office:value="1" calcext:value-type="float">
            <text:p>1</text:p>
          </table:table-cell>
          <table:table-cell table:formula="of:=IF(NOT([.D578]=&quot;&quot;); [.D578]; COUNTIFS([.C$2:.C578]; &quot;&gt;0&quot;; [.A$2:.A578]; [.A578])+COM.MICROSOFT.MAXIFS([.$D$2:.$D$837]; [.$A$2:.$A$837]; [.A578]))" office:value-type="float" office:value="1" calcext:value-type="float">
            <text:p>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IF(([.C579]=0);VLOOKUP([.B579];[$Lookup.$A$2:.$B$53]; 2; FALSE());&quot;&quot;)">
            <text:p/>
          </table:table-cell>
          <table:table-cell table:formula="of:=IF(NOT([.D579]=&quot;&quot;); [.D579]; COUNTIFS([.C$2:.C579]; &quot;&gt;0&quot;; [.A$2:.A579]; [.A579])+COM.MICROSOFT.MAXIFS([.$D$2:.$D$837]; [.$A$2:.$A$837]; [.A579]))" office:value-type="float" office:value="39" calcext:value-type="float">
            <text:p>39</text:p>
          </table:table-cell>
          <table:table-cell office:value-type="string" calcext:value-type="string">
            <text:p>HINCH</text:p>
          </table:table-cell>
          <table:table-cell office:value-type="string" calcext:value-type="string">
            <text:p>Derryn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IF(([.C580]=0);VLOOKUP([.B580];[$Lookup.$A$2:.$B$53]; 2; FALSE());&quot;&quot;)">
            <text:p/>
          </table:table-cell>
          <table:table-cell table:formula="of:=IF(NOT([.D580]=&quot;&quot;); [.D580]; COUNTIFS([.C$2:.C580]; &quot;&gt;0&quot;; [.A$2:.A580]; [.A580])+COM.MICROSOFT.MAXIFS([.$D$2:.$D$837]; [.$A$2:.$A$837]; [.A580]))" office:value-type="float" office:value="40" calcext:value-type="float">
            <text:p>40</text:p>
          </table:table-cell>
          <table:table-cell office:value-type="string" calcext:value-type="string">
            <text:p>GRIMLEY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([.C581]=0);VLOOKUP([.B581];[$Lookup.$A$2:.$B$53]; 2; FALSE());&quot;&quot;)" office:value-type="float" office:value="2" calcext:value-type="float">
            <text:p>2</text:p>
          </table:table-cell>
          <table:table-cell table:formula="of:=IF(NOT([.D581]=&quot;&quot;); [.D581]; COUNTIFS([.C$2:.C581]; &quot;&gt;0&quot;; [.A$2:.A581]; [.A581])+COM.MICROSOFT.MAXIFS([.$D$2:.$D$837]; [.$A$2:.$A$837]; [.A581]))" office:value-type="float" office:value="2" calcext:value-type="float">
            <text:p>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/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IF(([.C582]=0);VLOOKUP([.B582];[$Lookup.$A$2:.$B$53]; 2; FALSE());&quot;&quot;)">
            <text:p/>
          </table:table-cell>
          <table:table-cell table:formula="of:=IF(NOT([.D582]=&quot;&quot;); [.D582]; COUNTIFS([.C$2:.C582]; &quot;&gt;0&quot;; [.A$2:.A582]; [.A582])+COM.MICROSOFT.MAXIFS([.$D$2:.$D$837]; [.$A$2:.$A$837]; [.A582]))" office:value-type="float" office:value="41" calcext:value-type="float">
            <text:p>41</text:p>
          </table:table-cell>
          <table:table-cell office:value-type="string" calcext:value-type="string">
            <text:p>COLLYER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IF(([.C583]=0);VLOOKUP([.B583];[$Lookup.$A$2:.$B$53]; 2; FALSE());&quot;&quot;)">
            <text:p/>
          </table:table-cell>
          <table:table-cell table:formula="of:=IF(NOT([.D583]=&quot;&quot;); [.D583]; COUNTIFS([.C$2:.C583]; &quot;&gt;0&quot;; [.A$2:.A583]; [.A583])+COM.MICROSOFT.MAXIFS([.$D$2:.$D$837]; [.$A$2:.$A$837]; [.A583]))" office:value-type="float" office:value="42" calcext:value-type="float">
            <text:p>42</text:p>
          </table:table-cell>
          <table:table-cell office:value-type="string" calcext:value-type="string">
            <text:p>MITCHELL-COOK</text:p>
          </table:table-cell>
          <table:table-cell office:value-type="string" calcext:value-type="string">
            <text:p>Wanda</text:p>
          </table:table-cell>
          <table:table-cell/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IF(([.C584]=0);VLOOKUP([.B584];[$Lookup.$A$2:.$B$53]; 2; FALSE());&quot;&quot;)" office:value-type="float" office:value="3" calcext:value-type="float">
            <text:p>3</text:p>
          </table:table-cell>
          <table:table-cell table:formula="of:=IF(NOT([.D584]=&quot;&quot;); [.D584]; COUNTIFS([.C$2:.C584]; &quot;&gt;0&quot;; [.A$2:.A584]; [.A584])+COM.MICROSOFT.MAXIFS([.$D$2:.$D$837]; [.$A$2:.$A$837]; [.A584]))" office:value-type="float" office:value="3" calcext:value-type="float">
            <text:p>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([.C585]=0);VLOOKUP([.B585];[$Lookup.$A$2:.$B$53]; 2; FALSE());&quot;&quot;)">
            <text:p/>
          </table:table-cell>
          <table:table-cell table:formula="of:=IF(NOT([.D585]=&quot;&quot;); [.D585]; COUNTIFS([.C$2:.C585]; &quot;&gt;0&quot;; [.A$2:.A585]; [.A585])+COM.MICROSOFT.MAXIFS([.$D$2:.$D$837]; [.$A$2:.$A$837]; [.A585]))" office:value-type="float" office:value="43" calcext:value-type="float">
            <text:p>43</text:p>
          </table:table-cell>
          <table:table-cell office:value-type="string" calcext:value-type="string">
            <text:p>POON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([.C586]=0);VLOOKUP([.B586];[$Lookup.$A$2:.$B$53]; 2; FALSE());&quot;&quot;)">
            <text:p/>
          </table:table-cell>
          <table:table-cell table:formula="of:=IF(NOT([.D586]=&quot;&quot;); [.D586]; COUNTIFS([.C$2:.C586]; &quot;&gt;0&quot;; [.A$2:.A586]; [.A586])+COM.MICROSOFT.MAXIFS([.$D$2:.$D$837]; [.$A$2:.$A$837]; [.A586]))" office:value-type="float" office:value="44" calcext:value-type="float">
            <text:p>44</text:p>
          </table:table-cell>
          <table:table-cell office:value-type="string" calcext:value-type="string">
            <text:p>EDGECOMBE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IF(([.C587]=0);VLOOKUP([.B587];[$Lookup.$A$2:.$B$53]; 2; FALSE());&quot;&quot;)" office:value-type="float" office:value="4" calcext:value-type="float">
            <text:p>4</text:p>
          </table:table-cell>
          <table:table-cell table:formula="of:=IF(NOT([.D587]=&quot;&quot;); [.D587]; COUNTIFS([.C$2:.C587]; &quot;&gt;0&quot;; [.A$2:.A587]; [.A587])+COM.MICROSOFT.MAXIFS([.$D$2:.$D$837]; [.$A$2:.$A$837]; [.A587]))" office:value-type="float" office:value="4" calcext:value-type="float">
            <text:p>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IF(([.C588]=0);VLOOKUP([.B588];[$Lookup.$A$2:.$B$53]; 2; FALSE());&quot;&quot;)">
            <text:p/>
          </table:table-cell>
          <table:table-cell table:formula="of:=IF(NOT([.D588]=&quot;&quot;); [.D588]; COUNTIFS([.C$2:.C588]; &quot;&gt;0&quot;; [.A$2:.A588]; [.A588])+COM.MICROSOFT.MAXIFS([.$D$2:.$D$837]; [.$A$2:.$A$837]; [.A588]))" office:value-type="float" office:value="45" calcext:value-type="float">
            <text:p>45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IF(([.C589]=0);VLOOKUP([.B589];[$Lookup.$A$2:.$B$53]; 2; FALSE());&quot;&quot;)">
            <text:p/>
          </table:table-cell>
          <table:table-cell table:formula="of:=IF(NOT([.D589]=&quot;&quot;); [.D589]; COUNTIFS([.C$2:.C589]; &quot;&gt;0&quot;; [.A$2:.A589]; [.A589])+COM.MICROSOFT.MAXIFS([.$D$2:.$D$837]; [.$A$2:.$A$837]; [.A589]))" office:value-type="float" office:value="46" calcext:value-type="float">
            <text:p>46</text:p>
          </table:table-cell>
          <table:table-cell office:value-type="string" calcext:value-type="string">
            <text:p>CONROY</text:p>
          </table:table-cell>
          <table:table-cell office:value-type="string" calcext:value-type="string">
            <text:p>Stephen Michael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IF(([.C590]=0);VLOOKUP([.B590];[$Lookup.$A$2:.$B$53]; 2; FALSE());&quot;&quot;)">
            <text:p/>
          </table:table-cell>
          <table:table-cell table:formula="of:=IF(NOT([.D590]=&quot;&quot;); [.D590]; COUNTIFS([.C$2:.C590]; &quot;&gt;0&quot;; [.A$2:.A590]; [.A590])+COM.MICROSOFT.MAXIFS([.$D$2:.$D$837]; [.$A$2:.$A$837]; [.A590]))" office:value-type="float" office:value="47" calcext:value-type="float">
            <text:p>47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Jacinta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IF(([.C591]=0);VLOOKUP([.B591];[$Lookup.$A$2:.$B$53]; 2; FALSE());&quot;&quot;)">
            <text:p/>
          </table:table-cell>
          <table:table-cell table:formula="of:=IF(NOT([.D591]=&quot;&quot;); [.D591]; COUNTIFS([.C$2:.C591]; &quot;&gt;0&quot;; [.A$2:.A591]; [.A591])+COM.MICROSOFT.MAXIFS([.$D$2:.$D$837]; [.$A$2:.$A$837]; [.A591]))" office:value-type="float" office:value="48" calcext:value-type="float">
            <text:p>48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IF(([.C592]=0);VLOOKUP([.B592];[$Lookup.$A$2:.$B$53]; 2; FALSE());&quot;&quot;)">
            <text:p/>
          </table:table-cell>
          <table:table-cell table:formula="of:=IF(NOT([.D592]=&quot;&quot;); [.D592]; COUNTIFS([.C$2:.C592]; &quot;&gt;0&quot;; [.A$2:.A592]; [.A592])+COM.MICROSOFT.MAXIFS([.$D$2:.$D$837]; [.$A$2:.$A$837]; [.A592]))" office:value-type="float" office:value="49" calcext:value-type="float">
            <text:p>49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Chien-Hui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IF(([.C593]=0);VLOOKUP([.B593];[$Lookup.$A$2:.$B$53]; 2; FALSE());&quot;&quot;)">
            <text:p/>
          </table:table-cell>
          <table:table-cell table:formula="of:=IF(NOT([.D593]=&quot;&quot;); [.D593]; COUNTIFS([.C$2:.C593]; &quot;&gt;0&quot;; [.A$2:.A593]; [.A593])+COM.MICROSOFT.MAXIFS([.$D$2:.$D$837]; [.$A$2:.$A$837]; [.A593]))" office:value-type="float" office:value="50" calcext:value-type="float">
            <text:p>50</text:p>
          </table:table-cell>
          <table:table-cell office:value-type="string" calcext:value-type="string">
            <text:p>PERSSE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IF(([.C594]=0);VLOOKUP([.B594];[$Lookup.$A$2:.$B$53]; 2; FALSE());&quot;&quot;)">
            <text:p/>
          </table:table-cell>
          <table:table-cell table:formula="of:=IF(NOT([.D594]=&quot;&quot;); [.D594]; COUNTIFS([.C$2:.C594]; &quot;&gt;0&quot;; [.A$2:.A594]; [.A594])+COM.MICROSOFT.MAXIFS([.$D$2:.$D$837]; [.$A$2:.$A$837]; [.A594]))" office:value-type="float" office:value="51" calcext:value-type="float">
            <text:p>51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IF(([.C595]=0);VLOOKUP([.B595];[$Lookup.$A$2:.$B$53]; 2; FALSE());&quot;&quot;)">
            <text:p/>
          </table:table-cell>
          <table:table-cell table:formula="of:=IF(NOT([.D595]=&quot;&quot;); [.D595]; COUNTIFS([.C$2:.C595]; &quot;&gt;0&quot;; [.A$2:.A595]; [.A595])+COM.MICROSOFT.MAXIFS([.$D$2:.$D$837]; [.$A$2:.$A$837]; [.A595]))" office:value-type="float" office:value="52" calcext:value-type="float">
            <text:p>52</text:p>
          </table:table-cell>
          <table:table-cell office:value-type="string" calcext:value-type="string">
            <text:p>TARCZON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IF(([.C596]=0);VLOOKUP([.B596];[$Lookup.$A$2:.$B$53]; 2; FALSE());&quot;&quot;)" office:value-type="float" office:value="5" calcext:value-type="float">
            <text:p>5</text:p>
          </table:table-cell>
          <table:table-cell table:formula="of:=IF(NOT([.D596]=&quot;&quot;); [.D596]; COUNTIFS([.C$2:.C596]; &quot;&gt;0&quot;; [.A$2:.A596]; [.A596])+COM.MICROSOFT.MAXIFS([.$D$2:.$D$837]; [.$A$2:.$A$837]; [.A596]))" office:value-type="float" office:value="5" calcext:value-type="float">
            <text:p>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cience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IF(([.C597]=0);VLOOKUP([.B597];[$Lookup.$A$2:.$B$53]; 2; FALSE());&quot;&quot;)">
            <text:p/>
          </table:table-cell>
          <table:table-cell table:formula="of:=IF(NOT([.D597]=&quot;&quot;); [.D597]; COUNTIFS([.C$2:.C597]; &quot;&gt;0&quot;; [.A$2:.A597]; [.A597])+COM.MICROSOFT.MAXIFS([.$D$2:.$D$837]; [.$A$2:.$A$837]; [.A597]))" office:value-type="float" office:value="53" calcext:value-type="float">
            <text:p>5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Science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IF(([.C598]=0);VLOOKUP([.B598];[$Lookup.$A$2:.$B$53]; 2; FALSE());&quot;&quot;)">
            <text:p/>
          </table:table-cell>
          <table:table-cell table:formula="of:=IF(NOT([.D598]=&quot;&quot;); [.D598]; COUNTIFS([.C$2:.C598]; &quot;&gt;0&quot;; [.A$2:.A598]; [.A598])+COM.MICROSOFT.MAXIFS([.$D$2:.$D$837]; [.$A$2:.$A$837]; [.A598]))" office:value-type="float" office:value="54" calcext:value-type="float">
            <text:p>54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Nik</text:p>
          </table:table-cell>
          <table:table-cell office:value-type="string" calcext:value-type="string">
            <text:p>Australian Cyclists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IF(([.C599]=0);VLOOKUP([.B599];[$Lookup.$A$2:.$B$53]; 2; FALSE());&quot;&quot;)" office:value-type="float" office:value="6" calcext:value-type="float">
            <text:p>6</text:p>
          </table:table-cell>
          <table:table-cell table:formula="of:=IF(NOT([.D599]=&quot;&quot;); [.D599]; COUNTIFS([.C$2:.C599]; &quot;&gt;0&quot;; [.A$2:.A599]; [.A599])+COM.MICROSOFT.MAXIFS([.$D$2:.$D$837]; [.$A$2:.$A$837]; [.A599]))" office:value-type="float" office:value="6" calcext:value-type="float">
            <text:p>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IF(([.C600]=0);VLOOKUP([.B600];[$Lookup.$A$2:.$B$53]; 2; FALSE());&quot;&quot;)">
            <text:p/>
          </table:table-cell>
          <table:table-cell table:formula="of:=IF(NOT([.D600]=&quot;&quot;); [.D600]; COUNTIFS([.C$2:.C600]; &quot;&gt;0&quot;; [.A$2:.A600]; [.A600])+COM.MICROSOFT.MAXIFS([.$D$2:.$D$837]; [.$A$2:.$A$837]; [.A600]))" office:value-type="float" office:value="55" calcext:value-type="float">
            <text:p>55</text:p>
          </table:table-cell>
          <table:table-cell office:value-type="string" calcext:value-type="string">
            <text:p>THOOLEN</text:p>
          </table:table-cell>
          <table:table-cell office:value-type="string" calcext:value-type="string">
            <text:p>Catriona Cecilia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IF(([.C601]=0);VLOOKUP([.B601];[$Lookup.$A$2:.$B$53]; 2; FALSE());&quot;&quot;)">
            <text:p/>
          </table:table-cell>
          <table:table-cell table:formula="of:=IF(NOT([.D601]=&quot;&quot;); [.D601]; COUNTIFS([.C$2:.C601]; &quot;&gt;0&quot;; [.A$2:.A601]; [.A601])+COM.MICROSOFT.MAXIFS([.$D$2:.$D$837]; [.$A$2:.$A$837]; [.A601]))" office:value-type="float" office:value="56" calcext:value-type="float">
            <text:p>56</text:p>
          </table:table-cell>
          <table:table-cell office:value-type="string" calcext:value-type="string">
            <text:p>HICKEY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IF(([.C602]=0);VLOOKUP([.B602];[$Lookup.$A$2:.$B$53]; 2; FALSE());&quot;&quot;)" office:value-type="float" office:value="7" calcext:value-type="float">
            <text:p>7</text:p>
          </table:table-cell>
          <table:table-cell table:formula="of:=IF(NOT([.D602]=&quot;&quot;); [.D602]; COUNTIFS([.C$2:.C602]; &quot;&gt;0&quot;; [.A$2:.A602]; [.A602])+COM.MICROSOFT.MAXIFS([.$D$2:.$D$837]; [.$A$2:.$A$837]; [.A602]))" office:value-type="float" office:value="7" calcext:value-type="float">
            <text:p>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Jacqui Lambie Network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IF(([.C603]=0);VLOOKUP([.B603];[$Lookup.$A$2:.$B$53]; 2; FALSE());&quot;&quot;)">
            <text:p/>
          </table:table-cell>
          <table:table-cell table:formula="of:=IF(NOT([.D603]=&quot;&quot;); [.D603]; COUNTIFS([.C$2:.C603]; &quot;&gt;0&quot;; [.A$2:.A603]; [.A603])+COM.MICROSOFT.MAXIFS([.$D$2:.$D$837]; [.$A$2:.$A$837]; [.A603]))" office:value-type="float" office:value="57" calcext:value-type="float">
            <text:p>57</text:p>
          </table:table-cell>
          <table:table-cell office:value-type="string" calcext:value-type="string">
            <text:p>DOLAN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Jacqui Lambie Network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IF(([.C604]=0);VLOOKUP([.B604];[$Lookup.$A$2:.$B$53]; 2; FALSE());&quot;&quot;)">
            <text:p/>
          </table:table-cell>
          <table:table-cell table:formula="of:=IF(NOT([.D604]=&quot;&quot;); [.D604]; COUNTIFS([.C$2:.C604]; &quot;&gt;0&quot;; [.A$2:.A604]; [.A604])+COM.MICROSOFT.MAXIFS([.$D$2:.$D$837]; [.$A$2:.$A$837]; [.A604]))" office:value-type="float" office:value="58" calcext:value-type="float">
            <text:p>58</text:p>
          </table:table-cell>
          <table:table-cell office:value-type="string" calcext:value-type="string">
            <text:p>TIMSO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Jacqui Lambie Network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table:formula="of:=IF(([.C605]=0);VLOOKUP([.B605];[$Lookup.$A$2:.$B$53]; 2; FALSE());&quot;&quot;)" office:value-type="float" office:value="8" calcext:value-type="float">
            <text:p>8</text:p>
          </table:table-cell>
          <table:table-cell table:formula="of:=IF(NOT([.D605]=&quot;&quot;); [.D605]; COUNTIFS([.C$2:.C605]; &quot;&gt;0&quot;; [.A$2:.A605]; [.A605])+COM.MICROSOFT.MAXIFS([.$D$2:.$D$837]; [.$A$2:.$A$837]; [.A605]))" office:value-type="float" office:value="8" calcext:value-type="float">
            <text:p>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Christia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IF(([.C606]=0);VLOOKUP([.B606];[$Lookup.$A$2:.$B$53]; 2; FALSE());&quot;&quot;)">
            <text:p/>
          </table:table-cell>
          <table:table-cell table:formula="of:=IF(NOT([.D606]=&quot;&quot;); [.D606]; COUNTIFS([.C$2:.C606]; &quot;&gt;0&quot;; [.A$2:.A606]; [.A606])+COM.MICROSOFT.MAXIFS([.$D$2:.$D$837]; [.$A$2:.$A$837]; [.A606]))" office:value-type="float" office:value="59" calcext:value-type="float">
            <text:p>59</text:p>
          </table:table-cell>
          <table:table-cell office:value-type="string" calcext:value-type="string">
            <text:p>JANSON</text:p>
          </table:table-cell>
          <table:table-cell office:value-type="string" calcext:value-type="string">
            <text:p>Vickie</text:p>
          </table:table-cell>
          <table:table-cell office:value-type="string" calcext:value-type="string">
            <text:p>Australian Christia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IF(([.C607]=0);VLOOKUP([.B607];[$Lookup.$A$2:.$B$53]; 2; FALSE());&quot;&quot;)">
            <text:p/>
          </table:table-cell>
          <table:table-cell table:formula="of:=IF(NOT([.D607]=&quot;&quot;); [.D607]; COUNTIFS([.C$2:.C607]; &quot;&gt;0&quot;; [.A$2:.A607]; [.A607])+COM.MICROSOFT.MAXIFS([.$D$2:.$D$837]; [.$A$2:.$A$837]; [.A607]))" office:value-type="float" office:value="60" calcext:value-type="float">
            <text:p>60</text:p>
          </table:table-cell>
          <table:table-cell office:value-type="string" calcext:value-type="string">
            <text:p>ARAPOGLOU</text:p>
          </table:table-cell>
          <table:table-cell office:value-type="string" calcext:value-type="string">
            <text:p>Eleni</text:p>
          </table:table-cell>
          <table:table-cell office:value-type="string" calcext:value-type="string">
            <text:p>Australian Christia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formula="of:=IF(([.C608]=0);VLOOKUP([.B608];[$Lookup.$A$2:.$B$53]; 2; FALSE());&quot;&quot;)">
            <text:p/>
          </table:table-cell>
          <table:table-cell table:formula="of:=IF(NOT([.D608]=&quot;&quot;); [.D608]; COUNTIFS([.C$2:.C608]; &quot;&gt;0&quot;; [.A$2:.A608]; [.A608])+COM.MICROSOFT.MAXIFS([.$D$2:.$D$837]; [.$A$2:.$A$837]; [.A608]))" office:value-type="float" office:value="61" calcext:value-type="float">
            <text:p>61</text:p>
          </table:table-cell>
          <table:table-cell office:value-type="string" calcext:value-type="string">
            <text:p>OKUMU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Australian Christia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formula="of:=IF(([.C609]=0);VLOOKUP([.B609];[$Lookup.$A$2:.$B$53]; 2; FALSE());&quot;&quot;)" office:value-type="float" office:value="9" calcext:value-type="float">
            <text:p>9</text:p>
          </table:table-cell>
          <table:table-cell table:formula="of:=IF(NOT([.D609]=&quot;&quot;); [.D609]; COUNTIFS([.C$2:.C609]; &quot;&gt;0&quot;; [.A$2:.A609]; [.A609])+COM.MICROSOFT.MAXIFS([.$D$2:.$D$837]; [.$A$2:.$A$837]; [.A609]))" office:value-type="float" office:value="9" calcext:value-type="float">
            <text:p>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ustainable Australia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formula="of:=IF(([.C610]=0);VLOOKUP([.B610];[$Lookup.$A$2:.$B$53]; 2; FALSE());&quot;&quot;)">
            <text:p/>
          </table:table-cell>
          <table:table-cell table:formula="of:=IF(NOT([.D610]=&quot;&quot;); [.D610]; COUNTIFS([.C$2:.C610]; &quot;&gt;0&quot;; [.A$2:.A610]; [.A610])+COM.MICROSOFT.MAXIFS([.$D$2:.$D$837]; [.$A$2:.$A$837]; [.A610]))" office:value-type="float" office:value="62" calcext:value-type="float">
            <text:p>62</text:p>
          </table:table-cell>
          <table:table-cell office:value-type="string" calcext:value-type="string">
            <text:p>NICHOLL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Sustainable Australia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formula="of:=IF(([.C611]=0);VLOOKUP([.B611];[$Lookup.$A$2:.$B$53]; 2; FALSE());&quot;&quot;)">
            <text:p/>
          </table:table-cell>
          <table:table-cell table:formula="of:=IF(NOT([.D611]=&quot;&quot;); [.D611]; COUNTIFS([.C$2:.C611]; &quot;&gt;0&quot;; [.A$2:.A611]; [.A611])+COM.MICROSOFT.MAXIFS([.$D$2:.$D$837]; [.$A$2:.$A$837]; [.A611]))" office:value-type="float" office:value="63" calcext:value-type="float">
            <text:p>63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ustainable Australia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formula="of:=IF(([.C612]=0);VLOOKUP([.B612];[$Lookup.$A$2:.$B$53]; 2; FALSE());&quot;&quot;)" office:value-type="float" office:value="10" calcext:value-type="float">
            <text:p>10</text:p>
          </table:table-cell>
          <table:table-cell table:formula="of:=IF(NOT([.D612]=&quot;&quot;); [.D612]; COUNTIFS([.C$2:.C612]; &quot;&gt;0&quot;; [.A$2:.A612]; [.A612])+COM.MICROSOFT.MAXIFS([.$D$2:.$D$837]; [.$A$2:.$A$837]; [.A612]))" office:value-type="float" office:value="10" calcext:value-type="float">
            <text:p>1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Pirate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formula="of:=IF(([.C613]=0);VLOOKUP([.B613];[$Lookup.$A$2:.$B$53]; 2; FALSE());&quot;&quot;)">
            <text:p/>
          </table:table-cell>
          <table:table-cell table:formula="of:=IF(NOT([.D613]=&quot;&quot;); [.D613]; COUNTIFS([.C$2:.C613]; &quot;&gt;0&quot;; [.A$2:.A613]; [.A613])+COM.MICROSOFT.MAXIFS([.$D$2:.$D$837]; [.$A$2:.$A$837]; [.A613]))" office:value-type="float" office:value="64" calcext:value-type="float">
            <text:p>64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Lachlan</text:p>
          </table:table-cell>
          <table:table-cell office:value-type="string" calcext:value-type="string">
            <text:p>Pirate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formula="of:=IF(([.C614]=0);VLOOKUP([.B614];[$Lookup.$A$2:.$B$53]; 2; FALSE());&quot;&quot;)">
            <text:p/>
          </table:table-cell>
          <table:table-cell table:formula="of:=IF(NOT([.D614]=&quot;&quot;); [.D614]; COUNTIFS([.C$2:.C614]; &quot;&gt;0&quot;; [.A$2:.A614]; [.A614])+COM.MICROSOFT.MAXIFS([.$D$2:.$D$837]; [.$A$2:.$A$837]; [.A614]))" office:value-type="float" office:value="65" calcext:value-type="float">
            <text:p>65</text:p>
          </table:table-cell>
          <table:table-cell office:value-type="string" calcext:value-type="string">
            <text:p>BURLEIGH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irate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table:formula="of:=IF(([.C615]=0);VLOOKUP([.B615];[$Lookup.$A$2:.$B$53]; 2; FALSE());&quot;&quot;)" office:value-type="float" office:value="11" calcext:value-type="float">
            <text:p>11</text:p>
          </table:table-cell>
          <table:table-cell table:formula="of:=IF(NOT([.D615]=&quot;&quot;); [.D615]; COUNTIFS([.C$2:.C615]; &quot;&gt;0&quot;; [.A$2:.A615]; [.A615])+COM.MICROSOFT.MAXIFS([.$D$2:.$D$837]; [.$A$2:.$A$837]; [.A615]))" office:value-type="float" office:value="11" calcext:value-type="float">
            <text:p>1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ocialist Equality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formula="of:=IF(([.C616]=0);VLOOKUP([.B616];[$Lookup.$A$2:.$B$53]; 2; FALSE());&quot;&quot;)">
            <text:p/>
          </table:table-cell>
          <table:table-cell table:formula="of:=IF(NOT([.D616]=&quot;&quot;); [.D616]; COUNTIFS([.C$2:.C616]; &quot;&gt;0&quot;; [.A$2:.A616]; [.A616])+COM.MICROSOFT.MAXIFS([.$D$2:.$D$837]; [.$A$2:.$A$837]; [.A616]))" office:value-type="float" office:value="66" calcext:value-type="float">
            <text:p>66</text:p>
          </table:table-cell>
          <table:table-cell office:value-type="string" calcext:value-type="string">
            <text:p>SINNEMA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ocialist Equality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formula="of:=IF(([.C617]=0);VLOOKUP([.B617];[$Lookup.$A$2:.$B$53]; 2; FALSE());&quot;&quot;)">
            <text:p/>
          </table:table-cell>
          <table:table-cell table:formula="of:=IF(NOT([.D617]=&quot;&quot;); [.D617]; COUNTIFS([.C$2:.C617]; &quot;&gt;0&quot;; [.A$2:.A617]; [.A617])+COM.MICROSOFT.MAXIFS([.$D$2:.$D$837]; [.$A$2:.$A$837]; [.A617]))" office:value-type="float" office:value="67" calcext:value-type="float">
            <text:p>67</text:p>
          </table:table-cell>
          <table:table-cell office:value-type="string" calcext:value-type="string">
            <text:p>BYRN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ocialist Equality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formula="of:=IF(([.C618]=0);VLOOKUP([.B618];[$Lookup.$A$2:.$B$53]; 2; FALSE());&quot;&quot;)" office:value-type="float" office:value="12" calcext:value-type="float">
            <text:p>12</text:p>
          </table:table-cell>
          <table:table-cell table:formula="of:=IF(NOT([.D618]=&quot;&quot;); [.D618]; COUNTIFS([.C$2:.C618]; &quot;&gt;0&quot;; [.A$2:.A618]; [.A618])+COM.MICROSOFT.MAXIFS([.$D$2:.$D$837]; [.$A$2:.$A$837]; [.A618]))" office:value-type="float" office:value="12" calcext:value-type="float">
            <text:p>1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Health Australia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formula="of:=IF(([.C619]=0);VLOOKUP([.B619];[$Lookup.$A$2:.$B$53]; 2; FALSE());&quot;&quot;)">
            <text:p/>
          </table:table-cell>
          <table:table-cell table:formula="of:=IF(NOT([.D619]=&quot;&quot;); [.D619]; COUNTIFS([.C$2:.C619]; &quot;&gt;0&quot;; [.A$2:.A619]; [.A619])+COM.MICROSOFT.MAXIFS([.$D$2:.$D$837]; [.$A$2:.$A$837]; [.A619]))" office:value-type="float" office:value="68" calcext:value-type="float">
            <text:p>68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Health Australia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formula="of:=IF(([.C620]=0);VLOOKUP([.B620];[$Lookup.$A$2:.$B$53]; 2; FALSE());&quot;&quot;)">
            <text:p/>
          </table:table-cell>
          <table:table-cell table:formula="of:=IF(NOT([.D620]=&quot;&quot;); [.D620]; COUNTIFS([.C$2:.C620]; &quot;&gt;0&quot;; [.A$2:.A620]; [.A620])+COM.MICROSOFT.MAXIFS([.$D$2:.$D$837]; [.$A$2:.$A$837]; [.A620]))" office:value-type="float" office:value="69" calcext:value-type="float">
            <text:p>69</text:p>
          </table:table-cell>
          <table:table-cell office:value-type="string" calcext:value-type="string">
            <text:p>BREAKWELL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Health Australia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formula="of:=IF(([.C621]=0);VLOOKUP([.B621];[$Lookup.$A$2:.$B$53]; 2; FALSE());&quot;&quot;)" office:value-type="float" office:value="13" calcext:value-type="float">
            <text:p>13</text:p>
          </table:table-cell>
          <table:table-cell table:formula="of:=IF(NOT([.D621]=&quot;&quot;); [.D621]; COUNTIFS([.C$2:.C621]; &quot;&gt;0&quot;; [.A$2:.A621]; [.A621])+COM.MICROSOFT.MAXIFS([.$D$2:.$D$837]; [.$A$2:.$A$837]; [.A621]))" office:value-type="float" office:value="13" calcext:value-type="float">
            <text:p>1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Renewable Energy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formula="of:=IF(([.C622]=0);VLOOKUP([.B622];[$Lookup.$A$2:.$B$53]; 2; FALSE());&quot;&quot;)">
            <text:p/>
          </table:table-cell>
          <table:table-cell table:formula="of:=IF(NOT([.D622]=&quot;&quot;); [.D622]; COUNTIFS([.C$2:.C622]; &quot;&gt;0&quot;; [.A$2:.A622]; [.A622])+COM.MICROSOFT.MAXIFS([.$D$2:.$D$837]; [.$A$2:.$A$837]; [.A622]))" office:value-type="float" office:value="70" calcext:value-type="float">
            <text:p>70</text:p>
          </table:table-cell>
          <table:table-cell office:value-type="string" calcext:value-type="string">
            <text:p>ASKEY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Renewable Energy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IF(([.C623]=0);VLOOKUP([.B623];[$Lookup.$A$2:.$B$53]; 2; FALSE());&quot;&quot;)">
            <text:p/>
          </table:table-cell>
          <table:table-cell table:formula="of:=IF(NOT([.D623]=&quot;&quot;); [.D623]; COUNTIFS([.C$2:.C623]; &quot;&gt;0&quot;; [.A$2:.A623]; [.A623])+COM.MICROSOFT.MAXIFS([.$D$2:.$D$837]; [.$A$2:.$A$837]; [.A623]))" office:value-type="float" office:value="71" calcext:value-type="float">
            <text:p>71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Renewable Energy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IF(([.C624]=0);VLOOKUP([.B624];[$Lookup.$A$2:.$B$53]; 2; FALSE());&quot;&quot;)" office:value-type="float" office:value="14" calcext:value-type="float">
            <text:p>14</text:p>
          </table:table-cell>
          <table:table-cell table:formula="of:=IF(NOT([.D624]=&quot;&quot;); [.D624]; COUNTIFS([.C$2:.C624]; &quot;&gt;0&quot;; [.A$2:.A624]; [.A624])+COM.MICROSOFT.MAXIFS([.$D$2:.$D$837]; [.$A$2:.$A$837]; [.A624]))" office:value-type="float" office:value="14" calcext:value-type="float">
            <text:p>1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IF(([.C625]=0);VLOOKUP([.B625];[$Lookup.$A$2:.$B$53]; 2; FALSE());&quot;&quot;)">
            <text:p/>
          </table:table-cell>
          <table:table-cell table:formula="of:=IF(NOT([.D625]=&quot;&quot;); [.D625]; COUNTIFS([.C$2:.C625]; &quot;&gt;0&quot;; [.A$2:.A625]; [.A625])+COM.MICROSOFT.MAXIFS([.$D$2:.$D$837]; [.$A$2:.$A$837]; [.A625]))" office:value-type="float" office:value="72" calcext:value-type="float">
            <text:p>72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formula="of:=IF(([.C626]=0);VLOOKUP([.B626];[$Lookup.$A$2:.$B$53]; 2; FALSE());&quot;&quot;)">
            <text:p/>
          </table:table-cell>
          <table:table-cell table:formula="of:=IF(NOT([.D626]=&quot;&quot;); [.D626]; COUNTIFS([.C$2:.C626]; &quot;&gt;0&quot;; [.A$2:.A626]; [.A626])+COM.MICROSOFT.MAXIFS([.$D$2:.$D$837]; [.$A$2:.$A$837]; [.A626]))" office:value-type="float" office:value="73" calcext:value-type="float">
            <text:p>73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Stuart James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formula="of:=IF(([.C627]=0);VLOOKUP([.B627];[$Lookup.$A$2:.$B$53]; 2; FALSE());&quot;&quot;)" office:value-type="float" office:value="15" calcext:value-type="float">
            <text:p>15</text:p>
          </table:table-cell>
          <table:table-cell table:formula="of:=IF(NOT([.D627]=&quot;&quot;); [.D627]; COUNTIFS([.C$2:.C627]; &quot;&gt;0&quot;; [.A$2:.A627]; [.A627])+COM.MICROSOFT.MAXIFS([.$D$2:.$D$837]; [.$A$2:.$A$837]; [.A627]))" office:value-type="float" office:value="15" calcext:value-type="float">
            <text:p>1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Family First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formula="of:=IF(([.C628]=0);VLOOKUP([.B628];[$Lookup.$A$2:.$B$53]; 2; FALSE());&quot;&quot;)">
            <text:p/>
          </table:table-cell>
          <table:table-cell table:formula="of:=IF(NOT([.D628]=&quot;&quot;); [.D628]; COUNTIFS([.C$2:.C628]; &quot;&gt;0&quot;; [.A$2:.A628]; [.A628])+COM.MICROSOFT.MAXIFS([.$D$2:.$D$837]; [.$A$2:.$A$837]; [.A628]))" office:value-type="float" office:value="74" calcext:value-type="float">
            <text:p>74</text:p>
          </table:table-cell>
          <table:table-cell office:value-type="string" calcext:value-type="string">
            <text:p>BAIN</text:p>
          </table:table-cell>
          <table:table-cell office:value-type="string" calcext:value-type="string">
            <text:p>Peter Timothy</text:p>
          </table:table-cell>
          <table:table-cell office:value-type="string" calcext:value-type="string">
            <text:p>Family First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formula="of:=IF(([.C629]=0);VLOOKUP([.B629];[$Lookup.$A$2:.$B$53]; 2; FALSE());&quot;&quot;)">
            <text:p/>
          </table:table-cell>
          <table:table-cell table:formula="of:=IF(NOT([.D629]=&quot;&quot;); [.D629]; COUNTIFS([.C$2:.C629]; &quot;&gt;0&quot;; [.A$2:.A629]; [.A629])+COM.MICROSOFT.MAXIFS([.$D$2:.$D$837]; [.$A$2:.$A$837]; [.A629]))" office:value-type="float" office:value="75" calcext:value-type="float">
            <text:p>7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andell</text:p>
          </table:table-cell>
          <table:table-cell office:value-type="string" calcext:value-type="string">
            <text:p>Family First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formula="of:=IF(([.C630]=0);VLOOKUP([.B630];[$Lookup.$A$2:.$B$53]; 2; FALSE());&quot;&quot;)">
            <text:p/>
          </table:table-cell>
          <table:table-cell table:formula="of:=IF(NOT([.D630]=&quot;&quot;); [.D630]; COUNTIFS([.C$2:.C630]; &quot;&gt;0&quot;; [.A$2:.A630]; [.A630])+COM.MICROSOFT.MAXIFS([.$D$2:.$D$837]; [.$A$2:.$A$837]; [.A630]))" office:value-type="float" office:value="76" calcext:value-type="float">
            <text:p>76</text:p>
          </table:table-cell>
          <table:table-cell office:value-type="string" calcext:value-type="string">
            <text:p>MANNERS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Family First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formula="of:=IF(([.C631]=0);VLOOKUP([.B631];[$Lookup.$A$2:.$B$53]; 2; FALSE());&quot;&quot;)" office:value-type="float" office:value="16" calcext:value-type="float">
            <text:p>16</text:p>
          </table:table-cell>
          <table:table-cell table:formula="of:=IF(NOT([.D631]=&quot;&quot;); [.D631]; COUNTIFS([.C$2:.C631]; &quot;&gt;0&quot;; [.A$2:.A631]; [.A631])+COM.MICROSOFT.MAXIFS([.$D$2:.$D$837]; [.$A$2:.$A$837]; [.A631]))" office:value-type="float" office:value="16" calcext:value-type="float">
            <text:p>1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formula="of:=IF(([.C632]=0);VLOOKUP([.B632];[$Lookup.$A$2:.$B$53]; 2; FALSE());&quot;&quot;)">
            <text:p/>
          </table:table-cell>
          <table:table-cell table:formula="of:=IF(NOT([.D632]=&quot;&quot;); [.D632]; COUNTIFS([.C$2:.C632]; &quot;&gt;0&quot;; [.A$2:.A632]; [.A632])+COM.MICROSOFT.MAXIFS([.$D$2:.$D$837]; [.$A$2:.$A$837]; [.A632]))" office:value-type="float" office:value="77" calcext:value-type="float">
            <text:p>77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formula="of:=IF(([.C633]=0);VLOOKUP([.B633];[$Lookup.$A$2:.$B$53]; 2; FALSE());&quot;&quot;)">
            <text:p/>
          </table:table-cell>
          <table:table-cell table:formula="of:=IF(NOT([.D633]=&quot;&quot;); [.D633]; COUNTIFS([.C$2:.C633]; &quot;&gt;0&quot;; [.A$2:.A633]; [.A633])+COM.MICROSOFT.MAXIFS([.$D$2:.$D$837]; [.$A$2:.$A$837]; [.A633]))" office:value-type="float" office:value="78" calcext:value-type="float">
            <text:p>78</text:p>
          </table:table-cell>
          <table:table-cell office:value-type="string" calcext:value-type="string">
            <text:p>BOTROS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formula="of:=IF(([.C634]=0);VLOOKUP([.B634];[$Lookup.$A$2:.$B$53]; 2; FALSE());&quot;&quot;)" office:value-type="float" office:value="17" calcext:value-type="float">
            <text:p>17</text:p>
          </table:table-cell>
          <table:table-cell table:formula="of:=IF(NOT([.D634]=&quot;&quot;); [.D634]; COUNTIFS([.C$2:.C634]; &quot;&gt;0&quot;; [.A$2:.A634]; [.A634])+COM.MICROSOFT.MAXIFS([.$D$2:.$D$837]; [.$A$2:.$A$837]; [.A634]))" office:value-type="float" office:value="17" calcext:value-type="float">
            <text:p>1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formula="of:=IF(([.C635]=0);VLOOKUP([.B635];[$Lookup.$A$2:.$B$53]; 2; FALSE());&quot;&quot;)">
            <text:p/>
          </table:table-cell>
          <table:table-cell table:formula="of:=IF(NOT([.D635]=&quot;&quot;); [.D635]; COUNTIFS([.C$2:.C635]; &quot;&gt;0&quot;; [.A$2:.A635]; [.A635])+COM.MICROSOFT.MAXIFS([.$D$2:.$D$837]; [.$A$2:.$A$837]; [.A635]))" office:value-type="float" office:value="79" calcext:value-type="float">
            <text:p>79</text:p>
          </table:table-cell>
          <table:table-cell office:value-type="string" calcext:value-type="string">
            <text:p>GODD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table:formula="of:=IF(([.C636]=0);VLOOKUP([.B636];[$Lookup.$A$2:.$B$53]; 2; FALSE());&quot;&quot;)">
            <text:p/>
          </table:table-cell>
          <table:table-cell table:formula="of:=IF(NOT([.D636]=&quot;&quot;); [.D636]; COUNTIFS([.C$2:.C636]; &quot;&gt;0&quot;; [.A$2:.A636]; [.A636])+COM.MICROSOFT.MAXIFS([.$D$2:.$D$837]; [.$A$2:.$A$837]; [.A636]))" office:value-type="float" office:value="80" calcext:value-type="float">
            <text:p>80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Jamie Christopher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table:formula="of:=IF(([.C637]=0);VLOOKUP([.B637];[$Lookup.$A$2:.$B$53]; 2; FALSE());&quot;&quot;)">
            <text:p/>
          </table:table-cell>
          <table:table-cell table:formula="of:=IF(NOT([.D637]=&quot;&quot;); [.D637]; COUNTIFS([.C$2:.C637]; &quot;&gt;0&quot;; [.A$2:.A637]; [.A637])+COM.MICROSOFT.MAXIFS([.$D$2:.$D$837]; [.$A$2:.$A$837]; [.A637]))" office:value-type="float" office:value="81" calcext:value-type="float">
            <text:p>8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aureen J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formula="of:=IF(([.C638]=0);VLOOKUP([.B638];[$Lookup.$A$2:.$B$53]; 2; FALSE());&quot;&quot;)" office:value-type="float" office:value="18" calcext:value-type="float">
            <text:p>18</text:p>
          </table:table-cell>
          <table:table-cell table:formula="of:=IF(NOT([.D638]=&quot;&quot;); [.D638]; COUNTIFS([.C$2:.C638]; &quot;&gt;0&quot;; [.A$2:.A638]; [.A638])+COM.MICROSOFT.MAXIFS([.$D$2:.$D$837]; [.$A$2:.$A$837]; [.A638]))" office:value-type="float" office:value="18" calcext:value-type="float">
            <text:p>1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DLP Democratic Labour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formula="of:=IF(([.C639]=0);VLOOKUP([.B639];[$Lookup.$A$2:.$B$53]; 2; FALSE());&quot;&quot;)">
            <text:p/>
          </table:table-cell>
          <table:table-cell table:formula="of:=IF(NOT([.D639]=&quot;&quot;); [.D639]; COUNTIFS([.C$2:.C639]; &quot;&gt;0&quot;; [.A$2:.A639]; [.A639])+COM.MICROSOFT.MAXIFS([.$D$2:.$D$837]; [.$A$2:.$A$837]; [.A639]))" office:value-type="float" office:value="82" calcext:value-type="float">
            <text:p>82</text:p>
          </table:table-cell>
          <table:table-cell office:value-type="string" calcext:value-type="string">
            <text:p>VEREKER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DLP Democratic Labour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formula="of:=IF(([.C640]=0);VLOOKUP([.B640];[$Lookup.$A$2:.$B$53]; 2; FALSE());&quot;&quot;)">
            <text:p/>
          </table:table-cell>
          <table:table-cell table:formula="of:=IF(NOT([.D640]=&quot;&quot;); [.D640]; COUNTIFS([.C$2:.C640]; &quot;&gt;0&quot;; [.A$2:.A640]; [.A640])+COM.MICROSOFT.MAXIFS([.$D$2:.$D$837]; [.$A$2:.$A$837]; [.A640]))" office:value-type="float" office:value="83" calcext:value-type="float">
            <text:p>83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LP Democratic Labour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formula="of:=IF(([.C641]=0);VLOOKUP([.B641];[$Lookup.$A$2:.$B$53]; 2; FALSE());&quot;&quot;)" office:value-type="float" office:value="19" calcext:value-type="float">
            <text:p>19</text:p>
          </table:table-cell>
          <table:table-cell table:formula="of:=IF(NOT([.D641]=&quot;&quot;); [.D641]; COUNTIFS([.C$2:.C641]; &quot;&gt;0&quot;; [.A$2:.A641]; [.A641])+COM.MICROSOFT.MAXIFS([.$D$2:.$D$837]; [.$A$2:.$A$837]; [.A641]))" office:value-type="float" office:value="19" calcext:value-type="float">
            <text:p>1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([.C642]=0);VLOOKUP([.B642];[$Lookup.$A$2:.$B$53]; 2; FALSE());&quot;&quot;)">
            <text:p/>
          </table:table-cell>
          <table:table-cell table:formula="of:=IF(NOT([.D642]=&quot;&quot;); [.D642]; COUNTIFS([.C$2:.C642]; &quot;&gt;0&quot;; [.A$2:.A642]; [.A642])+COM.MICROSOFT.MAXIFS([.$D$2:.$D$837]; [.$A$2:.$A$837]; [.A642]))" office:value-type="float" office:value="84" calcext:value-type="float">
            <text:p>84</text:p>
          </table:table-cell>
          <table:table-cell office:value-type="string" calcext:value-type="string">
            <text:p>ISHERWOOD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([.C643]=0);VLOOKUP([.B643];[$Lookup.$A$2:.$B$53]; 2; FALSE());&quot;&quot;)">
            <text:p/>
          </table:table-cell>
          <table:table-cell table:formula="of:=IF(NOT([.D643]=&quot;&quot;); [.D643]; COUNTIFS([.C$2:.C643]; &quot;&gt;0&quot;; [.A$2:.A643]; [.A643])+COM.MICROSOFT.MAXIFS([.$D$2:.$D$837]; [.$A$2:.$A$837]; [.A643]))" office:value-type="float" office:value="85" calcext:value-type="float">
            <text:p>85</text:p>
          </table:table-cell>
          <table:table-cell office:value-type="string" calcext:value-type="string">
            <text:p>PEUT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formula="of:=IF(([.C644]=0);VLOOKUP([.B644];[$Lookup.$A$2:.$B$53]; 2; FALSE());&quot;&quot;)" office:value-type="float" office:value="20" calcext:value-type="float">
            <text:p>20</text:p>
          </table:table-cell>
          <table:table-cell table:formula="of:=IF(NOT([.D644]=&quot;&quot;); [.D644]; COUNTIFS([.C$2:.C644]; &quot;&gt;0&quot;; [.A$2:.A644]; [.A644])+COM.MICROSOFT.MAXIFS([.$D$2:.$D$837]; [.$A$2:.$A$837]; [.A644]))" office:value-type="float" office:value="20" calcext:value-type="float">
            <text:p>2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ecular Party of Australia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formula="of:=IF(([.C645]=0);VLOOKUP([.B645];[$Lookup.$A$2:.$B$53]; 2; FALSE());&quot;&quot;)">
            <text:p/>
          </table:table-cell>
          <table:table-cell table:formula="of:=IF(NOT([.D645]=&quot;&quot;); [.D645]; COUNTIFS([.C$2:.C645]; &quot;&gt;0&quot;; [.A$2:.A645]; [.A645])+COM.MICROSOFT.MAXIFS([.$D$2:.$D$837]; [.$A$2:.$A$837]; [.A645]))" office:value-type="float" office:value="86" calcext:value-type="float">
            <text:p>86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ecular Party of Australia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formula="of:=IF(([.C646]=0);VLOOKUP([.B646];[$Lookup.$A$2:.$B$53]; 2; FALSE());&quot;&quot;)">
            <text:p/>
          </table:table-cell>
          <table:table-cell table:formula="of:=IF(NOT([.D646]=&quot;&quot;); [.D646]; COUNTIFS([.C$2:.C646]; &quot;&gt;0&quot;; [.A$2:.A646]; [.A646])+COM.MICROSOFT.MAXIFS([.$D$2:.$D$837]; [.$A$2:.$A$837]; [.A646]))" office:value-type="float" office:value="87" calcext:value-type="float">
            <text:p>87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Secular Party of Australia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formula="of:=IF(([.C647]=0);VLOOKUP([.B647];[$Lookup.$A$2:.$B$53]; 2; FALSE());&quot;&quot;)" office:value-type="float" office:value="21" calcext:value-type="float">
            <text:p>21</text:p>
          </table:table-cell>
          <table:table-cell table:formula="of:=IF(NOT([.D647]=&quot;&quot;); [.D647]; COUNTIFS([.C$2:.C647]; &quot;&gt;0&quot;; [.A$2:.A647]; [.A647])+COM.MICROSOFT.MAXIFS([.$D$2:.$D$837]; [.$A$2:.$A$837]; [.A647]))" office:value-type="float" office:value="21" calcext:value-type="float">
            <text:p>2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formula="of:=IF(([.C648]=0);VLOOKUP([.B648];[$Lookup.$A$2:.$B$53]; 2; FALSE());&quot;&quot;)">
            <text:p/>
          </table:table-cell>
          <table:table-cell table:formula="of:=IF(NOT([.D648]=&quot;&quot;); [.D648]; COUNTIFS([.C$2:.C648]; &quot;&gt;0&quot;; [.A$2:.A648]; [.A648])+COM.MICROSOFT.MAXIFS([.$D$2:.$D$837]; [.$A$2:.$A$837]; [.A648]))" office:value-type="float" office:value="88" calcext:value-type="float">
            <text:p>88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formula="of:=IF(([.C649]=0);VLOOKUP([.B649];[$Lookup.$A$2:.$B$53]; 2; FALSE());&quot;&quot;)">
            <text:p/>
          </table:table-cell>
          <table:table-cell table:formula="of:=IF(NOT([.D649]=&quot;&quot;); [.D649]; COUNTIFS([.C$2:.C649]; &quot;&gt;0&quot;; [.A$2:.A649]; [.A649])+COM.MICROSOFT.MAXIFS([.$D$2:.$D$837]; [.$A$2:.$A$837]; [.A649]))" office:value-type="float" office:value="89" calcext:value-type="float">
            <text:p>89</text:p>
          </table:table-cell>
          <table:table-cell office:value-type="string" calcext:value-type="string">
            <text:p>NICHOLLS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formula="of:=IF(([.C650]=0);VLOOKUP([.B650];[$Lookup.$A$2:.$B$53]; 2; FALSE());&quot;&quot;)" office:value-type="float" office:value="22" calcext:value-type="float">
            <text:p>22</text:p>
          </table:table-cell>
          <table:table-cell table:formula="of:=IF(NOT([.D650]=&quot;&quot;); [.D650]; COUNTIFS([.C$2:.C650]; &quot;&gt;0&quot;; [.A$2:.A650]; [.A650])+COM.MICROSOFT.MAXIFS([.$D$2:.$D$837]; [.$A$2:.$A$837]; [.A650]))" office:value-type="float" office:value="22" calcext:value-type="float">
            <text:p>2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formula="of:=IF(([.C651]=0);VLOOKUP([.B651];[$Lookup.$A$2:.$B$53]; 2; FALSE());&quot;&quot;)">
            <text:p/>
          </table:table-cell>
          <table:table-cell table:formula="of:=IF(NOT([.D651]=&quot;&quot;); [.D651]; COUNTIFS([.C$2:.C651]; &quot;&gt;0&quot;; [.A$2:.A651]; [.A651])+COM.MICROSOFT.MAXIFS([.$D$2:.$D$837]; [.$A$2:.$A$837]; [.A651]))" office:value-type="float" office:value="90" calcext:value-type="float">
            <text:p>90</text:p>
          </table:table-cell>
          <table:table-cell office:value-type="string" calcext:value-type="string">
            <text:p>HALPERN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formula="of:=IF(([.C652]=0);VLOOKUP([.B652];[$Lookup.$A$2:.$B$53]; 2; FALSE());&quot;&quot;)">
            <text:p/>
          </table:table-cell>
          <table:table-cell table:formula="of:=IF(NOT([.D652]=&quot;&quot;); [.D652]; COUNTIFS([.C$2:.C652]; &quot;&gt;0&quot;; [.A$2:.A652]; [.A652])+COM.MICROSOFT.MAXIFS([.$D$2:.$D$837]; [.$A$2:.$A$837]; [.A652]))" office:value-type="float" office:value="91" calcext:value-type="float">
            <text:p>91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formula="of:=IF(([.C653]=0);VLOOKUP([.B653];[$Lookup.$A$2:.$B$53]; 2; FALSE());&quot;&quot;)" office:value-type="float" office:value="23" calcext:value-type="float">
            <text:p>23</text:p>
          </table:table-cell>
          <table:table-cell table:formula="of:=IF(NOT([.D653]=&quot;&quot;); [.D653]; COUNTIFS([.C$2:.C653]; &quot;&gt;0&quot;; [.A$2:.A653]; [.A653])+COM.MICROSOFT.MAXIFS([.$D$2:.$D$837]; [.$A$2:.$A$837]; [.A653]))" office:value-type="float" office:value="23" calcext:value-type="float">
            <text:p>2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Motoring Enthusiast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IF(([.C654]=0);VLOOKUP([.B654];[$Lookup.$A$2:.$B$53]; 2; FALSE());&quot;&quot;)">
            <text:p/>
          </table:table-cell>
          <table:table-cell table:formula="of:=IF(NOT([.D654]=&quot;&quot;); [.D654]; COUNTIFS([.C$2:.C654]; &quot;&gt;0&quot;; [.A$2:.A654]; [.A654])+COM.MICROSOFT.MAXIFS([.$D$2:.$D$837]; [.$A$2:.$A$837]; [.A654]))" office:value-type="float" office:value="92" calcext:value-type="float">
            <text:p>92</text:p>
          </table:table-cell>
          <table:table-cell office:value-type="string" calcext:value-type="string">
            <text:p>MUIR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Australian Motoring Enthusiast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IF(([.C655]=0);VLOOKUP([.B655];[$Lookup.$A$2:.$B$53]; 2; FALSE());&quot;&quot;)">
            <text:p/>
          </table:table-cell>
          <table:table-cell table:formula="of:=IF(NOT([.D655]=&quot;&quot;); [.D655]; COUNTIFS([.C$2:.C655]; &quot;&gt;0&quot;; [.A$2:.A655]; [.A655])+COM.MICROSOFT.MAXIFS([.$D$2:.$D$837]; [.$A$2:.$A$837]; [.A655]))" office:value-type="float" office:value="93" calcext:value-type="float">
            <text:p>93</text:p>
          </table:table-cell>
          <table:table-cell office:value-type="string" calcext:value-type="string">
            <text:p>MACKLEY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ustralian Motoring Enthusiast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formula="of:=IF(([.C656]=0);VLOOKUP([.B656];[$Lookup.$A$2:.$B$53]; 2; FALSE());&quot;&quot;)" office:value-type="float" office:value="24" calcext:value-type="float">
            <text:p>24</text:p>
          </table:table-cell>
          <table:table-cell table:formula="of:=IF(NOT([.D656]=&quot;&quot;); [.D656]; COUNTIFS([.C$2:.C656]; &quot;&gt;0&quot;; [.A$2:.A656]; [.A656])+COM.MICROSOFT.MAXIFS([.$D$2:.$D$837]; [.$A$2:.$A$837]; [.A656]))" office:value-type="float" office:value="24" calcext:value-type="float">
            <text:p>2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Marriage Equali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IF(([.C657]=0);VLOOKUP([.B657];[$Lookup.$A$2:.$B$53]; 2; FALSE());&quot;&quot;)">
            <text:p/>
          </table:table-cell>
          <table:table-cell table:formula="of:=IF(NOT([.D657]=&quot;&quot;); [.D657]; COUNTIFS([.C$2:.C657]; &quot;&gt;0&quot;; [.A$2:.A657]; [.A657])+COM.MICROSOFT.MAXIFS([.$D$2:.$D$837]; [.$A$2:.$A$837]; [.A657]))" office:value-type="float" office:value="94" calcext:value-type="float">
            <text:p>94</text:p>
          </table:table-cell>
          <table:table-cell office:value-type="string" calcext:value-type="string">
            <text:p>TUAZON-McCHEYNE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Marriage Equali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IF(([.C658]=0);VLOOKUP([.B658];[$Lookup.$A$2:.$B$53]; 2; FALSE());&quot;&quot;)">
            <text:p/>
          </table:table-cell>
          <table:table-cell table:formula="of:=IF(NOT([.D658]=&quot;&quot;); [.D658]; COUNTIFS([.C$2:.C658]; &quot;&gt;0&quot;; [.A$2:.A658]; [.A658])+COM.MICROSOFT.MAXIFS([.$D$2:.$D$837]; [.$A$2:.$A$837]; [.A658]))" office:value-type="float" office:value="95" calcext:value-type="float">
            <text:p>95</text:p>
          </table:table-cell>
          <table:table-cell office:value-type="string" calcext:value-type="string">
            <text:p>TOMLINS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Marriage Equali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IF(([.C659]=0);VLOOKUP([.B659];[$Lookup.$A$2:.$B$53]; 2; FALSE());&quot;&quot;)" office:value-type="float" office:value="25" calcext:value-type="float">
            <text:p>25</text:p>
          </table:table-cell>
          <table:table-cell table:formula="of:=IF(NOT([.D659]=&quot;&quot;); [.D659]; COUNTIFS([.C$2:.C659]; &quot;&gt;0&quot;; [.A$2:.A659]; [.A659])+COM.MICROSOFT.MAXIFS([.$D$2:.$D$837]; [.$A$2:.$A$837]; [.A659]))" office:value-type="float" office:value="25" calcext:value-type="float">
            <text:p>2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formula="of:=IF(([.C660]=0);VLOOKUP([.B660];[$Lookup.$A$2:.$B$53]; 2; FALSE());&quot;&quot;)">
            <text:p/>
          </table:table-cell>
          <table:table-cell table:formula="of:=IF(NOT([.D660]=&quot;&quot;); [.D660]; COUNTIFS([.C$2:.C660]; &quot;&gt;0&quot;; [.A$2:.A660]; [.A660])+COM.MICROSOFT.MAXIFS([.$D$2:.$D$837]; [.$A$2:.$A$837]; [.A660]))" office:value-type="float" office:value="96" calcext:value-type="float">
            <text:p>96</text:p>
          </table:table-cell>
          <table:table-cell office:value-type="string" calcext:value-type="string">
            <text:p>ROYLANCE</text:p>
          </table:table-cell>
          <table:table-cell office:value-type="string" calcext:value-type="string">
            <text:p>Simon Peter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formula="of:=IF(([.C661]=0);VLOOKUP([.B661];[$Lookup.$A$2:.$B$53]; 2; FALSE());&quot;&quot;)">
            <text:p/>
          </table:table-cell>
          <table:table-cell table:formula="of:=IF(NOT([.D661]=&quot;&quot;); [.D661]; COUNTIFS([.C$2:.C661]; &quot;&gt;0&quot;; [.A$2:.A661]; [.A661])+COM.MICROSOFT.MAXIFS([.$D$2:.$D$837]; [.$A$2:.$A$837]; [.A661]))" office:value-type="float" office:value="97" calcext:value-type="float">
            <text:p>97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Ian John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formula="of:=IF(([.C662]=0);VLOOKUP([.B662];[$Lookup.$A$2:.$B$53]; 2; FALSE());&quot;&quot;)" office:value-type="float" office:value="26" calcext:value-type="float">
            <text:p>26</text:p>
          </table:table-cell>
          <table:table-cell table:formula="of:=IF(NOT([.D662]=&quot;&quot;); [.D662]; COUNTIFS([.C$2:.C662]; &quot;&gt;0&quot;; [.A$2:.A662]; [.A662])+COM.MICROSOFT.MAXIFS([.$D$2:.$D$837]; [.$A$2:.$A$837]; [.A662]))" office:value-type="float" office:value="26" calcext:value-type="float">
            <text:p>2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ocialist Alliance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formula="of:=IF(([.C663]=0);VLOOKUP([.B663];[$Lookup.$A$2:.$B$53]; 2; FALSE());&quot;&quot;)">
            <text:p/>
          </table:table-cell>
          <table:table-cell table:formula="of:=IF(NOT([.D663]=&quot;&quot;); [.D663]; COUNTIFS([.C$2:.C663]; &quot;&gt;0&quot;; [.A$2:.A663]; [.A663])+COM.MICROSOFT.MAXIFS([.$D$2:.$D$837]; [.$A$2:.$A$837]; [.A663]))" office:value-type="float" office:value="98" calcext:value-type="float">
            <text:p>98</text:p>
          </table:table-cell>
          <table:table-cell office:value-type="string" calcext:value-type="string">
            <text:p>CHELLIAH</text:p>
          </table:table-cell>
          <table:table-cell office:value-type="string" calcext:value-type="string">
            <text:p>Lalitha</text:p>
          </table:table-cell>
          <table:table-cell office:value-type="string" calcext:value-type="string">
            <text:p>Socialist Alliance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formula="of:=IF(([.C664]=0);VLOOKUP([.B664];[$Lookup.$A$2:.$B$53]; 2; FALSE());&quot;&quot;)">
            <text:p/>
          </table:table-cell>
          <table:table-cell table:formula="of:=IF(NOT([.D664]=&quot;&quot;); [.D664]; COUNTIFS([.C$2:.C664]; &quot;&gt;0&quot;; [.A$2:.A664]; [.A664])+COM.MICROSOFT.MAXIFS([.$D$2:.$D$837]; [.$A$2:.$A$837]; [.A664]))" office:value-type="float" office:value="99" calcext:value-type="float">
            <text:p>99</text:p>
          </table:table-cell>
          <table:table-cell office:value-type="string" calcext:value-type="string">
            <text:p>GOODEN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Socialist Alliance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table:formula="of:=IF(([.C665]=0);VLOOKUP([.B665];[$Lookup.$A$2:.$B$53]; 2; FALSE());&quot;&quot;)" office:value-type="float" office:value="27" calcext:value-type="float">
            <text:p>27</text:p>
          </table:table-cell>
          <table:table-cell table:formula="of:=IF(NOT([.D665]=&quot;&quot;); [.D665]; COUNTIFS([.C$2:.C665]; &quot;&gt;0&quot;; [.A$2:.A665]; [.A665])+COM.MICROSOFT.MAXIFS([.$D$2:.$D$837]; [.$A$2:.$A$837]; [.A665]))" office:value-type="float" office:value="27" calcext:value-type="float">
            <text:p>2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Country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table:formula="of:=IF(([.C666]=0);VLOOKUP([.B666];[$Lookup.$A$2:.$B$53]; 2; FALSE());&quot;&quot;)">
            <text:p/>
          </table:table-cell>
          <table:table-cell table:formula="of:=IF(NOT([.D666]=&quot;&quot;); [.D666]; COUNTIFS([.C$2:.C666]; &quot;&gt;0&quot;; [.A$2:.A666]; [.A666])+COM.MICROSOFT.MAXIFS([.$D$2:.$D$837]; [.$A$2:.$A$837]; [.A666]))" office:value-type="float" office:value="100" calcext:value-type="float">
            <text:p>100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Australian Country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A</text:p>
          </table:table-cell>
          <table:table-cell office:value-type="float" office:value="2" calcext:value-type="float">
            <text:p>2</text:p>
          </table:table-cell>
          <table:table-cell table:formula="of:=IF(([.C667]=0);VLOOKUP([.B667];[$Lookup.$A$2:.$B$53]; 2; FALSE());&quot;&quot;)">
            <text:p/>
          </table:table-cell>
          <table:table-cell table:formula="of:=IF(NOT([.D667]=&quot;&quot;); [.D667]; COUNTIFS([.C$2:.C667]; &quot;&gt;0&quot;; [.A$2:.A667]; [.A667])+COM.MICROSOFT.MAXIFS([.$D$2:.$D$837]; [.$A$2:.$A$837]; [.A667]))" office:value-type="float" office:value="101" calcext:value-type="float">
            <text:p>101</text:p>
          </table:table-cell>
          <table:table-cell office:value-type="string" calcext:value-type="string">
            <text:p>LARKIN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Australian Country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formula="of:=IF(([.C668]=0);VLOOKUP([.B668];[$Lookup.$A$2:.$B$53]; 2; FALSE());&quot;&quot;)" office:value-type="float" office:value="28" calcext:value-type="float">
            <text:p>28</text:p>
          </table:table-cell>
          <table:table-cell table:formula="of:=IF(NOT([.D668]=&quot;&quot;); [.D668]; COUNTIFS([.C$2:.C668]; &quot;&gt;0&quot;; [.A$2:.A668]; [.A668])+COM.MICROSOFT.MAXIFS([.$D$2:.$D$837]; [.$A$2:.$A$837]; [.A668]))" office:value-type="float" office:value="28" calcext:value-type="float">
            <text:p>2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MFP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formula="of:=IF(([.C669]=0);VLOOKUP([.B669];[$Lookup.$A$2:.$B$53]; 2; FALSE());&quot;&quot;)">
            <text:p/>
          </table:table-cell>
          <table:table-cell table:formula="of:=IF(NOT([.D669]=&quot;&quot;); [.D669]; COUNTIFS([.C$2:.C669]; &quot;&gt;0&quot;; [.A$2:.A669]; [.A669])+COM.MICROSOFT.MAXIFS([.$D$2:.$D$837]; [.$A$2:.$A$837]; [.A669]))" office:value-type="float" office:value="102" calcext:value-type="float">
            <text:p>102</text:p>
          </table:table-cell>
          <table:table-cell office:value-type="string" calcext:value-type="string">
            <text:p>MADIG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FP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table:formula="of:=IF(([.C670]=0);VLOOKUP([.B670];[$Lookup.$A$2:.$B$53]; 2; FALSE());&quot;&quot;)">
            <text:p/>
          </table:table-cell>
          <table:table-cell table:formula="of:=IF(NOT([.D670]=&quot;&quot;); [.D670]; COUNTIFS([.C$2:.C670]; &quot;&gt;0&quot;; [.A$2:.A670]; [.A670])+COM.MICROSOFT.MAXIFS([.$D$2:.$D$837]; [.$A$2:.$A$837]; [.A670]))" office:value-type="float" office:value="103" calcext:value-type="float">
            <text:p>103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FP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formula="of:=IF(([.C671]=0);VLOOKUP([.B671];[$Lookup.$A$2:.$B$53]; 2; FALSE());&quot;&quot;)" office:value-type="float" office:value="29" calcext:value-type="float">
            <text:p>29</text:p>
          </table:table-cell>
          <table:table-cell table:formula="of:=IF(NOT([.D671]=&quot;&quot;); [.D671]; COUNTIFS([.C$2:.C671]; &quot;&gt;0&quot;; [.A$2:.A671]; [.A671])+COM.MICROSOFT.MAXIFS([.$D$2:.$D$837]; [.$A$2:.$A$837]; [.A671]))" office:value-type="float" office:value="29" calcext:value-type="float">
            <text:p>2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Drug Law Reform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table:formula="of:=IF(([.C672]=0);VLOOKUP([.B672];[$Lookup.$A$2:.$B$53]; 2; FALSE());&quot;&quot;)">
            <text:p/>
          </table:table-cell>
          <table:table-cell table:formula="of:=IF(NOT([.D672]=&quot;&quot;); [.D672]; COUNTIFS([.C$2:.C672]; &quot;&gt;0&quot;; [.A$2:.A672]; [.A672])+COM.MICROSOFT.MAXIFS([.$D$2:.$D$837]; [.$A$2:.$A$837]; [.A672]))" office:value-type="float" office:value="104" calcext:value-type="float">
            <text:p>104</text:p>
          </table:table-cell>
          <table:table-cell office:value-type="string" calcext:value-type="string">
            <text:p>CHIPP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Drug Law Reform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table:formula="of:=IF(([.C673]=0);VLOOKUP([.B673];[$Lookup.$A$2:.$B$53]; 2; FALSE());&quot;&quot;)">
            <text:p/>
          </table:table-cell>
          <table:table-cell table:formula="of:=IF(NOT([.D673]=&quot;&quot;); [.D673]; COUNTIFS([.C$2:.C673]; &quot;&gt;0&quot;; [.A$2:.A673]; [.A673])+COM.MICROSOFT.MAXIFS([.$D$2:.$D$837]; [.$A$2:.$A$837]; [.A673]))" office:value-type="float" office:value="105" calcext:value-type="float">
            <text:p>105</text:p>
          </table:table-cell>
          <table:table-cell office:value-type="string" calcext:value-type="string">
            <text:p>SHERM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rug Law Reform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D</text:p>
          </table:table-cell>
          <table:table-cell office:value-type="float" office:value="0" calcext:value-type="float">
            <text:p>0</text:p>
          </table:table-cell>
          <table:table-cell table:formula="of:=IF(([.C674]=0);VLOOKUP([.B674];[$Lookup.$A$2:.$B$53]; 2; FALSE());&quot;&quot;)" office:value-type="float" office:value="30" calcext:value-type="float">
            <text:p>30</text:p>
          </table:table-cell>
          <table:table-cell table:formula="of:=IF(NOT([.D674]=&quot;&quot;); [.D674]; COUNTIFS([.C$2:.C674]; &quot;&gt;0&quot;; [.A$2:.A674]; [.A674])+COM.MICROSOFT.MAXIFS([.$D$2:.$D$837]; [.$A$2:.$A$837]; [.A674]))" office:value-type="float" office:value="30" calcext:value-type="float">
            <text:p>3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oluntary Euthanasia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formula="of:=IF(([.C675]=0);VLOOKUP([.B675];[$Lookup.$A$2:.$B$53]; 2; FALSE());&quot;&quot;)">
            <text:p/>
          </table:table-cell>
          <table:table-cell table:formula="of:=IF(NOT([.D675]=&quot;&quot;); [.D675]; COUNTIFS([.C$2:.C675]; &quot;&gt;0&quot;; [.A$2:.A675]; [.A675])+COM.MICROSOFT.MAXIFS([.$D$2:.$D$837]; [.$A$2:.$A$837]; [.A675]))" office:value-type="float" office:value="106" calcext:value-type="float">
            <text:p>106</text:p>
          </table:table-cell>
          <table:table-cell office:value-type="string" calcext:value-type="string">
            <text:p>SCANLON</text:p>
          </table:table-cell>
          <table:table-cell office:value-type="string" calcext:value-type="string">
            <text:p>David James</text:p>
          </table:table-cell>
          <table:table-cell office:value-type="string" calcext:value-type="string">
            <text:p>Voluntary Euthanasia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D</text:p>
          </table:table-cell>
          <table:table-cell office:value-type="float" office:value="2" calcext:value-type="float">
            <text:p>2</text:p>
          </table:table-cell>
          <table:table-cell table:formula="of:=IF(([.C676]=0);VLOOKUP([.B676];[$Lookup.$A$2:.$B$53]; 2; FALSE());&quot;&quot;)">
            <text:p/>
          </table:table-cell>
          <table:table-cell table:formula="of:=IF(NOT([.D676]=&quot;&quot;); [.D676]; COUNTIFS([.C$2:.C676]; &quot;&gt;0&quot;; [.A$2:.A676]; [.A676])+COM.MICROSOFT.MAXIFS([.$D$2:.$D$837]; [.$A$2:.$A$837]; [.A676]))" office:value-type="float" office:value="107" calcext:value-type="float">
            <text:p>107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Voluntary Euthanasia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E</text:p>
          </table:table-cell>
          <table:table-cell office:value-type="float" office:value="0" calcext:value-type="float">
            <text:p>0</text:p>
          </table:table-cell>
          <table:table-cell table:formula="of:=IF(([.C677]=0);VLOOKUP([.B677];[$Lookup.$A$2:.$B$53]; 2; FALSE());&quot;&quot;)" office:value-type="float" office:value="31" calcext:value-type="float">
            <text:p>31</text:p>
          </table:table-cell>
          <table:table-cell table:formula="of:=IF(NOT([.D677]=&quot;&quot;); [.D677]; COUNTIFS([.C$2:.C677]; &quot;&gt;0&quot;; [.A$2:.A677]; [.A677])+COM.MICROSOFT.MAXIFS([.$D$2:.$D$837]; [.$A$2:.$A$837]; [.A677]))" office:value-type="float" office:value="31" calcext:value-type="float">
            <text:p>3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E</text:p>
          </table:table-cell>
          <table:table-cell office:value-type="float" office:value="1" calcext:value-type="float">
            <text:p>1</text:p>
          </table:table-cell>
          <table:table-cell table:formula="of:=IF(([.C678]=0);VLOOKUP([.B678];[$Lookup.$A$2:.$B$53]; 2; FALSE());&quot;&quot;)">
            <text:p/>
          </table:table-cell>
          <table:table-cell table:formula="of:=IF(NOT([.D678]=&quot;&quot;); [.D678]; COUNTIFS([.C$2:.C678]; &quot;&gt;0&quot;; [.A$2:.A678]; [.A678])+COM.MICROSOFT.MAXIFS([.$D$2:.$D$837]; [.$A$2:.$A$837]; [.A678]))" office:value-type="float" office:value="108" calcext:value-type="float">
            <text:p>108</text:p>
          </table:table-cell>
          <table:table-cell office:value-type="string" calcext:value-type="string">
            <text:p>McCARTHY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table:formula="of:=IF(([.C679]=0);VLOOKUP([.B679];[$Lookup.$A$2:.$B$53]; 2; FALSE());&quot;&quot;)">
            <text:p/>
          </table:table-cell>
          <table:table-cell table:formula="of:=IF(NOT([.D679]=&quot;&quot;); [.D679]; COUNTIFS([.C$2:.C679]; &quot;&gt;0&quot;; [.A$2:.A679]; [.A679])+COM.MICROSOFT.MAXIFS([.$D$2:.$D$837]; [.$A$2:.$A$837]; [.A679]))" office:value-type="float" office:value="109" calcext:value-type="float">
            <text:p>109</text:p>
          </table:table-cell>
          <table:table-cell office:value-type="string" calcext:value-type="string">
            <text:p>RIDGE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F</text:p>
          </table:table-cell>
          <table:table-cell office:value-type="float" office:value="0" calcext:value-type="float">
            <text:p>0</text:p>
          </table:table-cell>
          <table:table-cell table:formula="of:=IF(([.C680]=0);VLOOKUP([.B680];[$Lookup.$A$2:.$B$53]; 2; FALSE());&quot;&quot;)" office:value-type="float" office:value="32" calcext:value-type="float">
            <text:p>32</text:p>
          </table:table-cell>
          <table:table-cell table:formula="of:=IF(NOT([.D680]=&quot;&quot;); [.D680]; COUNTIFS([.C$2:.C680]; &quot;&gt;0&quot;; [.A$2:.A680]; [.A680])+COM.MICROSOFT.MAXIFS([.$D$2:.$D$837]; [.$A$2:.$A$837]; [.A680]))" office:value-type="float" office:value="32" calcext:value-type="float">
            <text:p>3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formula="of:=IF(([.C681]=0);VLOOKUP([.B681];[$Lookup.$A$2:.$B$53]; 2; FALSE());&quot;&quot;)">
            <text:p/>
          </table:table-cell>
          <table:table-cell table:formula="of:=IF(NOT([.D681]=&quot;&quot;); [.D681]; COUNTIFS([.C$2:.C681]; &quot;&gt;0&quot;; [.A$2:.A681]; [.A681])+COM.MICROSOFT.MAXIFS([.$D$2:.$D$837]; [.$A$2:.$A$837]; [.A681]))" office:value-type="float" office:value="110" calcext:value-type="float">
            <text:p>110</text:p>
          </table:table-cell>
          <table:table-cell office:value-type="string" calcext:value-type="string">
            <text:p>FIFIELD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F</text:p>
          </table:table-cell>
          <table:table-cell office:value-type="float" office:value="2" calcext:value-type="float">
            <text:p>2</text:p>
          </table:table-cell>
          <table:table-cell table:formula="of:=IF(([.C682]=0);VLOOKUP([.B682];[$Lookup.$A$2:.$B$53]; 2; FALSE());&quot;&quot;)">
            <text:p/>
          </table:table-cell>
          <table:table-cell table:formula="of:=IF(NOT([.D682]=&quot;&quot;); [.D682]; COUNTIFS([.C$2:.C682]; &quot;&gt;0&quot;; [.A$2:.A682]; [.A682])+COM.MICROSOFT.MAXIFS([.$D$2:.$D$837]; [.$A$2:.$A$837]; [.A682]))" office:value-type="float" office:value="111" calcext:value-type="float">
            <text:p>111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The National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F</text:p>
          </table:table-cell>
          <table:table-cell office:value-type="float" office:value="3" calcext:value-type="float">
            <text:p>3</text:p>
          </table:table-cell>
          <table:table-cell table:formula="of:=IF(([.C683]=0);VLOOKUP([.B683];[$Lookup.$A$2:.$B$53]; 2; FALSE());&quot;&quot;)">
            <text:p/>
          </table:table-cell>
          <table:table-cell table:formula="of:=IF(NOT([.D683]=&quot;&quot;); [.D683]; COUNTIFS([.C$2:.C683]; &quot;&gt;0&quot;; [.A$2:.A683]; [.A683])+COM.MICROSOFT.MAXIFS([.$D$2:.$D$837]; [.$A$2:.$A$837]; [.A683]))" office:value-type="float" office:value="112" calcext:value-type="float">
            <text:p>112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F</text:p>
          </table:table-cell>
          <table:table-cell office:value-type="float" office:value="4" calcext:value-type="float">
            <text:p>4</text:p>
          </table:table-cell>
          <table:table-cell table:formula="of:=IF(([.C684]=0);VLOOKUP([.B684];[$Lookup.$A$2:.$B$53]; 2; FALSE());&quot;&quot;)">
            <text:p/>
          </table:table-cell>
          <table:table-cell table:formula="of:=IF(NOT([.D684]=&quot;&quot;); [.D684]; COUNTIFS([.C$2:.C684]; &quot;&gt;0&quot;; [.A$2:.A684]; [.A684])+COM.MICROSOFT.MAXIFS([.$D$2:.$D$837]; [.$A$2:.$A$837]; [.A684]))" office:value-type="float" office:value="113" calcext:value-type="float">
            <text:p>113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F</text:p>
          </table:table-cell>
          <table:table-cell office:value-type="float" office:value="5" calcext:value-type="float">
            <text:p>5</text:p>
          </table:table-cell>
          <table:table-cell table:formula="of:=IF(([.C685]=0);VLOOKUP([.B685];[$Lookup.$A$2:.$B$53]; 2; FALSE());&quot;&quot;)">
            <text:p/>
          </table:table-cell>
          <table:table-cell table:formula="of:=IF(NOT([.D685]=&quot;&quot;); [.D685]; COUNTIFS([.C$2:.C685]; &quot;&gt;0&quot;; [.A$2:.A685]; [.A685])+COM.MICROSOFT.MAXIFS([.$D$2:.$D$837]; [.$A$2:.$A$837]; [.A685]))" office:value-type="float" office:value="114" calcext:value-type="float">
            <text:p>114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F</text:p>
          </table:table-cell>
          <table:table-cell office:value-type="float" office:value="6" calcext:value-type="float">
            <text:p>6</text:p>
          </table:table-cell>
          <table:table-cell table:formula="of:=IF(([.C686]=0);VLOOKUP([.B686];[$Lookup.$A$2:.$B$53]; 2; FALSE());&quot;&quot;)">
            <text:p/>
          </table:table-cell>
          <table:table-cell table:formula="of:=IF(NOT([.D686]=&quot;&quot;); [.D686]; COUNTIFS([.C$2:.C686]; &quot;&gt;0&quot;; [.A$2:.A686]; [.A686])+COM.MICROSOFT.MAXIFS([.$D$2:.$D$837]; [.$A$2:.$A$837]; [.A686]))" office:value-type="float" office:value="115" calcext:value-type="float">
            <text:p>115</text:p>
          </table:table-cell>
          <table:table-cell office:value-type="string" calcext:value-type="string">
            <text:p>OKOTEL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F</text:p>
          </table:table-cell>
          <table:table-cell office:value-type="float" office:value="7" calcext:value-type="float">
            <text:p>7</text:p>
          </table:table-cell>
          <table:table-cell table:formula="of:=IF(([.C687]=0);VLOOKUP([.B687];[$Lookup.$A$2:.$B$53]; 2; FALSE());&quot;&quot;)">
            <text:p/>
          </table:table-cell>
          <table:table-cell table:formula="of:=IF(NOT([.D687]=&quot;&quot;); [.D687]; COUNTIFS([.C$2:.C687]; &quot;&gt;0&quot;; [.A$2:.A687]; [.A687])+COM.MICROSOFT.MAXIFS([.$D$2:.$D$837]; [.$A$2:.$A$837]; [.A687]))" office:value-type="float" office:value="116" calcext:value-type="float">
            <text:p>116</text:p>
          </table:table-cell>
          <table:table-cell office:value-type="string" calcext:value-type="string">
            <text:p>TRELOAR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The National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G</text:p>
          </table:table-cell>
          <table:table-cell office:value-type="float" office:value="0" calcext:value-type="float">
            <text:p>0</text:p>
          </table:table-cell>
          <table:table-cell table:formula="of:=IF(([.C688]=0);VLOOKUP([.B688];[$Lookup.$A$2:.$B$53]; 2; FALSE());&quot;&quot;)" office:value-type="float" office:value="33" calcext:value-type="float">
            <text:p>33</text:p>
          </table:table-cell>
          <table:table-cell table:formula="of:=IF(NOT([.D688]=&quot;&quot;); [.D688]; COUNTIFS([.C$2:.C688]; &quot;&gt;0&quot;; [.A$2:.A688]; [.A688])+COM.MICROSOFT.MAXIFS([.$D$2:.$D$837]; [.$A$2:.$A$837]; [.A688]))" office:value-type="float" office:value="33" calcext:value-type="float">
            <text:p>3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table:formula="of:=IF(([.C689]=0);VLOOKUP([.B689];[$Lookup.$A$2:.$B$53]; 2; FALSE());&quot;&quot;)">
            <text:p/>
          </table:table-cell>
          <table:table-cell table:formula="of:=IF(NOT([.D689]=&quot;&quot;); [.D689]; COUNTIFS([.C$2:.C689]; &quot;&gt;0&quot;; [.A$2:.A689]; [.A689])+COM.MICROSOFT.MAXIFS([.$D$2:.$D$837]; [.$A$2:.$A$837]; [.A689]))" office:value-type="float" office:value="117" calcext:value-type="float">
            <text:p>117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G</text:p>
          </table:table-cell>
          <table:table-cell office:value-type="float" office:value="2" calcext:value-type="float">
            <text:p>2</text:p>
          </table:table-cell>
          <table:table-cell table:formula="of:=IF(([.C690]=0);VLOOKUP([.B690];[$Lookup.$A$2:.$B$53]; 2; FALSE());&quot;&quot;)">
            <text:p/>
          </table:table-cell>
          <table:table-cell table:formula="of:=IF(NOT([.D690]=&quot;&quot;); [.D690]; COUNTIFS([.C$2:.C690]; &quot;&gt;0&quot;; [.A$2:.A690]; [.A690])+COM.MICROSOFT.MAXIFS([.$D$2:.$D$837]; [.$A$2:.$A$837]; [.A690]))" office:value-type="float" office:value="118" calcext:value-type="float">
            <text:p>118</text:p>
          </table:table-cell>
          <table:table-cell office:value-type="string" calcext:value-type="string">
            <text:p>CONSTANTINOU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  <table:table-cell table:formula="of:=IF(([.C691]=0);VLOOKUP([.B691];[$Lookup.$A$2:.$B$53]; 2; FALSE());&quot;&quot;)" office:value-type="float" office:value="34" calcext:value-type="float">
            <text:p>34</text:p>
          </table:table-cell>
          <table:table-cell table:formula="of:=IF(NOT([.D691]=&quot;&quot;); [.D691]; COUNTIFS([.C$2:.C691]; &quot;&gt;0&quot;; [.A$2:.A691]; [.A691])+COM.MICROSOFT.MAXIFS([.$D$2:.$D$837]; [.$A$2:.$A$837]; [.A691]))" office:value-type="float" office:value="34" calcext:value-type="float">
            <text:p>3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table:formula="of:=IF(([.C692]=0);VLOOKUP([.B692];[$Lookup.$A$2:.$B$53]; 2; FALSE());&quot;&quot;)">
            <text:p/>
          </table:table-cell>
          <table:table-cell table:formula="of:=IF(NOT([.D692]=&quot;&quot;); [.D692]; COUNTIFS([.C$2:.C692]; &quot;&gt;0&quot;; [.A$2:.A692]; [.A692])+COM.MICROSOFT.MAXIFS([.$D$2:.$D$837]; [.$A$2:.$A$837]; [.A692]))" office:value-type="float" office:value="119" calcext:value-type="float">
            <text:p>119</text:p>
          </table:table-cell>
          <table:table-cell office:value-type="string" calcext:value-type="string">
            <text:p>SPENDER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table:formula="of:=IF(([.C693]=0);VLOOKUP([.B693];[$Lookup.$A$2:.$B$53]; 2; FALSE());&quot;&quot;)">
            <text:p/>
          </table:table-cell>
          <table:table-cell table:formula="of:=IF(NOT([.D693]=&quot;&quot;); [.D693]; COUNTIFS([.C$2:.C693]; &quot;&gt;0&quot;; [.A$2:.A693]; [.A693])+COM.MICROSOFT.MAXIFS([.$D$2:.$D$837]; [.$A$2:.$A$837]; [.A693]))" office:value-type="float" office:value="120" calcext:value-type="float">
            <text:p>120</text:p>
          </table:table-cell>
          <table:table-cell office:value-type="string" calcext:value-type="string">
            <text:p>LIMBRICK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I</text:p>
          </table:table-cell>
          <table:table-cell office:value-type="float" office:value="0" calcext:value-type="float">
            <text:p>0</text:p>
          </table:table-cell>
          <table:table-cell table:formula="of:=IF(([.C694]=0);VLOOKUP([.B694];[$Lookup.$A$2:.$B$53]; 2; FALSE());&quot;&quot;)" office:value-type="float" office:value="35" calcext:value-type="float">
            <text:p>35</text:p>
          </table:table-cell>
          <table:table-cell table:formula="of:=IF(NOT([.D694]=&quot;&quot;); [.D694]; COUNTIFS([.C$2:.C694]; &quot;&gt;0&quot;; [.A$2:.A694]; [.A694])+COM.MICROSOFT.MAXIFS([.$D$2:.$D$837]; [.$A$2:.$A$837]; [.A694]))" office:value-type="float" office:value="35" calcext:value-type="float">
            <text:p>3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I</text:p>
          </table:table-cell>
          <table:table-cell office:value-type="float" office:value="1" calcext:value-type="float">
            <text:p>1</text:p>
          </table:table-cell>
          <table:table-cell table:formula="of:=IF(([.C695]=0);VLOOKUP([.B695];[$Lookup.$A$2:.$B$53]; 2; FALSE());&quot;&quot;)">
            <text:p/>
          </table:table-cell>
          <table:table-cell table:formula="of:=IF(NOT([.D695]=&quot;&quot;); [.D695]; COUNTIFS([.C$2:.C695]; &quot;&gt;0&quot;; [.A$2:.A695]; [.A695])+COM.MICROSOFT.MAXIFS([.$D$2:.$D$837]; [.$A$2:.$A$837]; [.A695]))" office:value-type="float" office:value="121" calcext:value-type="float">
            <text:p>121</text:p>
          </table:table-cell>
          <table:table-cell office:value-type="string" calcext:value-type="string">
            <text:p>NALLIAH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I</text:p>
          </table:table-cell>
          <table:table-cell office:value-type="float" office:value="2" calcext:value-type="float">
            <text:p>2</text:p>
          </table:table-cell>
          <table:table-cell table:formula="of:=IF(([.C696]=0);VLOOKUP([.B696];[$Lookup.$A$2:.$B$53]; 2; FALSE());&quot;&quot;)">
            <text:p/>
          </table:table-cell>
          <table:table-cell table:formula="of:=IF(NOT([.D696]=&quot;&quot;); [.D696]; COUNTIFS([.C$2:.C696]; &quot;&gt;0&quot;; [.A$2:.A696]; [.A696])+COM.MICROSOFT.MAXIFS([.$D$2:.$D$837]; [.$A$2:.$A$837]; [.A696]))" office:value-type="float" office:value="122" calcext:value-type="float">
            <text:p>122</text:p>
          </table:table-cell>
          <table:table-cell office:value-type="string" calcext:value-type="string">
            <text:p>CRESTANI</text:p>
          </table:table-cell>
          <table:table-cell office:value-type="string" calcext:value-type="string">
            <text:p>Rosalie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J</text:p>
          </table:table-cell>
          <table:table-cell office:value-type="float" office:value="0" calcext:value-type="float">
            <text:p>0</text:p>
          </table:table-cell>
          <table:table-cell table:formula="of:=IF(([.C697]=0);VLOOKUP([.B697];[$Lookup.$A$2:.$B$53]; 2; FALSE());&quot;&quot;)" office:value-type="float" office:value="36" calcext:value-type="float">
            <text:p>36</text:p>
          </table:table-cell>
          <table:table-cell table:formula="of:=IF(NOT([.D697]=&quot;&quot;); [.D697]; COUNTIFS([.C$2:.C697]; &quot;&gt;0&quot;; [.A$2:.A697]; [.A697])+COM.MICROSOFT.MAXIFS([.$D$2:.$D$837]; [.$A$2:.$A$837]; [.A697]))" office:value-type="float" office:value="36" calcext:value-type="float">
            <text:p>3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Progressive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formula="of:=IF(([.C698]=0);VLOOKUP([.B698];[$Lookup.$A$2:.$B$53]; 2; FALSE());&quot;&quot;)">
            <text:p/>
          </table:table-cell>
          <table:table-cell table:formula="of:=IF(NOT([.D698]=&quot;&quot;); [.D698]; COUNTIFS([.C$2:.C698]; &quot;&gt;0&quot;; [.A$2:.A698]; [.A698])+COM.MICROSOFT.MAXIFS([.$D$2:.$D$837]; [.$A$2:.$A$837]; [.A698]))" office:value-type="float" office:value="123" calcext:value-type="float">
            <text:p>123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ustralian Progressive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J</text:p>
          </table:table-cell>
          <table:table-cell office:value-type="float" office:value="2" calcext:value-type="float">
            <text:p>2</text:p>
          </table:table-cell>
          <table:table-cell table:formula="of:=IF(([.C699]=0);VLOOKUP([.B699];[$Lookup.$A$2:.$B$53]; 2; FALSE());&quot;&quot;)">
            <text:p/>
          </table:table-cell>
          <table:table-cell table:formula="of:=IF(NOT([.D699]=&quot;&quot;); [.D699]; COUNTIFS([.C$2:.C699]; &quot;&gt;0&quot;; [.A$2:.A699]; [.A699])+COM.MICROSOFT.MAXIFS([.$D$2:.$D$837]; [.$A$2:.$A$837]; [.A699]))" office:value-type="float" office:value="124" calcext:value-type="float">
            <text:p>124</text:p>
          </table:table-cell>
          <table:table-cell office:value-type="string" calcext:value-type="string">
            <text:p>GILMORE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Australian Progressive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K</text:p>
          </table:table-cell>
          <table:table-cell office:value-type="float" office:value="0" calcext:value-type="float">
            <text:p>0</text:p>
          </table:table-cell>
          <table:table-cell table:formula="of:=IF(([.C700]=0);VLOOKUP([.B700];[$Lookup.$A$2:.$B$53]; 2; FALSE());&quot;&quot;)" office:value-type="float" office:value="37" calcext:value-type="float">
            <text:p>37</text:p>
          </table:table-cell>
          <table:table-cell table:formula="of:=IF(NOT([.D700]=&quot;&quot;); [.D700]; COUNTIFS([.C$2:.C700]; &quot;&gt;0&quot;; [.A$2:.A700]; [.A700])+COM.MICROSOFT.MAXIFS([.$D$2:.$D$837]; [.$A$2:.$A$837]; [.A700]))" office:value-type="float" office:value="37" calcext:value-type="float">
            <text:p>3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K</text:p>
          </table:table-cell>
          <table:table-cell office:value-type="float" office:value="1" calcext:value-type="float">
            <text:p>1</text:p>
          </table:table-cell>
          <table:table-cell table:formula="of:=IF(([.C701]=0);VLOOKUP([.B701];[$Lookup.$A$2:.$B$53]; 2; FALSE());&quot;&quot;)">
            <text:p/>
          </table:table-cell>
          <table:table-cell table:formula="of:=IF(NOT([.D701]=&quot;&quot;); [.D701]; COUNTIFS([.C$2:.C701]; &quot;&gt;0&quot;; [.A$2:.A701]; [.A701])+COM.MICROSOFT.MAXIFS([.$D$2:.$D$837]; [.$A$2:.$A$837]; [.A701]))" office:value-type="float" office:value="125" calcext:value-type="float">
            <text:p>125</text:p>
          </table:table-cell>
          <table:table-cell office:value-type="string" calcext:value-type="string">
            <text:p>DI NATAL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K</text:p>
          </table:table-cell>
          <table:table-cell office:value-type="float" office:value="2" calcext:value-type="float">
            <text:p>2</text:p>
          </table:table-cell>
          <table:table-cell table:formula="of:=IF(([.C702]=0);VLOOKUP([.B702];[$Lookup.$A$2:.$B$53]; 2; FALSE());&quot;&quot;)">
            <text:p/>
          </table:table-cell>
          <table:table-cell table:formula="of:=IF(NOT([.D702]=&quot;&quot;); [.D702]; COUNTIFS([.C$2:.C702]; &quot;&gt;0&quot;; [.A$2:.A702]; [.A702])+COM.MICROSOFT.MAXIFS([.$D$2:.$D$837]; [.$A$2:.$A$837]; [.A702]))" office:value-type="float" office:value="126" calcext:value-type="float">
            <text:p>126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K</text:p>
          </table:table-cell>
          <table:table-cell office:value-type="float" office:value="3" calcext:value-type="float">
            <text:p>3</text:p>
          </table:table-cell>
          <table:table-cell table:formula="of:=IF(([.C703]=0);VLOOKUP([.B703];[$Lookup.$A$2:.$B$53]; 2; FALSE());&quot;&quot;)">
            <text:p/>
          </table:table-cell>
          <table:table-cell table:formula="of:=IF(NOT([.D703]=&quot;&quot;); [.D703]; COUNTIFS([.C$2:.C703]; &quot;&gt;0&quot;; [.A$2:.A703]; [.A703])+COM.MICROSOFT.MAXIFS([.$D$2:.$D$837]; [.$A$2:.$A$837]; [.A703]))" office:value-type="float" office:value="127" calcext:value-type="float">
            <text:p>127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Misha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K</text:p>
          </table:table-cell>
          <table:table-cell office:value-type="float" office:value="4" calcext:value-type="float">
            <text:p>4</text:p>
          </table:table-cell>
          <table:table-cell table:formula="of:=IF(([.C704]=0);VLOOKUP([.B704];[$Lookup.$A$2:.$B$53]; 2; FALSE());&quot;&quot;)">
            <text:p/>
          </table:table-cell>
          <table:table-cell table:formula="of:=IF(NOT([.D704]=&quot;&quot;); [.D704]; COUNTIFS([.C$2:.C704]; &quot;&gt;0&quot;; [.A$2:.A704]; [.A704])+COM.MICROSOFT.MAXIFS([.$D$2:.$D$837]; [.$A$2:.$A$837]; [.A704]))" office:value-type="float" office:value="128" calcext:value-type="float">
            <text:p>128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K</text:p>
          </table:table-cell>
          <table:table-cell office:value-type="float" office:value="5" calcext:value-type="float">
            <text:p>5</text:p>
          </table:table-cell>
          <table:table-cell table:formula="of:=IF(([.C705]=0);VLOOKUP([.B705];[$Lookup.$A$2:.$B$53]; 2; FALSE());&quot;&quot;)">
            <text:p/>
          </table:table-cell>
          <table:table-cell table:formula="of:=IF(NOT([.D705]=&quot;&quot;); [.D705]; COUNTIFS([.C$2:.C705]; &quot;&gt;0&quot;; [.A$2:.A705]; [.A705])+COM.MICROSOFT.MAXIFS([.$D$2:.$D$837]; [.$A$2:.$A$837]; [.A705]))" office:value-type="float" office:value="129" calcext:value-type="float">
            <text:p>129</text:p>
          </table:table-cell>
          <table:table-cell office:value-type="string" calcext:value-type="string">
            <text:p>CRABB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K</text:p>
          </table:table-cell>
          <table:table-cell office:value-type="float" office:value="6" calcext:value-type="float">
            <text:p>6</text:p>
          </table:table-cell>
          <table:table-cell table:formula="of:=IF(([.C706]=0);VLOOKUP([.B706];[$Lookup.$A$2:.$B$53]; 2; FALSE());&quot;&quot;)">
            <text:p/>
          </table:table-cell>
          <table:table-cell table:formula="of:=IF(NOT([.D706]=&quot;&quot;); [.D706]; COUNTIFS([.C$2:.C706]; &quot;&gt;0&quot;; [.A$2:.A706]; [.A706])+COM.MICROSOFT.MAXIFS([.$D$2:.$D$837]; [.$A$2:.$A$837]; [.A706]))" office:value-type="float" office:value="130" calcext:value-type="float">
            <text:p>130</text:p>
          </table:table-cell>
          <table:table-cell office:value-type="string" calcext:value-type="string">
            <text:p>SEARL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K</text:p>
          </table:table-cell>
          <table:table-cell office:value-type="float" office:value="7" calcext:value-type="float">
            <text:p>7</text:p>
          </table:table-cell>
          <table:table-cell table:formula="of:=IF(([.C707]=0);VLOOKUP([.B707];[$Lookup.$A$2:.$B$53]; 2; FALSE());&quot;&quot;)">
            <text:p/>
          </table:table-cell>
          <table:table-cell table:formula="of:=IF(NOT([.D707]=&quot;&quot;); [.D707]; COUNTIFS([.C$2:.C707]; &quot;&gt;0&quot;; [.A$2:.A707]; [.A707])+COM.MICROSOFT.MAXIFS([.$D$2:.$D$837]; [.$A$2:.$A$837]; [.A707]))" office:value-type="float" office:value="131" calcext:value-type="float">
            <text:p>131</text:p>
          </table:table-cell>
          <table:table-cell office:value-type="string" calcext:value-type="string">
            <text:p>MINIFIE</text:p>
          </table:table-cell>
          <table:table-cell office:value-type="string" calcext:value-type="string">
            <text:p>Tasma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K</text:p>
          </table:table-cell>
          <table:table-cell office:value-type="float" office:value="8" calcext:value-type="float">
            <text:p>8</text:p>
          </table:table-cell>
          <table:table-cell table:formula="of:=IF(([.C708]=0);VLOOKUP([.B708];[$Lookup.$A$2:.$B$53]; 2; FALSE());&quot;&quot;)">
            <text:p/>
          </table:table-cell>
          <table:table-cell table:formula="of:=IF(NOT([.D708]=&quot;&quot;); [.D708]; COUNTIFS([.C$2:.C708]; &quot;&gt;0&quot;; [.A$2:.A708]; [.A708])+COM.MICROSOFT.MAXIFS([.$D$2:.$D$837]; [.$A$2:.$A$837]; [.A708]))" office:value-type="float" office:value="132" calcext:value-type="float">
            <text:p>132</text:p>
          </table:table-cell>
          <table:table-cell office:value-type="string" calcext:value-type="string">
            <text:p>ALDEN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K</text:p>
          </table:table-cell>
          <table:table-cell office:value-type="float" office:value="9" calcext:value-type="float">
            <text:p>9</text:p>
          </table:table-cell>
          <table:table-cell table:formula="of:=IF(([.C709]=0);VLOOKUP([.B709];[$Lookup.$A$2:.$B$53]; 2; FALSE());&quot;&quot;)">
            <text:p/>
          </table:table-cell>
          <table:table-cell table:formula="of:=IF(NOT([.D709]=&quot;&quot;); [.D709]; COUNTIFS([.C$2:.C709]; &quot;&gt;0&quot;; [.A$2:.A709]; [.A709])+COM.MICROSOFT.MAXIFS([.$D$2:.$D$837]; [.$A$2:.$A$837]; [.A709]))" office:value-type="float" office:value="133" calcext:value-type="float">
            <text:p>133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K</text:p>
          </table:table-cell>
          <table:table-cell office:value-type="float" office:value="10" calcext:value-type="float">
            <text:p>10</text:p>
          </table:table-cell>
          <table:table-cell table:formula="of:=IF(([.C710]=0);VLOOKUP([.B710];[$Lookup.$A$2:.$B$53]; 2; FALSE());&quot;&quot;)">
            <text:p/>
          </table:table-cell>
          <table:table-cell table:formula="of:=IF(NOT([.D710]=&quot;&quot;); [.D710]; COUNTIFS([.C$2:.C710]; &quot;&gt;0&quot;; [.A$2:.A710]; [.A710])+COM.MICROSOFT.MAXIFS([.$D$2:.$D$837]; [.$A$2:.$A$837]; [.A710]))" office:value-type="float" office:value="134" calcext:value-type="float">
            <text:p>134</text:p>
          </table:table-cell>
          <table:table-cell office:value-type="string" calcext:value-type="string">
            <text:p>SEKHON</text:p>
          </table:table-cell>
          <table:table-cell office:value-type="string" calcext:value-type="string">
            <text:p>Gurm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K</text:p>
          </table:table-cell>
          <table:table-cell office:value-type="float" office:value="11" calcext:value-type="float">
            <text:p>11</text:p>
          </table:table-cell>
          <table:table-cell table:formula="of:=IF(([.C711]=0);VLOOKUP([.B711];[$Lookup.$A$2:.$B$53]; 2; FALSE());&quot;&quot;)">
            <text:p/>
          </table:table-cell>
          <table:table-cell table:formula="of:=IF(NOT([.D711]=&quot;&quot;); [.D711]; COUNTIFS([.C$2:.C711]; &quot;&gt;0&quot;; [.A$2:.A711]; [.A711])+COM.MICROSOFT.MAXIFS([.$D$2:.$D$837]; [.$A$2:.$A$837]; [.A711]))" office:value-type="float" office:value="135" calcext:value-type="float">
            <text:p>135</text:p>
          </table:table-cell>
          <table:table-cell office:value-type="string" calcext:value-type="string">
            <text:p>MAGUIRE-ROSIER</text:p>
          </table:table-cell>
          <table:table-cell office:value-type="string" calcext:value-type="string">
            <text:p>Josephin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K</text:p>
          </table:table-cell>
          <table:table-cell office:value-type="float" office:value="12" calcext:value-type="float">
            <text:p>12</text:p>
          </table:table-cell>
          <table:table-cell table:formula="of:=IF(([.C712]=0);VLOOKUP([.B712];[$Lookup.$A$2:.$B$53]; 2; FALSE());&quot;&quot;)">
            <text:p/>
          </table:table-cell>
          <table:table-cell table:formula="of:=IF(NOT([.D712]=&quot;&quot;); [.D712]; COUNTIFS([.C$2:.C712]; &quot;&gt;0&quot;; [.A$2:.A712]; [.A712])+COM.MICROSOFT.MAXIFS([.$D$2:.$D$837]; [.$A$2:.$A$837]; [.A712]))" office:value-type="float" office:value="136" calcext:value-type="float">
            <text:p>136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The Greens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L</text:p>
          </table:table-cell>
          <table:table-cell office:value-type="float" office:value="0" calcext:value-type="float">
            <text:p>0</text:p>
          </table:table-cell>
          <table:table-cell table:formula="of:=IF(([.C713]=0);VLOOKUP([.B713];[$Lookup.$A$2:.$B$53]; 2; FALSE());&quot;&quot;)" office:value-type="float" office:value="38" calcext:value-type="float">
            <text:p>38</text:p>
          </table:table-cell>
          <table:table-cell table:formula="of:=IF(NOT([.D713]=&quot;&quot;); [.D713]; COUNTIFS([.C$2:.C713]; &quot;&gt;0&quot;; [.A$2:.A713]; [.A713])+COM.MICROSOFT.MAXIFS([.$D$2:.$D$837]; [.$A$2:.$A$837]; [.A713]))" office:value-type="float" office:value="38" calcext:value-type="float">
            <text:p>3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Sex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table:formula="of:=IF(([.C714]=0);VLOOKUP([.B714];[$Lookup.$A$2:.$B$53]; 2; FALSE());&quot;&quot;)">
            <text:p/>
          </table:table-cell>
          <table:table-cell table:formula="of:=IF(NOT([.D714]=&quot;&quot;); [.D714]; COUNTIFS([.C$2:.C714]; &quot;&gt;0&quot;; [.A$2:.A714]; [.A714])+COM.MICROSOFT.MAXIFS([.$D$2:.$D$837]; [.$A$2:.$A$837]; [.A714]))" office:value-type="float" office:value="137" calcext:value-type="float">
            <text:p>137</text:p>
          </table:table-cell>
          <table:table-cell office:value-type="string" calcext:value-type="string">
            <text:p>DOIG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Australian Sex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table:formula="of:=IF(([.C715]=0);VLOOKUP([.B715];[$Lookup.$A$2:.$B$53]; 2; FALSE());&quot;&quot;)">
            <text:p/>
          </table:table-cell>
          <table:table-cell table:formula="of:=IF(NOT([.D715]=&quot;&quot;); [.D715]; COUNTIFS([.C$2:.C715]; &quot;&gt;0&quot;; [.A$2:.A715]; [.A715])+COM.MICROSOFT.MAXIFS([.$D$2:.$D$837]; [.$A$2:.$A$837]; [.A715]))" office:value-type="float" office:value="138" calcext:value-type="float">
            <text:p>138</text:p>
          </table:table-cell>
          <table:table-cell office:value-type="string" calcext:value-type="string">
            <text:p>MULCAHY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Australian Sex Party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G</text:p>
          </table:table-cell>
          <table:table-cell office:value-type="float" office:value="1" calcext:value-type="float">
            <text:p>1</text:p>
          </table:table-cell>
          <table:table-cell table:formula="of:=IF(([.C716]=0);VLOOKUP([.B716];[$Lookup.$A$2:.$B$53]; 2; FALSE());&quot;&quot;)">
            <text:p/>
          </table:table-cell>
          <table:table-cell table:formula="of:=IF(NOT([.D716]=&quot;&quot;); [.D716]; COUNTIFS([.C$2:.C716]; &quot;&gt;0&quot;; [.A$2:.A716]; [.A716])+COM.MICROSOFT.MAXIFS([.$D$2:.$D$837]; [.$A$2:.$A$837]; [.A716]))" office:value-type="float" office:value="139" calcext:value-type="float">
            <text:p>139</text:p>
          </table:table-cell>
          <table:table-cell office:value-type="string" calcext:value-type="string">
            <text:p>JUHASZ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G</text:p>
          </table:table-cell>
          <table:table-cell office:value-type="float" office:value="2" calcext:value-type="float">
            <text:p>2</text:p>
          </table:table-cell>
          <table:table-cell table:formula="of:=IF(([.C717]=0);VLOOKUP([.B717];[$Lookup.$A$2:.$B$53]; 2; FALSE());&quot;&quot;)">
            <text:p/>
          </table:table-cell>
          <table:table-cell table:formula="of:=IF(NOT([.D717]=&quot;&quot;); [.D717]; COUNTIFS([.C$2:.C717]; &quot;&gt;0&quot;; [.A$2:.A717]; [.A717])+COM.MICROSOFT.MAXIFS([.$D$2:.$D$837]; [.$A$2:.$A$837]; [.A717]))" office:value-type="float" office:value="140" calcext:value-type="float">
            <text:p>140</text:p>
          </table:table-cell>
          <table:table-cell office:value-type="string" calcext:value-type="string">
            <text:p>ARASU</text:p>
          </table:table-cell>
          <table:table-cell office:value-type="string" calcext:value-type="string">
            <text:p>Karthik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G</text:p>
          </table:table-cell>
          <table:table-cell office:value-type="float" office:value="3" calcext:value-type="float">
            <text:p>3</text:p>
          </table:table-cell>
          <table:table-cell table:formula="of:=IF(([.C718]=0);VLOOKUP([.B718];[$Lookup.$A$2:.$B$53]; 2; FALSE());&quot;&quot;)">
            <text:p/>
          </table:table-cell>
          <table:table-cell table:formula="of:=IF(NOT([.D718]=&quot;&quot;); [.D718]; COUNTIFS([.C$2:.C718]; &quot;&gt;0&quot;; [.A$2:.A718]; [.A718])+COM.MICROSOFT.MAXIFS([.$D$2:.$D$837]; [.$A$2:.$A$837]; [.A718]))" office:value-type="float" office:value="141" calcext:value-type="float">
            <text:p>141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G</text:p>
          </table:table-cell>
          <table:table-cell office:value-type="float" office:value="4" calcext:value-type="float">
            <text:p>4</text:p>
          </table:table-cell>
          <table:table-cell table:formula="of:=IF(([.C719]=0);VLOOKUP([.B719];[$Lookup.$A$2:.$B$53]; 2; FALSE());&quot;&quot;)">
            <text:p/>
          </table:table-cell>
          <table:table-cell table:formula="of:=IF(NOT([.D719]=&quot;&quot;); [.D719]; COUNTIFS([.C$2:.C719]; &quot;&gt;0&quot;; [.A$2:.A719]; [.A719])+COM.MICROSOFT.MAXIFS([.$D$2:.$D$837]; [.$A$2:.$A$837]; [.A719]))" office:value-type="float" office:value="142" calcext:value-type="float">
            <text:p>142</text:p>
          </table:table-cell>
          <table:table-cell office:value-type="string" calcext:value-type="string">
            <text:p>SPASOJEVIC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G</text:p>
          </table:table-cell>
          <table:table-cell office:value-type="float" office:value="5" calcext:value-type="float">
            <text:p>5</text:p>
          </table:table-cell>
          <table:table-cell table:formula="of:=IF(([.C720]=0);VLOOKUP([.B720];[$Lookup.$A$2:.$B$53]; 2; FALSE());&quot;&quot;)">
            <text:p/>
          </table:table-cell>
          <table:table-cell table:formula="of:=IF(NOT([.D720]=&quot;&quot;); [.D720]; COUNTIFS([.C$2:.C720]; &quot;&gt;0&quot;; [.A$2:.A720]; [.A720])+COM.MICROSOFT.MAXIFS([.$D$2:.$D$837]; [.$A$2:.$A$837]; [.A720]))" office:value-type="float" office:value="143" calcext:value-type="float">
            <text:p>143</text:p>
          </table:table-cell>
          <table:table-cell office:value-type="string" calcext:value-type="string">
            <text:p>KARAGIANNIDI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G</text:p>
          </table:table-cell>
          <table:table-cell office:value-type="float" office:value="6" calcext:value-type="float">
            <text:p>6</text:p>
          </table:table-cell>
          <table:table-cell table:formula="of:=IF(([.C721]=0);VLOOKUP([.B721];[$Lookup.$A$2:.$B$53]; 2; FALSE());&quot;&quot;)">
            <text:p/>
          </table:table-cell>
          <table:table-cell table:formula="of:=IF(NOT([.D721]=&quot;&quot;); [.D721]; COUNTIFS([.C$2:.C721]; &quot;&gt;0&quot;; [.A$2:.A721]; [.A721])+COM.MICROSOFT.MAXIFS([.$D$2:.$D$837]; [.$A$2:.$A$837]; [.A721]))" office:value-type="float" office:value="144" calcext:value-type="float">
            <text:p>144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Geoff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G</text:p>
          </table:table-cell>
          <table:table-cell office:value-type="float" office:value="7" calcext:value-type="float">
            <text:p>7</text:p>
          </table:table-cell>
          <table:table-cell table:formula="of:=IF(([.C722]=0);VLOOKUP([.B722];[$Lookup.$A$2:.$B$53]; 2; FALSE());&quot;&quot;)">
            <text:p/>
          </table:table-cell>
          <table:table-cell table:formula="of:=IF(NOT([.D722]=&quot;&quot;); [.D722]; COUNTIFS([.C$2:.C722]; &quot;&gt;0&quot;; [.A$2:.A722]; [.A722])+COM.MICROSOFT.MAXIFS([.$D$2:.$D$837]; [.$A$2:.$A$837]; [.A722]))" office:value-type="float" office:value="145" calcext:value-type="float">
            <text:p>145</text:p>
          </table:table-cell>
          <table:table-cell office:value-type="string" calcext:value-type="string">
            <text:p>MULL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G</text:p>
          </table:table-cell>
          <table:table-cell office:value-type="float" office:value="8" calcext:value-type="float">
            <text:p>8</text:p>
          </table:table-cell>
          <table:table-cell table:formula="of:=IF(([.C723]=0);VLOOKUP([.B723];[$Lookup.$A$2:.$B$53]; 2; FALSE());&quot;&quot;)">
            <text:p/>
          </table:table-cell>
          <table:table-cell table:formula="of:=IF(NOT([.D723]=&quot;&quot;); [.D723]; COUNTIFS([.C$2:.C723]; &quot;&gt;0&quot;; [.A$2:.A723]; [.A723])+COM.MICROSOFT.MAXIFS([.$D$2:.$D$837]; [.$A$2:.$A$837]; [.A723]))" office:value-type="float" office:value="146" calcext:value-type="float">
            <text:p>146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G</text:p>
          </table:table-cell>
          <table:table-cell office:value-type="float" office:value="9" calcext:value-type="float">
            <text:p>9</text:p>
          </table:table-cell>
          <table:table-cell table:formula="of:=IF(([.C724]=0);VLOOKUP([.B724];[$Lookup.$A$2:.$B$53]; 2; FALSE());&quot;&quot;)">
            <text:p/>
          </table:table-cell>
          <table:table-cell table:formula="of:=IF(NOT([.D724]=&quot;&quot;); [.D724]; COUNTIFS([.C$2:.C724]; &quot;&gt;0&quot;; [.A$2:.A724]; [.A724])+COM.MICROSOFT.MAXIFS([.$D$2:.$D$837]; [.$A$2:.$A$837]; [.A724]))" office:value-type="float" office:value="147" calcext:value-type="float">
            <text:p>147</text:p>
          </table:table-cell>
          <table:table-cell office:value-type="string" calcext:value-type="string">
            <text:p>VADARLIS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G</text:p>
          </table:table-cell>
          <table:table-cell office:value-type="float" office:value="10" calcext:value-type="float">
            <text:p>10</text:p>
          </table:table-cell>
          <table:table-cell table:formula="of:=IF(([.C725]=0);VLOOKUP([.B725];[$Lookup.$A$2:.$B$53]; 2; FALSE());&quot;&quot;)">
            <text:p/>
          </table:table-cell>
          <table:table-cell table:formula="of:=IF(NOT([.D725]=&quot;&quot;); [.D725]; COUNTIFS([.C$2:.C725]; &quot;&gt;0&quot;; [.A$2:.A725]; [.A725])+COM.MICROSOFT.MAXIFS([.$D$2:.$D$837]; [.$A$2:.$A$837]; [.A725]))" office:value-type="float" office:value="148" calcext:value-type="float">
            <text:p>148</text:p>
          </table:table-cell>
          <table:table-cell office:value-type="string" calcext:value-type="string">
            <text:p>DICKENSON</text:p>
          </table:table-cell>
          <table:table-cell office:value-type="string" calcext:value-type="string">
            <text:p>Mark Francis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G</text:p>
          </table:table-cell>
          <table:table-cell office:value-type="float" office:value="11" calcext:value-type="float">
            <text:p>11</text:p>
          </table:table-cell>
          <table:table-cell table:formula="of:=IF(([.C726]=0);VLOOKUP([.B726];[$Lookup.$A$2:.$B$53]; 2; FALSE());&quot;&quot;)">
            <text:p/>
          </table:table-cell>
          <table:table-cell table:formula="of:=IF(NOT([.D726]=&quot;&quot;); [.D726]; COUNTIFS([.C$2:.C726]; &quot;&gt;0&quot;; [.A$2:.A726]; [.A726])+COM.MICROSOFT.MAXIFS([.$D$2:.$D$837]; [.$A$2:.$A$837]; [.A726]))" office:value-type="float" office:value="149" calcext:value-type="float">
            <text:p>149</text:p>
          </table:table-cell>
          <table:table-cell office:value-type="string" calcext:value-type="string">
            <text:p>SHMUEL</text:p>
          </table:table-cell>
          <table:table-cell office:value-type="string" calcext:value-type="string">
            <text:p>Immanuel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G</text:p>
          </table:table-cell>
          <table:table-cell office:value-type="float" office:value="12" calcext:value-type="float">
            <text:p>12</text:p>
          </table:table-cell>
          <table:table-cell table:formula="of:=IF(([.C727]=0);VLOOKUP([.B727];[$Lookup.$A$2:.$B$53]; 2; FALSE());&quot;&quot;)">
            <text:p/>
          </table:table-cell>
          <table:table-cell table:formula="of:=IF(NOT([.D727]=&quot;&quot;); [.D727]; COUNTIFS([.C$2:.C727]; &quot;&gt;0&quot;; [.A$2:.A727]; [.A727])+COM.MICROSOFT.MAXIFS([.$D$2:.$D$837]; [.$A$2:.$A$837]; [.A727]))" office:value-type="float" office:value="150" calcext:value-type="float">
            <text:p>150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G</text:p>
          </table:table-cell>
          <table:table-cell office:value-type="float" office:value="13" calcext:value-type="float">
            <text:p>13</text:p>
          </table:table-cell>
          <table:table-cell table:formula="of:=IF(([.C728]=0);VLOOKUP([.B728];[$Lookup.$A$2:.$B$53]; 2; FALSE());&quot;&quot;)">
            <text:p/>
          </table:table-cell>
          <table:table-cell table:formula="of:=IF(NOT([.D728]=&quot;&quot;); [.D728]; COUNTIFS([.C$2:.C728]; &quot;&gt;0&quot;; [.A$2:.A728]; [.A728])+COM.MICROSOFT.MAXIFS([.$D$2:.$D$837]; [.$A$2:.$A$837]; [.A728]))" office:value-type="float" office:value="151" calcext:value-type="float">
            <text:p>151</text:p>
          </table:table-cell>
          <table:table-cell office:value-type="string" calcext:value-type="string">
            <text:p>URIE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G</text:p>
          </table:table-cell>
          <table:table-cell office:value-type="float" office:value="14" calcext:value-type="float">
            <text:p>14</text:p>
          </table:table-cell>
          <table:table-cell table:formula="of:=IF(([.C729]=0);VLOOKUP([.B729];[$Lookup.$A$2:.$B$53]; 2; FALSE());&quot;&quot;)">
            <text:p/>
          </table:table-cell>
          <table:table-cell table:formula="of:=IF(NOT([.D729]=&quot;&quot;); [.D729]; COUNTIFS([.C$2:.C729]; &quot;&gt;0&quot;; [.A$2:.A729]; [.A729])+COM.MICROSOFT.MAXIFS([.$D$2:.$D$837]; [.$A$2:.$A$837]; [.A729]))" office:value-type="float" office:value="152" calcext:value-type="float">
            <text:p>152</text:p>
          </table:table-cell>
          <table:table-cell office:value-type="string" calcext:value-type="string">
            <text:p>NYE</text:p>
          </table:table-cell>
          <table:table-cell office:value-type="string" calcext:value-type="string">
            <text:p>Trevor William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G</text:p>
          </table:table-cell>
          <table:table-cell office:value-type="float" office:value="15" calcext:value-type="float">
            <text:p>15</text:p>
          </table:table-cell>
          <table:table-cell table:formula="of:=IF(([.C730]=0);VLOOKUP([.B730];[$Lookup.$A$2:.$B$53]; 2; FALSE());&quot;&quot;)">
            <text:p/>
          </table:table-cell>
          <table:table-cell table:formula="of:=IF(NOT([.D730]=&quot;&quot;); [.D730]; COUNTIFS([.C$2:.C730]; &quot;&gt;0&quot;; [.A$2:.A730]; [.A730])+COM.MICROSOFT.MAXIFS([.$D$2:.$D$837]; [.$A$2:.$A$837]; [.A730]))" office:value-type="float" office:value="153" calcext:value-type="float">
            <text:p>153</text:p>
          </table:table-cell>
          <table:table-cell office:value-type="string" calcext:value-type="string">
            <text:p>HAWKS</text:p>
          </table:table-cell>
          <table:table-cell office:value-type="string" calcext:value-type="string">
            <text:p>Peter John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string" calcext:value-type="string">
            <text:p>UG</text:p>
          </table:table-cell>
          <table:table-cell office:value-type="float" office:value="16" calcext:value-type="float">
            <text:p>16</text:p>
          </table:table-cell>
          <table:table-cell table:formula="of:=IF(([.C731]=0);VLOOKUP([.B731];[$Lookup.$A$2:.$B$53]; 2; FALSE());&quot;&quot;)">
            <text:p/>
          </table:table-cell>
          <table:table-cell table:formula="of:=IF(NOT([.D731]=&quot;&quot;); [.D731]; COUNTIFS([.C$2:.C731]; &quot;&gt;0&quot;; [.A$2:.A731]; [.A731])+COM.MICROSOFT.MAXIFS([.$D$2:.$D$837]; [.$A$2:.$A$837]; [.A731]))" office:value-type="float" office:value="154" calcext:value-type="float">
            <text:p>154</text:p>
          </table:table-cell>
          <table:table-cell office:value-type="string" calcext:value-type="string">
            <text:p>BESLIS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([.C732]=0);VLOOKUP([.B732];[$Lookup.$A$2:.$B$53]; 2; FALSE());&quot;&quot;)" office:value-type="float" office:value="1" calcext:value-type="float">
            <text:p>1</text:p>
          </table:table-cell>
          <table:table-cell table:formula="of:=IF(NOT([.D732]=&quot;&quot;); [.D732]; COUNTIFS([.C$2:.C732]; &quot;&gt;0&quot;; [.A$2:.A732]; [.A732])+COM.MICROSOFT.MAXIFS([.$D$2:.$D$837]; [.$A$2:.$A$837]; [.A732]))" office:value-type="float" office:value="1" calcext:value-type="float">
            <text:p>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IF(([.C733]=0);VLOOKUP([.B733];[$Lookup.$A$2:.$B$53]; 2; FALSE());&quot;&quot;)">
            <text:p/>
          </table:table-cell>
          <table:table-cell table:formula="of:=IF(NOT([.D733]=&quot;&quot;); [.D733]; COUNTIFS([.C$2:.C733]; &quot;&gt;0&quot;; [.A$2:.A733]; [.A733])+COM.MICROSOFT.MAXIFS([.$D$2:.$D$837]; [.$A$2:.$A$837]; [.A733]))" office:value-type="float" office:value="29" calcext:value-type="float">
            <text:p>29</text:p>
          </table:table-cell>
          <table:table-cell office:value-type="string" calcext:value-type="string">
            <text:p>IMISIDES</text:p>
          </table:table-cell>
          <table:table-cell office:value-type="string" calcext:value-type="string">
            <text:p>Mark David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IF(([.C734]=0);VLOOKUP([.B734];[$Lookup.$A$2:.$B$53]; 2; FALSE());&quot;&quot;)">
            <text:p/>
          </table:table-cell>
          <table:table-cell table:formula="of:=IF(NOT([.D734]=&quot;&quot;); [.D734]; COUNTIFS([.C$2:.C734]; &quot;&gt;0&quot;; [.A$2:.A734]; [.A734])+COM.MICROSOFT.MAXIFS([.$D$2:.$D$837]; [.$A$2:.$A$837]; [.A734]))" office:value-type="float" office:value="30" calcext:value-type="float">
            <text:p>30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hilip Campbell</text:p>
          </table:table-cell>
          <table:table-cell office:value-type="string" calcext:value-type="string">
            <text:p>Christian Democratic Party (Fred Nile Group)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IF(([.C735]=0);VLOOKUP([.B735];[$Lookup.$A$2:.$B$53]; 2; FALSE());&quot;&quot;)" office:value-type="float" office:value="2" calcext:value-type="float">
            <text:p>2</text:p>
          </table:table-cell>
          <table:table-cell table:formula="of:=IF(NOT([.D735]=&quot;&quot;); [.D735]; COUNTIFS([.C$2:.C735]; &quot;&gt;0&quot;; [.A$2:.A735]; [.A735])+COM.MICROSOFT.MAXIFS([.$D$2:.$D$837]; [.$A$2:.$A$837]; [.A735]))" office:value-type="float" office:value="2" calcext:value-type="float">
            <text:p>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IF(([.C736]=0);VLOOKUP([.B736];[$Lookup.$A$2:.$B$53]; 2; FALSE());&quot;&quot;)">
            <text:p/>
          </table:table-cell>
          <table:table-cell table:formula="of:=IF(NOT([.D736]=&quot;&quot;); [.D736]; COUNTIFS([.C$2:.C736]; &quot;&gt;0&quot;; [.A$2:.A736]; [.A736])+COM.MICROSOFT.MAXIFS([.$D$2:.$D$837]; [.$A$2:.$A$837]; [.A736]))" office:value-type="float" office:value="31" calcext:value-type="float">
            <text:p>31</text:p>
          </table:table-cell>
          <table:table-cell office:value-type="string" calcext:value-type="string">
            <text:p>SKERRITT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IF(([.C737]=0);VLOOKUP([.B737];[$Lookup.$A$2:.$B$53]; 2; FALSE());&quot;&quot;)">
            <text:p/>
          </table:table-cell>
          <table:table-cell table:formula="of:=IF(NOT([.D737]=&quot;&quot;); [.D737]; COUNTIFS([.C$2:.C737]; &quot;&gt;0&quot;; [.A$2:.A737]; [.A737])+COM.MICROSOFT.MAXIFS([.$D$2:.$D$837]; [.$A$2:.$A$837]; [.A737]))" office:value-type="float" office:value="32" calcext:value-type="float">
            <text:p>32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Shooters, Fishers and Farmer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IF(([.C738]=0);VLOOKUP([.B738];[$Lookup.$A$2:.$B$53]; 2; FALSE());&quot;&quot;)" office:value-type="float" office:value="3" calcext:value-type="float">
            <text:p>3</text:p>
          </table:table-cell>
          <table:table-cell table:formula="of:=IF(NOT([.D738]=&quot;&quot;); [.D738]; COUNTIFS([.C$2:.C738]; &quot;&gt;0&quot;; [.A$2:.A738]; [.A738])+COM.MICROSOFT.MAXIFS([.$D$2:.$D$837]; [.$A$2:.$A$837]; [.A738]))" office:value-type="float" office:value="3" calcext:value-type="float">
            <text:p>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([.C739]=0);VLOOKUP([.B739];[$Lookup.$A$2:.$B$53]; 2; FALSE());&quot;&quot;)">
            <text:p/>
          </table:table-cell>
          <table:table-cell table:formula="of:=IF(NOT([.D739]=&quot;&quot;); [.D739]; COUNTIFS([.C$2:.C739]; &quot;&gt;0&quot;; [.A$2:.A739]; [.A739])+COM.MICROSOFT.MAXIFS([.$D$2:.$D$837]; [.$A$2:.$A$837]; [.A739]))" office:value-type="float" office:value="33" calcext:value-type="float">
            <text:p>33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([.C740]=0);VLOOKUP([.B740];[$Lookup.$A$2:.$B$53]; 2; FALSE());&quot;&quot;)">
            <text:p/>
          </table:table-cell>
          <table:table-cell table:formula="of:=IF(NOT([.D740]=&quot;&quot;); [.D740]; COUNTIFS([.C$2:.C740]; &quot;&gt;0&quot;; [.A$2:.A740]; [.A740])+COM.MICROSOFT.MAXIFS([.$D$2:.$D$837]; [.$A$2:.$A$837]; [.A740]))" office:value-type="float" office:value="34" calcext:value-type="float">
            <text:p>34</text:p>
          </table:table-cell>
          <table:table-cell office:value-type="string" calcext:value-type="string">
            <text:p>BOVEL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ick Xenophon Team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IF(([.C741]=0);VLOOKUP([.B741];[$Lookup.$A$2:.$B$53]; 2; FALSE());&quot;&quot;)" office:value-type="float" office:value="4" calcext:value-type="float">
            <text:p>4</text:p>
          </table:table-cell>
          <table:table-cell table:formula="of:=IF(NOT([.D741]=&quot;&quot;); [.D741]; COUNTIFS([.C$2:.C741]; &quot;&gt;0&quot;; [.A$2:.A741]; [.A741])+COM.MICROSOFT.MAXIFS([.$D$2:.$D$837]; [.$A$2:.$A$837]; [.A741]))" office:value-type="float" office:value="4" calcext:value-type="float">
            <text:p>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IF(([.C742]=0);VLOOKUP([.B742];[$Lookup.$A$2:.$B$53]; 2; FALSE());&quot;&quot;)">
            <text:p/>
          </table:table-cell>
          <table:table-cell table:formula="of:=IF(NOT([.D742]=&quot;&quot;); [.D742]; COUNTIFS([.C$2:.C742]; &quot;&gt;0&quot;; [.A$2:.A742]; [.A742])+COM.MICROSOFT.MAXIFS([.$D$2:.$D$837]; [.$A$2:.$A$837]; [.A742]))" office:value-type="float" office:value="35" calcext:value-type="float">
            <text:p>35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IF(([.C743]=0);VLOOKUP([.B743];[$Lookup.$A$2:.$B$53]; 2; FALSE());&quot;&quot;)">
            <text:p/>
          </table:table-cell>
          <table:table-cell table:formula="of:=IF(NOT([.D743]=&quot;&quot;); [.D743]; COUNTIFS([.C$2:.C743]; &quot;&gt;0&quot;; [.A$2:.A743]; [.A743])+COM.MICROSOFT.MAXIFS([.$D$2:.$D$837]; [.$A$2:.$A$837]; [.A743]))" office:value-type="float" office:value="36" calcext:value-type="float">
            <text:p>36</text:p>
          </table:table-cell>
          <table:table-cell office:value-type="string" calcext:value-type="string">
            <text:p>STERLE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IF(([.C744]=0);VLOOKUP([.B744];[$Lookup.$A$2:.$B$53]; 2; FALSE());&quot;&quot;)">
            <text:p/>
          </table:table-cell>
          <table:table-cell table:formula="of:=IF(NOT([.D744]=&quot;&quot;); [.D744]; COUNTIFS([.C$2:.C744]; &quot;&gt;0&quot;; [.A$2:.A744]; [.A744])+COM.MICROSOFT.MAXIFS([.$D$2:.$D$837]; [.$A$2:.$A$837]; [.A744]))" office:value-type="float" office:value="37" calcext:value-type="float">
            <text:p>37</text:p>
          </table:table-cell>
          <table:table-cell office:value-type="string" calcext:value-type="string">
            <text:p>DODSO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IF(([.C745]=0);VLOOKUP([.B745];[$Lookup.$A$2:.$B$53]; 2; FALSE());&quot;&quot;)">
            <text:p/>
          </table:table-cell>
          <table:table-cell table:formula="of:=IF(NOT([.D745]=&quot;&quot;); [.D745]; COUNTIFS([.C$2:.C745]; &quot;&gt;0&quot;; [.A$2:.A745]; [.A745])+COM.MICROSOFT.MAXIFS([.$D$2:.$D$837]; [.$A$2:.$A$837]; [.A745]))" office:value-type="float" office:value="38" calcext:value-type="float">
            <text:p>38</text:p>
          </table:table-cell>
          <table:table-cell office:value-type="string" calcext:value-type="string">
            <text:p>PRATT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IF(([.C746]=0);VLOOKUP([.B746];[$Lookup.$A$2:.$B$53]; 2; FALSE());&quot;&quot;)">
            <text:p/>
          </table:table-cell>
          <table:table-cell table:formula="of:=IF(NOT([.D746]=&quot;&quot;); [.D746]; COUNTIFS([.C$2:.C746]; &quot;&gt;0&quot;; [.A$2:.A746]; [.A746])+COM.MICROSOFT.MAXIFS([.$D$2:.$D$837]; [.$A$2:.$A$837]; [.A746]))" office:value-type="float" office:value="39" calcext:value-type="float">
            <text:p>39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IF(([.C747]=0);VLOOKUP([.B747];[$Lookup.$A$2:.$B$53]; 2; FALSE());&quot;&quot;)">
            <text:p/>
          </table:table-cell>
          <table:table-cell table:formula="of:=IF(NOT([.D747]=&quot;&quot;); [.D747]; COUNTIFS([.C$2:.C747]; &quot;&gt;0&quot;; [.A$2:.A747]; [.A747])+COM.MICROSOFT.MAXIFS([.$D$2:.$D$837]; [.$A$2:.$A$837]; [.A747]))" office:value-type="float" office:value="40" calcext:value-type="float">
            <text:p>40</text:p>
          </table:table-cell>
          <table:table-cell office:value-type="string" calcext:value-type="string">
            <text:p>BOWERS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IF(([.C748]=0);VLOOKUP([.B748];[$Lookup.$A$2:.$B$53]; 2; FALSE());&quot;&quot;)">
            <text:p/>
          </table:table-cell>
          <table:table-cell table:formula="of:=IF(NOT([.D748]=&quot;&quot;); [.D748]; COUNTIFS([.C$2:.C748]; &quot;&gt;0&quot;; [.A$2:.A748]; [.A748])+COM.MICROSOFT.MAXIFS([.$D$2:.$D$837]; [.$A$2:.$A$837]; [.A748]))" office:value-type="float" office:value="41" calcext:value-type="float">
            <text:p>41</text:p>
          </table:table-cell>
          <table:table-cell office:value-type="string" calcext:value-type="string">
            <text:p>ONORATO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Australian Labor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IF(([.C749]=0);VLOOKUP([.B749];[$Lookup.$A$2:.$B$53]; 2; FALSE());&quot;&quot;)" office:value-type="float" office:value="5" calcext:value-type="float">
            <text:p>5</text:p>
          </table:table-cell>
          <table:table-cell table:formula="of:=IF(NOT([.D749]=&quot;&quot;); [.D749]; COUNTIFS([.C$2:.C749]; &quot;&gt;0&quot;; [.A$2:.A749]; [.A749])+COM.MICROSOFT.MAXIFS([.$D$2:.$D$837]; [.$A$2:.$A$837]; [.A749]))" office:value-type="float" office:value="5" calcext:value-type="float">
            <text:p>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IF(([.C750]=0);VLOOKUP([.B750];[$Lookup.$A$2:.$B$53]; 2; FALSE());&quot;&quot;)">
            <text:p/>
          </table:table-cell>
          <table:table-cell table:formula="of:=IF(NOT([.D750]=&quot;&quot;); [.D750]; COUNTIFS([.C$2:.C750]; &quot;&gt;0&quot;; [.A$2:.A750]; [.A750])+COM.MICROSOFT.MAXIFS([.$D$2:.$D$837]; [.$A$2:.$A$837]; [.A750]))" office:value-type="float" office:value="42" calcext:value-type="float">
            <text:p>42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IF(([.C751]=0);VLOOKUP([.B751];[$Lookup.$A$2:.$B$53]; 2; FALSE());&quot;&quot;)">
            <text:p/>
          </table:table-cell>
          <table:table-cell table:formula="of:=IF(NOT([.D751]=&quot;&quot;); [.D751]; COUNTIFS([.C$2:.C751]; &quot;&gt;0&quot;; [.A$2:.A751]; [.A751])+COM.MICROSOFT.MAXIFS([.$D$2:.$D$837]; [.$A$2:.$A$837]; [.A751]))" office:value-type="float" office:value="43" calcext:value-type="float">
            <text:p>43</text:p>
          </table:table-cell>
          <table:table-cell office:value-type="string" calcext:value-type="string">
            <text:p>SUDHOLZ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Citizens Electoral Council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IF(([.C752]=0);VLOOKUP([.B752];[$Lookup.$A$2:.$B$53]; 2; FALSE());&quot;&quot;)" office:value-type="float" office:value="6" calcext:value-type="float">
            <text:p>6</text:p>
          </table:table-cell>
          <table:table-cell table:formula="of:=IF(NOT([.D752]=&quot;&quot;); [.D752]; COUNTIFS([.C$2:.C752]; &quot;&gt;0&quot;; [.A$2:.A752]; [.A752])+COM.MICROSOFT.MAXIFS([.$D$2:.$D$837]; [.$A$2:.$A$837]; [.A752]))" office:value-type="float" office:value="6" calcext:value-type="float">
            <text:p>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he National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IF(([.C753]=0);VLOOKUP([.B753];[$Lookup.$A$2:.$B$53]; 2; FALSE());&quot;&quot;)">
            <text:p/>
          </table:table-cell>
          <table:table-cell table:formula="of:=IF(NOT([.D753]=&quot;&quot;); [.D753]; COUNTIFS([.C$2:.C753]; &quot;&gt;0&quot;; [.A$2:.A753]; [.A753])+COM.MICROSOFT.MAXIFS([.$D$2:.$D$837]; [.$A$2:.$A$837]; [.A753]))" office:value-type="float" office:value="44" calcext:value-type="float">
            <text:p>44</text:p>
          </table:table-cell>
          <table:table-cell office:value-type="string" calcext:value-type="string">
            <text:p>MUIR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The National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IF(([.C754]=0);VLOOKUP([.B754];[$Lookup.$A$2:.$B$53]; 2; FALSE());&quot;&quot;)">
            <text:p/>
          </table:table-cell>
          <table:table-cell table:formula="of:=IF(NOT([.D754]=&quot;&quot;); [.D754]; COUNTIFS([.C$2:.C754]; &quot;&gt;0&quot;; [.A$2:.A754]; [.A754])+COM.MICROSOFT.MAXIFS([.$D$2:.$D$837]; [.$A$2:.$A$837]; [.A754]))" office:value-type="float" office:value="45" calcext:value-type="float">
            <text:p>45</text:p>
          </table:table-cell>
          <table:table-cell office:value-type="string" calcext:value-type="string">
            <text:p>FARDELL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he National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IF(([.C755]=0);VLOOKUP([.B755];[$Lookup.$A$2:.$B$53]; 2; FALSE());&quot;&quot;)">
            <text:p/>
          </table:table-cell>
          <table:table-cell table:formula="of:=IF(NOT([.D755]=&quot;&quot;); [.D755]; COUNTIFS([.C$2:.C755]; &quot;&gt;0&quot;; [.A$2:.A755]; [.A755])+COM.MICROSOFT.MAXIFS([.$D$2:.$D$837]; [.$A$2:.$A$837]; [.A755]))" office:value-type="float" office:value="46" calcext:value-type="float">
            <text:p>46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he National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IF(([.C756]=0);VLOOKUP([.B756];[$Lookup.$A$2:.$B$53]; 2; FALSE());&quot;&quot;)" office:value-type="float" office:value="7" calcext:value-type="float">
            <text:p>7</text:p>
          </table:table-cell>
          <table:table-cell table:formula="of:=IF(NOT([.D756]=&quot;&quot;); [.D756]; COUNTIFS([.C$2:.C756]; &quot;&gt;0&quot;; [.A$2:.A756]; [.A756])+COM.MICROSOFT.MAXIFS([.$D$2:.$D$837]; [.$A$2:.$A$837]; [.A756]))" office:value-type="float" office:value="7" calcext:value-type="float">
            <text:p>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Socialist Alliance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IF(([.C757]=0);VLOOKUP([.B757];[$Lookup.$A$2:.$B$53]; 2; FALSE());&quot;&quot;)">
            <text:p/>
          </table:table-cell>
          <table:table-cell table:formula="of:=IF(NOT([.D757]=&quot;&quot;); [.D757]; COUNTIFS([.C$2:.C757]; &quot;&gt;0&quot;; [.A$2:.A757]; [.A757])+COM.MICROSOFT.MAXIFS([.$D$2:.$D$837]; [.$A$2:.$A$837]; [.A757]))" office:value-type="float" office:value="47" calcext:value-type="float">
            <text:p>47</text:p>
          </table:table-cell>
          <table:table-cell office:value-type="string" calcext:value-type="string">
            <text:p>EMANUEL</text:p>
          </table:table-cell>
          <table:table-cell office:value-type="string" calcext:value-type="string">
            <text:p>Kamala</text:p>
          </table:table-cell>
          <table:table-cell office:value-type="string" calcext:value-type="string">
            <text:p>Socialist Alliance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IF(([.C758]=0);VLOOKUP([.B758];[$Lookup.$A$2:.$B$53]; 2; FALSE());&quot;&quot;)">
            <text:p/>
          </table:table-cell>
          <table:table-cell table:formula="of:=IF(NOT([.D758]=&quot;&quot;); [.D758]; COUNTIFS([.C$2:.C758]; &quot;&gt;0&quot;; [.A$2:.A758]; [.A758])+COM.MICROSOFT.MAXIFS([.$D$2:.$D$837]; [.$A$2:.$A$837]; [.A758]))" office:value-type="float" office:value="48" calcext:value-type="float">
            <text:p>48</text:p>
          </table:table-cell>
          <table:table-cell office:value-type="string" calcext:value-type="string">
            <text:p>DOHERTY</text:p>
          </table:table-cell>
          <table:table-cell office:value-type="string" calcext:value-type="string">
            <text:p>Seamus</text:p>
          </table:table-cell>
          <table:table-cell office:value-type="string" calcext:value-type="string">
            <text:p>Socialist Alliance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IF(([.C759]=0);VLOOKUP([.B759];[$Lookup.$A$2:.$B$53]; 2; FALSE());&quot;&quot;)">
            <text:p/>
          </table:table-cell>
          <table:table-cell table:formula="of:=IF(NOT([.D759]=&quot;&quot;); [.D759]; COUNTIFS([.C$2:.C759]; &quot;&gt;0&quot;; [.A$2:.A759]; [.A759])+COM.MICROSOFT.MAXIFS([.$D$2:.$D$837]; [.$A$2:.$A$837]; [.A759]))" office:value-type="float" office:value="49" calcext:value-type="float">
            <text:p>49</text:p>
          </table:table-cell>
          <table:table-cell office:value-type="string" calcext:value-type="string">
            <text:p>IQBAL</text:p>
          </table:table-cell>
          <table:table-cell office:value-type="string" calcext:value-type="string">
            <text:p>Farida</text:p>
          </table:table-cell>
          <table:table-cell office:value-type="string" calcext:value-type="string">
            <text:p>Socialist Alliance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table:formula="of:=IF(([.C760]=0);VLOOKUP([.B760];[$Lookup.$A$2:.$B$53]; 2; FALSE());&quot;&quot;)" office:value-type="float" office:value="8" calcext:value-type="float">
            <text:p>8</text:p>
          </table:table-cell>
          <table:table-cell table:formula="of:=IF(NOT([.D760]=&quot;&quot;); [.D760]; COUNTIFS([.C$2:.C760]; &quot;&gt;0&quot;; [.A$2:.A760]; [.A760])+COM.MICROSOFT.MAXIFS([.$D$2:.$D$837]; [.$A$2:.$A$837]; [.A760]))" office:value-type="float" office:value="8" calcext:value-type="float">
            <text:p>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IF(([.C761]=0);VLOOKUP([.B761];[$Lookup.$A$2:.$B$53]; 2; FALSE());&quot;&quot;)">
            <text:p/>
          </table:table-cell>
          <table:table-cell table:formula="of:=IF(NOT([.D761]=&quot;&quot;); [.D761]; COUNTIFS([.C$2:.C761]; &quot;&gt;0&quot;; [.A$2:.A761]; [.A761])+COM.MICROSOFT.MAXIFS([.$D$2:.$D$837]; [.$A$2:.$A$837]; [.A761]))" office:value-type="float" office:value="50" calcext:value-type="float">
            <text:p>50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Nicki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IF(([.C762]=0);VLOOKUP([.B762];[$Lookup.$A$2:.$B$53]; 2; FALSE());&quot;&quot;)">
            <text:p/>
          </table:table-cell>
          <table:table-cell table:formula="of:=IF(NOT([.D762]=&quot;&quot;); [.D762]; COUNTIFS([.C$2:.C762]; &quot;&gt;0&quot;; [.A$2:.A762]; [.A762])+COM.MICROSOFT.MAXIFS([.$D$2:.$D$837]; [.$A$2:.$A$837]; [.A762]))" office:value-type="float" office:value="51" calcext:value-type="float">
            <text:p>51</text:p>
          </table:table-cell>
          <table:table-cell office:value-type="string" calcext:value-type="string">
            <text:p>HIGGINS</text:p>
          </table:table-cell>
          <table:table-cell office:value-type="string" calcext:value-type="string">
            <text:p>Rachael</text:p>
          </table:table-cell>
          <table:table-cell office:value-type="string" calcext:value-type="string">
            <text:p>Derryn Hinch's Justice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formula="of:=IF(([.C763]=0);VLOOKUP([.B763];[$Lookup.$A$2:.$B$53]; 2; FALSE());&quot;&quot;)" office:value-type="float" office:value="9" calcext:value-type="float">
            <text:p>9</text:p>
          </table:table-cell>
          <table:table-cell table:formula="of:=IF(NOT([.D763]=&quot;&quot;); [.D763]; COUNTIFS([.C$2:.C763]; &quot;&gt;0&quot;; [.A$2:.A763]; [.A763])+COM.MICROSOFT.MAXIFS([.$D$2:.$D$837]; [.$A$2:.$A$837]; [.A763]))" office:value-type="float" office:value="9" calcext:value-type="float">
            <text:p>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formula="of:=IF(([.C764]=0);VLOOKUP([.B764];[$Lookup.$A$2:.$B$53]; 2; FALSE());&quot;&quot;)">
            <text:p/>
          </table:table-cell>
          <table:table-cell table:formula="of:=IF(NOT([.D764]=&quot;&quot;); [.D764]; COUNTIFS([.C$2:.C764]; &quot;&gt;0&quot;; [.A$2:.A764]; [.A764])+COM.MICROSOFT.MAXIFS([.$D$2:.$D$837]; [.$A$2:.$A$837]; [.A764]))" office:value-type="float" office:value="52" calcext:value-type="float">
            <text:p>52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Zhenya Dio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formula="of:=IF(([.C765]=0);VLOOKUP([.B765];[$Lookup.$A$2:.$B$53]; 2; FALSE());&quot;&quot;)">
            <text:p/>
          </table:table-cell>
          <table:table-cell table:formula="of:=IF(NOT([.D765]=&quot;&quot;); [.D765]; COUNTIFS([.C$2:.C765]; &quot;&gt;0&quot;; [.A$2:.A765]; [.A765])+COM.MICROSOFT.MAXIFS([.$D$2:.$D$837]; [.$A$2:.$A$837]; [.A765]))" office:value-type="float" office:value="53" calcext:value-type="float">
            <text:p>53</text:p>
          </table:table-cell>
          <table:table-cell office:value-type="string" calcext:value-type="string">
            <text:p>KRUGER</text:p>
          </table:table-cell>
          <table:table-cell office:value-type="string" calcext:value-type="string">
            <text:p>Jacque</text:p>
          </table:table-cell>
          <table:table-cell office:value-type="string" calcext:value-type="string">
            <text:p>Palmer United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formula="of:=IF(([.C766]=0);VLOOKUP([.B766];[$Lookup.$A$2:.$B$53]; 2; FALSE());&quot;&quot;)" office:value-type="float" office:value="10" calcext:value-type="float">
            <text:p>10</text:p>
          </table:table-cell>
          <table:table-cell table:formula="of:=IF(NOT([.D766]=&quot;&quot;); [.D766]; COUNTIFS([.C$2:.C766]; &quot;&gt;0&quot;; [.A$2:.A766]; [.A766])+COM.MICROSOFT.MAXIFS([.$D$2:.$D$837]; [.$A$2:.$A$837]; [.A766]))" office:value-type="float" office:value="10" calcext:value-type="float">
            <text:p>1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he Greens (WA)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formula="of:=IF(([.C767]=0);VLOOKUP([.B767];[$Lookup.$A$2:.$B$53]; 2; FALSE());&quot;&quot;)">
            <text:p/>
          </table:table-cell>
          <table:table-cell table:formula="of:=IF(NOT([.D767]=&quot;&quot;); [.D767]; COUNTIFS([.C$2:.C767]; &quot;&gt;0&quot;; [.A$2:.A767]; [.A767])+COM.MICROSOFT.MAXIFS([.$D$2:.$D$837]; [.$A$2:.$A$837]; [.A767]))" office:value-type="float" office:value="54" calcext:value-type="float">
            <text:p>54</text:p>
          </table:table-cell>
          <table:table-cell office:value-type="string" calcext:value-type="string">
            <text:p>LUDLAM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he Greens (WA)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formula="of:=IF(([.C768]=0);VLOOKUP([.B768];[$Lookup.$A$2:.$B$53]; 2; FALSE());&quot;&quot;)">
            <text:p/>
          </table:table-cell>
          <table:table-cell table:formula="of:=IF(NOT([.D768]=&quot;&quot;); [.D768]; COUNTIFS([.C$2:.C768]; &quot;&gt;0&quot;; [.A$2:.A768]; [.A768])+COM.MICROSOFT.MAXIFS([.$D$2:.$D$837]; [.$A$2:.$A$837]; [.A768]))" office:value-type="float" office:value="55" calcext:value-type="float">
            <text:p>55</text:p>
          </table:table-cell>
          <table:table-cell office:value-type="string" calcext:value-type="string">
            <text:p>SIEWERT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The Greens (WA)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formula="of:=IF(([.C769]=0);VLOOKUP([.B769];[$Lookup.$A$2:.$B$53]; 2; FALSE());&quot;&quot;)">
            <text:p/>
          </table:table-cell>
          <table:table-cell table:formula="of:=IF(NOT([.D769]=&quot;&quot;); [.D769]; COUNTIFS([.C$2:.C769]; &quot;&gt;0&quot;; [.A$2:.A769]; [.A769])+COM.MICROSOFT.MAXIFS([.$D$2:.$D$837]; [.$A$2:.$A$837]; [.A769]))" office:value-type="float" office:value="56" calcext:value-type="float">
            <text:p>56</text:p>
          </table:table-cell>
          <table:table-cell office:value-type="string" calcext:value-type="string">
            <text:p>STEELE-JOHN</text:p>
          </table:table-cell>
          <table:table-cell office:value-type="string" calcext:value-type="string">
            <text:p>Jordon</text:p>
          </table:table-cell>
          <table:table-cell office:value-type="string" calcext:value-type="string">
            <text:p>The Greens (WA)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formula="of:=IF(([.C770]=0);VLOOKUP([.B770];[$Lookup.$A$2:.$B$53]; 2; FALSE());&quot;&quot;)">
            <text:p/>
          </table:table-cell>
          <table:table-cell table:formula="of:=IF(NOT([.D770]=&quot;&quot;); [.D770]; COUNTIFS([.C$2:.C770]; &quot;&gt;0&quot;; [.A$2:.A770]; [.A770])+COM.MICROSOFT.MAXIFS([.$D$2:.$D$837]; [.$A$2:.$A$837]; [.A770]))" office:value-type="float" office:value="57" calcext:value-type="float">
            <text:p>57</text:p>
          </table:table-cell>
          <table:table-cell office:value-type="string" calcext:value-type="string">
            <text:p>JENKINSON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The Greens (WA)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formula="of:=IF(([.C771]=0);VLOOKUP([.B771];[$Lookup.$A$2:.$B$53]; 2; FALSE());&quot;&quot;)">
            <text:p/>
          </table:table-cell>
          <table:table-cell table:formula="of:=IF(NOT([.D771]=&quot;&quot;); [.D771]; COUNTIFS([.C$2:.C771]; &quot;&gt;0&quot;; [.A$2:.A771]; [.A771])+COM.MICROSOFT.MAXIFS([.$D$2:.$D$837]; [.$A$2:.$A$837]; [.A771]))" office:value-type="float" office:value="58" calcext:value-type="float">
            <text:p>58</text:p>
          </table:table-cell>
          <table:table-cell office:value-type="string" calcext:value-type="string">
            <text:p>BALDOCK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he Greens (WA)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formula="of:=IF(([.C772]=0);VLOOKUP([.B772];[$Lookup.$A$2:.$B$53]; 2; FALSE());&quot;&quot;)">
            <text:p/>
          </table:table-cell>
          <table:table-cell table:formula="of:=IF(NOT([.D772]=&quot;&quot;); [.D772]; COUNTIFS([.C$2:.C772]; &quot;&gt;0&quot;; [.A$2:.A772]; [.A772])+COM.MICROSOFT.MAXIFS([.$D$2:.$D$837]; [.$A$2:.$A$837]; [.A772]))" office:value-type="float" office:value="59" calcext:value-type="float">
            <text:p>59</text:p>
          </table:table-cell>
          <table:table-cell office:value-type="string" calcext:value-type="string">
            <text:p>ISMAIL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The Greens (WA)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table:formula="of:=IF(([.C773]=0);VLOOKUP([.B773];[$Lookup.$A$2:.$B$53]; 2; FALSE());&quot;&quot;)" office:value-type="float" office:value="11" calcext:value-type="float">
            <text:p>11</text:p>
          </table:table-cell>
          <table:table-cell table:formula="of:=IF(NOT([.D773]=&quot;&quot;); [.D773]; COUNTIFS([.C$2:.C773]; &quot;&gt;0&quot;; [.A$2:.A773]; [.A773])+COM.MICROSOFT.MAXIFS([.$D$2:.$D$837]; [.$A$2:.$A$837]; [.A773]))" office:value-type="float" office:value="11" calcext:value-type="float">
            <text:p>1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formula="of:=IF(([.C774]=0);VLOOKUP([.B774];[$Lookup.$A$2:.$B$53]; 2; FALSE());&quot;&quot;)">
            <text:p/>
          </table:table-cell>
          <table:table-cell table:formula="of:=IF(NOT([.D774]=&quot;&quot;); [.D774]; COUNTIFS([.C$2:.C774]; &quot;&gt;0&quot;; [.A$2:.A774]; [.A774])+COM.MICROSOFT.MAXIFS([.$D$2:.$D$837]; [.$A$2:.$A$837]; [.A774]))" office:value-type="float" office:value="60" calcext:value-type="float">
            <text:p>60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Katrina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formula="of:=IF(([.C775]=0);VLOOKUP([.B775];[$Lookup.$A$2:.$B$53]; 2; FALSE());&quot;&quot;)">
            <text:p/>
          </table:table-cell>
          <table:table-cell table:formula="of:=IF(NOT([.D775]=&quot;&quot;); [.D775]; COUNTIFS([.C$2:.C775]; &quot;&gt;0&quot;; [.A$2:.A775]; [.A775])+COM.MICROSOFT.MAXIFS([.$D$2:.$D$837]; [.$A$2:.$A$837]; [.A775]))" office:value-type="float" office:value="61" calcext:value-type="float">
            <text:p>61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Animal Justice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formula="of:=IF(([.C776]=0);VLOOKUP([.B776];[$Lookup.$A$2:.$B$53]; 2; FALSE());&quot;&quot;)" office:value-type="float" office:value="12" calcext:value-type="float">
            <text:p>12</text:p>
          </table:table-cell>
          <table:table-cell table:formula="of:=IF(NOT([.D776]=&quot;&quot;); [.D776]; COUNTIFS([.C$2:.C776]; &quot;&gt;0&quot;; [.A$2:.A776]; [.A776])+COM.MICROSOFT.MAXIFS([.$D$2:.$D$837]; [.$A$2:.$A$837]; [.A776]))" office:value-type="float" office:value="12" calcext:value-type="float">
            <text:p>1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formula="of:=IF(([.C777]=0);VLOOKUP([.B777];[$Lookup.$A$2:.$B$53]; 2; FALSE());&quot;&quot;)">
            <text:p/>
          </table:table-cell>
          <table:table-cell table:formula="of:=IF(NOT([.D777]=&quot;&quot;); [.D777]; COUNTIFS([.C$2:.C777]; &quot;&gt;0&quot;; [.A$2:.A777]; [.A777])+COM.MICROSOFT.MAXIFS([.$D$2:.$D$837]; [.$A$2:.$A$837]; [.A777]))" office:value-type="float" office:value="62" calcext:value-type="float">
            <text:p>62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formula="of:=IF(([.C778]=0);VLOOKUP([.B778];[$Lookup.$A$2:.$B$53]; 2; FALSE());&quot;&quot;)">
            <text:p/>
          </table:table-cell>
          <table:table-cell table:formula="of:=IF(NOT([.D778]=&quot;&quot;); [.D778]; COUNTIFS([.C$2:.C778]; &quot;&gt;0&quot;; [.A$2:.A778]; [.A778])+COM.MICROSOFT.MAXIFS([.$D$2:.$D$837]; [.$A$2:.$A$837]; [.A778]))" office:value-type="float" office:value="63" calcext:value-type="float">
            <text:p>63</text:p>
          </table:table-cell>
          <table:table-cell office:value-type="string" calcext:value-type="string">
            <text:p>BRADSHAW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Mature Australia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formula="of:=IF(([.C779]=0);VLOOKUP([.B779];[$Lookup.$A$2:.$B$53]; 2; FALSE());&quot;&quot;)" office:value-type="float" office:value="13" calcext:value-type="float">
            <text:p>13</text:p>
          </table:table-cell>
          <table:table-cell table:formula="of:=IF(NOT([.D779]=&quot;&quot;); [.D779]; COUNTIFS([.C$2:.C779]; &quot;&gt;0&quot;; [.A$2:.A779]; [.A779])+COM.MICROSOFT.MAXIFS([.$D$2:.$D$837]; [.$A$2:.$A$837]; [.A779]))" office:value-type="float" office:value="13" calcext:value-type="float">
            <text:p>1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formula="of:=IF(([.C780]=0);VLOOKUP([.B780];[$Lookup.$A$2:.$B$53]; 2; FALSE());&quot;&quot;)">
            <text:p/>
          </table:table-cell>
          <table:table-cell table:formula="of:=IF(NOT([.D780]=&quot;&quot;); [.D780]; COUNTIFS([.C$2:.C780]; &quot;&gt;0&quot;; [.A$2:.A780]; [.A780])+COM.MICROSOFT.MAXIFS([.$D$2:.$D$837]; [.$A$2:.$A$837]; [.A780]))" office:value-type="float" office:value="64" calcext:value-type="float">
            <text:p>64</text:p>
          </table:table-cell>
          <table:table-cell office:value-type="string" calcext:value-type="string">
            <text:p>BURATTI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IF(([.C781]=0);VLOOKUP([.B781];[$Lookup.$A$2:.$B$53]; 2; FALSE());&quot;&quot;)">
            <text:p/>
          </table:table-cell>
          <table:table-cell table:formula="of:=IF(NOT([.D781]=&quot;&quot;); [.D781]; COUNTIFS([.C$2:.C781]; &quot;&gt;0&quot;; [.A$2:.A781]; [.A781])+COM.MICROSOFT.MAXIFS([.$D$2:.$D$837]; [.$A$2:.$A$837]; [.A781]))" office:value-type="float" office:value="65" calcext:value-type="float">
            <text:p>65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Robert Kenneth Leslie</text:p>
          </table:table-cell>
          <table:table-cell office:value-type="string" calcext:value-type="string">
            <text:p>The Arts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IF(([.C782]=0);VLOOKUP([.B782];[$Lookup.$A$2:.$B$53]; 2; FALSE());&quot;&quot;)" office:value-type="float" office:value="14" calcext:value-type="float">
            <text:p>14</text:p>
          </table:table-cell>
          <table:table-cell table:formula="of:=IF(NOT([.D782]=&quot;&quot;); [.D782]; COUNTIFS([.C$2:.C782]; &quot;&gt;0&quot;; [.A$2:.A782]; [.A782])+COM.MICROSOFT.MAXIFS([.$D$2:.$D$837]; [.$A$2:.$A$837]; [.A782]))" office:value-type="float" office:value="14" calcext:value-type="float">
            <text:p>1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Cyclists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IF(([.C783]=0);VLOOKUP([.B783];[$Lookup.$A$2:.$B$53]; 2; FALSE());&quot;&quot;)">
            <text:p/>
          </table:table-cell>
          <table:table-cell table:formula="of:=IF(NOT([.D783]=&quot;&quot;); [.D783]; COUNTIFS([.C$2:.C783]; &quot;&gt;0&quot;; [.A$2:.A783]; [.A783])+COM.MICROSOFT.MAXIFS([.$D$2:.$D$837]; [.$A$2:.$A$837]; [.A783]))" office:value-type="float" office:value="66" calcext:value-type="float">
            <text:p>66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Australian Cyclists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formula="of:=IF(([.C784]=0);VLOOKUP([.B784];[$Lookup.$A$2:.$B$53]; 2; FALSE());&quot;&quot;)">
            <text:p/>
          </table:table-cell>
          <table:table-cell table:formula="of:=IF(NOT([.D784]=&quot;&quot;); [.D784]; COUNTIFS([.C$2:.C784]; &quot;&gt;0&quot;; [.A$2:.A784]; [.A784])+COM.MICROSOFT.MAXIFS([.$D$2:.$D$837]; [.$A$2:.$A$837]; [.A784]))" office:value-type="float" office:value="67" calcext:value-type="float">
            <text:p>67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Christopher John</text:p>
          </table:table-cell>
          <table:table-cell office:value-type="string" calcext:value-type="string">
            <text:p>Australian Cyclists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formula="of:=IF(([.C785]=0);VLOOKUP([.B785];[$Lookup.$A$2:.$B$53]; 2; FALSE());&quot;&quot;)" office:value-type="float" office:value="15" calcext:value-type="float">
            <text:p>15</text:p>
          </table:table-cell>
          <table:table-cell table:formula="of:=IF(NOT([.D785]=&quot;&quot;); [.D785]; COUNTIFS([.C$2:.C785]; &quot;&gt;0&quot;; [.A$2:.A785]; [.A785])+COM.MICROSOFT.MAXIFS([.$D$2:.$D$837]; [.$A$2:.$A$837]; [.A785]))" office:value-type="float" office:value="15" calcext:value-type="float">
            <text:p>1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Renewable Energy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formula="of:=IF(([.C786]=0);VLOOKUP([.B786];[$Lookup.$A$2:.$B$53]; 2; FALSE());&quot;&quot;)">
            <text:p/>
          </table:table-cell>
          <table:table-cell table:formula="of:=IF(NOT([.D786]=&quot;&quot;); [.D786]; COUNTIFS([.C$2:.C786]; &quot;&gt;0&quot;; [.A$2:.A786]; [.A786])+COM.MICROSOFT.MAXIFS([.$D$2:.$D$837]; [.$A$2:.$A$837]; [.A786]))" office:value-type="float" office:value="68" calcext:value-type="float">
            <text:p>68</text:p>
          </table:table-cell>
          <table:table-cell office:value-type="string" calcext:value-type="string">
            <text:p>SCHWINDT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enewable Energy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formula="of:=IF(([.C787]=0);VLOOKUP([.B787];[$Lookup.$A$2:.$B$53]; 2; FALSE());&quot;&quot;)">
            <text:p/>
          </table:table-cell>
          <table:table-cell table:formula="of:=IF(NOT([.D787]=&quot;&quot;); [.D787]; COUNTIFS([.C$2:.C787]; &quot;&gt;0&quot;; [.A$2:.A787]; [.A787])+COM.MICROSOFT.MAXIFS([.$D$2:.$D$837]; [.$A$2:.$A$837]; [.A787]))" office:value-type="float" office:value="69" calcext:value-type="float">
            <text:p>69</text:p>
          </table:table-cell>
          <table:table-cell office:value-type="string" calcext:value-type="string">
            <text:p>SUNDBLADH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Renewable Energy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formula="of:=IF(([.C788]=0);VLOOKUP([.B788];[$Lookup.$A$2:.$B$53]; 2; FALSE());&quot;&quot;)" office:value-type="float" office:value="16" calcext:value-type="float">
            <text:p>16</text:p>
          </table:table-cell>
          <table:table-cell table:formula="of:=IF(NOT([.D788]=&quot;&quot;); [.D788]; COUNTIFS([.C$2:.C788]; &quot;&gt;0&quot;; [.A$2:.A788]; [.A788])+COM.MICROSOFT.MAXIFS([.$D$2:.$D$837]; [.$A$2:.$A$837]; [.A788]))" office:value-type="float" office:value="16" calcext:value-type="float">
            <text:p>1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formula="of:=IF(([.C789]=0);VLOOKUP([.B789];[$Lookup.$A$2:.$B$53]; 2; FALSE());&quot;&quot;)">
            <text:p/>
          </table:table-cell>
          <table:table-cell table:formula="of:=IF(NOT([.D789]=&quot;&quot;); [.D789]; COUNTIFS([.C$2:.C789]; &quot;&gt;0&quot;; [.A$2:.A789]; [.A789])+COM.MICROSOFT.MAXIFS([.$D$2:.$D$837]; [.$A$2:.$A$837]; [.A789]))" office:value-type="float" office:value="70" calcext:value-type="float">
            <text:p>70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formula="of:=IF(([.C790]=0);VLOOKUP([.B790];[$Lookup.$A$2:.$B$53]; 2; FALSE());&quot;&quot;)">
            <text:p/>
          </table:table-cell>
          <table:table-cell table:formula="of:=IF(NOT([.D790]=&quot;&quot;); [.D790]; COUNTIFS([.C$2:.C790]; &quot;&gt;0&quot;; [.A$2:.A790]; [.A790])+COM.MICROSOFT.MAXIFS([.$D$2:.$D$837]; [.$A$2:.$A$837]; [.A790]))" office:value-type="float" office:value="71" calcext:value-type="float">
            <text:p>71</text:p>
          </table:table-cell>
          <table:table-cell office:value-type="string" calcext:value-type="string">
            <text:p>HERCOCK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Australian Liberty Alliance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formula="of:=IF(([.C791]=0);VLOOKUP([.B791];[$Lookup.$A$2:.$B$53]; 2; FALSE());&quot;&quot;)" office:value-type="float" office:value="17" calcext:value-type="float">
            <text:p>17</text:p>
          </table:table-cell>
          <table:table-cell table:formula="of:=IF(NOT([.D791]=&quot;&quot;); [.D791]; COUNTIFS([.C$2:.C791]; &quot;&gt;0&quot;; [.A$2:.A791]; [.A791])+COM.MICROSOFT.MAXIFS([.$D$2:.$D$837]; [.$A$2:.$A$837]; [.A791]))" office:value-type="float" office:value="17" calcext:value-type="float">
            <text:p>1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formula="of:=IF(([.C792]=0);VLOOKUP([.B792];[$Lookup.$A$2:.$B$53]; 2; FALSE());&quot;&quot;)">
            <text:p/>
          </table:table-cell>
          <table:table-cell table:formula="of:=IF(NOT([.D792]=&quot;&quot;); [.D792]; COUNTIFS([.C$2:.C792]; &quot;&gt;0&quot;; [.A$2:.A792]; [.A792])+COM.MICROSOFT.MAXIFS([.$D$2:.$D$837]; [.$A$2:.$A$837]; [.A792]))" office:value-type="float" office:value="72" calcext:value-type="float">
            <text:p>72</text:p>
          </table:table-cell>
          <table:table-cell office:value-type="string" calcext:value-type="string">
            <text:p>HARDWICK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table:formula="of:=IF(([.C793]=0);VLOOKUP([.B793];[$Lookup.$A$2:.$B$53]; 2; FALSE());&quot;&quot;)">
            <text:p/>
          </table:table-cell>
          <table:table-cell table:formula="of:=IF(NOT([.D793]=&quot;&quot;); [.D793]; COUNTIFS([.C$2:.C793]; &quot;&gt;0&quot;; [.A$2:.A793]; [.A793])+COM.MICROSOFT.MAXIFS([.$D$2:.$D$837]; [.$A$2:.$A$837]; [.A793]))" office:value-type="float" office:value="73" calcext:value-type="float">
            <text:p>73</text:p>
          </table:table-cell>
          <table:table-cell office:value-type="string" calcext:value-type="string">
            <text:p>MUNDY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Rise Up Australia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formula="of:=IF(([.C794]=0);VLOOKUP([.B794];[$Lookup.$A$2:.$B$53]; 2; FALSE());&quot;&quot;)" office:value-type="float" office:value="18" calcext:value-type="float">
            <text:p>18</text:p>
          </table:table-cell>
          <table:table-cell table:formula="of:=IF(NOT([.D794]=&quot;&quot;); [.D794]; COUNTIFS([.C$2:.C794]; &quot;&gt;0&quot;; [.A$2:.A794]; [.A794])+COM.MICROSOFT.MAXIFS([.$D$2:.$D$837]; [.$A$2:.$A$837]; [.A794]))" office:value-type="float" office:value="18" calcext:value-type="float">
            <text:p>1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formula="of:=IF(([.C795]=0);VLOOKUP([.B795];[$Lookup.$A$2:.$B$53]; 2; FALSE());&quot;&quot;)">
            <text:p/>
          </table:table-cell>
          <table:table-cell table:formula="of:=IF(NOT([.D795]=&quot;&quot;); [.D795]; COUNTIFS([.C$2:.C795]; &quot;&gt;0&quot;; [.A$2:.A795]; [.A795])+COM.MICROSOFT.MAXIFS([.$D$2:.$D$837]; [.$A$2:.$A$837]; [.A795]))" office:value-type="float" office:value="74" calcext:value-type="float">
            <text:p>74</text:p>
          </table:table-cell>
          <table:table-cell office:value-type="string" calcext:value-type="string">
            <text:p>CULLETON</text:p>
          </table:table-cell>
          <table:table-cell office:value-type="string" calcext:value-type="string">
            <text:p>Rodney Norman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formula="of:=IF(([.C796]=0);VLOOKUP([.B796];[$Lookup.$A$2:.$B$53]; 2; FALSE());&quot;&quot;)">
            <text:p/>
          </table:table-cell>
          <table:table-cell table:formula="of:=IF(NOT([.D796]=&quot;&quot;); [.D796]; COUNTIFS([.C$2:.C796]; &quot;&gt;0&quot;; [.A$2:.A796]; [.A796])+COM.MICROSOFT.MAXIFS([.$D$2:.$D$837]; [.$A$2:.$A$837]; [.A796]))" office:value-type="float" office:value="75" calcext:value-type="float">
            <text:p>75</text:p>
          </table:table-cell>
          <table:table-cell office:value-type="string" calcext:value-type="string">
            <text:p>GEORGIOU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table:formula="of:=IF(([.C797]=0);VLOOKUP([.B797];[$Lookup.$A$2:.$B$53]; 2; FALSE());&quot;&quot;)">
            <text:p/>
          </table:table-cell>
          <table:table-cell table:formula="of:=IF(NOT([.D797]=&quot;&quot;); [.D797]; COUNTIFS([.C$2:.C797]; &quot;&gt;0&quot;; [.A$2:.A797]; [.A797])+COM.MICROSOFT.MAXIFS([.$D$2:.$D$837]; [.$A$2:.$A$837]; [.A797]))" office:value-type="float" office:value="76" calcext:value-type="float">
            <text:p>76</text:p>
          </table:table-cell>
          <table:table-cell office:value-type="string" calcext:value-type="string">
            <text:p>CULLETON</text:p>
          </table:table-cell>
          <table:table-cell office:value-type="string" calcext:value-type="string">
            <text:p>Ioanna</text:p>
          </table:table-cell>
          <table:table-cell office:value-type="string" calcext:value-type="string">
            <text:p>Pauline Hanson's One Nation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formula="of:=IF(([.C798]=0);VLOOKUP([.B798];[$Lookup.$A$2:.$B$53]; 2; FALSE());&quot;&quot;)" office:value-type="float" office:value="19" calcext:value-type="float">
            <text:p>19</text:p>
          </table:table-cell>
          <table:table-cell table:formula="of:=IF(NOT([.D798]=&quot;&quot;); [.D798]; COUNTIFS([.C$2:.C798]; &quot;&gt;0&quot;; [.A$2:.A798]; [.A798])+COM.MICROSOFT.MAXIFS([.$D$2:.$D$837]; [.$A$2:.$A$837]; [.A798]))" office:value-type="float" office:value="19" calcext:value-type="float">
            <text:p>19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Marijuana (HEMP)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([.C799]=0);VLOOKUP([.B799];[$Lookup.$A$2:.$B$53]; 2; FALSE());&quot;&quot;)">
            <text:p/>
          </table:table-cell>
          <table:table-cell table:formula="of:=IF(NOT([.D799]=&quot;&quot;); [.D799]; COUNTIFS([.C$2:.C799]; &quot;&gt;0&quot;; [.A$2:.A799]; [.A799])+COM.MICROSOFT.MAXIFS([.$D$2:.$D$837]; [.$A$2:.$A$837]; [.A799]))" office:value-type="float" office:value="77" calcext:value-type="float">
            <text:p>77</text:p>
          </table:table-cell>
          <table:table-cell office:value-type="string" calcext:value-type="string">
            <text:p>BALDERSTON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juana (HEMP)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([.C800]=0);VLOOKUP([.B800];[$Lookup.$A$2:.$B$53]; 2; FALSE());&quot;&quot;)">
            <text:p/>
          </table:table-cell>
          <table:table-cell table:formula="of:=IF(NOT([.D800]=&quot;&quot;); [.D800]; COUNTIFS([.C$2:.C800]; &quot;&gt;0&quot;; [.A$2:.A800]; [.A800])+COM.MICROSOFT.MAXIFS([.$D$2:.$D$837]; [.$A$2:.$A$837]; [.A800]))" office:value-type="float" office:value="78" calcext:value-type="float">
            <text:p>78</text:p>
          </table:table-cell>
          <table:table-cell office:value-type="string" calcext:value-type="string">
            <text:p>HURLE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Australian Sex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formula="of:=IF(([.C801]=0);VLOOKUP([.B801];[$Lookup.$A$2:.$B$53]; 2; FALSE());&quot;&quot;)" office:value-type="float" office:value="20" calcext:value-type="float">
            <text:p>20</text:p>
          </table:table-cell>
          <table:table-cell table:formula="of:=IF(NOT([.D801]=&quot;&quot;); [.D801]; COUNTIFS([.C$2:.C801]; &quot;&gt;0&quot;; [.A$2:.A801]; [.A801])+COM.MICROSOFT.MAXIFS([.$D$2:.$D$837]; [.$A$2:.$A$837]; [.A801]))" office:value-type="float" office:value="20" calcext:value-type="float">
            <text:p>20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Democratic Labour Party (DLP)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formula="of:=IF(([.C802]=0);VLOOKUP([.B802];[$Lookup.$A$2:.$B$53]; 2; FALSE());&quot;&quot;)">
            <text:p/>
          </table:table-cell>
          <table:table-cell table:formula="of:=IF(NOT([.D802]=&quot;&quot;); [.D802]; COUNTIFS([.C$2:.C802]; &quot;&gt;0&quot;; [.A$2:.A802]; [.A802])+COM.MICROSOFT.MAXIFS([.$D$2:.$D$837]; [.$A$2:.$A$837]; [.A802]))" office:value-type="float" office:value="79" calcext:value-type="float">
            <text:p>79</text:p>
          </table:table-cell>
          <table:table-cell office:value-type="string" calcext:value-type="string">
            <text:p>BOVE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Democratic Labour Party (DLP)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formula="of:=IF(([.C803]=0);VLOOKUP([.B803];[$Lookup.$A$2:.$B$53]; 2; FALSE());&quot;&quot;)">
            <text:p/>
          </table:table-cell>
          <table:table-cell table:formula="of:=IF(NOT([.D803]=&quot;&quot;); [.D803]; COUNTIFS([.C$2:.C803]; &quot;&gt;0&quot;; [.A$2:.A803]; [.A803])+COM.MICROSOFT.MAXIFS([.$D$2:.$D$837]; [.$A$2:.$A$837]; [.A803]))" office:value-type="float" office:value="80" calcext:value-type="float">
            <text:p>80</text:p>
          </table:table-cell>
          <table:table-cell office:value-type="string" calcext:value-type="string">
            <text:p>KIERNAN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mocratic Labour Party (DLP)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formula="of:=IF(([.C804]=0);VLOOKUP([.B804];[$Lookup.$A$2:.$B$53]; 2; FALSE());&quot;&quot;)" office:value-type="float" office:value="21" calcext:value-type="float">
            <text:p>21</text:p>
          </table:table-cell>
          <table:table-cell table:formula="of:=IF(NOT([.D804]=&quot;&quot;); [.D804]; COUNTIFS([.C$2:.C804]; &quot;&gt;0&quot;; [.A$2:.A804]; [.A804])+COM.MICROSOFT.MAXIFS([.$D$2:.$D$837]; [.$A$2:.$A$837]; [.A804]))" office:value-type="float" office:value="21" calcext:value-type="float">
            <text:p>21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Health Australia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formula="of:=IF(([.C805]=0);VLOOKUP([.B805];[$Lookup.$A$2:.$B$53]; 2; FALSE());&quot;&quot;)">
            <text:p/>
          </table:table-cell>
          <table:table-cell table:formula="of:=IF(NOT([.D805]=&quot;&quot;); [.D805]; COUNTIFS([.C$2:.C805]; &quot;&gt;0&quot;; [.A$2:.A805]; [.A805])+COM.MICROSOFT.MAXIFS([.$D$2:.$D$837]; [.$A$2:.$A$837]; [.A805]))" office:value-type="float" office:value="81" calcext:value-type="float">
            <text:p>81</text:p>
          </table:table-cell>
          <table:table-cell office:value-type="string" calcext:value-type="string">
            <text:p>TILBURY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Health Australia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formula="of:=IF(([.C806]=0);VLOOKUP([.B806];[$Lookup.$A$2:.$B$53]; 2; FALSE());&quot;&quot;)">
            <text:p/>
          </table:table-cell>
          <table:table-cell table:formula="of:=IF(NOT([.D806]=&quot;&quot;); [.D806]; COUNTIFS([.C$2:.C806]; &quot;&gt;0&quot;; [.A$2:.A806]; [.A806])+COM.MICROSOFT.MAXIFS([.$D$2:.$D$837]; [.$A$2:.$A$837]; [.A806]))" office:value-type="float" office:value="82" calcext:value-type="float">
            <text:p>82</text:p>
          </table:table-cell>
          <table:table-cell office:value-type="string" calcext:value-type="string">
            <text:p>FARGHER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Health Australia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formula="of:=IF(([.C807]=0);VLOOKUP([.B807];[$Lookup.$A$2:.$B$53]; 2; FALSE());&quot;&quot;)" office:value-type="float" office:value="22" calcext:value-type="float">
            <text:p>22</text:p>
          </table:table-cell>
          <table:table-cell table:formula="of:=IF(NOT([.D807]=&quot;&quot;); [.D807]; COUNTIFS([.C$2:.C807]; &quot;&gt;0&quot;; [.A$2:.A807]; [.A807])+COM.MICROSOFT.MAXIFS([.$D$2:.$D$837]; [.$A$2:.$A$837]; [.A807]))" office:value-type="float" office:value="22" calcext:value-type="float">
            <text:p>2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formula="of:=IF(([.C808]=0);VLOOKUP([.B808];[$Lookup.$A$2:.$B$53]; 2; FALSE());&quot;&quot;)">
            <text:p/>
          </table:table-cell>
          <table:table-cell table:formula="of:=IF(NOT([.D808]=&quot;&quot;); [.D808]; COUNTIFS([.C$2:.C808]; &quot;&gt;0&quot;; [.A$2:.A808]; [.A808])+COM.MICROSOFT.MAXIFS([.$D$2:.$D$837]; [.$A$2:.$A$837]; [.A808]))" office:value-type="float" office:value="83" calcext:value-type="float">
            <text:p>83</text:p>
          </table:table-cell>
          <table:table-cell office:value-type="string" calcext:value-type="string">
            <text:p>PAULL</text:p>
          </table:table-cell>
          <table:table-cell office:value-type="string" calcext:value-type="string">
            <text:p>Stuey</text:p>
          </table:table-cell>
          <table:table-cell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formula="of:=IF(([.C809]=0);VLOOKUP([.B809];[$Lookup.$A$2:.$B$53]; 2; FALSE());&quot;&quot;)">
            <text:p/>
          </table:table-cell>
          <table:table-cell table:formula="of:=IF(NOT([.D809]=&quot;&quot;); [.D809]; COUNTIFS([.C$2:.C809]; &quot;&gt;0&quot;; [.A$2:.A809]; [.A809])+COM.MICROSOFT.MAXIFS([.$D$2:.$D$837]; [.$A$2:.$A$837]; [.A809]))" office:value-type="float" office:value="84" calcext:value-type="float">
            <text:p>84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Gary J</text:p>
          </table:table-cell>
          <table:table-cell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formula="of:=IF(([.C810]=0);VLOOKUP([.B810];[$Lookup.$A$2:.$B$53]; 2; FALSE());&quot;&quot;)" office:value-type="float" office:value="23" calcext:value-type="float">
            <text:p>23</text:p>
          </table:table-cell>
          <table:table-cell table:formula="of:=IF(NOT([.D810]=&quot;&quot;); [.D810]; COUNTIFS([.C$2:.C810]; &quot;&gt;0&quot;; [.A$2:.A810]; [.A810])+COM.MICROSOFT.MAXIFS([.$D$2:.$D$837]; [.$A$2:.$A$837]; [.A810]))" office:value-type="float" office:value="23" calcext:value-type="float">
            <text:p>23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n Christian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IF(([.C811]=0);VLOOKUP([.B811];[$Lookup.$A$2:.$B$53]; 2; FALSE());&quot;&quot;)">
            <text:p/>
          </table:table-cell>
          <table:table-cell table:formula="of:=IF(NOT([.D811]=&quot;&quot;); [.D811]; COUNTIFS([.C$2:.C811]; &quot;&gt;0&quot;; [.A$2:.A811]; [.A811])+COM.MICROSOFT.MAXIFS([.$D$2:.$D$837]; [.$A$2:.$A$837]; [.A811]))" office:value-type="float" office:value="85" calcext:value-type="float">
            <text:p>85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Australian Christian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IF(([.C812]=0);VLOOKUP([.B812];[$Lookup.$A$2:.$B$53]; 2; FALSE());&quot;&quot;)">
            <text:p/>
          </table:table-cell>
          <table:table-cell table:formula="of:=IF(NOT([.D812]=&quot;&quot;); [.D812]; COUNTIFS([.C$2:.C812]; &quot;&gt;0&quot;; [.A$2:.A812]; [.A812])+COM.MICROSOFT.MAXIFS([.$D$2:.$D$837]; [.$A$2:.$A$837]; [.A812]))" office:value-type="float" office:value="86" calcext:value-type="float">
            <text:p>86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Jacky</text:p>
          </table:table-cell>
          <table:table-cell office:value-type="string" calcext:value-type="string">
            <text:p>Australian Christian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formula="of:=IF(([.C813]=0);VLOOKUP([.B813];[$Lookup.$A$2:.$B$53]; 2; FALSE());&quot;&quot;)" office:value-type="float" office:value="24" calcext:value-type="float">
            <text:p>24</text:p>
          </table:table-cell>
          <table:table-cell table:formula="of:=IF(NOT([.D813]=&quot;&quot;); [.D813]; COUNTIFS([.C$2:.C813]; &quot;&gt;0&quot;; [.A$2:.A813]; [.A813])+COM.MICROSOFT.MAXIFS([.$D$2:.$D$837]; [.$A$2:.$A$837]; [.A813]))" office:value-type="float" office:value="24" calcext:value-type="float">
            <text:p>24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IF(([.C814]=0);VLOOKUP([.B814];[$Lookup.$A$2:.$B$53]; 2; FALSE());&quot;&quot;)">
            <text:p/>
          </table:table-cell>
          <table:table-cell table:formula="of:=IF(NOT([.D814]=&quot;&quot;); [.D814]; COUNTIFS([.C$2:.C814]; &quot;&gt;0&quot;; [.A$2:.A814]; [.A814])+COM.MICROSOFT.MAXIFS([.$D$2:.$D$837]; [.$A$2:.$A$837]; [.A814]))" office:value-type="float" office:value="87" calcext:value-type="float">
            <text:p>87</text:p>
          </table:table-cell>
          <table:table-cell office:value-type="string" calcext:value-type="string">
            <text:p>CORMANN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IF(([.C815]=0);VLOOKUP([.B815];[$Lookup.$A$2:.$B$53]; 2; FALSE());&quot;&quot;)">
            <text:p/>
          </table:table-cell>
          <table:table-cell table:formula="of:=IF(NOT([.D815]=&quot;&quot;); [.D815]; COUNTIFS([.C$2:.C815]; &quot;&gt;0&quot;; [.A$2:.A815]; [.A815])+COM.MICROSOFT.MAXIFS([.$D$2:.$D$837]; [.$A$2:.$A$837]; [.A815]))" office:value-type="float" office:value="88" calcext:value-type="float">
            <text:p>88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Michaelia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IF(([.C816]=0);VLOOKUP([.B816];[$Lookup.$A$2:.$B$53]; 2; FALSE());&quot;&quot;)">
            <text:p/>
          </table:table-cell>
          <table:table-cell table:formula="of:=IF(NOT([.D816]=&quot;&quot;); [.D816]; COUNTIFS([.C$2:.C816]; &quot;&gt;0&quot;; [.A$2:.A816]; [.A816])+COM.MICROSOFT.MAXIFS([.$D$2:.$D$837]; [.$A$2:.$A$837]; [.A816]))" office:value-type="float" office:value="89" calcext:value-type="float">
            <text:p>89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IF(([.C817]=0);VLOOKUP([.B817];[$Lookup.$A$2:.$B$53]; 2; FALSE());&quot;&quot;)">
            <text:p/>
          </table:table-cell>
          <table:table-cell table:formula="of:=IF(NOT([.D817]=&quot;&quot;); [.D817]; COUNTIFS([.C$2:.C817]; &quot;&gt;0&quot;; [.A$2:.A817]; [.A817])+COM.MICROSOFT.MAXIFS([.$D$2:.$D$837]; [.$A$2:.$A$837]; [.A817]))" office:value-type="float" office:value="90" calcext:value-type="float">
            <text:p>90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IF(([.C818]=0);VLOOKUP([.B818];[$Lookup.$A$2:.$B$53]; 2; FALSE());&quot;&quot;)">
            <text:p/>
          </table:table-cell>
          <table:table-cell table:formula="of:=IF(NOT([.D818]=&quot;&quot;); [.D818]; COUNTIFS([.C$2:.C818]; &quot;&gt;0&quot;; [.A$2:.A818]; [.A818])+COM.MICROSOFT.MAXIFS([.$D$2:.$D$837]; [.$A$2:.$A$837]; [.A818]))" office:value-type="float" office:value="91" calcext:value-type="float">
            <text:p>91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formula="of:=IF(([.C819]=0);VLOOKUP([.B819];[$Lookup.$A$2:.$B$53]; 2; FALSE());&quot;&quot;)">
            <text:p/>
          </table:table-cell>
          <table:table-cell table:formula="of:=IF(NOT([.D819]=&quot;&quot;); [.D819]; COUNTIFS([.C$2:.C819]; &quot;&gt;0&quot;; [.A$2:.A819]; [.A819])+COM.MICROSOFT.MAXIFS([.$D$2:.$D$837]; [.$A$2:.$A$837]; [.A819]))" office:value-type="float" office:value="92" calcext:value-type="float">
            <text:p>92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IF(([.C820]=0);VLOOKUP([.B820];[$Lookup.$A$2:.$B$53]; 2; FALSE());&quot;&quot;)">
            <text:p/>
          </table:table-cell>
          <table:table-cell table:formula="of:=IF(NOT([.D820]=&quot;&quot;); [.D820]; COUNTIFS([.C$2:.C820]; &quot;&gt;0&quot;; [.A$2:.A820]; [.A820])+COM.MICROSOFT.MAXIFS([.$D$2:.$D$837]; [.$A$2:.$A$837]; [.A820]))" office:value-type="float" office:value="93" calcext:value-type="float">
            <text:p>93</text:p>
          </table:table-cell>
          <table:table-cell office:value-type="string" calcext:value-type="string">
            <text:p>INGRAM</text:p>
          </table:table-cell>
          <table:table-cell office:value-type="string" calcext:value-type="string">
            <text:p>Sheridan</text:p>
          </table:table-cell>
          <table:table-cell office:value-type="string" calcext:value-type="string">
            <text:p>Liberal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IF(([.C821]=0);VLOOKUP([.B821];[$Lookup.$A$2:.$B$53]; 2; FALSE());&quot;&quot;)" office:value-type="float" office:value="25" calcext:value-type="float">
            <text:p>25</text:p>
          </table:table-cell>
          <table:table-cell table:formula="of:=IF(NOT([.D821]=&quot;&quot;); [.D821]; COUNTIFS([.C$2:.C821]; &quot;&gt;0&quot;; [.A$2:.A821]; [.A821])+COM.MICROSOFT.MAXIFS([.$D$2:.$D$837]; [.$A$2:.$A$837]; [.A821]))" office:value-type="float" office:value="25" calcext:value-type="float">
            <text:p>25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Australia First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formula="of:=IF(([.C822]=0);VLOOKUP([.B822];[$Lookup.$A$2:.$B$53]; 2; FALSE());&quot;&quot;)">
            <text:p/>
          </table:table-cell>
          <table:table-cell table:formula="of:=IF(NOT([.D822]=&quot;&quot;); [.D822]; COUNTIFS([.C$2:.C822]; &quot;&gt;0&quot;; [.A$2:.A822]; [.A822])+COM.MICROSOFT.MAXIFS([.$D$2:.$D$837]; [.$A$2:.$A$837]; [.A822]))" office:value-type="float" office:value="94" calcext:value-type="float">
            <text:p>94</text:p>
          </table:table-cell>
          <table:table-cell office:value-type="string" calcext:value-type="string">
            <text:p>VICKERY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Australia First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formula="of:=IF(([.C823]=0);VLOOKUP([.B823];[$Lookup.$A$2:.$B$53]; 2; FALSE());&quot;&quot;)">
            <text:p/>
          </table:table-cell>
          <table:table-cell table:formula="of:=IF(NOT([.D823]=&quot;&quot;); [.D823]; COUNTIFS([.C$2:.C823]; &quot;&gt;0&quot;; [.A$2:.A823]; [.A823])+COM.MICROSOFT.MAXIFS([.$D$2:.$D$837]; [.$A$2:.$A$837]; [.A823]))" office:value-type="float" office:value="95" calcext:value-type="float">
            <text:p>95</text:p>
          </table:table-cell>
          <table:table-cell office:value-type="string" calcext:value-type="string">
            <text:p>McREA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Australia First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formula="of:=IF(([.C824]=0);VLOOKUP([.B824];[$Lookup.$A$2:.$B$53]; 2; FALSE());&quot;&quot;)" office:value-type="float" office:value="26" calcext:value-type="float">
            <text:p>26</text:p>
          </table:table-cell>
          <table:table-cell table:formula="of:=IF(NOT([.D824]=&quot;&quot;); [.D824]; COUNTIFS([.C$2:.C824]; &quot;&gt;0&quot;; [.A$2:.A824]; [.A824])+COM.MICROSOFT.MAXIFS([.$D$2:.$D$837]; [.$A$2:.$A$837]; [.A824]))" office:value-type="float" office:value="26" calcext:value-type="float">
            <text:p>26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formula="of:=IF(([.C825]=0);VLOOKUP([.B825];[$Lookup.$A$2:.$B$53]; 2; FALSE());&quot;&quot;)">
            <text:p/>
          </table:table-cell>
          <table:table-cell table:formula="of:=IF(NOT([.D825]=&quot;&quot;); [.D825]; COUNTIFS([.C$2:.C825]; &quot;&gt;0&quot;; [.A$2:.A825]; [.A825])+COM.MICROSOFT.MAXIFS([.$D$2:.$D$837]; [.$A$2:.$A$837]; [.A825]))" office:value-type="float" office:value="96" calcext:value-type="float">
            <text:p>96</text:p>
          </table:table-cell>
          <table:table-cell office:value-type="string" calcext:value-type="string">
            <text:p>KLASS</text:p>
          </table:table-cell>
          <table:table-cell office:value-type="string" calcext:value-type="string">
            <text:p>Graeme Michael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formula="of:=IF(([.C826]=0);VLOOKUP([.B826];[$Lookup.$A$2:.$B$53]; 2; FALSE());&quot;&quot;)">
            <text:p/>
          </table:table-cell>
          <table:table-cell table:formula="of:=IF(NOT([.D826]=&quot;&quot;); [.D826]; COUNTIFS([.C$2:.C826]; &quot;&gt;0&quot;; [.A$2:.A826]; [.A826])+COM.MICROSOFT.MAXIFS([.$D$2:.$D$837]; [.$A$2:.$A$837]; [.A826]))" office:value-type="float" office:value="97" calcext:value-type="float">
            <text:p>97</text:p>
          </table:table-cell>
          <table:table-cell office:value-type="string" calcext:value-type="string">
            <text:p>WHITTLE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Liberal Democrat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table:formula="of:=IF(([.C827]=0);VLOOKUP([.B827];[$Lookup.$A$2:.$B$53]; 2; FALSE());&quot;&quot;)" office:value-type="float" office:value="27" calcext:value-type="float">
            <text:p>27</text:p>
          </table:table-cell>
          <table:table-cell table:formula="of:=IF(NOT([.D827]=&quot;&quot;); [.D827]; COUNTIFS([.C$2:.C827]; &quot;&gt;0&quot;; [.A$2:.A827]; [.A827])+COM.MICROSOFT.MAXIFS([.$D$2:.$D$837]; [.$A$2:.$A$837]; [.A827]))" office:value-type="float" office:value="27" calcext:value-type="float">
            <text:p>27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table:formula="of:=IF(([.C828]=0);VLOOKUP([.B828];[$Lookup.$A$2:.$B$53]; 2; FALSE());&quot;&quot;)">
            <text:p/>
          </table:table-cell>
          <table:table-cell table:formula="of:=IF(NOT([.D828]=&quot;&quot;); [.D828]; COUNTIFS([.C$2:.C828]; &quot;&gt;0&quot;; [.A$2:.A828]; [.A828])+COM.MICROSOFT.MAXIFS([.$D$2:.$D$837]; [.$A$2:.$A$837]; [.A828]))" office:value-type="float" office:value="98" calcext:value-type="float">
            <text:p>98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AA</text:p>
          </table:table-cell>
          <table:table-cell office:value-type="float" office:value="2" calcext:value-type="float">
            <text:p>2</text:p>
          </table:table-cell>
          <table:table-cell table:formula="of:=IF(([.C829]=0);VLOOKUP([.B829];[$Lookup.$A$2:.$B$53]; 2; FALSE());&quot;&quot;)">
            <text:p/>
          </table:table-cell>
          <table:table-cell table:formula="of:=IF(NOT([.D829]=&quot;&quot;); [.D829]; COUNTIFS([.C$2:.C829]; &quot;&gt;0&quot;; [.A$2:.A829]; [.A829])+COM.MICROSOFT.MAXIFS([.$D$2:.$D$837]; [.$A$2:.$A$837]; [.A829]))" office:value-type="float" office:value="99" calcext:value-type="float">
            <text:p>99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VOTEFLUX.ORG | Upgrade Democracy!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formula="of:=IF(([.C830]=0);VLOOKUP([.B830];[$Lookup.$A$2:.$B$53]; 2; FALSE());&quot;&quot;)" office:value-type="float" office:value="28" calcext:value-type="float">
            <text:p>28</text:p>
          </table:table-cell>
          <table:table-cell table:formula="of:=IF(NOT([.D830]=&quot;&quot;); [.D830]; COUNTIFS([.C$2:.C830]; &quot;&gt;0&quot;; [.A$2:.A830]; [.A830])+COM.MICROSOFT.MAXIFS([.$D$2:.$D$837]; [.$A$2:.$A$837]; [.A830]))" office:value-type="float" office:value="28" calcext:value-type="float">
            <text:p>28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Family First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formula="of:=IF(([.C831]=0);VLOOKUP([.B831];[$Lookup.$A$2:.$B$53]; 2; FALSE());&quot;&quot;)">
            <text:p/>
          </table:table-cell>
          <table:table-cell table:formula="of:=IF(NOT([.D831]=&quot;&quot;); [.D831]; COUNTIFS([.C$2:.C831]; &quot;&gt;0&quot;; [.A$2:.A831]; [.A831])+COM.MICROSOFT.MAXIFS([.$D$2:.$D$837]; [.$A$2:.$A$837]; [.A831]))" office:value-type="float" office:value="100" calcext:value-type="float">
            <text:p>100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Family First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table:formula="of:=IF(([.C832]=0);VLOOKUP([.B832];[$Lookup.$A$2:.$B$53]; 2; FALSE());&quot;&quot;)">
            <text:p/>
          </table:table-cell>
          <table:table-cell table:formula="of:=IF(NOT([.D832]=&quot;&quot;); [.D832]; COUNTIFS([.C$2:.C832]; &quot;&gt;0&quot;; [.A$2:.A832]; [.A832])+COM.MICROSOFT.MAXIFS([.$D$2:.$D$837]; [.$A$2:.$A$837]; [.A832]))" office:value-type="float" office:value="101" calcext:value-type="float">
            <text:p>101</text:p>
          </table:table-cell>
          <table:table-cell office:value-type="string" calcext:value-type="string">
            <text:p>HENG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Family First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UG</text:p>
          </table:table-cell>
          <table:table-cell office:value-type="float" office:value="1" calcext:value-type="float">
            <text:p>1</text:p>
          </table:table-cell>
          <table:table-cell table:formula="of:=IF(([.C833]=0);VLOOKUP([.B833];[$Lookup.$A$2:.$B$53]; 2; FALSE());&quot;&quot;)">
            <text:p/>
          </table:table-cell>
          <table:table-cell table:formula="of:=IF(NOT([.D833]=&quot;&quot;); [.D833]; COUNTIFS([.C$2:.C833]; &quot;&gt;0&quot;; [.A$2:.A833]; [.A833])+COM.MICROSOFT.MAXIFS([.$D$2:.$D$837]; [.$A$2:.$A$837]; [.A833]))" office:value-type="float" office:value="102" calcext:value-type="float">
            <text:p>102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UG</text:p>
          </table:table-cell>
          <table:table-cell office:value-type="float" office:value="2" calcext:value-type="float">
            <text:p>2</text:p>
          </table:table-cell>
          <table:table-cell table:formula="of:=IF(([.C834]=0);VLOOKUP([.B834];[$Lookup.$A$2:.$B$53]; 2; FALSE());&quot;&quot;)">
            <text:p/>
          </table:table-cell>
          <table:table-cell table:formula="of:=IF(NOT([.D834]=&quot;&quot;); [.D834]; COUNTIFS([.C$2:.C834]; &quot;&gt;0&quot;; [.A$2:.A834]; [.A834])+COM.MICROSOFT.MAXIFS([.$D$2:.$D$837]; [.$A$2:.$A$837]; [.A834]))" office:value-type="float" office:value="103" calcext:value-type="float">
            <text:p>103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Tammara</text:p>
          </table:table-cell>
          <table:table-cell office:value-type="string" calcext:value-type="string">
            <text:p>Australian Antipaedophile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UG</text:p>
          </table:table-cell>
          <table:table-cell office:value-type="float" office:value="3" calcext:value-type="float">
            <text:p>3</text:p>
          </table:table-cell>
          <table:table-cell table:formula="of:=IF(([.C835]=0);VLOOKUP([.B835];[$Lookup.$A$2:.$B$53]; 2; FALSE());&quot;&quot;)">
            <text:p/>
          </table:table-cell>
          <table:table-cell table:formula="of:=IF(NOT([.D835]=&quot;&quot;); [.D835]; COUNTIFS([.C$2:.C835]; &quot;&gt;0&quot;; [.A$2:.A835]; [.A835])+COM.MICROSOFT.MAXIFS([.$D$2:.$D$837]; [.$A$2:.$A$837]; [.A835]))" office:value-type="float" office:value="104" calcext:value-type="float">
            <text:p>104</text:p>
          </table:table-cell>
          <table:table-cell office:value-type="string" calcext:value-type="string">
            <text:p>MATHESON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UG</text:p>
          </table:table-cell>
          <table:table-cell office:value-type="float" office:value="4" calcext:value-type="float">
            <text:p>4</text:p>
          </table:table-cell>
          <table:table-cell table:formula="of:=IF(([.C836]=0);VLOOKUP([.B836];[$Lookup.$A$2:.$B$53]; 2; FALSE());&quot;&quot;)">
            <text:p/>
          </table:table-cell>
          <table:table-cell table:formula="of:=IF(NOT([.D836]=&quot;&quot;); [.D836]; COUNTIFS([.C$2:.C836]; &quot;&gt;0&quot;; [.A$2:.A836]; [.A836])+COM.MICROSOFT.MAXIFS([.$D$2:.$D$837]; [.$A$2:.$A$837]; [.A836]))" office:value-type="float" office:value="105" calcext:value-type="float">
            <text:p>105</text:p>
          </table:table-cell>
          <table:table-cell office:value-type="string" calcext:value-type="string">
            <text:p>CASTIEAU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Independent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UG</text:p>
          </table:table-cell>
          <table:table-cell office:value-type="float" office:value="5" calcext:value-type="float">
            <text:p>5</text:p>
          </table:table-cell>
          <table:table-cell table:formula="of:=IF(([.C837]=0);VLOOKUP([.B837];[$Lookup.$A$2:.$B$53]; 2; FALSE());&quot;&quot;)">
            <text:p/>
          </table:table-cell>
          <table:table-cell table:formula="of:=IF(NOT([.D837]=&quot;&quot;); [.D837]; COUNTIFS([.C$2:.C837]; &quot;&gt;0&quot;; [.A$2:.A837]; [.A837])+COM.MICROSOFT.MAXIFS([.$D$2:.$D$837]; [.$A$2:.$A$837]; [.A837]))" office:value-type="float" office:value="106" calcext:value-type="float">
            <text:p>106</text:p>
          </table:table-cell>
          <table:table-cell office:value-type="string" calcext:value-type="string">
            <text:p>HODDINOTT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Katter's Australian Party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UG</text:p>
          </table:table-cell>
          <table:table-cell office:value-type="float" office:value="6" calcext:value-type="float">
            <text:p>6</text:p>
          </table:table-cell>
          <table:table-cell table:formula="of:=IF(([.C838]=0);VLOOKUP([.B838];[$Lookup.$A$2:.$B$53]; 2; FALSE());&quot;&quot;)">
            <text:p/>
          </table:table-cell>
          <table:table-cell table:formula="of:=IF(NOT([.D838]=&quot;&quot;); [.D838]; COUNTIFS([.C$2:.C838]; &quot;&gt;0&quot;; [.A$2:.A838]; [.A838])+COM.MICROSOFT.MAXIFS([.$D$2:.$D$837]; [.$A$2:.$A$837]; [.A838]))" office:value-type="float" office:value="107" calcext:value-type="float">
            <text:p>107</text:p>
          </table:table-cell>
          <table:table-cell office:value-type="string" calcext:value-type="string">
            <text:p>RAMSAY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Independent</text:p>
          </table:table-cell>
        </table:table-row>
        <table:table-row table:style-name="ro1" table:number-rows-repeated="104773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ookup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4:12:35.746976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9T14:12:48.076239530</dc:date>
    <meta:editing-duration>PT11M16S</meta:editing-duration>
    <meta:editing-cycles>5</meta:editing-cycles>
    <meta:generator>LibreOffice/6.0.7.3$Linux_X86_64 LibreOffice_project/00m0$Build-3</meta:generator>
    <meta:document-statistic meta:table-count="2" meta:cell-count="6799" meta:object-count="0"/>
  </office:meta>
</office:document-meta>
</file>